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17.3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94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9.133cm"/>
    </style:style>
    <style:style style:name="co9" style:family="table-column">
      <style:table-column-properties fo:break-before="auto" style:column-width="3.306cm"/>
    </style:style>
    <style:style style:name="co10" style:family="table-column">
      <style:table-column-properties fo:break-before="auto" style:column-width="2.835cm"/>
    </style:style>
    <style:style style:name="co11" style:family="table-column">
      <style:table-column-properties fo:break-before="auto" style:column-width="9.855cm"/>
    </style:style>
    <style:style style:name="co12" style:family="table-column">
      <style:table-column-properties fo:break-before="auto" style:column-width="2.723cm"/>
    </style:style>
    <style:style style:name="co13" style:family="table-column">
      <style:table-column-properties fo:break-before="auto" style:column-width="10.52cm"/>
    </style:style>
    <style:style style:name="co14" style:family="table-column">
      <style:table-column-properties fo:break-before="auto" style:column-width="1.725cm"/>
    </style:style>
    <style:style style:name="co15" style:family="table-column">
      <style:table-column-properties fo:break-before="auto" style:column-width="3.251cm"/>
    </style:style>
    <style:style style:name="co16" style:family="table-column">
      <style:table-column-properties fo:break-before="auto" style:column-width="10.077cm"/>
    </style:style>
    <style:style style:name="co17" style:family="table-column">
      <style:table-column-properties fo:break-before="auto" style:column-width="1.586cm"/>
    </style:style>
    <style:style style:name="co18" style:family="table-column">
      <style:table-column-properties fo:break-before="auto" style:column-width="2.529cm"/>
    </style:style>
    <style:style style:name="co19" style:family="table-column">
      <style:table-column-properties fo:break-before="auto" style:column-width="4.041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06pt solid #000000"/>
    </style:style>
    <style:style style:name="ce3" style:family="table-cell" style:parent-style-name="Default">
      <style:table-cell-properties fo:background-color="#80808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Arial1" style:font-name-asian="unifont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ru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hi</text:p>
          </table:table-cell>
        </table:table-row>
        <table:table-row table:style-name="ro1">
          <table:table-cell table:style-name="ce2" office:value-type="string">
            <text:p>#\layouts\4_wind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4 Winds</text:p>
          </table:table-cell>
          <table:table-cell table:style-name="ce4" office:value-type="string">
            <text:p>4 крыла</text:p>
          </table:table-cell>
          <table:table-cell table:style-name="ce4" office:value-type="string">
            <text:p>Vier Winde</text:p>
          </table:table-cell>
          <table:table-cell table:style-name="ce4" office:value-type="string">
            <text:p>Les 4 vents</text:p>
          </table:table-cell>
          <table:table-cell table:style-name="ce4" office:value-type="string">
            <text:p>4 vientos</text:p>
          </table:table-cell>
          <table:table-cell table:style-name="ce4" office:value-type="string">
            <text:p>४ हवाए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fortress</text:p>
          </table:table-cell>
          <table:table-cell table:style-name="ce4" office:value-type="string">
            <text:p>Раскладка, похожая на крепость</text:p>
          </table:table-cell>
          <table:table-cell table:style-name="ce4" office:value-type="string">
            <text:p>Ein Design, das einer Festung ähnelt.</text:p>
          </table:table-cell>
          <table:table-cell table:style-name="ce4" office:value-type="string">
            <text:p>Une forme de forteresse</text:p>
          </table:table-cell>
          <table:table-cell table:style-name="ce4" office:value-type="string">
            <text:p>Un diseño que se asemeja a una fortaleza</text:p>
          </table:table-cell>
          <table:table-cell table:style-name="ce4" office:value-type="string">
            <text:p>एक किले क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Vi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Vi</text:p>
          </table:table-cell>
          <table:table-cell table:style-name="ce4" office:value-type="string">
            <text:p>Vi</text:p>
          </table:table-cell>
          <table:table-cell table:style-name="ce4" office:value-type="string">
            <text:p>Vi</text:p>
          </table:table-cell>
          <table:table-cell table:style-name="ce4" office:value-type="string">
            <text:p>V</text:p>
          </table:table-cell>
          <table:table-cell table:style-name="ce4" office:value-type="string">
            <text:p>Uve</text:p>
          </table:table-cell>
          <table:table-cell table:style-name="ce4" office:value-type="string">
            <text:p>Vi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V-shaped layout with thick lower corners</text:p>
          </table:table-cell>
          <table:table-cell table:style-name="ce4" office:value-type="string">
            <text:p>V-образная раскладка с толстыми краями внизу</text:p>
          </table:table-cell>
          <table:table-cell table:style-name="ce4" office:value-type="string">
            <text:p>Ein V-förmiges Design mit dicken unteren Ecken.</text:p>
          </table:table-cell>
          <table:table-cell table:style-name="ce4" office:value-type="string">
            <text:p>La forme d'un V avec des bords élargis en bas</text:p>
          </table:table-cell>
          <table:table-cell table:style-name="ce4" office:value-type="string">
            <text:p>Un diseño en forma de V con gruesos ángulos inferiores</text:p>
          </table:table-cell>
          <table:table-cell table:style-name="ce4" office:value-type="string">
            <text:p>v <text:s/>आकार की मोटे निचले कोने <text:s/>वाली खाका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X_shaped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X-shaped</text:p>
          </table:table-cell>
          <table:table-cell table:style-name="ce4" office:value-type="string">
            <text:p>Х-образный</text:p>
          </table:table-cell>
          <table:table-cell table:style-name="ce4" office:value-type="string">
            <text:p>X-förmig</text:p>
          </table:table-cell>
          <table:table-cell table:style-name="ce4" office:value-type="string">
            <text:p>Forme X</text:p>
          </table:table-cell>
          <table:table-cell table:style-name="ce4" office:value-type="string">
            <text:p>En forma de X</text:p>
          </table:table-cell>
          <table:table-cell table:style-name="ce4" office:value-type="string">
            <text:p>x-आका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letter X made of mahjongg tiles</text:p>
          </table:table-cell>
          <table:table-cell table:style-name="ce4" office:value-type="string">
            <text:p>Большая буква X из фишек Маджонг</text:p>
          </table:table-cell>
          <table:table-cell table:style-name="ce4" office:value-type="string">
            <text:p>Das große X aus Mahjongg-Spielsteinen.</text:p>
          </table:table-cell>
          <table:table-cell table:style-name="ce4" office:value-type="string">
            <text:p>Une grande lettre X faite avec des tuiles Mahjongg</text:p>
          </table:table-cell>
          <table:table-cell table:style-name="ce4" office:value-type="string">
            <text:p>Una gran letra X hecha de fichas de Mahjongg</text:p>
          </table:table-cell>
          <table:table-cell table:style-name="ce4" office:value-type="string">
            <text:p>महजोंग टाइल्स से बना एक बड़ा X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alien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lien</text:p>
          </table:table-cell>
          <table:table-cell table:style-name="ce4" office:value-type="string">
            <text:p>Чужой</text:p>
          </table:table-cell>
          <table:table-cell table:style-name="ce4" office:value-type="string">
            <text:p>Außerirdischer</text:p>
          </table:table-cell>
          <table:table-cell table:style-name="ce4" office:value-type="string">
            <text:p>Extra-terrestre</text:p>
          </table:table-cell>
          <table:table-cell table:style-name="ce4" office:value-type="string">
            <text:p>Alien</text:p>
          </table:table-cell>
          <table:table-cell table:style-name="ce4" office:value-type="string">
            <text:p>परजीव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humanoid made up of Mahjongg tiles</text:p>
          </table:table-cell>
          <table:table-cell table:style-name="ce4" office:value-type="string">
            <text:p>Похоже, что плитки расставляли гуманоиды</text:p>
          </table:table-cell>
          <table:table-cell table:style-name="ce4" office:value-type="string">
            <text:p>Ein menschenähnliches Wesen aus Mahjongg-Spielsteinen.</text:p>
          </table:table-cell>
          <table:table-cell table:style-name="ce4" office:value-type="string">
            <text:p>Graphisme inspiré des tuiles faites à la main du Mahjongg</text:p>
          </table:table-cell>
          <table:table-cell table:style-name="ce4" office:value-type="string">
            <text:p>Humanoide hecho de fichas de Mahjongg</text:p>
          </table:table-cell>
          <table:table-cell table:style-name="ce4" office:value-type="string">
            <text:p>महजोंग टाइल्स से बना इंसानों जैसा आकार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altar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ltar</text:p>
          </table:table-cell>
          <table:table-cell table:style-name="ce4" office:value-type="string">
            <text:p>Алтарь</text:p>
          </table:table-cell>
          <table:table-cell table:style-name="ce4" office:value-type="string">
            <text:p>Altar</text:p>
          </table:table-cell>
          <table:table-cell table:style-name="ce4" office:value-type="string">
            <text:p>Altar</text:p>
          </table:table-cell>
          <table:table-cell table:style-name="ce4" office:value-type="string">
            <text:p>Altar</text:p>
          </table:table-cell>
          <table:table-cell table:style-name="ce4" office:value-type="string">
            <text:p>अलता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levated surface with stairs and columns aside</text:p>
          </table:table-cell>
          <table:table-cell table:style-name="ce4" office:value-type="string">
            <text:p>Пьедестал со ступеньками и столбики в углах</text:p>
          </table:table-cell>
          <table:table-cell table:style-name="ce4" office:value-type="string">
            <text:p>Eine erhöhte Fläche mit Treppen und seitlichen Säulen.</text:p>
          </table:table-cell>
          <table:table-cell table:style-name="ce4" office:value-type="string">
            <text:p>Une surface élevée avec des étages et des colonnes à part</text:p>
          </table:table-cell>
          <table:table-cell table:style-name="ce4" office:value-type="string">
            <text:p>Una superficie elevada con escaleras y columnas a los lados</text:p>
          </table:table-cell>
          <table:table-cell table:style-name="ce4" office:value-type="string">
            <text:p>एक उची उठी सतह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arena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rena</text:p>
          </table:table-cell>
          <table:table-cell table:style-name="ce4" office:value-type="string">
            <text:p>Арена</text:p>
          </table:table-cell>
          <table:table-cell table:style-name="ce4" office:value-type="string">
            <text:p>Arena</text:p>
          </table:table-cell>
          <table:table-cell table:style-name="ce4" office:value-type="string">
            <text:p>Arène</text:p>
          </table:table-cell>
          <table:table-cell table:style-name="ce4" office:value-type="string">
            <text:p>Campo de batalla</text:p>
          </table:table-cell>
          <table:table-cell table:style-name="ce4" office:value-type="string">
            <text:p>अखाड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ircular-aligned seats around a performance area</text:p>
          </table:table-cell>
          <table:table-cell table:style-name="ce4" office:value-type="string">
            <text:p>Зрительные места вокруг арены</text:p>
          </table:table-cell>
          <table:table-cell table:style-name="ce4" office:value-type="string">
            <text:p>Kreisförmig-angeordnete Sitze um eine Vorführ-Fläche.</text:p>
          </table:table-cell>
          <table:table-cell table:style-name="ce4" office:value-type="string">
            <text:p>Des places alignées de façon circulaire autour d'une zone</text:p>
          </table:table-cell>
          <table:table-cell table:style-name="ce4" office:value-type="string">
            <text:p>Asientos distribuidos en círculo alrededor de un área de representación</text:p>
          </table:table-cell>
          <table:table-cell table:style-name="ce4" office:value-type="string">
            <text:p>एक प्रदर्शन की जगह जिसके चारो ओर गोलाई में कुर्सिया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arrow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rrow</text:p>
          </table:table-cell>
          <table:table-cell table:style-name="ce4" office:value-type="string">
            <text:p>Стрела</text:p>
          </table:table-cell>
          <table:table-cell table:style-name="ce4" office:value-type="string">
            <text:p>Pfeil</text:p>
          </table:table-cell>
          <table:table-cell table:style-name="ce4" office:value-type="string">
            <text:p>Flèche</text:p>
          </table:table-cell>
          <table:table-cell table:style-name="ce4" office:value-type="string">
            <text:p>Flecha</text:p>
          </table:table-cell>
          <table:table-cell table:style-name="ce4" office:value-type="string">
            <text:p>ती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big arrow pointing in the right direction</text:p>
          </table:table-cell>
          <table:table-cell table:style-name="ce4" office:value-type="string">
            <text:p>Большая стрела, указывающая направо</text:p>
          </table:table-cell>
          <table:table-cell table:style-name="ce4" office:value-type="string">
            <text:p>Ein großer, nach rechts zeigender Pfeil.</text:p>
          </table:table-cell>
          <table:table-cell table:style-name="ce4" office:value-type="string">
            <text:p>Une grosse flèche pointant vers la droite</text:p>
          </table:table-cell>
          <table:table-cell table:style-name="ce4" office:value-type="string">
            <text:p>Una gran flecha que apunta en la dirección correcta</text:p>
          </table:table-cell>
          <table:table-cell table:style-name="ce4" office:value-type="string">
            <text:p>एक बड़ा तीर जो दाहिनी ओर इशारा करे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atlanti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tlantis</text:p>
          </table:table-cell>
          <table:table-cell table:style-name="ce4" office:value-type="string">
            <text:p>Атлантида</text:p>
          </table:table-cell>
          <table:table-cell table:style-name="ce4" office:value-type="string">
            <text:p>Atlantis</text:p>
          </table:table-cell>
          <table:table-cell table:style-name="ce4" office:value-type="string">
            <text:p>Atlantis</text:p>
          </table:table-cell>
          <table:table-cell table:style-name="ce4" office:value-type="string">
            <text:p>Atlantis</text:p>
          </table:table-cell>
          <table:table-cell table:style-name="ce4" office:value-type="string">
            <text:p>अटलांटिस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starship-city from Stargate Atlantis</text:p>
          </table:table-cell>
          <table:table-cell table:style-name="ce4" office:value-type="string">
            <text:p>Корабль-город из сериала «Звёздные врата: Атлантида»</text:p>
          </table:table-cell>
          <table:table-cell table:style-name="ce4" office:value-type="string">
            <text:p>Ein Sternenschiff aus Stargate Atlantis.</text:p>
          </table:table-cell>
          <table:table-cell table:style-name="ce4" office:value-type="string">
            <text:p>La cité stellaire de Stargate Atlantis</text:p>
          </table:table-cell>
          <table:table-cell table:style-name="ce4" office:value-type="string">
            <text:p>La nave-ciudad de Stargate Atlantis</text:p>
          </table:table-cell>
          <table:table-cell table:style-name="ce4" office:value-type="string">
            <text:p>एक उड़नतस्तरी जो स्टार गेट अटलांटिस से आई है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aztec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ztec</text:p>
          </table:table-cell>
          <table:table-cell table:style-name="ce4" office:value-type="string">
            <text:p>Ацтек</text:p>
          </table:table-cell>
          <table:table-cell table:style-name="ce4" office:value-type="string">
            <text:p>Azteke</text:p>
          </table:table-cell>
          <table:table-cell table:style-name="ce4" office:value-type="string">
            <text:p>Aztèque</text:p>
          </table:table-cell>
          <table:table-cell table:style-name="ce4" office:value-type="string">
            <text:p>Azteca</text:p>
          </table:table-cell>
          <table:table-cell table:style-name="ce4" office:value-type="string">
            <text:p>एज़्टेक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ztec buildings</text:p>
          </table:table-cell>
          <table:table-cell table:style-name="ce4" office:value-type="string">
            <text:p>Раскладка, похожая на строения ацтеков</text:p>
          </table:table-cell>
          <table:table-cell table:style-name="ce4" office:value-type="string">
            <text:p>Ein Design, das einem aztekischen Bauwerk ähnelt.</text:p>
          </table:table-cell>
          <table:table-cell table:style-name="ce4" office:value-type="string">
            <text:p>Une forme similaire aux bâtiments Aztèques</text:p>
          </table:table-cell>
          <table:table-cell table:style-name="ce4" office:value-type="string">
            <text:p>Un diseño que se asemeja a una construcción azteca</text:p>
          </table:table-cell>
          <table:table-cell table:style-name="ce4" office:value-type="string">
            <text:p>एक खाका जो एज़्टेक इमारत जैसी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balanc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alance</text:p>
          </table:table-cell>
          <table:table-cell table:style-name="ce4" office:value-type="string">
            <text:p>Баланс</text:p>
          </table:table-cell>
          <table:table-cell table:style-name="ce4" office:value-type="string">
            <text:p>Waage</text:p>
          </table:table-cell>
          <table:table-cell table:style-name="ce4" office:value-type="string">
            <text:p>Balance</text:p>
          </table:table-cell>
          <table:table-cell table:style-name="ce4" office:value-type="string">
            <text:p>Equilibrio</text:p>
          </table:table-cell>
          <table:table-cell table:style-name="ce4" office:value-type="string">
            <text:p>संतुलन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ime to weight every decision carefully!</text:p>
          </table:table-cell>
          <table:table-cell table:style-name="ce4" office:value-type="string">
            <text:p>Время для тщательного взвешивания каждого решения!</text:p>
          </table:table-cell>
          <table:table-cell table:style-name="ce4" office:value-type="string">
            <text:p>Zeit für das sichere Abwägen der Entscheidungen.</text:p>
          </table:table-cell>
          <table:table-cell table:style-name="ce4" office:value-type="string">
            <text:p>Il est temps de peser chaque décision avec attention !</text:p>
          </table:table-cell>
          <table:table-cell table:style-name="ce4" office:value-type="string">
            <text:p>¡Hora de sopesar cada decisión con cuidado!</text:p>
          </table:table-cell>
          <table:table-cell table:style-name="ce4" office:value-type="string">
            <text:p>हर निश्चय को मापने का समय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bat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at</text:p>
          </table:table-cell>
          <table:table-cell table:style-name="ce4" office:value-type="string">
            <text:p>Летучая мышь</text:p>
          </table:table-cell>
          <table:table-cell table:style-name="ce4" office:value-type="string">
            <text:p>Fledermaus</text:p>
          </table:table-cell>
          <table:table-cell table:style-name="ce4" office:value-type="string">
            <text:p>Chauve-souris</text:p>
          </table:table-cell>
          <table:table-cell table:style-name="ce4" office:value-type="string">
            <text:p>Murciélago</text:p>
          </table:table-cell>
          <table:table-cell table:style-name="ce4" office:value-type="string">
            <text:p>चमगादड़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bat-shaped layout</text:p>
          </table:table-cell>
          <table:table-cell table:style-name="ce4" office:value-type="string">
            <text:p>Раскладка в виде летучей мыши</text:p>
          </table:table-cell>
          <table:table-cell table:style-name="ce4" office:value-type="string">
            <text:p>Ein fledermaus-ähnliches Design.</text:p>
          </table:table-cell>
          <table:table-cell table:style-name="ce4" office:value-type="string">
            <text:p>Forme d'une chauve-souris</text:p>
          </table:table-cell>
          <table:table-cell table:style-name="ce4" office:value-type="string">
            <text:p>Un diseño en forma de murciélago</text:p>
          </table:table-cell>
          <table:table-cell table:style-name="ce4" office:value-type="string">
            <text:p>एक चमगादड़ जैस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bug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Жук</text:p>
          </table:table-cell>
          <table:table-cell table:style-name="ce4" office:value-type="string">
            <text:p>Wanze</text:p>
          </table:table-cell>
          <table:table-cell table:style-name="ce4" office:value-type="string">
            <text:p>Insecte</text:p>
          </table:table-cell>
          <table:table-cell table:style-name="ce4" office:value-type="string">
            <text:p>Bicho</text:p>
          </table:table-cell>
          <table:table-cell table:style-name="ce4" office:value-type="string">
            <text:p>बग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bug. Let us take it apart!</text:p>
          </table:table-cell>
          <table:table-cell table:style-name="ce4" office:value-type="string">
            <text:p>Жук. Оставьте нас в стороне!</text:p>
          </table:table-cell>
          <table:table-cell table:style-name="ce4" office:value-type="string">
            <text:p>Entfernen Sie die Wanze.</text:p>
          </table:table-cell>
          <table:table-cell table:style-name="ce4" office:value-type="string">
            <text:p>L'insecte. Essayons de l'éloigner !</text:p>
          </table:table-cell>
          <table:table-cell table:style-name="ce4" office:value-type="string">
            <text:p>El bicho. ¡Desmontémoslo!</text:p>
          </table:table-cell>
          <table:table-cell table:style-name="ce4" office:value-type="string">
            <text:p>बग चलो इसे पराजित करे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butterfly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utterfly</text:p>
          </table:table-cell>
          <table:table-cell table:style-name="ce4" office:value-type="string">
            <text:p>Бабочка</text:p>
          </table:table-cell>
          <table:table-cell table:style-name="ce4" office:value-type="string">
            <text:p>Schmetterling</text:p>
          </table:table-cell>
          <table:table-cell table:style-name="ce4" office:value-type="string">
            <text:p>Papillon</text:p>
          </table:table-cell>
          <table:table-cell table:style-name="ce4" office:value-type="string">
            <text:p>Mariposa</text:p>
          </table:table-cell>
          <table:table-cell table:style-name="ce4" office:value-type="string">
            <text:p>तितल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table:number-columns-repeated="6"/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astl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stle</text:p>
          </table:table-cell>
          <table:table-cell table:style-name="ce4" office:value-type="string">
            <text:p>Замок</text:p>
          </table:table-cell>
          <table:table-cell table:style-name="ce4" office:value-type="string">
            <text:p>Burg</text:p>
          </table:table-cell>
          <table:table-cell table:style-name="ce4" office:value-type="string">
            <text:p>Château</text:p>
          </table:table-cell>
          <table:table-cell table:style-name="ce4" office:value-type="string">
            <text:p>Castillo</text:p>
          </table:table-cell>
          <table:table-cell table:style-name="ce4" office:value-type="string">
            <text:p>किल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astle layout</text:p>
          </table:table-cell>
          <table:table-cell table:style-name="ce4" office:value-type="string">
            <text:p>Раскладка замка</text:p>
          </table:table-cell>
          <table:table-cell table:style-name="ce4" office:value-type="string">
            <text:p>Eine Burg im Vista-Stil.</text:p>
          </table:table-cell>
          <table:table-cell table:style-name="ce4" office:value-type="string">
            <text:p>Forme d'un chateau dans le style Vista</text:p>
          </table:table-cell>
          <table:table-cell table:style-name="ce4" office:value-type="string">
            <text:p>Diseño en forma de castillo estilo Vista</text:p>
          </table:table-cell>
          <table:table-cell table:style-name="ce4" office:value-type="string">
            <text:p>विस्टा शैली के किले क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4"/>
          <table:table-cell table:style-name="ce4" office:value-type="string">
            <text:p>alchark</text:p>
          </table:table-cell>
          <table:table-cell table:style-name="ce4" office:value-type="string">
            <text:p>alchark</text:p>
          </table:table-cell>
          <table:table-cell table:style-name="ce4" office:value-type="string">
            <text:p>alchark</text:p>
          </table:table-cell>
          <table:table-cell table:style-name="ce4" office:value-type="string">
            <text:p>अल्चार्क</text:p>
          </table:table-cell>
        </table:table-row>
        <table:table-row table:style-name="ro1">
          <table:table-cell table:style-name="ce2" office:value-type="string">
            <text:p>#\layouts\castle2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stle View</text:p>
          </table:table-cell>
          <table:table-cell table:style-name="ce4" office:value-type="string">
            <text:p>Вид на замок</text:p>
          </table:table-cell>
          <table:table-cell table:style-name="ce4" office:value-type="string">
            <text:p>Burgansicht</text:p>
          </table:table-cell>
          <table:table-cell table:style-name="ce4" office:value-type="string">
            <text:p>Vue d'un chateau</text:p>
          </table:table-cell>
          <table:table-cell table:style-name="ce4" office:value-type="string">
            <text:p>Vista de castillo</text:p>
          </table:table-cell>
          <table:table-cell table:style-name="ce4" office:value-type="string">
            <text:p>किले का दृश्य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astle as viewed from one side</text:p>
          </table:table-cell>
          <table:table-cell table:style-name="ce4" office:value-type="string">
            <text:p>Замок, показанный с одной стороны</text:p>
          </table:table-cell>
          <table:table-cell table:style-name="ce4" office:value-type="string">
            <text:p>Eine Burg von der Seite betrachtet.</text:p>
          </table:table-cell>
          <table:table-cell table:style-name="ce4" office:value-type="string">
            <text:p>Un chateau vu de côté</text:p>
          </table:table-cell>
          <table:table-cell table:style-name="ce4" office:value-type="string">
            <text:p>Un castillo visto por un lado</text:p>
          </table:table-cell>
          <table:table-cell table:style-name="ce4" office:value-type="string">
            <text:p>किले का एक तरफ से दिखने वाला दृश्य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at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t</text:p>
          </table:table-cell>
          <table:table-cell table:style-name="ce4" office:value-type="string">
            <text:p>Кот</text:p>
          </table:table-cell>
          <table:table-cell table:style-name="ce4" office:value-type="string">
            <text:p>Katze</text:p>
          </table:table-cell>
          <table:table-cell table:style-name="ce4" office:value-type="string">
            <text:p>Chat</text:p>
          </table:table-cell>
          <table:table-cell table:style-name="ce4" office:value-type="string">
            <text:p>Gato</text:p>
          </table:table-cell>
          <table:table-cell table:style-name="ce4" office:value-type="string">
            <text:p>बिल्ल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at layout</text:p>
          </table:table-cell>
          <table:table-cell table:style-name="ce4" office:value-type="string">
            <text:p>Раскладка в виде кота</text:p>
          </table:table-cell>
          <table:table-cell table:style-name="ce4" office:value-type="string">
            <text:p>Eine Katze im Vista-Stil.</text:p>
          </table:table-cell>
          <table:table-cell table:style-name="ce4" office:value-type="string">
            <text:p>Forme d'un chat dans le style Vista</text:p>
          </table:table-cell>
          <table:table-cell table:style-name="ce4" office:value-type="string">
            <text:p>Diseño en forma de gato estilo Vista</text:p>
          </table:table-cell>
          <table:table-cell table:style-name="ce4" office:value-type="string">
            <text:p>विस्टा शैली की बिल्ली क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4"/>
          <table:table-cell table:style-name="ce4" office:value-type="string">
            <text:p>alchark</text:p>
          </table:table-cell>
          <table:table-cell table:style-name="ce4" office:value-type="string">
            <text:p>alchark</text:p>
          </table:table-cell>
          <table:table-cell table:style-name="ce4" office:value-type="string">
            <text:p>alchark</text:p>
          </table:table-cell>
          <table:table-cell table:style-name="ce4" office:value-type="string">
            <text:p>अल्चार्क</text:p>
          </table:table-cell>
        </table:table-row>
        <table:table-row table:style-name="ro1">
          <table:table-cell table:style-name="ce2" office:value-type="string">
            <text:p>#\layouts\chain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ains</text:p>
          </table:table-cell>
          <table:table-cell table:style-name="ce4" office:value-type="string">
            <text:p>Цепи</text:p>
          </table:table-cell>
          <table:table-cell table:style-name="ce4" office:value-type="string">
            <text:p>Ketten</text:p>
          </table:table-cell>
          <table:table-cell table:style-name="ce4" office:value-type="string">
            <text:p>Chaînes</text:p>
          </table:table-cell>
          <table:table-cell table:style-name="ce4" office:value-type="string">
            <text:p>Cadenas</text:p>
          </table:table-cell>
          <table:table-cell table:style-name="ce4" office:value-type="string">
            <text:p>बेड़िय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Four chains making up a single structure</text:p>
          </table:table-cell>
          <table:table-cell table:style-name="ce4" office:value-type="string">
            <text:p>Четыре цепи создают единую структуру</text:p>
          </table:table-cell>
          <table:table-cell table:style-name="ce4" office:value-type="string">
            <text:p>Ein Gebilde aus vier Ketten.</text:p>
          </table:table-cell>
          <table:table-cell table:style-name="ce4" office:value-type="string">
            <text:p>Quatre chaînes formant une seule structure</text:p>
          </table:table-cell>
          <table:table-cell table:style-name="ce4" office:value-type="string">
            <text:p>Cuatro cadenas que forman una única estructura</text:p>
          </table:table-cell>
          <table:table-cell table:style-name="ce4" office:value-type="string">
            <text:p>एक साथ जुड़ने वाली चार बेड़िय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heckered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eckered</text:p>
          </table:table-cell>
          <table:table-cell table:style-name="ce4" office:value-type="string">
            <text:p>В клеточку</text:p>
          </table:table-cell>
          <table:table-cell table:style-name="ce4" office:value-type="string">
            <text:p>Schachbrett</text:p>
          </table:table-cell>
          <table:table-cell table:style-name="ce4" office:value-type="string">
            <text:p>En échiquier</text:p>
          </table:table-cell>
          <table:table-cell table:style-name="ce4" office:value-type="string">
            <text:p>A cuadros</text:p>
          </table:table-cell>
          <table:table-cell table:style-name="ce4" office:value-type="string">
            <text:p>चेक्केर्ड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What if the chess board was not square?</text:p>
          </table:table-cell>
          <table:table-cell table:style-name="ce4" office:value-type="string">
            <text:p>Ну и что, если шахматная доска не квадратная?</text:p>
          </table:table-cell>
          <table:table-cell table:style-name="ce4" office:value-type="string">
            <text:p>Ein nicht ganz quadratisches Schachbrett.</text:p>
          </table:table-cell>
          <table:table-cell table:style-name="ce4" office:value-type="string">
            <text:p>Que faire si le plateau d'échec n'était pas un carré ?</text:p>
          </table:table-cell>
          <table:table-cell table:style-name="ce4" office:value-type="string">
            <text:p>¿Qué ocurriría si el tablero de ajedrez no fuera cuadrado?</text:p>
          </table:table-cell>
          <table:table-cell table:style-name="ce4" office:value-type="string">
            <text:p>अगर चेस बोर्ड चतुर्भुज न होता तो?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hip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ip</text:p>
          </table:table-cell>
          <table:table-cell table:style-name="ce4" office:value-type="string">
            <text:p>Матрица</text:p>
          </table:table-cell>
          <table:table-cell table:style-name="ce4" office:value-type="string">
            <text:p>Baustein</text:p>
          </table:table-cell>
          <table:table-cell table:style-name="ce4" office:value-type="string">
            <text:p>Puce électronique</text:p>
          </table:table-cell>
          <table:table-cell table:style-name="ce4" office:value-type="string">
            <text:p>Chip</text:p>
          </table:table-cell>
          <table:table-cell table:style-name="ce4" office:value-type="string">
            <text:p>चिप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lectronic component with many connectors</text:p>
          </table:table-cell>
          <table:table-cell table:style-name="ce4" office:value-type="string">
            <text:p>Электронный компонент с соединителями</text:p>
          </table:table-cell>
          <table:table-cell table:style-name="ce4" office:value-type="string">
            <text:p>Ein elektronischer Baustein mit vielen Anschlüssen.</text:p>
          </table:table-cell>
          <table:table-cell table:style-name="ce4" office:value-type="string">
            <text:p>Une puce électronique avec de nombreuses pattes</text:p>
          </table:table-cell>
          <table:table-cell table:style-name="ce4" office:value-type="string">
            <text:p>Un componente electrónico con muchos conectores</text:p>
          </table:table-cell>
          <table:table-cell table:style-name="ce4" office:value-type="string">
            <text:p>एक इलेक्ट्रॉनिक पार्ट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lub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lubs</text:p>
          </table:table-cell>
          <table:table-cell table:style-name="ce4" office:value-type="string">
            <text:p>Трефы</text:p>
          </table:table-cell>
          <table:table-cell table:style-name="ce4" office:value-type="string">
            <text:p>Kreuz</text:p>
          </table:table-cell>
          <table:table-cell table:style-name="ce4" office:value-type="string">
            <text:p>Trèfle</text:p>
          </table:table-cell>
          <table:table-cell table:style-name="ce4" office:value-type="string">
            <text:p>Tréboles</text:p>
          </table:table-cell>
          <table:table-cell table:style-name="ce4" office:value-type="string">
            <text:p>चिड़ि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multitude of card clubs</text:p>
          </table:table-cell>
          <table:table-cell table:style-name="ce4" office:value-type="string">
            <text:p>Раскладка, повторяющая множество треф из карт</text:p>
          </table:table-cell>
          <table:table-cell table:style-name="ce4" office:value-type="string">
            <text:p>Dieses Design zeigt mehrere Kreuzkarten.</text:p>
          </table:table-cell>
          <table:table-cell table:style-name="ce4" office:value-type="string">
            <text:p>En forme de trèfle</text:p>
          </table:table-cell>
          <table:table-cell table:style-name="ce4" office:value-type="string">
            <text:p>Un diseño que se parece a una multitud de tréboles de cartas</text:p>
          </table:table-cell>
          <table:table-cell table:style-name="ce4" office:value-type="string">
            <text:p>एक चिड़ि जैस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olumn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olumns</text:p>
          </table:table-cell>
          <table:table-cell table:style-name="ce4" office:value-type="string">
            <text:p>Столбики</text:p>
          </table:table-cell>
          <table:table-cell table:style-name="ce4" office:value-type="string">
            <text:p>Säulen</text:p>
          </table:table-cell>
          <table:table-cell table:style-name="ce4" office:value-type="string">
            <text:p>Colonnes</text:p>
          </table:table-cell>
          <table:table-cell table:style-name="ce4" office:value-type="string">
            <text:p>Columnas</text:p>
          </table:table-cell>
          <table:table-cell table:style-name="ce4" office:value-type="string">
            <text:p>खम्बे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ircular arena covered with columns of varying height</text:p>
          </table:table-cell>
          <table:table-cell table:style-name="ce4" office:value-type="string">
            <text:p>Круглая арена, покрытая столбиками различной высоты</text:p>
          </table:table-cell>
          <table:table-cell table:style-name="ce4" office:value-type="string">
            <text:p>Eine kreisförmige Fläche mit unterschiedlich hohen Säulen.</text:p>
          </table:table-cell>
          <table:table-cell table:style-name="ce4" office:value-type="string">
            <text:p>Une arène circulaire couverte de colonnes de tailles variées</text:p>
          </table:table-cell>
          <table:table-cell table:style-name="ce4" office:value-type="string">
            <text:p>Un estadio circular cubierto con columnas de altura variable</text:p>
          </table:table-cell>
          <table:table-cell table:style-name="ce4" office:value-type="string">
            <text:p>एक गोल आकार में लगे भिन उचाई के खम्बे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rab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rab</text:p>
          </table:table-cell>
          <table:table-cell table:style-name="ce4" office:value-type="string">
            <text:p>Краб</text:p>
          </table:table-cell>
          <table:table-cell table:style-name="ce4" office:value-type="string">
            <text:p>Krabbe</text:p>
          </table:table-cell>
          <table:table-cell table:style-name="ce4" office:value-type="string">
            <text:p>Crabe</text:p>
          </table:table-cell>
          <table:table-cell table:style-name="ce4" office:value-type="string">
            <text:p>Cangrejo</text:p>
          </table:table-cell>
          <table:table-cell table:style-name="ce4" office:value-type="string">
            <text:p>केकड़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rab layout</text:p>
          </table:table-cell>
          <table:table-cell table:style-name="ce4" office:value-type="string">
            <text:p>Раскладка в виде краба</text:p>
          </table:table-cell>
          <table:table-cell table:style-name="ce4" office:value-type="string">
            <text:p>Eine Krabbe im Vista-Stil.</text:p>
          </table:table-cell>
          <table:table-cell table:style-name="ce4" office:value-type="string">
            <text:p>Forme d'un crabe dans le style Vista</text:p>
          </table:table-cell>
          <table:table-cell table:style-name="ce4" office:value-type="string">
            <text:p>Diseño en forma de cangrejo estilo Vista</text:p>
          </table:table-cell>
          <table:table-cell table:style-name="ce4" office:value-type="string">
            <text:p>विस्टा शैली में केकड़े की खाका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4"/>
          <table:table-cell table:style-name="ce4" office:value-type="string">
            <text:p>alchark</text:p>
          </table:table-cell>
          <table:table-cell table:style-name="ce4" office:value-type="string">
            <text:p>alchark</text:p>
          </table:table-cell>
          <table:table-cell table:style-name="ce4" office:value-type="string">
            <text:p>alchark</text:p>
          </table:table-cell>
          <table:table-cell table:style-name="ce4" office:value-type="string">
            <text:p>अल्चार्क</text:p>
          </table:table-cell>
        </table:table-row>
        <table:table-row table:style-name="ro1">
          <table:table-cell table:style-name="ce2" office:value-type="string">
            <text:p>#\layouts\cros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ross</text:p>
          </table:table-cell>
          <table:table-cell table:style-name="ce4" office:value-type="string">
            <text:p>Крест</text:p>
          </table:table-cell>
          <table:table-cell table:style-name="ce4" office:value-type="string">
            <text:p>Schneeball</text:p>
          </table:table-cell>
          <table:table-cell table:style-name="ce4" office:value-type="string">
            <text:p>Croix</text:p>
          </table:table-cell>
          <table:table-cell table:style-name="ce4" office:value-type="string">
            <text:p>Cruz</text:p>
          </table:table-cell>
          <table:table-cell table:style-name="ce4" office:value-type="string">
            <text:p>क्रॉस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ix-ended cross resembling the Cyrillic letter Zh</text:p>
          </table:table-cell>
          <table:table-cell table:style-name="ce4" office:value-type="string">
            <text:p>Шестиконечный крест, похожий на букву «Ж»</text:p>
          </table:table-cell>
          <table:table-cell table:style-name="ce4" office:value-type="string">
            <text:p>Ein Schneeball mit sechs Enden (ähnlich dem kyrillischen Zh). </text:p>
          </table:table-cell>
          <table:table-cell table:style-name="ce4" office:value-type="string">
            <text:p>Une croix à six branches ressemblant à la lettre cyrillique Zh</text:p>
          </table:table-cell>
          <table:table-cell table:style-name="ce4" office:value-type="string">
            <text:p>Una cruz de seis puntas que se asemeja a la letra cirílica Zh</text:p>
          </table:table-cell>
          <table:table-cell table:style-name="ce4" office:value-type="string">
            <text:p>एक छेह सिरों वाला क्रॉस जो सिरिलिक अक्षर Zh जैसा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default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По умолчанию</text:p>
          </table:table-cell>
          <table:table-cell table:style-name="ce4" office:value-type="string">
            <text:p>Standard</text:p>
          </table:table-cell>
          <table:table-cell table:style-name="ce4" office:value-type="string">
            <text:p>Par défaut</text:p>
          </table:table-cell>
          <table:table-cell table:style-name="ce4" office:value-type="string">
            <text:p>Predeterminado</text:p>
          </table:table-cell>
          <table:table-cell table:style-name="ce4" office:value-type="string">
            <text:p>डिफ़ॉल्ट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efault KMahjongg game layout</text:p>
          </table:table-cell>
          <table:table-cell table:style-name="ce4" office:value-type="string">
            <text:p>Игровая раскладка по умолчанию</text:p>
          </table:table-cell>
          <table:table-cell table:style-name="ce4" office:value-type="string">
            <text:p>Standard-Design für KMahjongg.</text:p>
          </table:table-cell>
          <table:table-cell table:style-name="ce4" office:value-type="string">
            <text:p>Disposition par défaut du jeu KMahjongg</text:p>
          </table:table-cell>
          <table:table-cell table:style-name="ce4" office:value-type="string">
            <text:p>Diseño de juego predeterminado de KMahjongg</text:p>
          </table:table-cell>
          <table:table-cell table:style-name="ce4" office:value-type="string">
            <text:p>डिफ़ॉल्ट k महजोंग खेल क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dragon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ragon</text:p>
          </table:table-cell>
          <table:table-cell table:style-name="ce4" office:value-type="string">
            <text:p>Дракон</text:p>
          </table:table-cell>
          <table:table-cell table:style-name="ce4" office:value-type="string">
            <text:p>Drache</text:p>
          </table:table-cell>
          <table:table-cell table:style-name="ce4" office:value-type="string">
            <text:p>Dragon</text:p>
          </table:table-cell>
          <table:table-cell table:style-name="ce4" office:value-type="string">
            <text:p>Dragón</text:p>
          </table:table-cell>
          <table:table-cell table:style-name="ce4" office:value-type="string">
            <text:p>दत्य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dragon layout</text:p>
          </table:table-cell>
          <table:table-cell table:style-name="ce4" office:value-type="string">
            <text:p>Раскладка в виде дракона</text:p>
          </table:table-cell>
          <table:table-cell table:style-name="ce4" office:value-type="string">
            <text:p>Ein Drache im Vista-Stil.</text:p>
          </table:table-cell>
          <table:table-cell table:style-name="ce4" office:value-type="string">
            <text:p>Forme d'un dragon dans le style Vista</text:p>
          </table:table-cell>
          <table:table-cell table:style-name="ce4" office:value-type="string">
            <text:p>Diseño en forma de dragón estilo Vista</text:p>
          </table:table-cell>
          <table:table-cell table:style-name="ce4" office:value-type="string">
            <text:p>विस्टा शैली में दत्य क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4"/>
          <table:table-cell table:style-name="ce4" office:value-type="string">
            <text:p>alchark</text:p>
          </table:table-cell>
          <table:table-cell table:style-name="ce4" office:value-type="string">
            <text:p>alchark</text:p>
          </table:table-cell>
          <table:table-cell table:style-name="ce4" office:value-type="string">
            <text:p>alchark</text:p>
          </table:table-cell>
          <table:table-cell table:style-name="ce4" office:value-type="string">
            <text:p>अल्चार्क</text:p>
          </table:table-cell>
        </table:table-row>
        <table:table-row table:style-name="ro1">
          <table:table-cell table:style-name="ce2" office:value-type="string">
            <text:p>#\layouts\eagl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agle</text:p>
          </table:table-cell>
          <table:table-cell table:style-name="ce4" office:value-type="string">
            <text:p>Орёл</text:p>
          </table:table-cell>
          <table:table-cell table:style-name="ce4" office:value-type="string">
            <text:p>Adler</text:p>
          </table:table-cell>
          <table:table-cell table:style-name="ce4" office:value-type="string">
            <text:p>Aigle</text:p>
          </table:table-cell>
          <table:table-cell table:style-name="ce4" office:value-type="string">
            <text:p>Águila</text:p>
          </table:table-cell>
          <table:table-cell table:style-name="ce4" office:value-type="string">
            <text:p>बाज़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carnivore bird in Mahjongg tiles</text:p>
          </table:table-cell>
          <table:table-cell table:style-name="ce4" office:value-type="string">
            <text:p>Большая хищная птица из плиток для маджонга</text:p>
          </table:table-cell>
          <table:table-cell table:style-name="ce4" office:value-type="string">
            <text:p>Ein großer fleischfressender Vogel aus Mahjongg-Spielsteinen.</text:p>
          </table:table-cell>
          <table:table-cell table:style-name="ce4" office:value-type="string">
            <text:p>Un grand oiseau carnivore fait en tuiles Mahjongg</text:p>
          </table:table-cell>
          <table:table-cell table:style-name="ce4" office:value-type="string">
            <text:p>Un gran pájaro carnívoro en las fichas de Mahjongg</text:p>
          </table:table-cell>
          <table:table-cell table:style-name="ce4" office:value-type="string">
            <text:p>महजोंग टाइल्स में एक बड़ी मांस खोर चिड़िया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enterpris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nterprise</text:p>
          </table:table-cell>
          <table:table-cell table:style-name="ce4" office:value-type="string">
            <text:p>Энтерпрайз</text:p>
          </table:table-cell>
          <table:table-cell table:style-name="ce4" office:value-type="string">
            <text:p>Enterprise</text:p>
          </table:table-cell>
          <table:table-cell table:style-name="ce4" office:value-type="string">
            <text:p>Enterprise</text:p>
          </table:table-cell>
          <table:table-cell table:style-name="ce4" office:value-type="string">
            <text:p>Enterprise</text:p>
          </table:table-cell>
          <table:table-cell table:style-name="ce4" office:value-type="string">
            <text:p>उद्योग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for Star Trek fans</text:p>
          </table:table-cell>
          <table:table-cell table:style-name="ce4" office:value-type="string">
            <text:p>Раскладка для фанатов сериала «Звёздный путь»</text:p>
          </table:table-cell>
          <table:table-cell table:style-name="ce4" office:value-type="string">
            <text:p>Ein Design für Fans von Star Trek.</text:p>
          </table:table-cell>
          <table:table-cell table:style-name="ce4" office:value-type="string">
            <text:p>Une forme réservée aux fans de Star Trek</text:p>
          </table:table-cell>
          <table:table-cell table:style-name="ce4" office:value-type="string">
            <text:p>Un diseño para los fans de Star Trek</text:p>
          </table:table-cell>
          <table:table-cell table:style-name="ce4" office:value-type="string">
            <text:p>एक खाका स्टार ट्रेक के प्रशंसको के लिए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explosion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xplosion</text:p>
          </table:table-cell>
          <table:table-cell table:style-name="ce4" office:value-type="string">
            <text:p>Взрыв</text:p>
          </table:table-cell>
          <table:table-cell table:style-name="ce4" office:value-type="string">
            <text:p>Explosion</text:p>
          </table:table-cell>
          <table:table-cell table:style-name="ce4" office:value-type="string">
            <text:p>Explosion</text:p>
          </table:table-cell>
          <table:table-cell table:style-name="ce4" office:value-type="string">
            <text:p>Explosión</text:p>
          </table:table-cell>
          <table:table-cell table:style-name="ce4" office:value-type="string">
            <text:p>धमाक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omething has exploded. Collect the pieces.</text:p>
          </table:table-cell>
          <table:table-cell table:style-name="ce4" office:value-type="string">
            <text:p>Что-то взорвалось. Соберите кусочки.</text:p>
          </table:table-cell>
          <table:table-cell table:style-name="ce4" office:value-type="string">
            <text:p>Irgendetwas ist explodiert – sammeln Sie die Teile ein.</text:p>
          </table:table-cell>
          <table:table-cell table:style-name="ce4" office:value-type="string">
            <text:p>Quelque chose a explosé. Récoltez les pièces.</text:p>
          </table:table-cell>
          <table:table-cell table:style-name="ce4" office:value-type="string">
            <text:p>Algo ha explotado. Recoge las piezas.</text:p>
          </table:table-cell>
          <table:table-cell table:style-name="ce4" office:value-type="string">
            <text:p>कुछ नष्ट हुआ है उसके तुकडे ढूंड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ey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ye</text:p>
          </table:table-cell>
          <table:table-cell table:style-name="ce4" office:value-type="string">
            <text:p>Глаз</text:p>
          </table:table-cell>
          <table:table-cell table:style-name="ce4" office:value-type="string">
            <text:p>Auge</text:p>
          </table:table-cell>
          <table:table-cell table:style-name="ce4" office:value-type="string">
            <text:p>Œil</text:p>
          </table:table-cell>
          <table:table-cell table:style-name="ce4" office:value-type="string">
            <text:p>Ojo</text:p>
          </table:table-cell>
          <table:table-cell table:style-name="ce4" office:value-type="string">
            <text:p>आँख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table:number-columns-repeated="6"/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flower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lowers</text:p>
          </table:table-cell>
          <table:table-cell table:style-name="ce4" office:value-type="string">
            <text:p>Цветы</text:p>
          </table:table-cell>
          <table:table-cell table:style-name="ce4" office:value-type="string">
            <text:p>Blumen</text:p>
          </table:table-cell>
          <table:table-cell table:style-name="ce4" office:value-type="string">
            <text:p>Fleurs</text:p>
          </table:table-cell>
          <table:table-cell table:style-name="ce4" office:value-type="string">
            <text:p>Flores</text:p>
          </table:table-cell>
          <table:table-cell table:style-name="ce4" office:value-type="string">
            <text:p>फूल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consisting of six flowers</text:p>
          </table:table-cell>
          <table:table-cell table:style-name="ce4" office:value-type="string">
            <text:p>Раскладка, содержащая шесть цветов</text:p>
          </table:table-cell>
          <table:table-cell table:style-name="ce4" office:value-type="string">
            <text:p>Ein Design aus sechs Blumen.</text:p>
          </table:table-cell>
          <table:table-cell table:style-name="ce4" office:value-type="string">
            <text:p>Une forme constituée de six fleurs</text:p>
          </table:table-cell>
          <table:table-cell table:style-name="ce4" office:value-type="string">
            <text:p>Un diseño que consiste en seis flores</text:p>
          </table:table-cell>
          <table:table-cell table:style-name="ce4" office:value-type="string">
            <text:p>एक खाका जिसमे ६ फूल है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futur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uture</text:p>
          </table:table-cell>
          <table:table-cell table:style-name="ce4" office:value-type="string">
            <text:p>Будущее</text:p>
          </table:table-cell>
          <table:table-cell table:style-name="ce4" office:value-type="string">
            <text:p>Zukunft</text:p>
          </table:table-cell>
          <table:table-cell table:style-name="ce4" office:value-type="string">
            <text:p>Futur</text:p>
          </table:table-cell>
          <table:table-cell table:style-name="ce4" office:value-type="string">
            <text:p>Futuro</text:p>
          </table:table-cell>
          <table:table-cell table:style-name="ce4" office:value-type="string">
            <text:p>भविष्य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abstract image resembling an asterisk</text:p>
          </table:table-cell>
          <table:table-cell table:style-name="ce4" office:value-type="string">
            <text:p>Абстрактное изображение, похоже на звёздочку «*»</text:p>
          </table:table-cell>
          <table:table-cell table:style-name="ce4" office:value-type="string">
            <text:p>Ein abstraktes Bild, das einen Stern darstellen soll.</text:p>
          </table:table-cell>
          <table:table-cell table:style-name="ce4" office:value-type="string">
            <text:p>Une image abstraite ressemblant à une astérisque</text:p>
          </table:table-cell>
          <table:table-cell table:style-name="ce4" office:value-type="string">
            <text:p>Una imagen abstracta que se asemeja a un asterisco</text:p>
          </table:table-cell>
          <table:table-cell table:style-name="ce4" office:value-type="string">
            <text:p>एक एस्टरिस्क जैसी धुंदली तस्वीर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galaxy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alaxy</text:p>
          </table:table-cell>
          <table:table-cell table:style-name="ce4" office:value-type="string">
            <text:p>Галактика</text:p>
          </table:table-cell>
          <table:table-cell table:style-name="ce4" office:value-type="string">
            <text:p>Sternsystem</text:p>
          </table:table-cell>
          <table:table-cell table:style-name="ce4" office:value-type="string">
            <text:p>Galaxie</text:p>
          </table:table-cell>
          <table:table-cell table:style-name="ce4" office:value-type="string">
            <text:p>Galaxia</text:p>
          </table:table-cell>
          <table:table-cell table:style-name="ce4" office:value-type="string">
            <text:p>भ्रामांड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iversely sized piles of matter</text:p>
          </table:table-cell>
          <table:table-cell table:style-name="ce4" office:value-type="string">
            <text:p>Скопления материи разного размера</text:p>
          </table:table-cell>
          <table:table-cell table:style-name="ce4" office:value-type="string">
            <text:p>Unterschiedlich große Haufen von Materie.</text:p>
          </table:table-cell>
          <table:table-cell table:style-name="ce4" office:value-type="string">
            <text:p>Des piles de matières de tailles diverses</text:p>
          </table:table-cell>
          <table:table-cell table:style-name="ce4" office:value-type="string">
            <text:p>Montones de materia de diversos tamaños</text:p>
          </table:table-cell>
          <table:table-cell table:style-name="ce4" office:value-type="string">
            <text:p>अलग अलग आकर के पदार्थो की गठरी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garden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arden</text:p>
          </table:table-cell>
          <table:table-cell table:style-name="ce4" office:value-type="string">
            <text:p>Сады</text:p>
          </table:table-cell>
          <table:table-cell table:style-name="ce4" office:value-type="string">
            <text:p>Garten</text:p>
          </table:table-cell>
          <table:table-cell table:style-name="ce4" office:value-type="string">
            <text:p>Jardin</text:p>
          </table:table-cell>
          <table:table-cell table:style-name="ce4" office:value-type="string">
            <text:p>Jardín</text:p>
          </table:table-cell>
          <table:table-cell table:style-name="ce4" office:value-type="string">
            <text:p>बाग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Regular patterns resembling a classical garden</text:p>
          </table:table-cell>
          <table:table-cell table:style-name="ce4" office:value-type="string">
            <text:p>Классический ухоженный сад</text:p>
          </table:table-cell>
          <table:table-cell table:style-name="ce4" office:value-type="string">
            <text:p>Wiederkehrende Muster stellen einen klassischen Garten dar.</text:p>
          </table:table-cell>
          <table:table-cell table:style-name="ce4" office:value-type="string">
            <text:p>Des motifs réguliers ressemblant à un jardin classique</text:p>
          </table:table-cell>
          <table:table-cell table:style-name="ce4" office:value-type="string">
            <text:p>Motivos regulares que se asemejan a un jardín clásico</text:p>
          </table:table-cell>
          <table:table-cell table:style-name="ce4" office:value-type="string">
            <text:p>बाग जैसा स्वरुप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girl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irl</text:p>
          </table:table-cell>
          <table:table-cell table:style-name="ce4" office:value-type="string">
            <text:p>Девушка</text:p>
          </table:table-cell>
          <table:table-cell table:style-name="ce4" office:value-type="string">
            <text:p>Mädchen</text:p>
          </table:table-cell>
          <table:table-cell table:style-name="ce4" office:value-type="string">
            <text:p>Fille</text:p>
          </table:table-cell>
          <table:table-cell table:style-name="ce4" office:value-type="string">
            <text:p>Niña</text:p>
          </table:table-cell>
          <table:table-cell table:style-name="ce4" office:value-type="string">
            <text:p>लड़क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girl's face</text:p>
          </table:table-cell>
          <table:table-cell table:style-name="ce4" office:value-type="string">
            <text:p>Лицо девушки</text:p>
          </table:table-cell>
          <table:table-cell table:style-name="ce4" office:value-type="string">
            <text:p>Dieses Design stellt das Gesicht eines Mädchens dar.</text:p>
          </table:table-cell>
          <table:table-cell table:style-name="ce4" office:value-type="string">
            <text:p>Une forme de visage de fille</text:p>
          </table:table-cell>
          <table:table-cell table:style-name="ce4" office:value-type="string">
            <text:p>Un diseño que se asemeja a la cara de una niña</text:p>
          </table:table-cell>
          <table:table-cell table:style-name="ce4" office:value-type="string">
            <text:p>लड़की के चेहरे जैसा एक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glad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lade</text:p>
          </table:table-cell>
          <table:table-cell table:style-name="ce4" office:value-type="string">
            <text:p>Поляна</text:p>
          </table:table-cell>
          <table:table-cell table:style-name="ce4" office:value-type="string">
            <text:p>Lichtung</text:p>
          </table:table-cell>
          <table:table-cell table:style-name="ce4" office:value-type="string">
            <text:p>Clairière</text:p>
          </table:table-cell>
          <table:table-cell table:style-name="ce4" office:value-type="string">
            <text:p>Claro</text:p>
          </table:table-cell>
          <table:table-cell table:style-name="ce4" office:value-type="string">
            <text:p>वन मार्ग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mall piece of empty space surrounded by a forest</text:p>
          </table:table-cell>
          <table:table-cell table:style-name="ce4" office:value-type="string">
            <text:p>Небольшие поляны, окружённые лесом</text:p>
          </table:table-cell>
          <table:table-cell table:style-name="ce4" office:value-type="string">
            <text:p>Ein kleines Stück freier Fläche, das von einem Wald umgeben ist.</text:p>
          </table:table-cell>
          <table:table-cell table:style-name="ce4" office:value-type="string">
            <text:p>Une petite zone d'espace entourée d'une forêt</text:p>
          </table:table-cell>
          <table:table-cell table:style-name="ce4" office:value-type="string">
            <text:p>Un pedacito de espacio vacío rodeado por un bosque</text:p>
          </table:table-cell>
          <table:table-cell table:style-name="ce4" office:value-type="string">
            <text:p>जंगल से घिरी एक खली जगह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grid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rid</text:p>
          </table:table-cell>
          <table:table-cell table:style-name="ce4" office:value-type="string">
            <text:p>Сетка</text:p>
          </table:table-cell>
          <table:table-cell table:style-name="ce4" office:value-type="string">
            <text:p>Gitter</text:p>
          </table:table-cell>
          <table:table-cell table:style-name="ce4" office:value-type="string">
            <text:p>Grille</text:p>
          </table:table-cell>
          <table:table-cell table:style-name="ce4" office:value-type="string">
            <text:p>Rejilla</text:p>
          </table:table-cell>
          <table:table-cell table:style-name="ce4" office:value-type="string">
            <text:p>जाल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grid of varying height</text:p>
          </table:table-cell>
          <table:table-cell table:style-name="ce4" office:value-type="string">
            <text:p>Прямоугольная сетка различной высоты</text:p>
          </table:table-cell>
          <table:table-cell table:style-name="ce4" office:value-type="string">
            <text:p>Ein rechteckiges Gitter unterschiedlicher Höhe.</text:p>
          </table:table-cell>
          <table:table-cell table:style-name="ce4" office:value-type="string">
            <text:p>Une grille rectangulaire d'une hauteur variable</text:p>
          </table:table-cell>
          <table:table-cell table:style-name="ce4" office:value-type="string">
            <text:p>Una rejilla rectangular de altura variable</text:p>
          </table:table-cell>
          <table:table-cell table:style-name="ce4" office:value-type="string">
            <text:p>भिन्न उचाई वाला एक समकोण चतुर्भुज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helio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Helios</text:p>
          </table:table-cell>
          <table:table-cell table:style-name="ce4" office:value-type="string">
            <text:p>Гелиос</text:p>
          </table:table-cell>
          <table:table-cell table:style-name="ce4" office:value-type="string">
            <text:p>Helios</text:p>
          </table:table-cell>
          <table:table-cell table:style-name="ce4" office:value-type="string">
            <text:p>Helios</text:p>
          </table:table-cell>
          <table:table-cell table:style-name="ce4" office:value-type="string">
            <text:p>Helios</text:p>
          </table:table-cell>
          <table:table-cell table:style-name="ce4" office:value-type="string">
            <text:p>हेलियोस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greek Sun god's sign</text:p>
          </table:table-cell>
          <table:table-cell table:style-name="ce4" office:value-type="string">
            <text:p>Знак греческого бога Солнца</text:p>
          </table:table-cell>
          <table:table-cell table:style-name="ce4" office:value-type="string">
            <text:p>Das Zeichen des griechischen Sonnengotts.</text:p>
          </table:table-cell>
          <table:table-cell table:style-name="ce4" office:value-type="string">
            <text:p>Le signe du dieu grec du soleil</text:p>
          </table:table-cell>
          <table:table-cell table:style-name="ce4" office:value-type="string">
            <text:p>El símbolo del dios griego del Sol</text:p>
          </table:table-cell>
          <table:table-cell table:style-name="ce4" office:value-type="string">
            <text:p>यूनानी सूर्य देवता का निशान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hol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Hole</text:p>
          </table:table-cell>
          <table:table-cell table:style-name="ce4" office:value-type="string">
            <text:p>Дырка</text:p>
          </table:table-cell>
          <table:table-cell table:style-name="ce4" office:value-type="string">
            <text:p>Loch</text:p>
          </table:table-cell>
          <table:table-cell table:style-name="ce4" office:value-type="string">
            <text:p>Trou</text:p>
          </table:table-cell>
          <table:table-cell table:style-name="ce4" office:value-type="string">
            <text:p>Agujero</text:p>
          </table:table-cell>
          <table:table-cell table:style-name="ce4" office:value-type="string">
            <text:p>छेद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pyramid with a hole in the middle</text:p>
          </table:table-cell>
          <table:table-cell table:style-name="ce4" office:value-type="string">
            <text:p>Пирамида с дыркой в середине</text:p>
          </table:table-cell>
          <table:table-cell table:style-name="ce4" office:value-type="string">
            <text:p>Eine Pyramide mit einem Loch in der Mitte.</text:p>
          </table:table-cell>
          <table:table-cell table:style-name="ce4" office:value-type="string">
            <text:p>Une pyramide comportant un trou en son centre</text:p>
          </table:table-cell>
          <table:table-cell table:style-name="ce4" office:value-type="string">
            <text:p>Una pirámide con un agujero en medio</text:p>
          </table:table-cell>
          <table:table-cell table:style-name="ce4" office:value-type="string">
            <text:p>एक पिरामिड जिसके बीच में छेद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inner_circl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Inner Circle</text:p>
          </table:table-cell>
          <table:table-cell table:style-name="ce4" office:value-type="string">
            <text:p>Внутренний круг</text:p>
          </table:table-cell>
          <table:table-cell table:style-name="ce4" office:value-type="string">
            <text:p>Innenkreis</text:p>
          </table:table-cell>
          <table:table-cell table:style-name="ce4" office:value-type="string">
            <text:p>Cercle intérieur</text:p>
          </table:table-cell>
          <table:table-cell table:style-name="ce4" office:value-type="string">
            <text:p>Círculo interior</text:p>
          </table:table-cell>
          <table:table-cell table:style-name="ce4" office:value-type="string">
            <text:p>अंदरूनी घेर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oncentric boxes with openings pointing in opposite directions</text:p>
          </table:table-cell>
          <table:table-cell table:style-name="ce4" office:value-type="string">
            <text:p>Концентрические ящики с отверстиями, указывающими в противоположные направления</text:p>
          </table:table-cell>
          <table:table-cell table:style-name="ce4" office:value-type="string">
            <text:p>Konzentrische Kästen mit Öffnungen in entgegengesetzter Richtung.</text:p>
          </table:table-cell>
          <table:table-cell table:style-name="ce4" office:value-type="string">
            <text:p>Des boîtes concentriques s'ouvrant dans des directions opposées</text:p>
          </table:table-cell>
          <table:table-cell table:style-name="ce4" office:value-type="string">
            <text:p>Cajas concéntricas con aberturas que apuntan en direcciones opuestas</text:p>
          </table:table-cell>
          <table:table-cell table:style-name="ce4" office:value-type="string">
            <text:p>विपरीत दिशाओ में कुलने वाले सुम्केंद्रिये डिब्बे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key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Key</text:p>
          </table:table-cell>
          <table:table-cell table:style-name="ce4" office:value-type="string">
            <text:p>Ключ</text:p>
          </table:table-cell>
          <table:table-cell table:style-name="ce4" office:value-type="string">
            <text:p>Schlüssel</text:p>
          </table:table-cell>
          <table:table-cell table:style-name="ce4" office:value-type="string">
            <text:p>Clé</text:p>
          </table:table-cell>
          <table:table-cell table:style-name="ce4" office:value-type="string">
            <text:p>Llave</text:p>
          </table:table-cell>
          <table:table-cell table:style-name="ce4" office:value-type="string">
            <text:p>चाब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key made of Mahjongg tiles</text:p>
          </table:table-cell>
          <table:table-cell table:style-name="ce4" office:value-type="string">
            <text:p>Большой ключ из плиток для маджонга</text:p>
          </table:table-cell>
          <table:table-cell table:style-name="ce4" office:value-type="string">
            <text:p>Ein großer Schlüssel aus Mahjongg-Spielsteinen.</text:p>
          </table:table-cell>
          <table:table-cell table:style-name="ce4" office:value-type="string">
            <text:p>Une grande clé faite avec des tuiles Mahjongg</text:p>
          </table:table-cell>
          <table:table-cell table:style-name="ce4" office:value-type="string">
            <text:p>Una gran llave hecha de fichas de Mahjongg</text:p>
          </table:table-cell>
          <table:table-cell table:style-name="ce4" office:value-type="string">
            <text:p>महजोंग टाइल्स से बनी एक बड़ी चाबी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km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KM</text:p>
          </table:table-cell>
          <table:table-cell table:style-name="ce4" office:value-type="string">
            <text:p>К и М</text:p>
          </table:table-cell>
          <table:table-cell table:number-columns-repeated="4" table:style-name="ce4" office:value-type="string">
            <text:p>KM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Letters K and M. Do you have your favourite extension for that?</text:p>
          </table:table-cell>
          <table:table-cell table:style-name="ce4" office:value-type="string">
            <text:p>Буквы К и М. Какая расшифровка вам нравится больше?</text:p>
          </table:table-cell>
          <table:table-cell table:style-name="ce4" office:value-type="string">
            <text:p>Die Buchstaben „K“ und „M“. Denken Sie dabei an etwas bestimmtes?</text:p>
          </table:table-cell>
          <table:table-cell table:style-name="ce4" office:value-type="string">
            <text:p>Les lettres K et M. Avez-vous votre extension préférée pour cet acronyme ?</text:p>
          </table:table-cell>
          <table:table-cell table:style-name="ce4" office:value-type="string">
            <text:p>Las letras K y M. ¿Tienes una ampliación favorita para esto?</text:p>
          </table:table-cell>
          <table:table-cell table:style-name="ce4" office:value-type="string">
            <text:p>k और m अक्षर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labyrinth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Labyrinth</text:p>
          </table:table-cell>
          <table:table-cell table:style-name="ce4" office:value-type="string">
            <text:p>Лабиринт</text:p>
          </table:table-cell>
          <table:table-cell table:style-name="ce4" office:value-type="string">
            <text:p>Labyrinth</text:p>
          </table:table-cell>
          <table:table-cell table:style-name="ce4" office:value-type="string">
            <text:p>Labyrinthe</text:p>
          </table:table-cell>
          <table:table-cell table:style-name="ce4" office:value-type="string">
            <text:p>Laberinto</text:p>
          </table:table-cell>
          <table:table-cell table:style-name="ce4" office:value-type="string">
            <text:p>घूम घुमैय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omplex yet symmetric labyrinth</text:p>
          </table:table-cell>
          <table:table-cell table:style-name="ce4" office:value-type="string">
            <text:p>Симметричный лабиринт</text:p>
          </table:table-cell>
          <table:table-cell table:style-name="ce4" office:value-type="string">
            <text:p>Ein kompliziertes und symmetrisches Labyrinth.</text:p>
          </table:table-cell>
          <table:table-cell table:style-name="ce4" office:value-type="string">
            <text:p>Un labyrinthe complexe et cependant symétrique</text:p>
          </table:table-cell>
          <table:table-cell table:style-name="ce4" office:value-type="string">
            <text:p>Un laberinto complejo, aunque simétrico</text:p>
          </table:table-cell>
          <table:table-cell table:style-name="ce4" office:value-type="string">
            <text:p>एक मुश्किल पर संतुलित घूम घुमैया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mask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sk</text:p>
          </table:table-cell>
          <table:table-cell table:style-name="ce4" office:value-type="string">
            <text:p>Маска</text:p>
          </table:table-cell>
          <table:table-cell table:style-name="ce4" office:value-type="string">
            <text:p>Maske</text:p>
          </table:table-cell>
          <table:table-cell table:style-name="ce4" office:value-type="string">
            <text:p>Masque</text:p>
          </table:table-cell>
          <table:table-cell table:style-name="ce4" office:value-type="string">
            <text:p>Máscara</text:p>
          </table:table-cell>
          <table:table-cell table:style-name="ce4" office:value-type="string">
            <text:p>मुखोट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cary embossed pagan mask</text:p>
          </table:table-cell>
          <table:table-cell table:style-name="ce4" office:value-type="string">
            <text:p>Резная языческая маска, наводящая ужас</text:p>
          </table:table-cell>
          <table:table-cell table:style-name="ce4" office:value-type="string">
            <text:p>Eine unheimlich heidnische Maske.</text:p>
          </table:table-cell>
          <table:table-cell table:style-name="ce4" office:value-type="string">
            <text:p>Un effrayant masque païen en relief</text:p>
          </table:table-cell>
          <table:table-cell table:style-name="ce4" office:value-type="string">
            <text:p>Una terrorífica máscara pagana en relieve</text:p>
          </table:table-cell>
          <table:table-cell table:style-name="ce4" office:value-type="string">
            <text:p>एक डरावना उभरा हुआ प्रतिमा पूर्वक मुखोट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maya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ya</text:p>
          </table:table-cell>
          <table:table-cell table:style-name="ce4" office:value-type="string">
            <text:p>Майя</text:p>
          </table:table-cell>
          <table:table-cell table:style-name="ce4" office:value-type="string">
            <text:p>Maya</text:p>
          </table:table-cell>
          <table:table-cell table:style-name="ce4" office:value-type="string">
            <text:p>Maya</text:p>
          </table:table-cell>
          <table:table-cell table:style-name="ce4" office:value-type="string">
            <text:p>Maya</text:p>
          </table:table-cell>
          <table:table-cell table:style-name="ce4" office:value-type="string">
            <text:p>माय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Maya pyramids</text:p>
          </table:table-cell>
          <table:table-cell table:style-name="ce4" office:value-type="string">
            <text:p>Раскладка, похожая на пирамиды Майя</text:p>
          </table:table-cell>
          <table:table-cell table:style-name="ce4" office:value-type="string">
            <text:p>Dieses Design zeigt Maya-Pyramiden (Stufenpyramiden).</text:p>
          </table:table-cell>
          <table:table-cell table:style-name="ce4" office:value-type="string">
            <text:p>Une forme similaire aux pyramides Maya</text:p>
          </table:table-cell>
          <table:table-cell table:style-name="ce4" office:value-type="string">
            <text:p>Un diseño que se asemeja a las pirámides mayas</text:p>
          </table:table-cell>
          <table:table-cell table:style-name="ce4" office:value-type="string">
            <text:p>मयान पिरामिड जैस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maz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ze</text:p>
          </table:table-cell>
          <table:table-cell table:style-name="ce4" office:value-type="string">
            <text:p>Лабиринт Минотавра</text:p>
          </table:table-cell>
          <table:table-cell table:style-name="ce4" office:value-type="string">
            <text:p>Irrgarten</text:p>
          </table:table-cell>
          <table:table-cell table:style-name="ce4" office:value-type="string">
            <text:p>Dédale</text:p>
          </table:table-cell>
          <table:table-cell table:style-name="ce4" office:value-type="string">
            <text:p>Otro laberinto</text:p>
          </table:table-cell>
          <table:table-cell table:style-name="ce4" office:value-type="string">
            <text:p>भूल भुलैय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xtremely twisted maze. Beware of minotaurs!</text:p>
          </table:table-cell>
          <table:table-cell table:style-name="ce4" office:value-type="string">
            <text:p>Сильно закрученный лабиринт. Опасайтесь минотавров!</text:p>
          </table:table-cell>
          <table:table-cell table:style-name="ce4" office:value-type="string">
            <text:p>Ein extrem verdrehtes Labyrinth. Nehmen Sie sich vor Minotauros in Acht!</text:p>
          </table:table-cell>
          <table:table-cell table:style-name="ce4" office:value-type="string">
            <text:p>Un dédale extrêmement tarabiscoté. Attention aux minotaures !</text:p>
          </table:table-cell>
          <table:table-cell table:style-name="ce4" office:value-type="string">
            <text:p>Un laberinto muy retorcido. ¡Cuidado con los minotauros!</text:p>
          </table:table-cell>
          <table:table-cell table:style-name="ce4" office:value-type="string">
            <text:p>बहुत ही ज्यादा टेडी मेढ़ी भूल भुलैया | मिनोतौर्स से सावधान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mesh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esh</text:p>
          </table:table-cell>
          <table:table-cell table:style-name="ce4" office:value-type="string">
            <text:p>Петля</text:p>
          </table:table-cell>
          <table:table-cell table:style-name="ce4" office:value-type="string">
            <text:p>Masche</text:p>
          </table:table-cell>
          <table:table-cell table:style-name="ce4" office:value-type="string">
            <text:p>Fils</text:p>
          </table:table-cell>
          <table:table-cell table:style-name="ce4" office:value-type="string">
            <text:p>Malla</text:p>
          </table:table-cell>
          <table:table-cell table:style-name="ce4" office:value-type="string">
            <text:p>जाल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interweaved structure made up of Mahjongg tiles</text:p>
          </table:table-cell>
          <table:table-cell table:style-name="ce4" office:value-type="string">
            <text:p>Плетёная структура из фишек Маджонг</text:p>
          </table:table-cell>
          <table:table-cell table:style-name="ce4" office:value-type="string">
            <text:p>Eine verflochtene Struktur aus Mahjongg-Spielsteinen.</text:p>
          </table:table-cell>
          <table:table-cell table:style-name="ce4" office:value-type="string">
            <text:p>Une structure emmélée de tuiles Mahjongg</text:p>
          </table:table-cell>
          <table:table-cell table:style-name="ce4" office:value-type="string">
            <text:p>Una estructura entretejida hecha de fichas de Mahjongg</text:p>
          </table:table-cell>
          <table:table-cell table:style-name="ce4" office:value-type="string">
            <text:p>एक बुनी हुई जाली जो मह्जंग टाइल्स से बनी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moth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oth</text:p>
          </table:table-cell>
          <table:table-cell table:style-name="ce4" office:value-type="string">
            <text:p>Мотылёк</text:p>
          </table:table-cell>
          <table:table-cell table:style-name="ce4" office:value-type="string">
            <text:p>Mücke</text:p>
          </table:table-cell>
          <table:table-cell table:style-name="ce4" office:value-type="string">
            <text:p>Mite</text:p>
          </table:table-cell>
          <table:table-cell table:style-name="ce4" office:value-type="string">
            <text:p>Polilla</text:p>
          </table:table-cell>
          <table:table-cell table:style-name="ce4" office:value-type="string">
            <text:p>पतंग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presenting a small flying insect</text:p>
          </table:table-cell>
          <table:table-cell table:style-name="ce4" office:value-type="string">
            <text:p>Маленькое летающее насекомое</text:p>
          </table:table-cell>
          <table:table-cell table:style-name="ce4" office:value-type="string">
            <text:p>Dieses Design stellt ein kleines fliegendes Insekt dar.</text:p>
          </table:table-cell>
          <table:table-cell table:style-name="ce4" office:value-type="string">
            <text:p>Une forme représentant un petit insecte volant</text:p>
          </table:table-cell>
          <table:table-cell table:style-name="ce4" office:value-type="string">
            <text:p>Un diseño que representa un pequeño insecto volador</text:p>
          </table:table-cell>
          <table:table-cell table:style-name="ce4" office:value-type="string">
            <text:p>एक खाका जो एक छोटे से उड़ने वाले कीड़े जैसा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order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Порядок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Ordre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नियम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ross with thick ends</text:p>
          </table:table-cell>
          <table:table-cell table:style-name="ce4" office:value-type="string">
            <text:p>Крест с толстыми окончаниями</text:p>
          </table:table-cell>
          <table:table-cell table:style-name="ce4" office:value-type="string">
            <text:p>Ein Kreuz mit dicken Enden.</text:p>
          </table:table-cell>
          <table:table-cell table:style-name="ce4" office:value-type="string">
            <text:p>Une croix avec de larges extrémités</text:p>
          </table:table-cell>
          <table:table-cell table:style-name="ce4" office:value-type="string">
            <text:p>Una cruz de puntas gruesas</text:p>
          </table:table-cell>
          <table:table-cell table:style-name="ce4" office:value-type="string">
            <text:p>एक तिरछा जिसके मोटे कोने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pattern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attern</text:p>
          </table:table-cell>
          <table:table-cell table:style-name="ce4" office:value-type="string">
            <text:p>Орнамент</text:p>
          </table:table-cell>
          <table:table-cell table:style-name="ce4" office:value-type="string">
            <text:p>Muster</text:p>
          </table:table-cell>
          <table:table-cell table:style-name="ce4" office:value-type="string">
            <text:p>Motif</text:p>
          </table:table-cell>
          <table:table-cell table:style-name="ce4" office:value-type="string">
            <text:p>Diseño</text:p>
          </table:table-cell>
          <table:table-cell table:style-name="ce4" office:value-type="string">
            <text:p>स्वरूप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mysterious pattern atop rectangular blocks</text:p>
          </table:table-cell>
          <table:table-cell table:style-name="ce4" office:value-type="string">
            <text:p>Таинственны орнамент из прямоугольных блоков</text:p>
          </table:table-cell>
          <table:table-cell table:style-name="ce4" office:value-type="string">
            <text:p>Ein geheimnisvolles Muster auf Rechtecken.</text:p>
          </table:table-cell>
          <table:table-cell table:style-name="ce4" office:value-type="string">
            <text:p>Un motif mystérieux avec des blocs rectangulaires aux extrémités</text:p>
          </table:table-cell>
          <table:table-cell table:style-name="ce4" office:value-type="string">
            <text:p>Un diseño misterioso sobre bloques rectangulares</text:p>
          </table:table-cell>
          <table:table-cell table:style-name="ce4" office:value-type="string">
            <text:p>एक रेहेस्यपूर्ण स्वरुप जो समकोण चतुर्भुज पर बना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penta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enta</text:p>
          </table:table-cell>
          <table:table-cell table:style-name="ce4" office:value-type="string">
            <text:p>Пента</text:p>
          </table:table-cell>
          <table:table-cell table:style-name="ce4" office:value-type="string">
            <text:p>Penta</text:p>
          </table:table-cell>
          <table:table-cell table:style-name="ce4" office:value-type="string">
            <text:p>Pentagone</text:p>
          </table:table-cell>
          <table:table-cell table:style-name="ce4" office:value-type="string">
            <text:p>Penta</text:p>
          </table:table-cell>
          <table:table-cell table:style-name="ce4" office:value-type="string">
            <text:p>पेंट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fortress with five towers</text:p>
          </table:table-cell>
          <table:table-cell table:style-name="ce4" office:value-type="string">
            <text:p>Крепость с пятью башнями</text:p>
          </table:table-cell>
          <table:table-cell table:style-name="ce4" office:value-type="string">
            <text:p>Eine Festung mit fünf Türmen.</text:p>
          </table:table-cell>
          <table:table-cell table:style-name="ce4" office:value-type="string">
            <text:p>Une forteresse à cinq tours</text:p>
          </table:table-cell>
          <table:table-cell table:style-name="ce4" office:value-type="string">
            <text:p>Una fortaleza con cinco torres</text:p>
          </table:table-cell>
          <table:table-cell table:style-name="ce4" office:value-type="string">
            <text:p>एक किला जिसके पांच मीनार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pillar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llars</text:p>
          </table:table-cell>
          <table:table-cell table:style-name="ce4" office:value-type="string">
            <text:p>Столбы</text:p>
          </table:table-cell>
          <table:table-cell table:style-name="ce4" office:value-type="string">
            <text:p>Säulen</text:p>
          </table:table-cell>
          <table:table-cell table:style-name="ce4" office:value-type="string">
            <text:p>Piliers</text:p>
          </table:table-cell>
          <table:table-cell table:style-name="ce4" office:value-type="string">
            <text:p>Pilares</text:p>
          </table:table-cell>
          <table:table-cell table:style-name="ce4" office:value-type="string">
            <text:p>खम्बे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ouple of vertical pillars supporting a flat surface</text:p>
          </table:table-cell>
          <table:table-cell table:style-name="ce4" office:value-type="string">
            <text:p>Пара вертикальных столбов, поддерживающих плоскую поверхность</text:p>
          </table:table-cell>
          <table:table-cell table:style-name="ce4" office:value-type="string">
            <text:p>Zwei vertikale Säulen als Stütze einer ebenen Fläche.</text:p>
          </table:table-cell>
          <table:table-cell table:style-name="ce4" office:value-type="string">
            <text:p>Un couple de piliers verticaux supportant une surface plane</text:p>
          </table:table-cell>
          <table:table-cell table:style-name="ce4" office:value-type="string">
            <text:p>Un conjunto de pilares verticales que sostienen una superficie plana</text:p>
          </table:table-cell>
          <table:table-cell table:style-name="ce4" office:value-type="string">
            <text:p>कुछ खम्बे जिन के ऊपर एक समतल सतह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pirate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rates</text:p>
          </table:table-cell>
          <table:table-cell table:style-name="ce4" office:value-type="string">
            <text:p>Пираты</text:p>
          </table:table-cell>
          <table:table-cell table:style-name="ce4" office:value-type="string">
            <text:p>Piraten</text:p>
          </table:table-cell>
          <table:table-cell table:style-name="ce4" office:value-type="string">
            <text:p>Pirates</text:p>
          </table:table-cell>
          <table:table-cell table:style-name="ce4" office:value-type="string">
            <text:p>Piratas</text:p>
          </table:table-cell>
          <table:table-cell table:style-name="ce4" office:value-type="string">
            <text:p>समुद्री लुटेरे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ailing boat under the sun</text:p>
          </table:table-cell>
          <table:table-cell table:style-name="ce4" office:value-type="string">
            <text:p>Парусник под солнцем</text:p>
          </table:table-cell>
          <table:table-cell table:style-name="ce4" office:value-type="string">
            <text:p>Ein segelndes Boot unter der Sonne.</text:p>
          </table:table-cell>
          <table:table-cell table:style-name="ce4" office:value-type="string">
            <text:p>Un bateau à voile sous le soleil</text:p>
          </table:table-cell>
          <table:table-cell table:style-name="ce4" office:value-type="string">
            <text:p>Un barco velero bajo el sol</text:p>
          </table:table-cell>
          <table:table-cell table:style-name="ce4" office:value-type="string">
            <text:p>दिन में तैरती एक नाव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pyramid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yramid</text:p>
          </table:table-cell>
          <table:table-cell table:style-name="ce4" office:value-type="string">
            <text:p>Пирамида</text:p>
          </table:table-cell>
          <table:table-cell table:style-name="ce4" office:value-type="string">
            <text:p>Pyramide</text:p>
          </table:table-cell>
          <table:table-cell table:style-name="ce4" office:value-type="string">
            <text:p>Pyramide</text:p>
          </table:table-cell>
          <table:table-cell table:style-name="ce4" office:value-type="string">
            <text:p>Pirámide</text:p>
          </table:table-cell>
          <table:table-cell table:style-name="ce4" office:value-type="string">
            <text:p>पिरामिड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an you tear the pyramid apart?</text:p>
          </table:table-cell>
          <table:table-cell table:style-name="ce4" office:value-type="string">
            <text:p>Вы сможете разобрать пирамиду на части?</text:p>
          </table:table-cell>
          <table:table-cell table:style-name="ce4" office:value-type="string">
            <text:p>Können Sie die Pyramide zerstören?</text:p>
          </table:table-cell>
          <table:table-cell table:style-name="ce4" office:value-type="string">
            <text:p>Viendrez-vous à bout de la pyramide ?</text:p>
          </table:table-cell>
          <table:table-cell table:style-name="ce4" office:value-type="string">
            <text:p>¿Puede desmontar la pirámide?</text:p>
          </table:table-cell>
          <table:table-cell table:style-name="ce4" office:value-type="string">
            <text:p>क्या आप इस पिरामिड को तोड़ सकते है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rocket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Rocket</text:p>
          </table:table-cell>
          <table:table-cell table:style-name="ce4" office:value-type="string">
            <text:p>Ракета</text:p>
          </table:table-cell>
          <table:table-cell table:style-name="ce4" office:value-type="string">
            <text:p>Rakete</text:p>
          </table:table-cell>
          <table:table-cell table:style-name="ce4" office:value-type="string">
            <text:p>Missile</text:p>
          </table:table-cell>
          <table:table-cell table:style-name="ce4" office:value-type="string">
            <text:p>Cohete</text:p>
          </table:table-cell>
          <table:table-cell table:style-name="ce4" office:value-type="string">
            <text:p>बाण हवाई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ocket for you to launch off the board</text:p>
          </table:table-cell>
          <table:table-cell table:style-name="ce4" office:value-type="string">
            <text:p>Можно запустить ракету с доски</text:p>
          </table:table-cell>
          <table:table-cell table:style-name="ce4" office:value-type="string">
            <text:p>Eine Rakete, die das Spielfeld verlassen möchte.</text:p>
          </table:table-cell>
          <table:table-cell table:style-name="ce4" office:value-type="string">
            <text:p>Une roquette à envoyer hors du plateau</text:p>
          </table:table-cell>
          <table:table-cell table:style-name="ce4" office:value-type="string">
            <text:p>Un cohete para lanzar desde el tablero</text:p>
          </table:table-cell>
          <table:table-cell table:style-name="ce4" office:value-type="string">
            <text:p>एक हवा में जाता बाण हवाई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hield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hield</text:p>
          </table:table-cell>
          <table:table-cell table:style-name="ce4" office:value-type="string">
            <text:p>Щит</text:p>
          </table:table-cell>
          <table:table-cell table:style-name="ce4" office:value-type="string">
            <text:p>Kampfausstattung</text:p>
          </table:table-cell>
          <table:table-cell table:style-name="ce4" office:value-type="string">
            <text:p>Bouclier</text:p>
          </table:table-cell>
          <table:table-cell table:style-name="ce4" office:value-type="string">
            <text:p>Escudo</text:p>
          </table:table-cell>
          <table:table-cell table:style-name="ce4" office:value-type="string">
            <text:p>ढाल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hield and a sword made up of Mahjongg tiles</text:p>
          </table:table-cell>
          <table:table-cell table:style-name="ce4" office:value-type="string">
            <text:p>Щит и меч из плиток для маджонга</text:p>
          </table:table-cell>
          <table:table-cell table:style-name="ce4" office:value-type="string">
            <text:p>Ein Schild und Schwert aus Mahjongg-Spielsteinen.</text:p>
          </table:table-cell>
          <table:table-cell table:style-name="ce4" office:value-type="string">
            <text:p>Un bouclier et une épée réalisés en tuiles Mahjongg</text:p>
          </table:table-cell>
          <table:table-cell table:style-name="ce4" office:value-type="string">
            <text:p>Un escudo y una espada hechos de fichas de Mahjongg</text:p>
          </table:table-cell>
          <table:table-cell table:style-name="ce4" office:value-type="string">
            <text:p>महजोंग टाइल्स से बनी एक तलवार और ढाल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pider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pider</text:p>
          </table:table-cell>
          <table:table-cell table:style-name="ce4" office:value-type="string">
            <text:p>Паук</text:p>
          </table:table-cell>
          <table:table-cell table:style-name="ce4" office:value-type="string">
            <text:p>Spinne</text:p>
          </table:table-cell>
          <table:table-cell table:style-name="ce4" office:value-type="string">
            <text:p>Araignée</text:p>
          </table:table-cell>
          <table:table-cell table:style-name="ce4" office:value-type="string">
            <text:p>Araña</text:p>
          </table:table-cell>
          <table:table-cell table:style-name="ce4" office:value-type="string">
            <text:p>मकड़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spider layout</text:p>
          </table:table-cell>
          <table:table-cell table:style-name="ce4" office:value-type="string">
            <text:p>Раскладка в виде паука</text:p>
          </table:table-cell>
          <table:table-cell table:style-name="ce4" office:value-type="string">
            <text:p>Eine Spinne im Vista-Stil.</text:p>
          </table:table-cell>
          <table:table-cell table:style-name="ce4" office:value-type="string">
            <text:p>Forme d'une araignée dans le style Vista</text:p>
          </table:table-cell>
          <table:table-cell table:style-name="ce4" office:value-type="string">
            <text:p>Diseño en forma de araña estilo Vista</text:p>
          </table:table-cell>
          <table:table-cell table:style-name="ce4" office:value-type="string">
            <text:p>विस्टा शैली में मकड़ी क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4"/>
          <table:table-cell table:style-name="ce4" office:value-type="string">
            <text:p>alchark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अल्चार्क</text:p>
          </table:table-cell>
        </table:table-row>
        <table:table-row table:style-name="ro1">
          <table:table-cell table:style-name="ce2" office:value-type="string">
            <text:p>#\layouts\square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quares</text:p>
          </table:table-cell>
          <table:table-cell table:style-name="ce4" office:value-type="string">
            <text:p>Квадраты</text:p>
          </table:table-cell>
          <table:table-cell table:style-name="ce4" office:value-type="string">
            <text:p>Quadrate</text:p>
          </table:table-cell>
          <table:table-cell table:style-name="ce4" office:value-type="string">
            <text:p>Carrés</text:p>
          </table:table-cell>
          <table:table-cell table:style-name="ce4" office:value-type="string">
            <text:p>Cuadrados</text:p>
          </table:table-cell>
          <table:table-cell table:style-name="ce4" office:value-type="string">
            <text:p>वर्ग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oncentric squares of alterating height</text:p>
          </table:table-cell>
          <table:table-cell table:style-name="ce4" office:value-type="string">
            <text:p>Концентрические квадраты различной высоты</text:p>
          </table:table-cell>
          <table:table-cell table:style-name="ce4" office:value-type="string">
            <text:p>Konzentrische Quadrate mit verschiedenen Höhen.</text:p>
          </table:table-cell>
          <table:table-cell table:style-name="ce4" office:value-type="string">
            <text:p>Des carrés concentriques d'une hauteur différente</text:p>
          </table:table-cell>
          <table:table-cell table:style-name="ce4" office:value-type="string">
            <text:p>Cuadrados concéntricos de altura alterna</text:p>
          </table:table-cell>
          <table:table-cell table:style-name="ce4" office:value-type="string">
            <text:p>भिन्न उचाई वाले समकोणीय चतुर्भुज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quaring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quaring</text:p>
          </table:table-cell>
          <table:table-cell table:style-name="ce4" office:value-type="string">
            <text:p>Квадрат в квадрате</text:p>
          </table:table-cell>
          <table:table-cell table:style-name="ce4" office:value-type="string">
            <text:p>Quadratur</text:p>
          </table:table-cell>
          <table:table-cell table:style-name="ce4" office:value-type="string">
            <text:p>Quadrature</text:p>
          </table:table-cell>
          <table:table-cell table:style-name="ce4" office:value-type="string">
            <text:p>Cuadrando</text:p>
          </table:table-cell>
          <table:table-cell table:style-name="ce4" office:value-type="string">
            <text:p>वर्गाकार बनान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Who said squares are flat?</text:p>
          </table:table-cell>
          <table:table-cell table:style-name="ce4" office:value-type="string">
            <text:p>Кто сказал, что квадраты плоские?</text:p>
          </table:table-cell>
          <table:table-cell table:style-name="ce4" office:value-type="string">
            <text:p>Wer behauptet, dass Quadrate flach sind?</text:p>
          </table:table-cell>
          <table:table-cell table:style-name="ce4" office:value-type="string">
            <text:p>Qui a dit que les carrés sont plats ?</text:p>
          </table:table-cell>
          <table:table-cell table:style-name="ce4" office:value-type="string">
            <text:p>¿Quién dijo que los cuadrados eran planos?</text:p>
          </table:table-cell>
          <table:table-cell table:style-name="ce4" office:value-type="string">
            <text:p>किसने कहा समकोण चतुर्भुज समतल होते है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tadion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dion</text:p>
          </table:table-cell>
          <table:table-cell table:style-name="ce4" office:value-type="string">
            <text:p>Стадион</text:p>
          </table:table-cell>
          <table:table-cell table:style-name="ce4" office:value-type="string">
            <text:p>Stadion</text:p>
          </table:table-cell>
          <table:table-cell table:style-name="ce4" office:value-type="string">
            <text:p>Stade</text:p>
          </table:table-cell>
          <table:table-cell table:style-name="ce4" office:value-type="string">
            <text:p>Estadio</text:p>
          </table:table-cell>
          <table:table-cell table:style-name="ce4" office:value-type="string">
            <text:p>मैदान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presenting a football field</text:p>
          </table:table-cell>
          <table:table-cell table:style-name="ce4" office:value-type="string">
            <text:p>Раскладка в виде футбольного поля</text:p>
          </table:table-cell>
          <table:table-cell table:style-name="ce4" office:value-type="string">
            <text:p>Dieses Design zeigt einen Fußballplatz.</text:p>
          </table:table-cell>
          <table:table-cell table:style-name="ce4" office:value-type="string">
            <text:p>La forme d'un terrain de football</text:p>
          </table:table-cell>
          <table:table-cell table:style-name="ce4" office:value-type="string">
            <text:p>Un diseño que representa un campo de fútbol</text:p>
          </table:table-cell>
          <table:table-cell table:style-name="ce4" office:value-type="string">
            <text:p>एक फुटबॉल मैदान क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tair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irs</text:p>
          </table:table-cell>
          <table:table-cell table:style-name="ce4" office:value-type="string">
            <text:p>Лесенка</text:p>
          </table:table-cell>
          <table:table-cell table:style-name="ce4" office:value-type="string">
            <text:p>Treppen</text:p>
          </table:table-cell>
          <table:table-cell table:style-name="ce4" office:value-type="string">
            <text:p>Étages</text:p>
          </table:table-cell>
          <table:table-cell table:style-name="ce4" office:value-type="string">
            <text:p>Escaleras</text:p>
          </table:table-cell>
          <table:table-cell table:style-name="ce4" office:value-type="string">
            <text:p>सीडिय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taircase for those who dislike taking the same path twice</text:p>
          </table:table-cell>
          <table:table-cell table:style-name="ce4" office:value-type="string">
            <text:p>Лесенка для тех, кто не любит идти по одному пути дважды</text:p>
          </table:table-cell>
          <table:table-cell table:style-name="ce4" office:value-type="string">
            <text:p>Ein Treppenhaus für alle, die denselben Weg nicht doppelt gehen möchten.</text:p>
          </table:table-cell>
          <table:table-cell table:style-name="ce4" office:value-type="string">
            <text:p>Un escalier en colimaçon pour les personnes n'aimant pas prendre deux fois le même chemin</text:p>
          </table:table-cell>
          <table:table-cell table:style-name="ce4" office:value-type="string">
            <text:p>Una escalera para los que no gustan de seguir dos veces el mismo camino</text:p>
          </table:table-cell>
          <table:table-cell table:style-name="ce4" office:value-type="string">
            <text:p>उन लोगो के लिए सीडिया जिन्हें एक ही रस्ते पर बार बार चलना अच नहीं लगत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tar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r</text:p>
          </table:table-cell>
          <table:table-cell table:style-name="ce4" office:value-type="string">
            <text:p>Звезда</text:p>
          </table:table-cell>
          <table:table-cell table:style-name="ce4" office:value-type="string">
            <text:p>Stern</text:p>
          </table:table-cell>
          <table:table-cell table:style-name="ce4" office:value-type="string">
            <text:p>Étoile</text:p>
          </table:table-cell>
          <table:table-cell table:style-name="ce4" office:value-type="string">
            <text:p>Estrella</text:p>
          </table:table-cell>
          <table:table-cell table:style-name="ce4" office:value-type="string">
            <text:p>सितार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asterisk-shaped embossed layout</text:p>
          </table:table-cell>
          <table:table-cell table:style-name="ce4" office:value-type="string">
            <text:p>Рельефная раскладка в виде звезды</text:p>
          </table:table-cell>
          <table:table-cell table:style-name="ce4" office:value-type="string">
            <text:p>Ein sternförmiges Design.</text:p>
          </table:table-cell>
          <table:table-cell table:style-name="ce4" office:value-type="string">
            <text:p>Une astérisque en relief</text:p>
          </table:table-cell>
          <table:table-cell table:style-name="ce4" office:value-type="string">
            <text:p>Un diseño en forma de asterisco en relieve</text:p>
          </table:table-cell>
          <table:table-cell table:style-name="ce4" office:value-type="string">
            <text:p>एक अस्त्रिक्स के आकार में उभर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tar_ship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r Ship</text:p>
          </table:table-cell>
          <table:table-cell table:style-name="ce4" office:value-type="string">
            <text:p>Звёздный корабль</text:p>
          </table:table-cell>
          <table:table-cell table:style-name="ce4" office:value-type="string">
            <text:p>Raumschiff</text:p>
          </table:table-cell>
          <table:table-cell table:style-name="ce4" office:value-type="string">
            <text:p>Vaisseau spatial</text:p>
          </table:table-cell>
          <table:table-cell table:style-name="ce4" office:value-type="string">
            <text:p>Nave espacial</text:p>
          </table:table-cell>
          <table:table-cell table:style-name="ce4" office:value-type="string">
            <text:p>उड़नतश्तर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ci-fi space transport</text:p>
          </table:table-cell>
          <table:table-cell table:style-name="ce4" office:value-type="string">
            <text:p>Фантастический звёздный транспорт</text:p>
          </table:table-cell>
          <table:table-cell table:style-name="ce4" office:value-type="string">
            <text:p>Ein zukunftsmäßiger Raumtransporter.</text:p>
          </table:table-cell>
          <table:table-cell table:style-name="ce4" office:value-type="string">
            <text:p>Un transport spatial de science fiction</text:p>
          </table:table-cell>
          <table:table-cell table:style-name="ce4" office:value-type="string">
            <text:p>Un transporte espacial de ciencia ficción</text:p>
          </table:table-cell>
          <table:table-cell table:style-name="ce4" office:value-type="string">
            <text:p>एक साईं-फाई वाहन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tax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cks</text:p>
          </table:table-cell>
          <table:table-cell table:style-name="ce4" office:value-type="string">
            <text:p>Штабели</text:p>
          </table:table-cell>
          <table:table-cell table:style-name="ce4" office:value-type="string">
            <text:p>Stapel</text:p>
          </table:table-cell>
          <table:table-cell table:style-name="ce4" office:value-type="string">
            <text:p>Piles</text:p>
          </table:table-cell>
          <table:table-cell table:style-name="ce4" office:value-type="string">
            <text:p>Pilas</text:p>
          </table:table-cell>
          <table:table-cell table:style-name="ce4" office:value-type="string">
            <text:p>ढे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ifficult layout with stacks of tiles</text:p>
          </table:table-cell>
          <table:table-cell table:style-name="ce4" office:value-type="string">
            <text:p>Сложная раскладка с штабелями из плиток</text:p>
          </table:table-cell>
          <table:table-cell table:style-name="ce4" office:value-type="string">
            <text:p>Ein schwieriges Design mit Stapeln aus Spielsteinen.</text:p>
          </table:table-cell>
          <table:table-cell table:style-name="ce4" office:value-type="string">
            <text:p>Disposition difficile en piles de tuiles</text:p>
          </table:table-cell>
          <table:table-cell table:style-name="ce4" office:value-type="string">
            <text:p>Diseño difícil con pilas de fichas</text:p>
          </table:table-cell>
          <table:table-cell table:style-name="ce4" office:value-type="string">
            <text:p>टाइल्स के ढेर से बनी एक मुश्किल खाका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wirl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wirl</text:p>
          </table:table-cell>
          <table:table-cell table:style-name="ce4" office:value-type="string">
            <text:p>Вихрь</text:p>
          </table:table-cell>
          <table:table-cell table:style-name="ce4" office:value-type="string">
            <text:p>Wirbel</text:p>
          </table:table-cell>
          <table:table-cell table:style-name="ce4" office:value-type="string">
            <text:p>Tourbillon</text:p>
          </table:table-cell>
          <table:table-cell table:style-name="ce4" office:value-type="string">
            <text:p>Remolino</text:p>
          </table:table-cell>
          <table:table-cell table:style-name="ce4" office:value-type="string">
            <text:p>छल्ल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piral with thick ends</text:p>
          </table:table-cell>
          <table:table-cell table:style-name="ce4" office:value-type="string">
            <text:p>Спираль с толстыми окончаниями</text:p>
          </table:table-cell>
          <table:table-cell table:style-name="ce4" office:value-type="string">
            <text:p>Eine Spirale mit dicken Enden.</text:p>
          </table:table-cell>
          <table:table-cell table:style-name="ce4" office:value-type="string">
            <text:p>Une spirale avec des extrémités élargies</text:p>
          </table:table-cell>
          <table:table-cell table:style-name="ce4" office:value-type="string">
            <text:p>Una espiral con puntas gruesas</text:p>
          </table:table-cell>
          <table:table-cell table:style-name="ce4" office:value-type="string">
            <text:p>एक घुमावदार आकार जिसके मोटे कोने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eatr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eatre</text:p>
          </table:table-cell>
          <table:table-cell table:style-name="ce4" office:value-type="string">
            <text:p>Театр</text:p>
          </table:table-cell>
          <table:table-cell table:style-name="ce4" office:value-type="string">
            <text:p>Theater</text:p>
          </table:table-cell>
          <table:table-cell table:style-name="ce4" office:value-type="string">
            <text:p>Théâtre</text:p>
          </table:table-cell>
          <table:table-cell table:style-name="ce4" office:value-type="string">
            <text:p>Teatro</text:p>
          </table:table-cell>
          <table:table-cell table:style-name="ce4" office:value-type="string">
            <text:p>तेअत्रे रंगशाल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table:number-columns-repeated="6"/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empl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emple</text:p>
          </table:table-cell>
          <table:table-cell table:style-name="ce4" office:value-type="string">
            <text:p>Храм</text:p>
          </table:table-cell>
          <table:table-cell table:style-name="ce4" office:value-type="string">
            <text:p>Tempelanlage</text:p>
          </table:table-cell>
          <table:table-cell table:style-name="ce4" office:value-type="string">
            <text:p>Temple</text:p>
          </table:table-cell>
          <table:table-cell table:style-name="ce4" office:value-type="string">
            <text:p>Templo</text:p>
          </table:table-cell>
          <table:table-cell table:style-name="ce4" office:value-type="string">
            <text:p>मंदि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temple-shaped layout</text:p>
          </table:table-cell>
          <table:table-cell table:style-name="ce4" office:value-type="string">
            <text:p>Раскладка в виде храма</text:p>
          </table:table-cell>
          <table:table-cell table:style-name="ce4" office:value-type="string">
            <text:p>Ein tempelförmiges Design.</text:p>
          </table:table-cell>
          <table:table-cell table:style-name="ce4" office:value-type="string">
            <text:p>Une forme de temple</text:p>
          </table:table-cell>
          <table:table-cell table:style-name="ce4" office:value-type="string">
            <text:p>Un diseño en forma de templo</text:p>
          </table:table-cell>
          <table:table-cell table:style-name="ce4" office:value-type="string">
            <text:p>एक मंदिर क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he_door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he Door</text:p>
          </table:table-cell>
          <table:table-cell table:style-name="ce4" office:value-type="string">
            <text:p>Дверь</text:p>
          </table:table-cell>
          <table:table-cell table:style-name="ce4" office:value-type="string">
            <text:p>Die Tür</text:p>
          </table:table-cell>
          <table:table-cell table:style-name="ce4" office:value-type="string">
            <text:p>La porte</text:p>
          </table:table-cell>
          <table:table-cell table:style-name="ce4" office:value-type="string">
            <text:p>La puerta</text:p>
          </table:table-cell>
          <table:table-cell table:style-name="ce4" office:value-type="string">
            <text:p>दरवाज़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doorway through a pyramid-shaped wall</text:p>
          </table:table-cell>
          <table:table-cell table:style-name="ce4" office:value-type="string">
            <text:p>Дверь в стене пирамиды</text:p>
          </table:table-cell>
          <table:table-cell table:style-name="ce4" office:value-type="string">
            <text:p>Ein Durchgang durch eine pyramidenförmige Mauer.</text:p>
          </table:table-cell>
          <table:table-cell table:style-name="ce4" office:value-type="string">
            <text:p>Une porte au travers d'un mur pyramidal</text:p>
          </table:table-cell>
          <table:table-cell table:style-name="ce4" office:value-type="string">
            <text:p>Una entrada a través de un muro en forma de pirámide</text:p>
          </table:table-cell>
          <table:table-cell table:style-name="ce4" office:value-type="string">
            <text:p>पिरामिड के बीच से द्वारमार्ग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heatr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heatre</text:p>
          </table:table-cell>
          <table:table-cell table:style-name="ce4" office:value-type="string">
            <text:p>Театр</text:p>
          </table:table-cell>
          <table:table-cell table:style-name="ce4" office:value-type="string">
            <text:p>Theater</text:p>
          </table:table-cell>
          <table:table-cell table:style-name="ce4" office:value-type="string">
            <text:p>Théatre</text:p>
          </table:table-cell>
          <table:table-cell table:style-name="ce4" office:value-type="string">
            <text:p>Teatro</text:p>
          </table:table-cell>
          <table:table-cell table:style-name="ce4" office:value-type="string">
            <text:p>रंगशाल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building with empty space in the middle</text:p>
          </table:table-cell>
          <table:table-cell table:style-name="ce4" office:value-type="string">
            <text:p>Прямоугольное здание с пустотой в середине</text:p>
          </table:table-cell>
          <table:table-cell table:style-name="ce4" office:value-type="string">
            <text:p>Ein rechteckiges Gebilde mit einen leeren Raum in der Mitte.</text:p>
          </table:table-cell>
          <table:table-cell table:style-name="ce4" office:value-type="string">
            <text:p>Un bâtiment rectangulaire avec un espace vide au centre</text:p>
          </table:table-cell>
          <table:table-cell table:style-name="ce4" office:value-type="string">
            <text:p>Un edificio rectangular con un espacio vacío en el centro</text:p>
          </table:table-cell>
          <table:table-cell table:style-name="ce4" office:value-type="string">
            <text:p>एक समकोण चतुर्भुज आकार की ईमारत जिसके बीच में खाली स्थान हो 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ime_tunnel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ime Tunnel</text:p>
          </table:table-cell>
          <table:table-cell table:style-name="ce4" office:value-type="string">
            <text:p>Тоннель времени</text:p>
          </table:table-cell>
          <table:table-cell table:style-name="ce4" office:value-type="string">
            <text:p>Zeittunnel</text:p>
          </table:table-cell>
          <table:table-cell table:style-name="ce4" office:value-type="string">
            <text:p>Tunnel temporel</text:p>
          </table:table-cell>
          <table:table-cell table:style-name="ce4" office:value-type="string">
            <text:p>Túnel del tiempo</text:p>
          </table:table-cell>
          <table:table-cell table:style-name="ce4" office:value-type="string">
            <text:p>समय सुरंग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pyramid with a hole in the middle</text:p>
          </table:table-cell>
          <table:table-cell table:style-name="ce4" office:value-type="string">
            <text:p>Пирамида с дыркой в середине</text:p>
          </table:table-cell>
          <table:table-cell table:style-name="ce4" office:value-type="string">
            <text:p>Eine Pyramide mit einem Loch in der Mitte.</text:p>
          </table:table-cell>
          <table:table-cell table:style-name="ce4" office:value-type="string">
            <text:p>Une pyramide comportant un trou en son centre</text:p>
          </table:table-cell>
          <table:table-cell table:style-name="ce4" office:value-type="string">
            <text:p>Una pirámide con un agujero en medio</text:p>
          </table:table-cell>
          <table:table-cell table:style-name="ce4" office:value-type="string">
            <text:p>एक पिरामिड जिसमे बीच में खाली जगहे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omb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mb</text:p>
          </table:table-cell>
          <table:table-cell table:style-name="ce4" office:value-type="string">
            <text:p>Гробница</text:p>
          </table:table-cell>
          <table:table-cell table:style-name="ce4" office:value-type="string">
            <text:p>Grabstätte</text:p>
          </table:table-cell>
          <table:table-cell table:style-name="ce4" office:value-type="string">
            <text:p>Tombe</text:p>
          </table:table-cell>
          <table:table-cell table:style-name="ce4" office:value-type="string">
            <text:p>Tumba</text:p>
          </table:table-cell>
          <table:table-cell table:style-name="ce4" office:value-type="string">
            <text:p>कब्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Fans of Lara Croft may start digging</text:p>
          </table:table-cell>
          <table:table-cell table:style-name="ce4" office:value-type="string">
            <text:p>Фанаты Лары Крофт могут начинать рыться</text:p>
          </table:table-cell>
          <table:table-cell table:style-name="ce4" office:value-type="string">
            <text:p>Verehrer von Lara Croft könnten jetzt mit dem Graben beginnen.</text:p>
          </table:table-cell>
          <table:table-cell table:style-name="ce4" office:value-type="string">
            <text:p>Les fans de Lara Croft vont commencer à creuser</text:p>
          </table:table-cell>
          <table:table-cell table:style-name="ce4" office:value-type="string">
            <text:p>Los fans de Lara Coft pueden empezar a excavar</text:p>
          </table:table-cell>
          <table:table-cell table:style-name="ce4" office:value-type="string">
            <text:p>लारा क्रॉफ्ट के प्रशंसको के लिए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otem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tem</text:p>
          </table:table-cell>
          <table:table-cell table:style-name="ce4" office:value-type="string">
            <text:p>Тотем</text:p>
          </table:table-cell>
          <table:table-cell table:style-name="ce4" office:value-type="string">
            <text:p>Talisman</text:p>
          </table:table-cell>
          <table:table-cell table:style-name="ce4" office:value-type="string">
            <text:p>Totem</text:p>
          </table:table-cell>
          <table:table-cell table:style-name="ce4" office:value-type="string">
            <text:p>Tótem</text:p>
          </table:table-cell>
          <table:table-cell table:style-name="ce4" office:value-type="string">
            <text:p>टोटेम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T-shaped embossed object with a hole</text:p>
          </table:table-cell>
          <table:table-cell table:style-name="ce4" office:value-type="string">
            <text:p>Рельефный объект в форме T с отверстием</text:p>
          </table:table-cell>
          <table:table-cell table:style-name="ce4" office:value-type="string">
            <text:p>Ein T-förmiges Objekt mit einem Loch.</text:p>
          </table:table-cell>
          <table:table-cell table:style-name="ce4" office:value-type="string">
            <text:p>Un objet de la forme d'un T en relief avec un trou</text:p>
          </table:table-cell>
          <table:table-cell table:style-name="ce4" office:value-type="string">
            <text:p>Un objeto en relieve en forma de T con un agujero</text:p>
          </table:table-cell>
          <table:table-cell table:style-name="ce4" office:value-type="string">
            <text:p>एक T आकर की उभरी वास्तु जिसमे एक छेद हो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ower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wer</text:p>
          </table:table-cell>
          <table:table-cell table:style-name="ce4" office:value-type="string">
            <text:p>Башня</text:p>
          </table:table-cell>
          <table:table-cell table:style-name="ce4" office:value-type="string">
            <text:p>Turm</text:p>
          </table:table-cell>
          <table:table-cell table:style-name="ce4" office:value-type="string">
            <text:p>Tour</text:p>
          </table:table-cell>
          <table:table-cell table:style-name="ce4" office:value-type="string">
            <text:p>Torre</text:p>
          </table:table-cell>
          <table:table-cell table:style-name="ce4" office:value-type="string">
            <text:p>मिना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Remove the towers</text:p>
          </table:table-cell>
          <table:table-cell table:style-name="ce4" office:value-type="string">
            <text:p>Удалите башни</text:p>
          </table:table-cell>
          <table:table-cell table:style-name="ce4" office:value-type="string">
            <text:p>Entfernen Sie die Türme.</text:p>
          </table:table-cell>
          <table:table-cell table:style-name="ce4" office:value-type="string">
            <text:p>Supprimez les tours</text:p>
          </table:table-cell>
          <table:table-cell table:style-name="ce4" office:value-type="string">
            <text:p>Elimina las torres</text:p>
          </table:table-cell>
          <table:table-cell table:style-name="ce4" office:value-type="string">
            <text:p>मिनारों को हटाओ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riangl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riangle</text:p>
          </table:table-cell>
          <table:table-cell table:style-name="ce4" office:value-type="string">
            <text:p>Треугольник</text:p>
          </table:table-cell>
          <table:table-cell table:style-name="ce4" office:value-type="string">
            <text:p>Dreieck</text:p>
          </table:table-cell>
          <table:table-cell table:style-name="ce4" office:value-type="string">
            <text:p>Triangle</text:p>
          </table:table-cell>
          <table:table-cell table:style-name="ce4" office:value-type="string">
            <text:p>Triángulo</text:p>
          </table:table-cell>
          <table:table-cell table:style-name="ce4" office:value-type="string">
            <text:p>त्रिकोण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riangular pyramid</text:p>
          </table:table-cell>
          <table:table-cell table:style-name="ce4" office:value-type="string">
            <text:p>Треугольная пирамида</text:p>
          </table:table-cell>
          <table:table-cell table:style-name="ce4" office:value-type="string">
            <text:p>Eine dreieckige Pyramide.</text:p>
          </table:table-cell>
          <table:table-cell table:style-name="ce4" office:value-type="string">
            <text:p>Pyramide triangulaire</text:p>
          </table:table-cell>
          <table:table-cell table:style-name="ce4" office:value-type="string">
            <text:p>Pirámide triangular</text:p>
          </table:table-cell>
          <table:table-cell table:style-name="ce4" office:value-type="string">
            <text:p>त्रिकोण पिरामिड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/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up&amp;down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Up&amp;Down</text:p>
          </table:table-cell>
          <table:table-cell table:style-name="ce4" office:value-type="string">
            <text:p>Вверх-вниз</text:p>
          </table:table-cell>
          <table:table-cell table:style-name="ce4" office:value-type="string">
            <text:p>Auf &amp; Ab</text:p>
          </table:table-cell>
          <table:table-cell table:style-name="ce4" office:value-type="string">
            <text:p>Haut et bas</text:p>
          </table:table-cell>
          <table:table-cell table:style-name="ce4" office:value-type="string">
            <text:p>Arriba y abajo</text:p>
          </table:table-cell>
          <table:table-cell table:style-name="ce4" office:value-type="string">
            <text:p>उपर और नीचे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Have you ever tried to represent waves in rectangular blocks?</text:p>
          </table:table-cell>
          <table:table-cell table:style-name="ce4" office:value-type="string">
            <text:p>Случалось ли вам выражать волны с помощью прямоугольных блоков?</text:p>
          </table:table-cell>
          <table:table-cell table:style-name="ce4" office:value-type="string">
            <text:p>Haben Sie jemals versucht Wellen in einem Rechteck darzustellen?</text:p>
          </table:table-cell>
          <table:table-cell table:style-name="ce4" office:value-type="string">
            <text:p>Avez-vous déjà essayé de représenter des vagues avec des blocs rectangulaires ?</text:p>
          </table:table-cell>
          <table:table-cell table:style-name="ce4" office:value-type="string">
            <text:p>¿Alguna vez has intentado representar ondas con bloques rectangulares?</text:p>
          </table:table-cell>
          <table:table-cell table:style-name="ce4" office:value-type="string">
            <text:p>क्या आपने कभी लहरों को समकोण चतुर्भुज से बनाने की कोशिश करी है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volcano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Volcano</text:p>
          </table:table-cell>
          <table:table-cell table:style-name="ce4" office:value-type="string">
            <text:p>Вулкан</text:p>
          </table:table-cell>
          <table:table-cell table:style-name="ce4" office:value-type="string">
            <text:p>Vulkan</text:p>
          </table:table-cell>
          <table:table-cell table:style-name="ce4" office:value-type="string">
            <text:p>Volcan</text:p>
          </table:table-cell>
          <table:table-cell table:style-name="ce4" office:value-type="string">
            <text:p>Volcan</text:p>
          </table:table-cell>
          <table:table-cell table:style-name="ce4" office:value-type="string">
            <text:p>ज्वालामुख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table:number-columns-repeated="6"/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well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Well</text:p>
          </table:table-cell>
          <table:table-cell table:style-name="ce4" office:value-type="string">
            <text:p>Колодец</text:p>
          </table:table-cell>
          <table:table-cell table:style-name="ce4" office:value-type="string">
            <text:p>Brunnen</text:p>
          </table:table-cell>
          <table:table-cell table:style-name="ce4" office:value-type="string">
            <text:p>Puit</text:p>
          </table:table-cell>
          <table:table-cell table:style-name="ce4" office:value-type="string">
            <text:p>Pozo</text:p>
          </table:table-cell>
          <table:table-cell table:style-name="ce4" office:value-type="string">
            <text:p>कुआ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well with stairs at all sides</text:p>
          </table:table-cell>
          <table:table-cell table:style-name="ce4" office:value-type="string">
            <text:p>Прямоугольный колодец со ступеньками со всех сторон</text:p>
          </table:table-cell>
          <table:table-cell table:style-name="ce4" office:value-type="string">
            <text:p>Ein rechteckiger Brunnen mit Stufen auf allen Seiten.</text:p>
          </table:table-cell>
          <table:table-cell table:style-name="ce4" office:value-type="string">
            <text:p>Un puit rectangulaire avec des escaliers de chaque côté</text:p>
          </table:table-cell>
          <table:table-cell table:style-name="ce4" office:value-type="string">
            <text:p>Un pozo rectangular con escaleras por todos los lados</text:p>
          </table:table-cell>
          <table:table-cell table:style-name="ce4" office:value-type="string">
            <text:p>एक समकोण चतुर्भुज आकार का कुआ जिसमे सीढिय हो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4" office:value-type="string">
            <text:p>Команда KDE Games</text:p>
          </table:table-cell>
          <table:table-cell table:style-name="ce4" office:value-type="string">
            <text:p>Das Team von KDE Games</text:p>
          </table:table-cell>
          <table:table-cell table:style-name="ce4" office:value-type="string">
            <text:p>Equipe des jeux KDE</text:p>
          </table:table-cell>
          <table:table-cell table:style-name="ce4" office:value-type="string">
            <text:p>Equipo de KDE de juegos</text:p>
          </table:table-cell>
          <table:table-cell table:style-name="ce4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music\eastern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astern</text:p>
          </table:table-cell>
          <table:table-cell table:style-name="ce4" office:value-type="string">
            <text:p>Восточная</text:p>
          </table:table-cell>
          <table:table-cell table:style-name="ce4" office:value-type="string">
            <text:p>Östlich</text:p>
          </table:table-cell>
          <table:table-cell table:style-name="ce4" office:value-type="string">
            <text:p>Oriental</text:p>
          </table:table-cell>
          <table:table-cell table:style-name="ce4" office:value-type="string">
            <text:p>Oriental</text:p>
          </table:table-cell>
          <table:table-cell table:style-name="ce4" office:value-type="string">
            <text:p>पूर्व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Eastern motives that make you feel true Mahjong spirit</text:p>
          </table:table-cell>
          <table:table-cell table:style-name="ce4" office:value-type="string">
            <text:p>Восточные мотивы, которые заставляют почувствовать настоящий дух Маджонга</text:p>
          </table:table-cell>
          <table:table-cell table:style-name="ce4" office:value-type="string">
            <text:p>Fernöstliche Klänge, die einen den wahren Geist von Mahjong spüren lassen</text:p>
          </table:table-cell>
          <table:table-cell table:style-name="ce4" office:value-type="string">
            <text:p>Motifs orientaux qui vous font ressentir le véritable esprit du Mahjong</text:p>
          </table:table-cell>
          <table:table-cell table:style-name="ce4" office:value-type="string">
            <text:p>Motivos orientales para hacerte sentir el espiritu Mahjong</text:p>
          </table:table-cell>
          <table:table-cell table:style-name="ce4" office:value-type="string">
            <text:p>पूर्वी संस्कृति जो महजोंग के सही भाव को प्रकट कर सके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4" office:value-type="string">
            <text:p>Die komplette Liste der Tracks befinden sich in die Musik Ordner README-Datei</text:p>
          </table:table-cell>
          <table:table-cell table:style-name="ce4" office:value-type="string">
            <text:p>La liste complète des pistes se trouve dans le fichier README du pack de musique</text:p>
          </table:table-cell>
          <table:table-cell table:style-name="ce4" office:value-type="string">
            <text:p>La lista completa de las pistas puede encontrarlas en el fichero README del paquete de música</text:p>
          </table:table-cell>
          <table:table-cell table:style-name="ce4" office:value-type="string">
            <text:p>गीतों की पूरी सूची README में मौजूद है |</text:p>
          </table:table-cell>
        </table:table-row>
        <table:table-row table:style-name="ro1">
          <table:table-cell table:style-name="ce2" office:value-type="string">
            <text:p>#\music\modern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odern</text:p>
          </table:table-cell>
          <table:table-cell table:style-name="ce4" office:value-type="string">
            <text:p>Современная</text:p>
          </table:table-cell>
          <table:table-cell table:style-name="ce4" office:value-type="string">
            <text:p>Modern</text:p>
          </table:table-cell>
          <table:table-cell table:style-name="ce4" office:value-type="string">
            <text:p>Moderne</text:p>
          </table:table-cell>
          <table:table-cell table:style-name="ce4" office:value-type="string">
            <text:p>Morderno</text:p>
          </table:table-cell>
          <table:table-cell table:style-name="ce4" office:value-type="string">
            <text:p>आधुनिक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Modern sounds for the Next generation</text:p>
          </table:table-cell>
          <table:table-cell table:style-name="ce4" office:value-type="string">
            <text:p>Современные звуки для поколения Next</text:p>
          </table:table-cell>
          <table:table-cell table:style-name="ce4" office:value-type="string">
            <text:p>Moderne Sounds für die nächste Generation</text:p>
          </table:table-cell>
          <table:table-cell table:style-name="ce4" office:value-type="string">
            <text:p>Sons modernes pour la nouvelle génération</text:p>
          </table:table-cell>
          <table:table-cell table:style-name="ce4" office:value-type="string">
            <text:p>Sonidos modernos para la Nueva generación.</text:p>
          </table:table-cell>
          <table:table-cell table:style-name="ce4" office:value-type="string">
            <text:p>आधुनिक धुनें नयी संस्कृति के लिए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4" office:value-type="string">
            <text:p>Die komplette Liste der Tracks befinden sich in die Musik Ordner README-Datei</text:p>
          </table:table-cell>
          <table:table-cell table:style-name="ce4" office:value-type="string">
            <text:p>La liste complète des pistes se trouve dans le fichier README du pack de musique</text:p>
          </table:table-cell>
          <table:table-cell table:style-name="ce4" office:value-type="string">
            <text:p>La lista completa de las pistas puede encontrarlas en el fichero README del paquete de música</text:p>
          </table:table-cell>
          <table:table-cell table:style-name="ce4" office:value-type="string">
            <text:p>गीतों की पूरी सूची README में मौजूद है |</text:p>
          </table:table-cell>
        </table:table-row>
        <table:table-row table:style-name="ro1">
          <table:table-cell table:style-name="ce2" office:value-type="string">
            <text:p>#\music\piano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ano</text:p>
          </table:table-cell>
          <table:table-cell table:style-name="ce4" office:value-type="string">
            <text:p>Пианино</text:p>
          </table:table-cell>
          <table:table-cell table:style-name="ce4" office:value-type="string">
            <text:p>Piano</text:p>
          </table:table-cell>
          <table:table-cell table:style-name="ce4" office:value-type="string">
            <text:p>Piano</text:p>
          </table:table-cell>
          <table:table-cell table:style-name="ce4" office:value-type="string">
            <text:p>Piano</text:p>
          </table:table-cell>
          <table:table-cell table:style-name="ce4" office:value-type="string">
            <text:p>पियानो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weet melodic motives</text:p>
          </table:table-cell>
          <table:table-cell table:style-name="ce4" office:value-type="string">
            <text:p>Нежные мелодичные мотивы</text:p>
          </table:table-cell>
          <table:table-cell table:style-name="ce4" office:value-type="string">
            <text:p>Süße und melodische Klänge</text:p>
          </table:table-cell>
          <table:table-cell table:style-name="ce4" office:value-type="string">
            <text:p>Motifs mélodiques doux</text:p>
          </table:table-cell>
          <table:table-cell table:style-name="ce4" office:value-type="string">
            <text:p>Motivos de dulces melodias</text:p>
          </table:table-cell>
          <table:table-cell table:style-name="ce4" office:value-type="string">
            <text:p>मधुर गीत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4" office:value-type="string">
            <text:p>Die komplette Liste der Tracks befinden sich in die Musik Ordner README-Datei</text:p>
          </table:table-cell>
          <table:table-cell table:style-name="ce4" office:value-type="string">
            <text:p>La liste complète des pistes se trouve dans le fichier README du pack de musique</text:p>
          </table:table-cell>
          <table:table-cell table:style-name="ce4" office:value-type="string">
            <text:p>La lista completa de las pistas puede encontrarlas en el fichero README del paquete de música</text:p>
          </table:table-cell>
          <table:table-cell table:style-name="ce4" office:value-type="string">
            <text:p>गीतों की पूरी सूची README में मौजूद है |</text:p>
          </table:table-cell>
        </table:table-row>
        <table:table-row table:style-name="ro1">
          <table:table-cell table:style-name="ce2" office:value-type="string">
            <text:p>#\restricted\layouts\32 columns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32 Columns</text:p>
          </table:table-cell>
          <table:table-cell table:style-name="ce5" office:value-type="string">
            <text:p>32 столбца</text:p>
          </table:table-cell>
          <table:table-cell table:style-name="ce5" office:value-type="string">
            <text:p>32 Spalten</text:p>
          </table:table-cell>
          <table:table-cell table:style-name="ce5" office:value-type="string">
            <text:p>32 colonnes</text:p>
          </table:table-cell>
          <table:table-cell table:style-name="ce5" office:value-type="string">
            <text:p>32 Columnas</text:p>
          </table:table-cell>
          <table:table-cell table:style-name="ce5" office:value-type="string">
            <text:p>३२ खम्ब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Simple layout with 32 separate columns.</text:p>
          </table:table-cell>
          <table:table-cell table:style-name="ce5" office:value-type="string">
            <text:p>Простая раскладка с 32 раздельными столбцами</text:p>
          </table:table-cell>
          <table:table-cell table:style-name="ce5" office:value-type="string">
            <text:p>Simples Layout mit 32 Spalten</text:p>
          </table:table-cell>
          <table:table-cell table:style-name="ce5" office:value-type="string">
            <text:p>Disposition simple avec 32 colonnes séparées</text:p>
          </table:table-cell>
          <table:table-cell table:style-name="ce5" office:value-type="string">
            <text:p>Capa simple con 32 columnas separadas.</text:p>
          </table:table-cell>
          <table:table-cell table:style-name="ce5" office:value-type="string">
            <text:p>एक आसन सी ३२ खम्बो वाल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bicycle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bicycle</text:p>
          </table:table-cell>
          <table:table-cell table:style-name="ce5" office:value-type="string">
            <text:p>Велосипед</text:p>
          </table:table-cell>
          <table:table-cell table:style-name="ce5" office:value-type="string">
            <text:p>Das Fahrrad</text:p>
          </table:table-cell>
          <table:table-cell table:style-name="ce5" office:value-type="string">
            <text:p>La bicyclette</text:p>
          </table:table-cell>
          <table:table-cell table:style-name="ce5" office:value-type="string">
            <text:p>La bicicleta</text:p>
          </table:table-cell>
          <table:table-cell table:style-name="ce5" office:value-type="string">
            <text:p>साईकिल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nice, but difficult, bicycle-looking layout. Will you be able to handle it?</text:p>
          </table:table-cell>
          <table:table-cell table:style-name="ce5" office:value-type="string">
            <text:p>Приятная, но сложная раскладка в виде велосипеда. Вы её осилите?</text:p>
          </table:table-cell>
          <table:table-cell table:style-name="ce5" office:value-type="string">
            <text:p>Ein schönes, aber schweres Layout, was aussieht wie ein Fahrrad. Werden Sie das lösen können?</text:p>
          </table:table-cell>
          <table:table-cell table:style-name="ce5" office:value-type="string">
            <text:p>Une jolie mais difficile disposition ressemblant à une bicyclette. Pourrez-vous vous en servir ?</text:p>
          </table:table-cell>
          <table:table-cell table:style-name="ce5" office:value-type="string">
            <text:p>Un bonito, pero difícil, capa con aspecto de bicicleta. ¿Eres capaz de conducirla?</text:p>
          </table:table-cell>
          <table:table-cell table:style-name="ce5" office:value-type="string">
            <text:p>एक अच्छा पर मुश्किल साईकिल के सामान <text:s/>खाका | क्या आप इसे संभल पाएंगे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bug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bug</text:p>
          </table:table-cell>
          <table:table-cell table:style-name="ce5" office:value-type="string">
            <text:p>Жук</text:p>
          </table:table-cell>
          <table:table-cell table:style-name="ce5" office:value-type="string">
            <text:p>Der Käfer</text:p>
          </table:table-cell>
          <table:table-cell table:style-name="ce5" office:value-type="string">
            <text:p>Le bug</text:p>
          </table:table-cell>
          <table:table-cell table:style-name="ce5" office:value-type="string">
            <text:p>El error</text:p>
          </table:table-cell>
          <table:table-cell table:style-name="ce5" office:value-type="string">
            <text:p>गल्त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Every programmer knows - bugs are everywhere. Even among the mahjong solitaire layouts.</text:p>
          </table:table-cell>
          <table:table-cell table:style-name="ce5" office:value-type="string">
            <text:p>Каждый программист знает - баги везде. Даже среди раскладока пасьянса Маджонг.</text:p>
          </table:table-cell>
          <table:table-cell table:style-name="ce5" office:value-type="string">
            <text:p>Jeder Programmierer kennt Sie — Käfer (Bugs) sind überall. Selbst in den Mahjong Solitaire Layouts.</text:p>
          </table:table-cell>
          <table:table-cell table:style-name="ce5" office:value-type="string">
            <text:p>Chaque programmeur le sait - les bugs sont partout. Meme dans les dispositions du solitaire mahjong.</text:p>
          </table:table-cell>
          <table:table-cell table:style-name="ce5" office:value-type="string">
            <text:p>Todo programor los conoce - errores estan en todos los sitios. Incluso entre los diseños de Mahjong Solitaire.</text:p>
          </table:table-cell>
          <table:table-cell table:style-name="ce5" office:value-type="string">
            <text:p>हर प्रोग्रामर को पता है की गलतियाँ ही गलतियाँ है | यहाँ तक महजोंग सोलिटैरे में भी 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dog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dog</text:p>
          </table:table-cell>
          <table:table-cell table:style-name="ce5" office:value-type="string">
            <text:p>Собака</text:p>
          </table:table-cell>
          <table:table-cell table:style-name="ce5" office:value-type="string">
            <text:p>Der Hund</text:p>
          </table:table-cell>
          <table:table-cell table:style-name="ce5" office:value-type="string">
            <text:p>Le chien</text:p>
          </table:table-cell>
          <table:table-cell table:style-name="ce5" office:value-type="string">
            <text:p>El perro</text:p>
          </table:table-cell>
          <table:table-cell table:style-name="ce5" office:value-type="string">
            <text:p>कुत्त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This layout should resemble a dog. Look from top if you want to see it.</text:p>
          </table:table-cell>
          <table:table-cell table:style-name="ce5" office:value-type="string">
            <text:p>Эта раскладка должна выглядеть быть похожа на собаку. Посмотрите на неё сверху, чтобы заметить это.</text:p>
          </table:table-cell>
          <table:table-cell table:style-name="ce5" office:value-type="string">
            <text:p>Dieses Layout soll einen Hund darstellen. Schauen Sie von oben, wenn Sie es selbst sehen wollen.</text:p>
          </table:table-cell>
          <table:table-cell table:style-name="ce5" office:value-type="string">
            <text:p>Cette disposition devrait ressembler à un chien. Regardez depûis le dessus si vous voulez le voir.</text:p>
          </table:table-cell>
          <table:table-cell table:style-name="ce5" office:value-type="string">
            <text:p>Este figura representa un perro. Miralo desde arriba si lo quieres ver mejor.</text:p>
          </table:table-cell>
          <table:table-cell table:style-name="ce5" office:value-type="string">
            <text:p>ये खाका एक कुत्ते जैसी दिखनी चाहिए , ज़रा उपर से तो देखिये 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gear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gear</text:p>
          </table:table-cell>
          <table:table-cell table:style-name="ce5" office:value-type="string">
            <text:p>Шестерня</text:p>
          </table:table-cell>
          <table:table-cell table:style-name="ce5" office:value-type="string">
            <text:p>Das Getriebe</text:p>
          </table:table-cell>
          <table:table-cell table:style-name="ce5" office:value-type="string">
            <text:p>L'équipement</text:p>
          </table:table-cell>
          <table:table-cell table:style-name="ce5" office:value-type="string">
            <text:p>El engranaje</text:p>
          </table:table-cell>
          <table:table-cell table:style-name="ce5" office:value-type="string">
            <text:p>द गिय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We have taken a lot from KDE Games team's work. This is our way to say 'Thank you' to them.</text:p>
          </table:table-cell>
          <table:table-cell table:style-name="ce5" office:value-type="string">
            <text:p>Мы многое взяли у команды KDE Games из их работ. Это наш способ сказать им 'Спасибо'.</text:p>
          </table:table-cell>
          <table:table-cell table:style-name="ce5" office:value-type="string">
            <text:p>Wir haben viel von der Arbeit von KDE Games übernommen. Dies ist unser Weg, um «Danke» zu sagen.</text:p>
          </table:table-cell>
          <table:table-cell table:style-name="ce5" office:value-type="string">
            <text:p>Nous avons pris beaucoup dans le travail de l'équipe KDE. C'est notre façon de lui dire "Merci".</text:p>
          </table:table-cell>
          <table:table-cell table:style-name="ce5" office:value-type="string">
            <text:p>Nosotros hemos tomado mucho del trabajo del Equipo de KDE. Esta es nuestra forma de Agradecerselo a ellos."</text:p>
          </table:table-cell>
          <table:table-cell table:style-name="ce5" office:value-type="string">
            <text:p>हमने काफी कुछ KDE गेम्स टीम से लिया है तो यह हमारा उनको शुक्रिया कहने का तरीका है 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phone booth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phone booth</text:p>
          </table:table-cell>
          <table:table-cell table:style-name="ce5" office:value-type="string">
            <text:p>Телефонная будка</text:p>
          </table:table-cell>
          <table:table-cell table:style-name="ce5" office:value-type="string">
            <text:p>Die Telefonzelle</text:p>
          </table:table-cell>
          <table:table-cell table:style-name="ce5" office:value-type="string">
            <text:p>La cabine téléphonique</text:p>
          </table:table-cell>
          <table:table-cell table:style-name="ce5" office:value-type="string">
            <text:p>La cabina telefónica</text:p>
          </table:table-cell>
          <table:table-cell table:style-name="ce5" office:value-type="string">
            <text:p>टेलीफोन घ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good place for a madman. Can you imagine it blue colored?</text:p>
          </table:table-cell>
          <table:table-cell table:style-name="ce5" office:value-type="string">
            <text:p>Отличное место для сумасшедшего. Вы представляете себе её синей?</text:p>
          </table:table-cell>
          <table:table-cell table:style-name="ce5" office:value-type="string">
            <text:p>Ein gute Platz für einen Verrückten. Können Sie sich dieses blau eingefärbt vorstellen?</text:p>
          </table:table-cell>
          <table:table-cell table:style-name="ce5" office:value-type="string">
            <text:p>Un bon endroit pour un fou. Pouvez-vous l'imaginer colorée en bleu ?</text:p>
          </table:table-cell>
          <table:table-cell table:style-name="ce5" office:value-type="string">
            <text:p>Un buen lugar para un loco. ¿Te imaginas lo de color azul?</text:p>
          </table:table-cell>
          <table:table-cell table:style-name="ce5" office:value-type="string">
            <text:p>एक पागल व्यक्ति के लिए अछि जगह | क्या आप इसे नीले रंग का सोच सकते है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robot.desktop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robot</text:p>
          </table:table-cell>
          <table:table-cell table:style-name="ce5" office:value-type="string">
            <text:p>Робот</text:p>
          </table:table-cell>
          <table:table-cell table:style-name="ce5" office:value-type="string">
            <text:p>Der Roboter</text:p>
          </table:table-cell>
          <table:table-cell table:style-name="ce5" office:value-type="string">
            <text:p>Le robot</text:p>
          </table:table-cell>
          <table:table-cell table:style-name="ce5" office:value-type="string">
            <text:p>El robot</text:p>
          </table:table-cell>
          <table:table-cell table:style-name="ce5" office:value-type="string">
            <text:p>मानव मशीन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nice looking, but hard to play, robot-looking layout.</text:p>
          </table:table-cell>
          <table:table-cell table:style-name="ce5" office:value-type="string">
            <text:p>Приятная, но сложная раскладка в виде робота</text:p>
          </table:table-cell>
          <table:table-cell table:style-name="ce5" office:value-type="string">
            <text:p>Ein schöner, aber schwer zu spielendes Layout, was wie ein Roboter aussieht</text:p>
          </table:table-cell>
          <table:table-cell table:style-name="ce5" office:value-type="string">
            <text:p>Une jolie disposition ressemblant à un robot, mais difficile à jouer.</text:p>
          </table:table-cell>
          <table:table-cell table:style-name="ce5" office:value-type="string">
            <text:p>Un bonito, pero difícil de jugar, una figura de robot.</text:p>
          </table:table-cell>
          <table:table-cell table:style-name="ce5" office:value-type="string">
            <text:p>अच्छा दिखने वाला परंतु कठिन यन्त्र पुत्रक दिखने वाल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themes\eastern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Eastern</text:p>
          </table:table-cell>
          <table:table-cell table:style-name="ce5" office:value-type="string">
            <text:p>Восточная</text:p>
          </table:table-cell>
          <table:table-cell table:style-name="ce5" office:value-type="string">
            <text:p>Östlich</text:p>
          </table:table-cell>
          <table:table-cell table:style-name="ce5" office:value-type="string">
            <text:p>Oriental</text:p>
          </table:table-cell>
          <table:table-cell table:style-name="ce5" office:value-type="string">
            <text:p>Oriental</text:p>
          </table:table-cell>
          <table:table-cell table:style-name="ce5" office:value-type="string">
            <text:p>पूर्व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nother fine classical mahjong tileset. Based on licensed mahjong tile images from Sahua D (Fotolia.com).</text:p>
          </table:table-cell>
          <table:table-cell table:style-name="ce5" office:value-type="string">
            <text:p>Ещё один приятный классический набор фишек Маджонг. Основано на лицензионных изображениях фишек Маджонг от Sahua D (Fotolia.com).</text:p>
          </table:table-cell>
          <table:table-cell table:style-name="ce5" office:value-type="string">
            <text:p>Ein weiteres schönes klassisches Mahjong Layout. Basiert auf den lizensierten Steingrafiken von Sahua D (Fotolia.com)</text:p>
          </table:table-cell>
          <table:table-cell table:style-name="ce5" office:value-type="string">
            <text:p>Un autre beau jeu de tuiles classique du mahjong. Basé sur des images de tuiles de mahjong sous licence provenent de Sahua D (Fotolia.com).</text:p>
          </table:table-cell>
          <table:table-cell table:style-name="ce5" office:value-type="string">
            <text:p>Otro clásico mahjong juego de fichas. Basadas en las imágenes con licencia de las fichas de mahjong de Sahua D ​​(Fotolia.com).</text:p>
          </table:table-cell>
          <table:table-cell table:style-name="ce5" office:value-type="string">
            <text:p>एक और बेहतरीन महजोंग टाइल समूह जो shahua d की लाइसेंस्ड टाइल समूह पर आधारित है |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themes\sport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Sport</text:p>
          </table:table-cell>
          <table:table-cell table:style-name="ce5" office:value-type="string">
            <text:p>Спорт</text:p>
          </table:table-cell>
          <table:table-cell table:style-name="ce5" office:value-type="string">
            <text:p>Sport</text:p>
          </table:table-cell>
          <table:table-cell table:style-name="ce5" office:value-type="string">
            <text:p>Sport</text:p>
          </table:table-cell>
          <table:table-cell table:style-name="ce5" office:value-type="string">
            <text:p>Deportes</text:p>
          </table:table-cell>
          <table:table-cell table:style-name="ce5" office:value-type="string">
            <text:p>खेल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This tileset is dedicated to various sports. Based on licensed images from Letizia (Fotolia.com).</text:p>
          </table:table-cell>
          <table:table-cell table:style-name="ce5" office:value-type="string">
            <text:p>Эта раскладка посвящена разным видам спорта. Основано на лиценизонных изображениях фишек Маджонг от Letizia (Fotolia.com).</text:p>
          </table:table-cell>
          <table:table-cell table:style-name="ce5" office:value-type="string">
            <text:p>Dieses Layout ist verschiedenen Sportarten geschuldet. Basiert auf den lizensierten Grafiken von Letizia (Fotolia.com)</text:p>
          </table:table-cell>
          <table:table-cell table:style-name="ce5" office:value-type="string">
            <text:p>Ce jeu de tuiles est dédié à divers sports. Basé sur des images sous licence provenant de Letizia (Fotolia.com).</text:p>
          </table:table-cell>
          <table:table-cell table:style-name="ce5" office:value-type="string">
            <text:p>Este set de fichas esta dedicado a varios deportes. Basado en imagenes licenciadas por Letizia (Fotolia.com)</text:p>
          </table:table-cell>
          <table:table-cell table:style-name="ce5" office:value-type="string">
            <text:p>एक टाइल्स का समूह जो भिन्न खेलो को समर्पित है | जो कि लेतिजिया के लाइसेंसे चित्रों पर आधारित है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scenes\Computer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Inside the computer</text:p>
          </table:table-cell>
          <table:table-cell table:style-name="ce5" office:value-type="string">
            <text:p>Внутри компьютера</text:p>
          </table:table-cell>
          <table:table-cell table:style-name="ce5" office:value-type="string">
            <text:p>Innerhalb des Computers</text:p>
          </table:table-cell>
          <table:table-cell table:style-name="ce5" office:value-type="string">
            <text:p>A l'intérieur de l'ordinateur</text:p>
          </table:table-cell>
          <table:table-cell table:style-name="ce5" office:value-type="string">
            <text:p>Dentro del ordenador</text:p>
          </table:table-cell>
          <table:table-cell table:style-name="ce5" office:value-type="string">
            <text:p>कंप्यूटर के भीत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Our view of a digital world.</text:p>
          </table:table-cell>
          <table:table-cell table:style-name="ce5" office:value-type="string">
            <text:p>Наш вид цифрового мира.</text:p>
          </table:table-cell>
          <table:table-cell table:style-name="ce5" office:value-type="string">
            <text:p>Unsere Sicht einer digitalen Welt</text:p>
          </table:table-cell>
          <table:table-cell table:style-name="ce5" office:value-type="string">
            <text:p>Notre vision d'un monde numérique.</text:p>
          </table:table-cell>
          <table:table-cell table:style-name="ce5" office:value-type="string">
            <text:p>Nuestra visión de un mundo digital.</text:p>
          </table:table-cell>
          <table:table-cell table:style-name="ce5" office:value-type="string">
            <text:p>डिजिटल दुनिया का हमारा नजरिया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scenes\Cube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ube</text:p>
          </table:table-cell>
          <table:table-cell table:style-name="ce4" office:value-type="string">
            <text:p>Куб</text:p>
          </table:table-cell>
          <table:table-cell table:style-name="ce4" office:value-type="string">
            <text:p>Würfel</text:p>
          </table:table-cell>
          <table:table-cell table:style-name="ce4" office:value-type="string">
            <text:p>Cube</text:p>
          </table:table-cell>
          <table:table-cell table:style-name="ce4" office:value-type="string">
            <text:p>Cubo</text:p>
          </table:table-cell>
          <table:table-cell table:style-name="ce4" office:value-type="string">
            <text:p>घन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imple cube that was the only scene for Mahjong versions before 0.9</text:p>
          </table:table-cell>
          <table:table-cell table:style-name="ce4" office:value-type="string">
            <text:p>Простой куб, который был единственной сценой для версий Маджонга до 0.9</text:p>
          </table:table-cell>
          <table:table-cell table:style-name="ce4" office:value-type="string">
            <text:p>Einfacher Würfel, der die einzige Szene in Mahjong-Versionen vor 0.9 war</text:p>
          </table:table-cell>
          <table:table-cell table:style-name="ce4" office:value-type="string">
            <text:p>Simple cube qui était la seule scène pour les versions de Mahjong antérieures à 0,9</text:p>
          </table:table-cell>
          <table:table-cell table:style-name="ce4" office:value-type="string">
            <text:p>Un cubo simple este era la única forma para jugar al Mahjong en versiones anteriores a 0.9</text:p>
          </table:table-cell>
          <table:table-cell table:style-name="ce4" office:value-type="string">
            <text:p>साधारण घन जो कि महजोंग के ०.९ वेर्सिओंस से पहले का एक मात्र दृश्य था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d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scenes\Room lite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Room Lite</text:p>
          </table:table-cell>
          <table:table-cell table:style-name="ce5" office:value-type="string">
            <text:p>Упрощённая комната</text:p>
          </table:table-cell>
          <table:table-cell table:style-name="ce5" office:value-type="string">
            <text:p>Raum (Lite-Version)</text:p>
          </table:table-cell>
          <table:table-cell table:style-name="ce5" office:value-type="string">
            <text:p>Pièce allégée</text:p>
          </table:table-cell>
          <table:table-cell table:style-name="ce5" office:value-type="string">
            <text:p>Habitación pequeña</text:p>
          </table:table-cell>
          <table:table-cell table:style-name="ce5" office:value-type="string">
            <text:p>कमरा लाइट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Lite version of chinese room.</text:p>
          </table:table-cell>
          <table:table-cell table:style-name="ce5" office:value-type="string">
            <text:p>Упрощённая версия Китайской комнаты.</text:p>
          </table:table-cell>
          <table:table-cell table:style-name="ce5" office:value-type="string">
            <text:p>Die Lite-Version des chinesischen Raumes</text:p>
          </table:table-cell>
          <table:table-cell table:style-name="ce5" office:value-type="string">
            <text:p>Version allégée de la pièce chinoise,</text:p>
          </table:table-cell>
          <table:table-cell table:style-name="ce5" office:value-type="string">
            <text:p>Pequeña versión de una habitación china.</text:p>
          </table:table-cell>
          <table:table-cell table:style-name="ce5" office:value-type="string">
            <text:p>चीनी कमरे का लाइट रूप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scenes\Room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Room</text:p>
          </table:table-cell>
          <table:table-cell table:style-name="ce4" office:value-type="string">
            <text:p>Комната</text:p>
          </table:table-cell>
          <table:table-cell table:style-name="ce4" office:value-type="string">
            <text:p>Raum</text:p>
          </table:table-cell>
          <table:table-cell table:style-name="ce4" office:value-type="string">
            <text:p>Pièce</text:p>
          </table:table-cell>
          <table:table-cell table:style-name="ce4" office:value-type="string">
            <text:p>Habitación</text:p>
          </table:table-cell>
          <table:table-cell table:style-name="ce4" office:value-type="string">
            <text:p>कमरा 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hinese room with a table for Mahjong</text:p>
          </table:table-cell>
          <table:table-cell table:style-name="ce4" office:value-type="string">
            <text:p>Китайская комната со столом для Маджонга</text:p>
          </table:table-cell>
          <table:table-cell table:style-name="ce4" office:value-type="string">
            <text:p>Chinesischer Raum mit einem Tisch für Mahjong</text:p>
          </table:table-cell>
          <table:table-cell table:style-name="ce4" office:value-type="string">
            <text:p>Pièce chinoise avec une table de Mahjong</text:p>
          </table:table-cell>
          <table:table-cell table:style-name="ce4" office:value-type="string">
            <text:p>Habitación china con una mesa de Mahjong</text:p>
          </table:table-cell>
          <table:table-cell table:style-name="ce4" office:value-type="string">
            <text:p>चीनी कमरे में रखी महजोंग के लिए एक मेज़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d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themes\Classic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lassic</text:p>
          </table:table-cell>
          <table:table-cell table:style-name="ce4" office:value-type="string">
            <text:p>Классическая</text:p>
          </table:table-cell>
          <table:table-cell table:style-name="ce4" office:value-type="string">
            <text:p>Klassisch</text:p>
          </table:table-cell>
          <table:table-cell table:style-name="ce4" office:value-type="string">
            <text:p>Classique</text:p>
          </table:table-cell>
          <table:table-cell table:style-name="ce4" office:value-type="string">
            <text:p>Clásico</text:p>
          </table:table-cell>
          <table:table-cell table:style-name="ce4" office:value-type="string">
            <text:p>प्रतिष्ठित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lassic theme known to all Mahjong players</text:p>
          </table:table-cell>
          <table:table-cell table:style-name="ce4" office:value-type="string">
            <text:p>Классическая тема, знакомая всем игрокам Маджонга</text:p>
          </table:table-cell>
          <table:table-cell table:style-name="ce4" office:value-type="string">
            <text:p>Klassisches Theme, welches allen Mahjong-Spielern bekannt ist</text:p>
          </table:table-cell>
          <table:table-cell table:style-name="ce4" office:value-type="string">
            <text:p>Thème classique connu de tous les joueurs de Mahjong</text:p>
          </table:table-cell>
          <table:table-cell table:style-name="ce4" office:value-type="string">
            <text:p>Estilo visual clásico que conocen los jugadores de Mahjong</text:p>
          </table:table-cell>
          <table:table-cell table:style-name="ce4" office:value-type="string">
            <text:p>हर महजोंग खिलाडी का जाना पहचाना प्रतिष्ठित प्रकरण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d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themes\Distros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istros</text:p>
          </table:table-cell>
          <table:table-cell table:style-name="ce4" office:value-type="string">
            <text:p>Дистрибутивы</text:p>
          </table:table-cell>
          <table:table-cell table:style-name="ce4" office:value-type="string">
            <text:p>Distributionen</text:p>
          </table:table-cell>
          <table:table-cell table:style-name="ce4" office:value-type="string">
            <text:p>Distros</text:p>
          </table:table-cell>
          <table:table-cell table:style-name="ce4" office:value-type="string">
            <text:p>Distribuciones</text:p>
          </table:table-cell>
          <table:table-cell table:style-name="ce4" office:value-type="string">
            <text:p>दिस्त्रोस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arious open source distributions, Linux mostly</text:p>
          </table:table-cell>
          <table:table-cell table:style-name="ce4" office:value-type="string">
            <text:p>Разные открытые дистрибутивы, в основном Линукс</text:p>
          </table:table-cell>
          <table:table-cell table:style-name="ce4" office:value-type="string">
            <text:p>Verschiedene Open Source Distributionen, größtenteils Linux</text:p>
          </table:table-cell>
          <table:table-cell table:style-name="ce4" office:value-type="string">
            <text:p>Diverses distributions open source, principalement Linux</text:p>
          </table:table-cell>
          <table:table-cell table:style-name="ce4" office:value-type="string">
            <text:p>Varias distribuciones de código abierto, Linux la mayoría</text:p>
          </table:table-cell>
          <table:table-cell table:style-name="ce4" office:value-type="string">
            <text:p>भिन्न ओपन सोर्स वितरण ,मुख्यतः लिनक्स 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d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themes\Flowers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lowers</text:p>
          </table:table-cell>
          <table:table-cell table:style-name="ce4" office:value-type="string">
            <text:p>Цветы</text:p>
          </table:table-cell>
          <table:table-cell table:style-name="ce4" office:value-type="string">
            <text:p>Blumen</text:p>
          </table:table-cell>
          <table:table-cell table:style-name="ce4" office:value-type="string">
            <text:p>Fleurs</text:p>
          </table:table-cell>
          <table:table-cell table:style-name="ce4" office:value-type="string">
            <text:p>Flores</text:p>
          </table:table-cell>
          <table:table-cell table:style-name="ce4" office:value-type="string">
            <text:p>फूल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spring-inspired tileset. Original flower images were taken from: http://www.snap2objects.com</text:p>
          </table:table-cell>
          <table:table-cell table:style-name="ce4" office:value-type="string">
            <text:p>Весенняя тема. Изображения цветов взяты с сайта http://www.snap2objects.com</text:p>
          </table:table-cell>
          <table:table-cell table:style-name="ce4" office:value-type="string">
            <text:p>Die tileset von der Feder inspiriert. Blumen-Bilder wurden entnommen aus: http://www.snap2objects.com</text:p>
          </table:table-cell>
          <table:table-cell table:style-name="ce4" office:value-type="string">
            <text:p>Le jeu de tuiles inspiré par le printemps. Les images de fleurs originales proviennent de : http://www.snap2objects.com</text:p>
          </table:table-cell>
          <table:table-cell table:style-name="ce4" office:value-type="string">
            <text:p>El conjunto de fichas inspiradas en la primavera. Las imágenes originales florales fueron tomados de: http://www.snap2objects.com</text:p>
          </table:table-cell>
          <table:table-cell table:style-name="ce4" office:value-type="string">
            <text:p>बसंत से प्रेरित टाइल समूह | फूलो के <text:s/>चित्र <text:s/><text:a xlink:href="http://www.snap2objects.com/" xlink:type="simple">http://www.snap2objects.com</text:a> से लिए गए है |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d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themes\NeoClassic\.directory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Neo-Classic</text:p>
          </table:table-cell>
          <table:table-cell table:style-name="ce4" office:value-type="string">
            <text:p>Нео-Классика</text:p>
          </table:table-cell>
          <table:table-cell table:style-name="ce4" office:value-type="string">
            <text:p>Neoklassisch</text:p>
          </table:table-cell>
          <table:table-cell table:style-name="ce4" office:value-type="string">
            <text:p>Néo classique</text:p>
          </table:table-cell>
          <table:table-cell table:style-name="ce4" office:value-type="string">
            <text:p>Neo-Clásico</text:p>
          </table:table-cell>
          <table:table-cell table:style-name="ce4" office:value-type="string">
            <text:p>नियो क्लासिक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is tileset utilizes the set of images from the famous Gnome Mahjongg tileset called Postmodern""</text:p>
          </table:table-cell>
          <table:table-cell table:style-name="ce4" office:value-type="string">
            <text:p>Этот тайлсет использует изображения фишек из известной темы для Gnome Mahjongg под названием Постмодерн""</text:p>
          </table:table-cell>
          <table:table-cell table:style-name="ce4" office:value-type="string">
            <text:p>Dieses Layout wendet die Zusammenstellung von Bilder vom berühmten Gnome Mahjong Design namens Postmodern</text:p>
          </table:table-cell>
          <table:table-cell table:style-name="ce4" office:value-type="string">
            <text:p>Ce jeu de tuiles utilise l'ensemble d'images du fameux Mahjongg Gnome appelé Postmodern</text:p>
          </table:table-cell>
          <table:table-cell table:style-name="ce4" office:value-type="string">
            <text:p>Este set de fichas utiliza el conjunto de imágenes del famoso juego de fichas Gnome Mahjongg llamado posmoderno ""</text:p>
          </table:table-cell>
          <table:table-cell table:style-name="ce4" office:value-type="string">
            <text:p>यह टाइल समूह मशहूर ग्नोम महजोंग के Postmodern नामक टाइल समूह के चित्रों का प्रयोग करता है 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4" office:value-type="string">
            <text:p>Equipe Opensource Game Studio</text:p>
          </table:table-cell>
          <table:table-cell table:style-name="ce4" office:value-type="string">
            <text:p>Equipo de Opensource Game Studio</text:p>
          </table:table-cell>
          <table:table-cell table:style-name="ce4" office:value-type="string">
            <text:p>ओपन सोर्स गेम्स स्टूडियो टीम</text:p>
          </table:table-cell>
        </table:table-row>
        <table:table-row table:style-name="ro2" table:number-rows-repeated="104819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enerator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20" table:number-columns-repeated="997" table:default-cell-style-name="Default"/>
        <table:table-row table:style-name="ro1">
          <table:table-cell table:style-name="ce6" office:value-type="string">
            <text:p>File</text:p>
          </table:table-cell>
          <table:table-cell table:style-name="ce6" office:value-type="string">
            <text:p>Lang1</text:p>
          </table:table-cell>
          <table:table-cell table:style-name="ce6" office:value-type="string">
            <text:p>Name1</text:p>
          </table:table-cell>
          <table:table-cell table:style-name="ce6" office:value-type="string">
            <text:p>Description1</text:p>
          </table:table-cell>
          <table:table-cell table:style-name="ce6" office:value-type="string">
            <text:p>Author1</text:p>
          </table:table-cell>
          <table:table-cell table:style-name="ce6" office:value-type="string">
            <text:p>Lang2</text:p>
          </table:table-cell>
          <table:table-cell table:style-name="ce6" office:value-type="string">
            <text:p>Name2</text:p>
          </table:table-cell>
          <table:table-cell table:style-name="ce6" office:value-type="string">
            <text:p>Description2</text:p>
          </table:table-cell>
          <table:table-cell table:style-name="ce6" office:value-type="string">
            <text:p>Author2</text:p>
          </table:table-cell>
          <table:table-cell table:style-name="ce6" office:value-type="string">
            <text:p>Lang3</text:p>
          </table:table-cell>
          <table:table-cell table:style-name="ce6" office:value-type="string">
            <text:p>Name3</text:p>
          </table:table-cell>
          <table:table-cell table:style-name="ce6" office:value-type="string">
            <text:p>Description3</text:p>
          </table:table-cell>
          <table:table-cell table:style-name="ce6" office:value-type="string">
            <text:p>Author3</text:p>
          </table:table-cell>
          <table:table-cell table:style-name="ce6" office:value-type="string">
            <text:p>Lang4</text:p>
          </table:table-cell>
          <table:table-cell table:style-name="ce6" office:value-type="string">
            <text:p>Name4</text:p>
          </table:table-cell>
          <table:table-cell table:style-name="ce6" office:value-type="string">
            <text:p>Description4</text:p>
          </table:table-cell>
          <table:table-cell table:style-name="ce6" office:value-type="string">
            <text:p>Author4</text:p>
          </table:table-cell>
          <table:table-cell table:style-name="ce6" office:value-type="string">
            <text:p>Lang5</text:p>
          </table:table-cell>
          <table:table-cell table:style-name="ce6" office:value-type="string">
            <text:p>Name5</text:p>
          </table:table-cell>
          <table:table-cell table:style-name="ce6" office:value-type="string">
            <text:p>Description5</text:p>
          </table:table-cell>
          <table:table-cell table:style-name="ce6" office:value-type="string">
            <text:p>Author5</text:p>
          </table:table-cell>
          <table:table-cell table:style-name="ce6" office:value-type="string">
            <text:p>Lang6</text:p>
          </table:table-cell>
          <table:table-cell table:style-name="ce6" office:value-type="string">
            <text:p>Name6</text:p>
          </table:table-cell>
          <table:table-cell table:style-name="ce6" office:value-type="string">
            <text:p>Description6</text:p>
          </table:table-cell>
          <table:table-cell table:style-name="ce6" office:value-type="string">
            <text:p>Author6</text:p>
          </table:table-cell>
          <table:table-cell table:style-name="ce6" office:value-type="string">
            <text:p>FileName</text:p>
          </table:table-cell>
          <table:table-cell table:style-name="ce6" office:value-type="string">
            <text:p>Header</text:p>
          </table:table-cell>
          <table:table-cell table:style-name="ce6" table:number-columns-repeated="984"/>
          <table:table-cell table:number-columns-repeated="13"/>
        </table:table-row>
        <table:table-row table:style-name="ro1">
          <table:table-cell table:formula="of:=REPLACE(INDIRECT(ADDRESS(4*INT((ROW()+1)/3)-2;1; 1; ;&quot;Data&quot;));1;2;&quot;&quot;)" office:value-type="string" office:string-value="layouts\4_winds.desktop">
            <text:p>layouts\4_wind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4 Winds">
            <text:p>4 Wind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 fortress">
            <text:p>A layout resembling a fortres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4 крыла">
            <text:p>4 крыл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хожая на крепость">
            <text:p>Раскладка, похожая на крепость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er Winde">
            <text:p>Vier Win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, das einer Festung ähnelt.">
            <text:p>Ein Design, das einer Festung ähnel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s 4 vents">
            <text:p>Les 4 vent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de forteresse">
            <text:p>Une forme de forteress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4 vientos">
            <text:p>4 vient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una fortaleza">
            <text:p>Un diseño que se asemeja a una fortalez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४ हवाए">
            <text:p>४ हवा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किले की खाका">
            <text:p>एक किले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4_winds">
            <text:p>4_winds</text:p>
          </table:table-cell>
          <table:table-cell table:formula="of:=IF(ISERROR(FIND(&quot;layout&quot;;[.A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4_winds.desktop">
            <text:p>layouts\4_wind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4 Winds">
            <text:p>4 Wind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 fortress">
            <text:p>A layout resembling a fortres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4 крыла">
            <text:p>4 крыл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хожая на крепость">
            <text:p>Раскладка, похожая на крепость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er Winde">
            <text:p>Vier Win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, das einer Festung ähnelt.">
            <text:p>Ein Design, das einer Festung ähnel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s 4 vents">
            <text:p>Les 4 vent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de forteresse">
            <text:p>Une forme de forteress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4 vientos">
            <text:p>4 vient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una fortaleza">
            <text:p>Un diseño que se asemeja a una fortalez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४ हवाए">
            <text:p>४ हवा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किले की खाका">
            <text:p>एक किले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4_winds">
            <text:p>4_winds</text:p>
          </table:table-cell>
          <table:table-cell table:formula="of:=IF(ISERROR(FIND(&quot;layout&quot;;[.A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4_winds.desktop">
            <text:p>layouts\4_wind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4 Winds">
            <text:p>4 Wind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 fortress">
            <text:p>A layout resembling a fortres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4 крыла">
            <text:p>4 крыл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хожая на крепость">
            <text:p>Раскладка, похожая на крепость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er Winde">
            <text:p>Vier Win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, das einer Festung ähnelt.">
            <text:p>Ein Design, das einer Festung ähnel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s 4 vents">
            <text:p>Les 4 vent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de forteresse">
            <text:p>Une forme de forteress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4 vientos">
            <text:p>4 vient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una fortaleza">
            <text:p>Un diseño que se asemeja a una fortalez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४ हवाए">
            <text:p>४ हवा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किले की खाका">
            <text:p>एक किले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4_winds">
            <text:p>4_winds</text:p>
          </table:table-cell>
          <table:table-cell table:formula="of:=IF(ISERROR(FIND(&quot;layout&quot;;[.A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Vi.desktop">
            <text:p>layouts\Vi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V-shaped layout with thick lower corners">
            <text:p>A V-shaped layout with thick lower corn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-образная раскладка с толстыми краями внизу">
            <text:p>V-образная раскладка с толстыми краями внизу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V-förmiges Design mit dicken unteren Ecken.">
            <text:p>Ein V-förmiges Design mit dicken unteren Eck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">
            <text:p>V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forme d'un V avec des bords élargis en bas">
            <text:p>La forme d'un V avec des bords élargis en b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Uve">
            <text:p>Uv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V con gruesos ángulos inferiores">
            <text:p>Un diseño en forma de V con gruesos ángulos inferio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  आकार की मोटे निचले कोने  वाली खाका ">
            <text:p>v <text:s/>आकार की मोटे निचले कोने <text:s/>वाली खाक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Vi">
            <text:p>Vi</text:p>
          </table:table-cell>
          <table:table-cell table:formula="of:=IF(ISERROR(FIND(&quot;layout&quot;;[.A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Vi.desktop">
            <text:p>layouts\Vi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V-shaped layout with thick lower corners">
            <text:p>A V-shaped layout with thick lower corn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-образная раскладка с толстыми краями внизу">
            <text:p>V-образная раскладка с толстыми краями внизу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V-förmiges Design mit dicken unteren Ecken.">
            <text:p>Ein V-förmiges Design mit dicken unteren Eck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">
            <text:p>V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forme d'un V avec des bords élargis en bas">
            <text:p>La forme d'un V avec des bords élargis en b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Uve">
            <text:p>Uv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V con gruesos ángulos inferiores">
            <text:p>Un diseño en forma de V con gruesos ángulos inferio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  आकार की मोटे निचले कोने  वाली खाका ">
            <text:p>v <text:s/>आकार की मोटे निचले कोने <text:s/>वाली खाक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Vi">
            <text:p>Vi</text:p>
          </table:table-cell>
          <table:table-cell table:formula="of:=IF(ISERROR(FIND(&quot;layout&quot;;[.A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Vi.desktop">
            <text:p>layouts\Vi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V-shaped layout with thick lower corners">
            <text:p>A V-shaped layout with thick lower corn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-образная раскладка с толстыми краями внизу">
            <text:p>V-образная раскладка с толстыми краями внизу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V-förmiges Design mit dicken unteren Ecken.">
            <text:p>Ein V-förmiges Design mit dicken unteren Eck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">
            <text:p>V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forme d'un V avec des bords élargis en bas">
            <text:p>La forme d'un V avec des bords élargis en b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Uve">
            <text:p>Uv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V con gruesos ángulos inferiores">
            <text:p>Un diseño en forma de V con gruesos ángulos inferio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">
            <text:p>Vi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  आकार की मोटे निचले कोने  वाली खाका ">
            <text:p>v <text:s/>आकार की मोटे निचले कोने <text:s/>वाली खाक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Vi">
            <text:p>Vi</text:p>
          </table:table-cell>
          <table:table-cell table:formula="of:=IF(ISERROR(FIND(&quot;layout&quot;;[.A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X_shaped.desktop">
            <text:p>layouts\X_shape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X-shaped">
            <text:p>X-shape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rge letter X made of mahjongg tiles">
            <text:p>A large letter X made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Х-образный">
            <text:p>Х-образный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ая буква X из фишек Маджонг">
            <text:p>Большая буква X из фишек Маджонг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X-förmig">
            <text:p>X-förmi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as große X aus Mahjongg-Spielsteinen.">
            <text:p>Das große X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orme X">
            <text:p>Forme X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ande lettre X faite avec des tuiles Mahjongg">
            <text:p>Une grande lettre X faite avec des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 forma de X">
            <text:p>En forma de X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gran letra X hecha de fichas de Mahjongg">
            <text:p>Una gran letra X hecha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x-आकार">
            <text:p>x-आका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ा एक बड़ा X">
            <text:p>महजोंग टाइल्स से बना एक बड़ा 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X_shaped">
            <text:p>X_shaped</text:p>
          </table:table-cell>
          <table:table-cell table:formula="of:=IF(ISERROR(FIND(&quot;layout&quot;;[.A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X_shaped.desktop">
            <text:p>layouts\X_shape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X-shaped">
            <text:p>X-shape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rge letter X made of mahjongg tiles">
            <text:p>A large letter X made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Х-образный">
            <text:p>Х-образный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ая буква X из фишек Маджонг">
            <text:p>Большая буква X из фишек Маджонг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X-förmig">
            <text:p>X-förmi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as große X aus Mahjongg-Spielsteinen.">
            <text:p>Das große X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orme X">
            <text:p>Forme X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ande lettre X faite avec des tuiles Mahjongg">
            <text:p>Une grande lettre X faite avec des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 forma de X">
            <text:p>En forma de X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gran letra X hecha de fichas de Mahjongg">
            <text:p>Una gran letra X hecha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x-आकार">
            <text:p>x-आका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ा एक बड़ा X">
            <text:p>महजोंग टाइल्स से बना एक बड़ा 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X_shaped">
            <text:p>X_shaped</text:p>
          </table:table-cell>
          <table:table-cell table:formula="of:=IF(ISERROR(FIND(&quot;layout&quot;;[.A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X_shaped.desktop">
            <text:p>layouts\X_shape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X-shaped">
            <text:p>X-shape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rge letter X made of mahjongg tiles">
            <text:p>A large letter X made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Х-образный">
            <text:p>Х-образный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ая буква X из фишек Маджонг">
            <text:p>Большая буква X из фишек Маджонг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X-förmig">
            <text:p>X-förmi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as große X aus Mahjongg-Spielsteinen.">
            <text:p>Das große X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orme X">
            <text:p>Forme X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ande lettre X faite avec des tuiles Mahjongg">
            <text:p>Une grande lettre X faite avec des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 forma de X">
            <text:p>En forma de X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gran letra X hecha de fichas de Mahjongg">
            <text:p>Una gran letra X hecha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x-आकार">
            <text:p>x-आका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ा एक बड़ा X">
            <text:p>महजोंग टाइल्स से बना एक बड़ा 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X_shaped">
            <text:p>X_shaped</text:p>
          </table:table-cell>
          <table:table-cell table:formula="of:=IF(ISERROR(FIND(&quot;layout&quot;;[.A1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lien.desktop">
            <text:p>layouts\alie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ien">
            <text:p>Ali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humanoid made up of Mahjongg tiles">
            <text:p>A humanoid made up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Чужой">
            <text:p>Чужой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охоже, что плитки расставляли гуманоиды">
            <text:p>Похоже, что плитки расставляли гуманои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ußerirdischer">
            <text:p>Außerirdisch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menschenähnliches Wesen aus Mahjongg-Spielsteinen.">
            <text:p>Ein menschenähnliches Wesen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tra-terrestre">
            <text:p>Extra-terrest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Graphisme inspiré des tuiles faites à la main du Mahjongg">
            <text:p>Graphisme inspiré des tuiles faites à la main du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ien">
            <text:p>Ali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umanoide hecho de fichas de Mahjongg">
            <text:p>Humanoide hecho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रजीवी">
            <text:p>परजीव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ा इंसानों जैसा आकार">
            <text:p>महजोंग टाइल्स से बना इंसानों जैसा आका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lien">
            <text:p>alien</text:p>
          </table:table-cell>
          <table:table-cell table:formula="of:=IF(ISERROR(FIND(&quot;layout&quot;;[.A1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lien.desktop">
            <text:p>layouts\alie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ien">
            <text:p>Ali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humanoid made up of Mahjongg tiles">
            <text:p>A humanoid made up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Чужой">
            <text:p>Чужой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охоже, что плитки расставляли гуманоиды">
            <text:p>Похоже, что плитки расставляли гуманои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ußerirdischer">
            <text:p>Außerirdisch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menschenähnliches Wesen aus Mahjongg-Spielsteinen.">
            <text:p>Ein menschenähnliches Wesen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tra-terrestre">
            <text:p>Extra-terrest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Graphisme inspiré des tuiles faites à la main du Mahjongg">
            <text:p>Graphisme inspiré des tuiles faites à la main du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ien">
            <text:p>Ali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umanoide hecho de fichas de Mahjongg">
            <text:p>Humanoide hecho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रजीवी">
            <text:p>परजीव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ा इंसानों जैसा आकार">
            <text:p>महजोंग टाइल्स से बना इंसानों जैसा आका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lien">
            <text:p>alien</text:p>
          </table:table-cell>
          <table:table-cell table:formula="of:=IF(ISERROR(FIND(&quot;layout&quot;;[.A1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lien.desktop">
            <text:p>layouts\alie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ien">
            <text:p>Ali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humanoid made up of Mahjongg tiles">
            <text:p>A humanoid made up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Чужой">
            <text:p>Чужой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охоже, что плитки расставляли гуманоиды">
            <text:p>Похоже, что плитки расставляли гуманои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ußerirdischer">
            <text:p>Außerirdisch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menschenähnliches Wesen aus Mahjongg-Spielsteinen.">
            <text:p>Ein menschenähnliches Wesen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tra-terrestre">
            <text:p>Extra-terrest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Graphisme inspiré des tuiles faites à la main du Mahjongg">
            <text:p>Graphisme inspiré des tuiles faites à la main du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ien">
            <text:p>Ali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umanoide hecho de fichas de Mahjongg">
            <text:p>Humanoide hecho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रजीवी">
            <text:p>परजीव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ा इंसानों जैसा आकार">
            <text:p>महजोंग टाइल्स से बना इंसानों जैसा आका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lien">
            <text:p>alien</text:p>
          </table:table-cell>
          <table:table-cell table:formula="of:=IF(ISERROR(FIND(&quot;layout&quot;;[.A1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ltar.desktop">
            <text:p>layouts\alta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elevated surface with stairs and columns aside">
            <text:p>An elevated surface with stairs and columns asid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лтарь">
            <text:p>Алтар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ьедестал со ступеньками и столбики в углах">
            <text:p>Пьедестал со ступеньками и столбики в углах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erhöhte Fläche mit Treppen und seitlichen Säulen.">
            <text:p>Eine erhöhte Fläche mit Treppen und seitlichen Säul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surface élevée avec des étages et des colonnes à part">
            <text:p>Une surface élevée avec des étages et des colonnes à par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superficie elevada con escaleras y columnas a los lados">
            <text:p>Una superficie elevada con escaleras y columnas a los lado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लतार">
            <text:p>अलता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उची उठी सतह">
            <text:p>एक उची उठी सतह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ltar">
            <text:p>altar</text:p>
          </table:table-cell>
          <table:table-cell table:formula="of:=IF(ISERROR(FIND(&quot;layout&quot;;[.A1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ltar.desktop">
            <text:p>layouts\alta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elevated surface with stairs and columns aside">
            <text:p>An elevated surface with stairs and columns asid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лтарь">
            <text:p>Алтар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ьедестал со ступеньками и столбики в углах">
            <text:p>Пьедестал со ступеньками и столбики в углах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erhöhte Fläche mit Treppen und seitlichen Säulen.">
            <text:p>Eine erhöhte Fläche mit Treppen und seitlichen Säul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surface élevée avec des étages et des colonnes à part">
            <text:p>Une surface élevée avec des étages et des colonnes à par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superficie elevada con escaleras y columnas a los lados">
            <text:p>Una superficie elevada con escaleras y columnas a los lado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लतार">
            <text:p>अलता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उची उठी सतह">
            <text:p>एक उची उठी सतह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ltar">
            <text:p>altar</text:p>
          </table:table-cell>
          <table:table-cell table:formula="of:=IF(ISERROR(FIND(&quot;layout&quot;;[.A1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ltar.desktop">
            <text:p>layouts\alta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elevated surface with stairs and columns aside">
            <text:p>An elevated surface with stairs and columns asid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лтарь">
            <text:p>Алтар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ьедестал со ступеньками и столбики в углах">
            <text:p>Пьедестал со ступеньками и столбики в углах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erhöhte Fläche mit Treppen und seitlichen Säulen.">
            <text:p>Eine erhöhte Fläche mit Treppen und seitlichen Säul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surface élevée avec des étages et des colonnes à part">
            <text:p>Une surface élevée avec des étages et des colonnes à par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ltar">
            <text:p>Al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superficie elevada con escaleras y columnas a los lados">
            <text:p>Una superficie elevada con escaleras y columnas a los lado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लतार">
            <text:p>अलता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उची उठी सतह">
            <text:p>एक उची उठी सतह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ltar">
            <text:p>altar</text:p>
          </table:table-cell>
          <table:table-cell table:formula="of:=IF(ISERROR(FIND(&quot;layout&quot;;[.A1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rena.desktop">
            <text:p>layouts\arena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ena">
            <text:p>Aren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ircular-aligned seats around a performance area">
            <text:p>Circular-aligned seats around a performance are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рена">
            <text:p>Арен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Зрительные места вокруг арены">
            <text:p>Зрительные места вокруг арен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ena">
            <text:p>Aren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reisförmig-angeordnete Sitze um eine Vorführ-Fläche.">
            <text:p>Kreisförmig-angeordnete Sitze um eine Vorführ-Fläch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ène">
            <text:p>Arè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places alignées de façon circulaire autour d'une zone">
            <text:p>Des places alignées de façon circulaire autour d'une zon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mpo de batalla">
            <text:p>Campo de bata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sientos distribuidos en círculo alrededor de un área de representación">
            <text:p>Asientos distribuidos en círculo alrededor de un área de representació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खाडा">
            <text:p>अखाड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्रदर्शन की जगह जिसके चारो ओर गोलाई में कुर्सिया हो">
            <text:p>एक प्रदर्शन की जगह जिसके चारो ओर गोलाई में कुर्सिय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rena">
            <text:p>arena</text:p>
          </table:table-cell>
          <table:table-cell table:formula="of:=IF(ISERROR(FIND(&quot;layout&quot;;[.A1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rena.desktop">
            <text:p>layouts\arena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ena">
            <text:p>Aren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ircular-aligned seats around a performance area">
            <text:p>Circular-aligned seats around a performance are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рена">
            <text:p>Арен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Зрительные места вокруг арены">
            <text:p>Зрительные места вокруг арен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ena">
            <text:p>Aren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reisförmig-angeordnete Sitze um eine Vorführ-Fläche.">
            <text:p>Kreisförmig-angeordnete Sitze um eine Vorführ-Fläch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ène">
            <text:p>Arè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places alignées de façon circulaire autour d'une zone">
            <text:p>Des places alignées de façon circulaire autour d'une zon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mpo de batalla">
            <text:p>Campo de bata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sientos distribuidos en círculo alrededor de un área de representación">
            <text:p>Asientos distribuidos en círculo alrededor de un área de representació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खाडा">
            <text:p>अखाड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्रदर्शन की जगह जिसके चारो ओर गोलाई में कुर्सिया हो">
            <text:p>एक प्रदर्शन की जगह जिसके चारो ओर गोलाई में कुर्सिय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rena">
            <text:p>arena</text:p>
          </table:table-cell>
          <table:table-cell table:formula="of:=IF(ISERROR(FIND(&quot;layout&quot;;[.A1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rena.desktop">
            <text:p>layouts\arena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ena">
            <text:p>Aren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ircular-aligned seats around a performance area">
            <text:p>Circular-aligned seats around a performance are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рена">
            <text:p>Арен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Зрительные места вокруг арены">
            <text:p>Зрительные места вокруг арен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ena">
            <text:p>Aren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reisförmig-angeordnete Sitze um eine Vorführ-Fläche.">
            <text:p>Kreisförmig-angeordnete Sitze um eine Vorführ-Fläch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ène">
            <text:p>Arè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places alignées de façon circulaire autour d'une zone">
            <text:p>Des places alignées de façon circulaire autour d'une zon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mpo de batalla">
            <text:p>Campo de bata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sientos distribuidos en círculo alrededor de un área de representación">
            <text:p>Asientos distribuidos en círculo alrededor de un área de representació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खाडा">
            <text:p>अखाड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्रदर्शन की जगह जिसके चारो ओर गोलाई में कुर्सिया हो">
            <text:p>एक प्रदर्शन की जगह जिसके चारो ओर गोलाई में कुर्सिय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rena">
            <text:p>arena</text:p>
          </table:table-cell>
          <table:table-cell table:formula="of:=IF(ISERROR(FIND(&quot;layout&quot;;[.A1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rrow.desktop">
            <text:p>layouts\arrow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row">
            <text:p>Arrow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big arrow pointing in the right direction">
            <text:p>A big arrow pointing in the right direc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рела">
            <text:p>Стрел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ая стрела, указывающая направо">
            <text:p>Большая стрела, указывающая направ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feil">
            <text:p>Pfei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roßer, nach rechts zeigender Pfeil.">
            <text:p>Ein großer, nach rechts zeigender Pfe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èche">
            <text:p>Flèc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osse flèche pointant vers la droite">
            <text:p>Une grosse flèche pointant vers la droit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cha">
            <text:p>Flech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gran flecha que apunta en la dirección correcta">
            <text:p>Una gran flecha que apunta en la dirección correc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ीर">
            <text:p>ती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बड़ा तीर जो दाहिनी ओर इशारा करे">
            <text:p>एक बड़ा तीर जो दाहिनी ओर इशारा कर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rrow">
            <text:p>arrow</text:p>
          </table:table-cell>
          <table:table-cell table:formula="of:=IF(ISERROR(FIND(&quot;layout&quot;;[.A2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rrow.desktop">
            <text:p>layouts\arrow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row">
            <text:p>Arrow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big arrow pointing in the right direction">
            <text:p>A big arrow pointing in the right direc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рела">
            <text:p>Стрел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ая стрела, указывающая направо">
            <text:p>Большая стрела, указывающая направ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feil">
            <text:p>Pfei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roßer, nach rechts zeigender Pfeil.">
            <text:p>Ein großer, nach rechts zeigender Pfe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èche">
            <text:p>Flèc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osse flèche pointant vers la droite">
            <text:p>Une grosse flèche pointant vers la droit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cha">
            <text:p>Flech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gran flecha que apunta en la dirección correcta">
            <text:p>Una gran flecha que apunta en la dirección correc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ीर">
            <text:p>ती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बड़ा तीर जो दाहिनी ओर इशारा करे">
            <text:p>एक बड़ा तीर जो दाहिनी ओर इशारा कर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rrow">
            <text:p>arrow</text:p>
          </table:table-cell>
          <table:table-cell table:formula="of:=IF(ISERROR(FIND(&quot;layout&quot;;[.A2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rrow.desktop">
            <text:p>layouts\arrow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row">
            <text:p>Arrow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big arrow pointing in the right direction">
            <text:p>A big arrow pointing in the right direc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рела">
            <text:p>Стрел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ая стрела, указывающая направо">
            <text:p>Большая стрела, указывающая направ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feil">
            <text:p>Pfei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roßer, nach rechts zeigender Pfeil.">
            <text:p>Ein großer, nach rechts zeigender Pfe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èche">
            <text:p>Flèc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osse flèche pointant vers la droite">
            <text:p>Une grosse flèche pointant vers la droit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cha">
            <text:p>Flech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gran flecha que apunta en la dirección correcta">
            <text:p>Una gran flecha que apunta en la dirección correc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ीर">
            <text:p>ती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बड़ा तीर जो दाहिनी ओर इशारा करे">
            <text:p>एक बड़ा तीर जो दाहिनी ओर इशारा कर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rrow">
            <text:p>arrow</text:p>
          </table:table-cell>
          <table:table-cell table:formula="of:=IF(ISERROR(FIND(&quot;layout&quot;;[.A2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tlantis.desktop">
            <text:p>layouts\atlanti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starship-city from Stargate Atlantis">
            <text:p>The starship-city from Stargate Atlant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тлантида">
            <text:p>Атлантид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орабль-город из сериала «Звёздные врата: Атлантида»">
            <text:p>Корабль-город из сериала «Звёздные врата: Атлантида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ternenschiff aus Stargate Atlantis.">
            <text:p>Ein Sternenschiff aus Stargate Atlanti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cité stellaire de Stargate Atlantis">
            <text:p>La cité stellaire de Stargate Atlant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nave-ciudad de Stargate Atlantis">
            <text:p>La nave-ciudad de Stargate Atlant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टलांटिस">
            <text:p>अटलांटि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उड़नतस्तरी जो स्टार गेट अटलांटिस से आई है">
            <text:p>एक उड़नतस्तरी जो स्टार गेट अटलांटिस से आई है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tlantis">
            <text:p>atlantis</text:p>
          </table:table-cell>
          <table:table-cell table:formula="of:=IF(ISERROR(FIND(&quot;layout&quot;;[.A2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tlantis.desktop">
            <text:p>layouts\atlanti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starship-city from Stargate Atlantis">
            <text:p>The starship-city from Stargate Atlant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тлантида">
            <text:p>Атлантид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орабль-город из сериала «Звёздные врата: Атлантида»">
            <text:p>Корабль-город из сериала «Звёздные врата: Атлантида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ternenschiff aus Stargate Atlantis.">
            <text:p>Ein Sternenschiff aus Stargate Atlanti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cité stellaire de Stargate Atlantis">
            <text:p>La cité stellaire de Stargate Atlant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nave-ciudad de Stargate Atlantis">
            <text:p>La nave-ciudad de Stargate Atlant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टलांटिस">
            <text:p>अटलांटि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उड़नतस्तरी जो स्टार गेट अटलांटिस से आई है">
            <text:p>एक उड़नतस्तरी जो स्टार गेट अटलांटिस से आई है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tlantis">
            <text:p>atlantis</text:p>
          </table:table-cell>
          <table:table-cell table:formula="of:=IF(ISERROR(FIND(&quot;layout&quot;;[.A2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tlantis.desktop">
            <text:p>layouts\atlanti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starship-city from Stargate Atlantis">
            <text:p>The starship-city from Stargate Atlant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тлантида">
            <text:p>Атлантид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орабль-город из сериала «Звёздные врата: Атлантида»">
            <text:p>Корабль-город из сериала «Звёздные врата: Атлантида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ternenschiff aus Stargate Atlantis.">
            <text:p>Ein Sternenschiff aus Stargate Atlanti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cité stellaire de Stargate Atlantis">
            <text:p>La cité stellaire de Stargate Atlant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tlantis">
            <text:p>Atlant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nave-ciudad de Stargate Atlantis">
            <text:p>La nave-ciudad de Stargate Atlant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टलांटिस">
            <text:p>अटलांटि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उड़नतस्तरी जो स्टार गेट अटलांटिस से आई है">
            <text:p>एक उड़नतस्तरी जो स्टार गेट अटलांटिस से आई है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tlantis">
            <text:p>atlantis</text:p>
          </table:table-cell>
          <table:table-cell table:formula="of:=IF(ISERROR(FIND(&quot;layout&quot;;[.A2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ztec.desktop">
            <text:p>layouts\aztec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ec">
            <text:p>Aztec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ztec buildings">
            <text:p>A layout resembling Aztec building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цтек">
            <text:p>Ацте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хожая на строения ацтеков">
            <text:p>Раскладка, похожая на строения ацтеков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eke">
            <text:p>Aztek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, das einem aztekischen Bauwerk ähnelt.">
            <text:p>Ein Design, das einem aztekischen Bauwerk ähnel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èque">
            <text:p>Aztè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similaire aux bâtiments Aztèques">
            <text:p>Une forme similaire aux bâtiments Aztèqu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eca">
            <text:p>Aztec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una construcción azteca">
            <text:p>Un diseño que se asemeja a una construcción aztec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एज़्टेक">
            <text:p>एज़्टेक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जो एज़्टेक इमारत जैसी हो">
            <text:p>एक खाका जो एज़्टेक इमारत जैसी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ztec">
            <text:p>aztec</text:p>
          </table:table-cell>
          <table:table-cell table:formula="of:=IF(ISERROR(FIND(&quot;layout&quot;;[.A2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ztec.desktop">
            <text:p>layouts\aztec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ec">
            <text:p>Aztec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ztec buildings">
            <text:p>A layout resembling Aztec building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цтек">
            <text:p>Ацте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хожая на строения ацтеков">
            <text:p>Раскладка, похожая на строения ацтеков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eke">
            <text:p>Aztek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, das einem aztekischen Bauwerk ähnelt.">
            <text:p>Ein Design, das einem aztekischen Bauwerk ähnel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èque">
            <text:p>Aztè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similaire aux bâtiments Aztèques">
            <text:p>Une forme similaire aux bâtiments Aztèqu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eca">
            <text:p>Aztec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una construcción azteca">
            <text:p>Un diseño que se asemeja a una construcción aztec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एज़्टेक">
            <text:p>एज़्टेक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जो एज़्टेक इमारत जैसी हो">
            <text:p>एक खाका जो एज़्टेक इमारत जैसी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ztec">
            <text:p>aztec</text:p>
          </table:table-cell>
          <table:table-cell table:formula="of:=IF(ISERROR(FIND(&quot;layout&quot;;[.A2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aztec.desktop">
            <text:p>layouts\aztec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ec">
            <text:p>Aztec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ztec buildings">
            <text:p>A layout resembling Aztec building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Ацтек">
            <text:p>Ацте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хожая на строения ацтеков">
            <text:p>Раскладка, похожая на строения ацтеков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eke">
            <text:p>Aztek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, das einem aztekischen Bauwerk ähnelt.">
            <text:p>Ein Design, das einem aztekischen Bauwerk ähnel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èque">
            <text:p>Aztè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similaire aux bâtiments Aztèques">
            <text:p>Une forme similaire aux bâtiments Aztèqu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zteca">
            <text:p>Aztec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una construcción azteca">
            <text:p>Un diseño que se asemeja a una construcción aztec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एज़्टेक">
            <text:p>एज़्टेक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जो एज़्टेक इमारत जैसी हो">
            <text:p>एक खाका जो एज़्टेक इमारत जैसी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aztec">
            <text:p>aztec</text:p>
          </table:table-cell>
          <table:table-cell table:formula="of:=IF(ISERROR(FIND(&quot;layout&quot;;[.A2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alance.desktop">
            <text:p>layouts\balanc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lance">
            <text:p>Balanc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ime to weight every decision carefully!">
            <text:p>Time to weight every decision carefully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аланс">
            <text:p>Баланс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ремя для тщательного взвешивания каждого решения!">
            <text:p>Время для тщательного взвешивания каждого решения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aage">
            <text:p>Waag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Zeit für das sichere Abwägen der Entscheidungen.">
            <text:p>Zeit für das sichere Abwägen der Entscheidung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lance">
            <text:p>Balanc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Il est temps de peser chaque décision avec attention !">
            <text:p>Il est temps de peser chaque décision avec attention 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quilibrio">
            <text:p>Equilibri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¡Hora de sopesar cada decisión con cuidado!">
            <text:p>¡Hora de sopesar cada decisión con cuidado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ंतुलन">
            <text:p>संतुल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र निश्चय को मापने का समय">
            <text:p>हर निश्चय को मापने का समय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alance">
            <text:p>balance</text:p>
          </table:table-cell>
          <table:table-cell table:formula="of:=IF(ISERROR(FIND(&quot;layout&quot;;[.A2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alance.desktop">
            <text:p>layouts\balanc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lance">
            <text:p>Balanc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ime to weight every decision carefully!">
            <text:p>Time to weight every decision carefully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аланс">
            <text:p>Баланс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ремя для тщательного взвешивания каждого решения!">
            <text:p>Время для тщательного взвешивания каждого решения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aage">
            <text:p>Waag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Zeit für das sichere Abwägen der Entscheidungen.">
            <text:p>Zeit für das sichere Abwägen der Entscheidung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lance">
            <text:p>Balanc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Il est temps de peser chaque décision avec attention !">
            <text:p>Il est temps de peser chaque décision avec attention 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quilibrio">
            <text:p>Equilibri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¡Hora de sopesar cada decisión con cuidado!">
            <text:p>¡Hora de sopesar cada decisión con cuidado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ंतुलन">
            <text:p>संतुल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र निश्चय को मापने का समय">
            <text:p>हर निश्चय को मापने का समय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3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alance">
            <text:p>balance</text:p>
          </table:table-cell>
          <table:table-cell table:formula="of:=IF(ISERROR(FIND(&quot;layout&quot;;[.A3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alance.desktop">
            <text:p>layouts\balanc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lance">
            <text:p>Balanc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ime to weight every decision carefully!">
            <text:p>Time to weight every decision carefully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аланс">
            <text:p>Баланс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ремя для тщательного взвешивания каждого решения!">
            <text:p>Время для тщательного взвешивания каждого решения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aage">
            <text:p>Waag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Zeit für das sichere Abwägen der Entscheidungen.">
            <text:p>Zeit für das sichere Abwägen der Entscheidung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lance">
            <text:p>Balanc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Il est temps de peser chaque décision avec attention !">
            <text:p>Il est temps de peser chaque décision avec attention 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quilibrio">
            <text:p>Equilibri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¡Hora de sopesar cada decisión con cuidado!">
            <text:p>¡Hora de sopesar cada decisión con cuidado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ंतुलन">
            <text:p>संतुल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र निश्चय को मापने का समय">
            <text:p>हर निश्चय को मापने का समय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3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alance">
            <text:p>balance</text:p>
          </table:table-cell>
          <table:table-cell table:formula="of:=IF(ISERROR(FIND(&quot;layout&quot;;[.A3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at.desktop">
            <text:p>layouts\ba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t">
            <text:p>Ba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bat-shaped layout">
            <text:p>A bat-shaped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етучая мышь">
            <text:p>Летучая мыш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летучей мыши">
            <text:p>Раскладка в виде летучей мыш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dermaus">
            <text:p>Fledermau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fledermaus-ähnliches Design.">
            <text:p>Ein fledermaus-ähnliches Desig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uve-souris">
            <text:p>Chauve-sour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e chauve-souris">
            <text:p>Forme d'une chauve-sour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urciélago">
            <text:p>Murciélag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murciélago">
            <text:p>Un diseño en forma de murciélag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मगादड़">
            <text:p>चमगादड़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चमगादड़ जैसी खाका">
            <text:p>एक चमगादड़ जैस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3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at">
            <text:p>bat</text:p>
          </table:table-cell>
          <table:table-cell table:formula="of:=IF(ISERROR(FIND(&quot;layout&quot;;[.A3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at.desktop">
            <text:p>layouts\ba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t">
            <text:p>Ba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bat-shaped layout">
            <text:p>A bat-shaped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етучая мышь">
            <text:p>Летучая мыш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летучей мыши">
            <text:p>Раскладка в виде летучей мыш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dermaus">
            <text:p>Fledermau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fledermaus-ähnliches Design.">
            <text:p>Ein fledermaus-ähnliches Desig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uve-souris">
            <text:p>Chauve-sour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e chauve-souris">
            <text:p>Forme d'une chauve-sour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urciélago">
            <text:p>Murciélag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murciélago">
            <text:p>Un diseño en forma de murciélag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मगादड़">
            <text:p>चमगादड़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चमगादड़ जैसी खाका">
            <text:p>एक चमगादड़ जैस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3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at">
            <text:p>bat</text:p>
          </table:table-cell>
          <table:table-cell table:formula="of:=IF(ISERROR(FIND(&quot;layout&quot;;[.A3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at.desktop">
            <text:p>layouts\ba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t">
            <text:p>Ba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bat-shaped layout">
            <text:p>A bat-shaped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етучая мышь">
            <text:p>Летучая мыш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летучей мыши">
            <text:p>Раскладка в виде летучей мыш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dermaus">
            <text:p>Fledermau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fledermaus-ähnliches Design.">
            <text:p>Ein fledermaus-ähnliches Desig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uve-souris">
            <text:p>Chauve-sour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e chauve-souris">
            <text:p>Forme d'une chauve-souri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urciélago">
            <text:p>Murciélag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murciélago">
            <text:p>Un diseño en forma de murciélag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मगादड़">
            <text:p>चमगादड़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चमगादड़ जैसी खाका">
            <text:p>एक चमगादड़ जैस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3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at">
            <text:p>bat</text:p>
          </table:table-cell>
          <table:table-cell table:formula="of:=IF(ISERROR(FIND(&quot;layout&quot;;[.A3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ug.desktop">
            <text:p>layouts\bu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g">
            <text:p>Bu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bug. Let us take it apart!">
            <text:p>The bug. Let us take it apart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Жук">
            <text:p>Жу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Жук. Оставьте нас в стороне!">
            <text:p>Жук. Оставьте нас в стороне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anze">
            <text:p>Wanz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ntfernen Sie die Wanze.">
            <text:p>Entfernen Sie die Wanz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secte">
            <text:p>Insec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'insecte. Essayons de l'éloigner !">
            <text:p>L'insecte. Essayons de l'éloigner 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icho">
            <text:p>Bich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 bicho. ¡Desmontémoslo!">
            <text:p>El bicho. ¡Desmontémoslo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ग">
            <text:p>ब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ग चलो इसे पराजित करे">
            <text:p>बग चलो इसे पराजित कर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3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ug">
            <text:p>bug</text:p>
          </table:table-cell>
          <table:table-cell table:formula="of:=IF(ISERROR(FIND(&quot;layout&quot;;[.A3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ug.desktop">
            <text:p>layouts\bu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g">
            <text:p>Bu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bug. Let us take it apart!">
            <text:p>The bug. Let us take it apart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Жук">
            <text:p>Жу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Жук. Оставьте нас в стороне!">
            <text:p>Жук. Оставьте нас в стороне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anze">
            <text:p>Wanz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ntfernen Sie die Wanze.">
            <text:p>Entfernen Sie die Wanz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secte">
            <text:p>Insec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'insecte. Essayons de l'éloigner !">
            <text:p>L'insecte. Essayons de l'éloigner 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icho">
            <text:p>Bich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 bicho. ¡Desmontémoslo!">
            <text:p>El bicho. ¡Desmontémoslo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ग">
            <text:p>ब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ग चलो इसे पराजित करे">
            <text:p>बग चलो इसे पराजित कर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3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ug">
            <text:p>bug</text:p>
          </table:table-cell>
          <table:table-cell table:formula="of:=IF(ISERROR(FIND(&quot;layout&quot;;[.A3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ug.desktop">
            <text:p>layouts\bu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g">
            <text:p>Bu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bug. Let us take it apart!">
            <text:p>The bug. Let us take it apart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Жук">
            <text:p>Жу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Жук. Оставьте нас в стороне!">
            <text:p>Жук. Оставьте нас в стороне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anze">
            <text:p>Wanz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ntfernen Sie die Wanze.">
            <text:p>Entfernen Sie die Wanz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secte">
            <text:p>Insec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'insecte. Essayons de l'éloigner !">
            <text:p>L'insecte. Essayons de l'éloigner 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icho">
            <text:p>Bich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 bicho. ¡Desmontémoslo!">
            <text:p>El bicho. ¡Desmontémoslo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ग">
            <text:p>ब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ग चलो इसे पराजित करे">
            <text:p>बग चलो इसे पराजित कर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3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ug">
            <text:p>bug</text:p>
          </table:table-cell>
          <table:table-cell table:formula="of:=IF(ISERROR(FIND(&quot;layout&quot;;[.A3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utterfly.desktop">
            <text:p>layouts\butterfly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tterfly">
            <text:p>Butterfly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абочка">
            <text:p>Бабочка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metterling">
            <text:p>Schmetterling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apillon">
            <text:p>Papillo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riposa">
            <text:p>Mariposa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ितली">
            <text:p>तितली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3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utterfly">
            <text:p>butterfly</text:p>
          </table:table-cell>
          <table:table-cell table:formula="of:=IF(ISERROR(FIND(&quot;layout&quot;;[.A3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utterfly.desktop">
            <text:p>layouts\butterfly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tterfly">
            <text:p>Butterfly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абочка">
            <text:p>Бабочка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metterling">
            <text:p>Schmetterling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apillon">
            <text:p>Papillo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riposa">
            <text:p>Mariposa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ितली">
            <text:p>तितली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3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utterfly">
            <text:p>butterfly</text:p>
          </table:table-cell>
          <table:table-cell table:formula="of:=IF(ISERROR(FIND(&quot;layout&quot;;[.A3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butterfly.desktop">
            <text:p>layouts\butterfly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tterfly">
            <text:p>Butterfly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абочка">
            <text:p>Бабочка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metterling">
            <text:p>Schmetterling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apillon">
            <text:p>Papillo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riposa">
            <text:p>Mariposa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ितली">
            <text:p>तितली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4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utterfly">
            <text:p>butterfly</text:p>
          </table:table-cell>
          <table:table-cell table:formula="of:=IF(ISERROR(FIND(&quot;layout&quot;;[.A4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castle.desktop">
            <text:p>layouts\cast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stle">
            <text:p>Cast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castle layout">
            <text:p>Vista-styled castle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Замок">
            <text:p>Замо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замка">
            <text:p>Раскладка замк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rg">
            <text:p>Bur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Burg im Vista-Stil.">
            <text:p>Eine Burg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âteau">
            <text:p>Château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chateau dans le style Vista">
            <text:p>Forme d'un chateau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stillo">
            <text:p>Castil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castillo estilo Vista">
            <text:p>Diseño en forma de castillo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िला">
            <text:p>किल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के किले की खाका">
            <text:p>विस्टा शैली के किले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4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astle">
            <text:p>castle</text:p>
          </table:table-cell>
          <table:table-cell table:formula="of:=IF(ISERROR(FIND(&quot;layout&quot;;[.A4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castle.desktop">
            <text:p>layouts\cast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stle">
            <text:p>Cast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castle layout">
            <text:p>Vista-styled castle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Замок">
            <text:p>Замо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замка">
            <text:p>Раскладка замк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rg">
            <text:p>Bur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Burg im Vista-Stil.">
            <text:p>Eine Burg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âteau">
            <text:p>Château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chateau dans le style Vista">
            <text:p>Forme d'un chateau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stillo">
            <text:p>Castil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castillo estilo Vista">
            <text:p>Diseño en forma de castillo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िला">
            <text:p>किल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के किले की खाका">
            <text:p>विस्टा शैली के किले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4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astle">
            <text:p>castle</text:p>
          </table:table-cell>
          <table:table-cell table:formula="of:=IF(ISERROR(FIND(&quot;layout&quot;;[.A4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castle.desktop">
            <text:p>layouts\cast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stle">
            <text:p>Cast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castle layout">
            <text:p>Vista-styled castle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Замок">
            <text:p>Замо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замка">
            <text:p>Раскладка замк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rg">
            <text:p>Bur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Burg im Vista-Stil.">
            <text:p>Eine Burg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âteau">
            <text:p>Château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chateau dans le style Vista">
            <text:p>Forme d'un chateau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stillo">
            <text:p>Castil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castillo estilo Vista">
            <text:p>Diseño en forma de castillo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िला">
            <text:p>किल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के किले की खाका">
            <text:p>विस्टा शैली के किले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4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astle">
            <text:p>castle</text:p>
          </table:table-cell>
          <table:table-cell table:formula="of:=IF(ISERROR(FIND(&quot;layout&quot;;[.A4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astle2.desktop">
            <text:p>layouts\castle2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stle View">
            <text:p>Castle View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astle as viewed from one side">
            <text:p>A castle as viewed from one sid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ид на замок">
            <text:p>Вид на замо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Замок, показанный с одной стороны">
            <text:p>Замок, показанный с одной сторон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rgansicht">
            <text:p>Burgansich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Burg von der Seite betrachtet.">
            <text:p>Eine Burg von der Seite betrachte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ue d'un chateau">
            <text:p>Vue d'un chateau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hateau vu de côté">
            <text:p>Un chateau vu de côté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sta de castillo">
            <text:p>Vista de castil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astillo visto por un lado">
            <text:p>Un castillo visto por un lad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िले का दृश्य">
            <text:p>किले का दृश्य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िले का एक तरफ से दिखने वाला दृश्य ">
            <text:p>किले का एक तरफ से दिखने वाला दृश्य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4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astle2">
            <text:p>castle2</text:p>
          </table:table-cell>
          <table:table-cell table:formula="of:=IF(ISERROR(FIND(&quot;layout&quot;;[.A4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astle2.desktop">
            <text:p>layouts\castle2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stle View">
            <text:p>Castle View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astle as viewed from one side">
            <text:p>A castle as viewed from one sid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ид на замок">
            <text:p>Вид на замо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Замок, показанный с одной стороны">
            <text:p>Замок, показанный с одной сторон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rgansicht">
            <text:p>Burgansich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Burg von der Seite betrachtet.">
            <text:p>Eine Burg von der Seite betrachte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ue d'un chateau">
            <text:p>Vue d'un chateau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hateau vu de côté">
            <text:p>Un chateau vu de côté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sta de castillo">
            <text:p>Vista de castil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astillo visto por un lado">
            <text:p>Un castillo visto por un lad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िले का दृश्य">
            <text:p>किले का दृश्य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िले का एक तरफ से दिखने वाला दृश्य ">
            <text:p>किले का एक तरफ से दिखने वाला दृश्य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4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astle2">
            <text:p>castle2</text:p>
          </table:table-cell>
          <table:table-cell table:formula="of:=IF(ISERROR(FIND(&quot;layout&quot;;[.A4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astle2.desktop">
            <text:p>layouts\castle2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stle View">
            <text:p>Castle View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astle as viewed from one side">
            <text:p>A castle as viewed from one sid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ид на замок">
            <text:p>Вид на замо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Замок, показанный с одной стороны">
            <text:p>Замок, показанный с одной сторон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urgansicht">
            <text:p>Burgansich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Burg von der Seite betrachtet.">
            <text:p>Eine Burg von der Seite betrachte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ue d'un chateau">
            <text:p>Vue d'un chateau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hateau vu de côté">
            <text:p>Un chateau vu de côté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ista de castillo">
            <text:p>Vista de castil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astillo visto por un lado">
            <text:p>Un castillo visto por un lad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िले का दृश्य">
            <text:p>किले का दृश्य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िले का एक तरफ से दिखने वाला दृश्य ">
            <text:p>किले का एक तरफ से दिखने वाला दृश्य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4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astle2">
            <text:p>castle2</text:p>
          </table:table-cell>
          <table:table-cell table:formula="of:=IF(ISERROR(FIND(&quot;layout&quot;;[.A4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cat.desktop">
            <text:p>layouts\ca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t">
            <text:p>Ca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cat layout">
            <text:p>Vista-styled cat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от">
            <text:p>Ко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кота">
            <text:p>Раскладка в виде кот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atze">
            <text:p>Katz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Katze im Vista-Stil.">
            <text:p>Eine Katz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t">
            <text:p>Cha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chat dans le style Vista">
            <text:p>Forme d'un chat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to">
            <text:p>Gat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gato estilo Vista">
            <text:p>Diseño en forma de gato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िल्ली">
            <text:p>बिल्ल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की बिल्ली की खाका">
            <text:p>विस्टा शैली की बिल्ली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4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at">
            <text:p>cat</text:p>
          </table:table-cell>
          <table:table-cell table:formula="of:=IF(ISERROR(FIND(&quot;layout&quot;;[.A4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cat.desktop">
            <text:p>layouts\ca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t">
            <text:p>Ca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cat layout">
            <text:p>Vista-styled cat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от">
            <text:p>Ко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кота">
            <text:p>Раскладка в виде кот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atze">
            <text:p>Katz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Katze im Vista-Stil.">
            <text:p>Eine Katz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t">
            <text:p>Cha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chat dans le style Vista">
            <text:p>Forme d'un chat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to">
            <text:p>Gat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gato estilo Vista">
            <text:p>Diseño en forma de gato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िल्ली">
            <text:p>बिल्ल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की बिल्ली की खाका">
            <text:p>विस्टा शैली की बिल्ली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4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at">
            <text:p>cat</text:p>
          </table:table-cell>
          <table:table-cell table:formula="of:=IF(ISERROR(FIND(&quot;layout&quot;;[.A4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cat.desktop">
            <text:p>layouts\ca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t">
            <text:p>Ca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cat layout">
            <text:p>Vista-styled cat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от">
            <text:p>Ко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кота">
            <text:p>Раскладка в виде кот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atze">
            <text:p>Katz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Katze im Vista-Stil.">
            <text:p>Eine Katz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t">
            <text:p>Cha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chat dans le style Vista">
            <text:p>Forme d'un chat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to">
            <text:p>Gat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gato estilo Vista">
            <text:p>Diseño en forma de gato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िल्ली">
            <text:p>बिल्ल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की बिल्ली की खाका">
            <text:p>विस्टा शैली की बिल्ली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4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at">
            <text:p>cat</text:p>
          </table:table-cell>
          <table:table-cell table:formula="of:=IF(ISERROR(FIND(&quot;layout&quot;;[.A4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hains.desktop">
            <text:p>layouts\chain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ins">
            <text:p>Chain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ur chains making up a single structure">
            <text:p>Four chains making up a single structu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Цепи">
            <text:p>Цеп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Четыре цепи создают единую структуру">
            <text:p>Четыре цепи создают единую структуру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etten">
            <text:p>Ket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ebilde aus vier Ketten.">
            <text:p>Ein Gebilde aus vier Ket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înes">
            <text:p>Chaî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atre chaînes formant une seule structure">
            <text:p>Quatre chaînes formant une seule structu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denas">
            <text:p>Caden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uatro cadenas que forman una única estructura">
            <text:p>Cuatro cadenas que forman una única estructur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ेड़िया">
            <text:p>बेड़ि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ाथ जुड़ने वाली चार बेड़िया">
            <text:p>एक साथ जुड़ने वाली चार बेड़िय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5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hains">
            <text:p>chains</text:p>
          </table:table-cell>
          <table:table-cell table:formula="of:=IF(ISERROR(FIND(&quot;layout&quot;;[.A5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hains.desktop">
            <text:p>layouts\chain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ins">
            <text:p>Chain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ur chains making up a single structure">
            <text:p>Four chains making up a single structu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Цепи">
            <text:p>Цеп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Четыре цепи создают единую структуру">
            <text:p>Четыре цепи создают единую структуру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etten">
            <text:p>Ket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ebilde aus vier Ketten.">
            <text:p>Ein Gebilde aus vier Ket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înes">
            <text:p>Chaî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atre chaînes formant une seule structure">
            <text:p>Quatre chaînes formant une seule structu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denas">
            <text:p>Caden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uatro cadenas que forman una única estructura">
            <text:p>Cuatro cadenas que forman una única estructur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ेड़िया">
            <text:p>बेड़ि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ाथ जुड़ने वाली चार बेड़िया">
            <text:p>एक साथ जुड़ने वाली चार बेड़िय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5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hains">
            <text:p>chains</text:p>
          </table:table-cell>
          <table:table-cell table:formula="of:=IF(ISERROR(FIND(&quot;layout&quot;;[.A5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hains.desktop">
            <text:p>layouts\chain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ins">
            <text:p>Chain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ur chains making up a single structure">
            <text:p>Four chains making up a single structu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Цепи">
            <text:p>Цеп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Четыре цепи создают единую структуру">
            <text:p>Четыре цепи создают единую структуру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etten">
            <text:p>Ket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ebilde aus vier Ketten.">
            <text:p>Ein Gebilde aus vier Ket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aînes">
            <text:p>Chaî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atre chaînes formant une seule structure">
            <text:p>Quatre chaînes formant une seule structu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denas">
            <text:p>Caden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uatro cadenas que forman una única estructura">
            <text:p>Cuatro cadenas que forman una única estructur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ेड़िया">
            <text:p>बेड़ि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ाथ जुड़ने वाली चार बेड़िया">
            <text:p>एक साथ जुड़ने वाली चार बेड़िय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5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hains">
            <text:p>chains</text:p>
          </table:table-cell>
          <table:table-cell table:formula="of:=IF(ISERROR(FIND(&quot;layout&quot;;[.A5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heckered.desktop">
            <text:p>layouts\checkere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eckered">
            <text:p>Checkere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hat if the chess board was not square?">
            <text:p>What if the chess board was not square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 клеточку">
            <text:p>В клеточку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у и что, если шахматная доска не квадратная?">
            <text:p>Ну и что, если шахматная доска не квадратная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achbrett">
            <text:p>Schachbret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nicht ganz quadratisches Schachbrett.">
            <text:p>Ein nicht ganz quadratisches Schachbret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 échiquier">
            <text:p>En échiqui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e faire si le plateau d'échec n'était pas un carré ?">
            <text:p>Que faire si le plateau d'échec n'était pas un carré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 cuadros">
            <text:p>A cuadr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Qué ocurriría si el tablero de ajedrez no fuera cuadrado?">
            <text:p>¿Qué ocurriría si el tablero de ajedrez no fuera cuadrado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ेक्केर्ड">
            <text:p>चेक्केर्ड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अगर चेस बोर्ड चतुर्भुज न होता तो? ">
            <text:p>अगर चेस बोर्ड चतुर्भुज न होता तो?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5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heckered">
            <text:p>checkered</text:p>
          </table:table-cell>
          <table:table-cell table:formula="of:=IF(ISERROR(FIND(&quot;layout&quot;;[.A5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heckered.desktop">
            <text:p>layouts\checkere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eckered">
            <text:p>Checkere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hat if the chess board was not square?">
            <text:p>What if the chess board was not square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 клеточку">
            <text:p>В клеточку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у и что, если шахматная доска не квадратная?">
            <text:p>Ну и что, если шахматная доска не квадратная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achbrett">
            <text:p>Schachbret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nicht ganz quadratisches Schachbrett.">
            <text:p>Ein nicht ganz quadratisches Schachbret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 échiquier">
            <text:p>En échiqui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e faire si le plateau d'échec n'était pas un carré ?">
            <text:p>Que faire si le plateau d'échec n'était pas un carré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 cuadros">
            <text:p>A cuadr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Qué ocurriría si el tablero de ajedrez no fuera cuadrado?">
            <text:p>¿Qué ocurriría si el tablero de ajedrez no fuera cuadrado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ेक्केर्ड">
            <text:p>चेक्केर्ड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अगर चेस बोर्ड चतुर्भुज न होता तो? ">
            <text:p>अगर चेस बोर्ड चतुर्भुज न होता तो?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5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heckered">
            <text:p>checkered</text:p>
          </table:table-cell>
          <table:table-cell table:formula="of:=IF(ISERROR(FIND(&quot;layout&quot;;[.A5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heckered.desktop">
            <text:p>layouts\checkere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eckered">
            <text:p>Checkere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hat if the chess board was not square?">
            <text:p>What if the chess board was not square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 клеточку">
            <text:p>В клеточку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у и что, если шахматная доска не квадратная?">
            <text:p>Ну и что, если шахматная доска не квадратная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achbrett">
            <text:p>Schachbret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nicht ganz quadratisches Schachbrett.">
            <text:p>Ein nicht ganz quadratisches Schachbret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 échiquier">
            <text:p>En échiqui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e faire si le plateau d'échec n'était pas un carré ?">
            <text:p>Que faire si le plateau d'échec n'était pas un carré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 cuadros">
            <text:p>A cuadr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Qué ocurriría si el tablero de ajedrez no fuera cuadrado?">
            <text:p>¿Qué ocurriría si el tablero de ajedrez no fuera cuadrado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ेक्केर्ड">
            <text:p>चेक्केर्ड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अगर चेस बोर्ड चतुर्भुज न होता तो? ">
            <text:p>अगर चेस बोर्ड चतुर्भुज न होता तो?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5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heckered">
            <text:p>checkered</text:p>
          </table:table-cell>
          <table:table-cell table:formula="of:=IF(ISERROR(FIND(&quot;layout&quot;;[.A5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hip.desktop">
            <text:p>layouts\chip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ip">
            <text:p>Chip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electronic component with many connectors">
            <text:p>An electronic component with many connecto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атрица">
            <text:p>Матриц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лектронный компонент с соединителями">
            <text:p>Электронный компонент с соединител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ustein">
            <text:p>Baustei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elektronischer Baustein mit vielen Anschlüssen.">
            <text:p>Ein elektronischer Baustein mit vielen Anschlüss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uce électronique">
            <text:p>Puce électron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uce électronique avec de nombreuses pattes">
            <text:p>Une puce électronique avec de nombreuses patt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ip">
            <text:p>Chip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mponente electrónico con muchos conectores">
            <text:p>Un componente electrónico con muchos conecto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िप">
            <text:p>चिप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इलेक्ट्रॉनिक पार्ट">
            <text:p>एक इलेक्ट्रॉनिक पार्ट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5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hip">
            <text:p>chip</text:p>
          </table:table-cell>
          <table:table-cell table:formula="of:=IF(ISERROR(FIND(&quot;layout&quot;;[.A5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hip.desktop">
            <text:p>layouts\chip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ip">
            <text:p>Chip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electronic component with many connectors">
            <text:p>An electronic component with many connecto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атрица">
            <text:p>Матриц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лектронный компонент с соединителями">
            <text:p>Электронный компонент с соединител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ustein">
            <text:p>Baustei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elektronischer Baustein mit vielen Anschlüssen.">
            <text:p>Ein elektronischer Baustein mit vielen Anschlüss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uce électronique">
            <text:p>Puce électron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uce électronique avec de nombreuses pattes">
            <text:p>Une puce électronique avec de nombreuses patt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ip">
            <text:p>Chip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mponente electrónico con muchos conectores">
            <text:p>Un componente electrónico con muchos conecto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िप">
            <text:p>चिप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इलेक्ट्रॉनिक पार्ट">
            <text:p>एक इलेक्ट्रॉनिक पार्ट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5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hip">
            <text:p>chip</text:p>
          </table:table-cell>
          <table:table-cell table:formula="of:=IF(ISERROR(FIND(&quot;layout&quot;;[.A5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hip.desktop">
            <text:p>layouts\chip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ip">
            <text:p>Chip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electronic component with many connectors">
            <text:p>An electronic component with many connecto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атрица">
            <text:p>Матриц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лектронный компонент с соединителями">
            <text:p>Электронный компонент с соединител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austein">
            <text:p>Baustei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elektronischer Baustein mit vielen Anschlüssen.">
            <text:p>Ein elektronischer Baustein mit vielen Anschlüss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uce électronique">
            <text:p>Puce électron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uce électronique avec de nombreuses pattes">
            <text:p>Une puce électronique avec de nombreuses patt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hip">
            <text:p>Chip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mponente electrónico con muchos conectores">
            <text:p>Un componente electrónico con muchos conecto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िप">
            <text:p>चिप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इलेक्ट्रॉनिक पार्ट">
            <text:p>एक इलेक्ट्रॉनिक पार्ट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5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hip">
            <text:p>chip</text:p>
          </table:table-cell>
          <table:table-cell table:formula="of:=IF(ISERROR(FIND(&quot;layout&quot;;[.A5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lubs.desktop">
            <text:p>layouts\club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ubs">
            <text:p>Club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 multitude of card clubs">
            <text:p>A layout resembling a multitude of card club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рефы">
            <text:p>Треф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вторяющая множество треф из карт">
            <text:p>Раскладка, повторяющая множество треф из карт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reuz">
            <text:p>Kreuz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zeigt mehrere Kreuzkarten.">
            <text:p>Dieses Design zeigt mehrere Kreuzkar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èfle">
            <text:p>Trèf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n forme de trèfle">
            <text:p>En forme de trèf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éboles">
            <text:p>Trébol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parece a una multitud de tréboles de cartas">
            <text:p>Un diseño que se parece a una multitud de tréboles de cart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िड़ि">
            <text:p>चिड़ि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चिड़ि जैसी खाका">
            <text:p>एक चिड़ि जैस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5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lubs">
            <text:p>clubs</text:p>
          </table:table-cell>
          <table:table-cell table:formula="of:=IF(ISERROR(FIND(&quot;layout&quot;;[.A5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lubs.desktop">
            <text:p>layouts\club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ubs">
            <text:p>Club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 multitude of card clubs">
            <text:p>A layout resembling a multitude of card club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рефы">
            <text:p>Треф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вторяющая множество треф из карт">
            <text:p>Раскладка, повторяющая множество треф из карт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reuz">
            <text:p>Kreuz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zeigt mehrere Kreuzkarten.">
            <text:p>Dieses Design zeigt mehrere Kreuzkar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èfle">
            <text:p>Trèf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n forme de trèfle">
            <text:p>En forme de trèf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éboles">
            <text:p>Trébol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parece a una multitud de tréboles de cartas">
            <text:p>Un diseño que se parece a una multitud de tréboles de cart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िड़ि">
            <text:p>चिड़ि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चिड़ि जैसी खाका">
            <text:p>एक चिड़ि जैस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6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lubs">
            <text:p>clubs</text:p>
          </table:table-cell>
          <table:table-cell table:formula="of:=IF(ISERROR(FIND(&quot;layout&quot;;[.A6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lubs.desktop">
            <text:p>layouts\club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ubs">
            <text:p>Club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 multitude of card clubs">
            <text:p>A layout resembling a multitude of card club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рефы">
            <text:p>Треф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вторяющая множество треф из карт">
            <text:p>Раскладка, повторяющая множество треф из карт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reuz">
            <text:p>Kreuz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zeigt mehrere Kreuzkarten.">
            <text:p>Dieses Design zeigt mehrere Kreuzkar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èfle">
            <text:p>Trèf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n forme de trèfle">
            <text:p>En forme de trèf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éboles">
            <text:p>Trébol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parece a una multitud de tréboles de cartas">
            <text:p>Un diseño que se parece a una multitud de tréboles de cart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िड़ि">
            <text:p>चिड़ि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चिड़ि जैसी खाका">
            <text:p>एक चिड़ि जैस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6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lubs">
            <text:p>clubs</text:p>
          </table:table-cell>
          <table:table-cell table:formula="of:=IF(ISERROR(FIND(&quot;layout&quot;;[.A6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olumns.desktop">
            <text:p>layouts\column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lumns">
            <text:p>Column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ircular arena covered with columns of varying height">
            <text:p>A circular arena covered with columns of varying heig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олбики">
            <text:p>Столбик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руглая арена, покрытая столбиками различной высоты">
            <text:p>Круглая арена, покрытая столбиками различной высот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äulen">
            <text:p>Säul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kreisförmige Fläche mit unterschiedlich hohen Säulen.">
            <text:p>Eine kreisförmige Fläche mit unterschiedlich hohen Säul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lonnes">
            <text:p>Colon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arène circulaire couverte de colonnes de tailles variées">
            <text:p>Une arène circulaire couverte de colonnes de tailles varié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lumnas">
            <text:p>Column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stadio circular cubierto con columnas de altura variable">
            <text:p>Un estadio circular cubierto con columnas de altura variab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खम्बे">
            <text:p>खम्ब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गोल आकार में लगे भिन उचाई के खम्बे">
            <text:p>एक गोल आकार में लगे भिन उचाई के खम्ब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6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olumns">
            <text:p>columns</text:p>
          </table:table-cell>
          <table:table-cell table:formula="of:=IF(ISERROR(FIND(&quot;layout&quot;;[.A6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olumns.desktop">
            <text:p>layouts\column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lumns">
            <text:p>Column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ircular arena covered with columns of varying height">
            <text:p>A circular arena covered with columns of varying heig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олбики">
            <text:p>Столбик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руглая арена, покрытая столбиками различной высоты">
            <text:p>Круглая арена, покрытая столбиками различной высот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äulen">
            <text:p>Säul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kreisförmige Fläche mit unterschiedlich hohen Säulen.">
            <text:p>Eine kreisförmige Fläche mit unterschiedlich hohen Säul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lonnes">
            <text:p>Colon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arène circulaire couverte de colonnes de tailles variées">
            <text:p>Une arène circulaire couverte de colonnes de tailles varié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lumnas">
            <text:p>Column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stadio circular cubierto con columnas de altura variable">
            <text:p>Un estadio circular cubierto con columnas de altura variab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खम्बे">
            <text:p>खम्ब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गोल आकार में लगे भिन उचाई के खम्बे">
            <text:p>एक गोल आकार में लगे भिन उचाई के खम्ब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6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olumns">
            <text:p>columns</text:p>
          </table:table-cell>
          <table:table-cell table:formula="of:=IF(ISERROR(FIND(&quot;layout&quot;;[.A6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olumns.desktop">
            <text:p>layouts\column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lumns">
            <text:p>Column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ircular arena covered with columns of varying height">
            <text:p>A circular arena covered with columns of varying heig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олбики">
            <text:p>Столбик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руглая арена, покрытая столбиками различной высоты">
            <text:p>Круглая арена, покрытая столбиками различной высот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äulen">
            <text:p>Säul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kreisförmige Fläche mit unterschiedlich hohen Säulen.">
            <text:p>Eine kreisförmige Fläche mit unterschiedlich hohen Säul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lonnes">
            <text:p>Colon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arène circulaire couverte de colonnes de tailles variées">
            <text:p>Une arène circulaire couverte de colonnes de tailles varié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lumnas">
            <text:p>Column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stadio circular cubierto con columnas de altura variable">
            <text:p>Un estadio circular cubierto con columnas de altura variab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खम्बे">
            <text:p>खम्ब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गोल आकार में लगे भिन उचाई के खम्बे">
            <text:p>एक गोल आकार में लगे भिन उचाई के खम्ब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6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olumns">
            <text:p>columns</text:p>
          </table:table-cell>
          <table:table-cell table:formula="of:=IF(ISERROR(FIND(&quot;layout&quot;;[.A6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crab.desktop">
            <text:p>layouts\crab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ab">
            <text:p>Crab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crab layout">
            <text:p>Vista-styled crab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раб">
            <text:p>Краб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краба">
            <text:p>Раскладка в виде краб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rabbe">
            <text:p>Krab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Krabbe im Vista-Stil.">
            <text:p>Eine Krabb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abe">
            <text:p>Cra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crabe dans le style Vista">
            <text:p>Forme d'un crabe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ngrejo">
            <text:p>Cangrej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cangrejo estilo Vista">
            <text:p>Diseño en forma de cangrejo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ेकड़ा">
            <text:p>केकड़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में केकड़े की खाका ">
            <text:p>विस्टा शैली में केकड़े की खाक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6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rab">
            <text:p>crab</text:p>
          </table:table-cell>
          <table:table-cell table:formula="of:=IF(ISERROR(FIND(&quot;layout&quot;;[.A6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crab.desktop">
            <text:p>layouts\crab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ab">
            <text:p>Crab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crab layout">
            <text:p>Vista-styled crab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раб">
            <text:p>Краб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краба">
            <text:p>Раскладка в виде краб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rabbe">
            <text:p>Krab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Krabbe im Vista-Stil.">
            <text:p>Eine Krabb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abe">
            <text:p>Cra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crabe dans le style Vista">
            <text:p>Forme d'un crabe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ngrejo">
            <text:p>Cangrej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cangrejo estilo Vista">
            <text:p>Diseño en forma de cangrejo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ेकड़ा">
            <text:p>केकड़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में केकड़े की खाका ">
            <text:p>विस्टा शैली में केकड़े की खाक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6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rab">
            <text:p>crab</text:p>
          </table:table-cell>
          <table:table-cell table:formula="of:=IF(ISERROR(FIND(&quot;layout&quot;;[.A6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crab.desktop">
            <text:p>layouts\crab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ab">
            <text:p>Crab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crab layout">
            <text:p>Vista-styled crab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раб">
            <text:p>Краб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краба">
            <text:p>Раскладка в виде краб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rabbe">
            <text:p>Krab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Krabbe im Vista-Stil.">
            <text:p>Eine Krabb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abe">
            <text:p>Cra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crabe dans le style Vista">
            <text:p>Forme d'un crabe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ngrejo">
            <text:p>Cangrej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cangrejo estilo Vista">
            <text:p>Diseño en forma de cangrejo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ेकड़ा">
            <text:p>केकड़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में केकड़े की खाका ">
            <text:p>विस्टा शैली में केकड़े की खाक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6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rab">
            <text:p>crab</text:p>
          </table:table-cell>
          <table:table-cell table:formula="of:=IF(ISERROR(FIND(&quot;layout&quot;;[.A6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ross.desktop">
            <text:p>layouts\cros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oss">
            <text:p>Cros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ix-ended cross resembling the Cyrillic letter Zh">
            <text:p>A six-ended cross resembling the Cyrillic letter Z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рест">
            <text:p>Крес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Шестиконечный крест, похожий на букву «Ж»">
            <text:p>Шестиконечный крест, похожий на букву «Ж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neeball">
            <text:p>Schneebal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neeball mit sechs Enden (ähnlich dem kyrillischen Zh). ">
            <text:p>Ein Schneeball mit sechs Enden (ähnlich dem kyrillischen Zh).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oix">
            <text:p>Croix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croix à six branches ressemblant à la lettre cyrillique Zh">
            <text:p>Une croix à six branches ressemblant à la lettre cyrillique Z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uz">
            <text:p>Cruz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cruz de seis puntas que se asemeja a la letra cirílica Zh">
            <text:p>Una cruz de seis puntas que se asemeja a la letra cirílica Z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्रॉस">
            <text:p>क्रॉ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छेह सिरों वाला क्रॉस जो सिरिलिक अक्षर Zh जैसा हो">
            <text:p>एक छेह सिरों वाला क्रॉस जो सिरिलिक अक्षर Zh जैस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6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ross">
            <text:p>cross</text:p>
          </table:table-cell>
          <table:table-cell table:formula="of:=IF(ISERROR(FIND(&quot;layout&quot;;[.A6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ross.desktop">
            <text:p>layouts\cros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oss">
            <text:p>Cros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ix-ended cross resembling the Cyrillic letter Zh">
            <text:p>A six-ended cross resembling the Cyrillic letter Z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рест">
            <text:p>Крес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Шестиконечный крест, похожий на букву «Ж»">
            <text:p>Шестиконечный крест, похожий на букву «Ж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neeball">
            <text:p>Schneebal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neeball mit sechs Enden (ähnlich dem kyrillischen Zh). ">
            <text:p>Ein Schneeball mit sechs Enden (ähnlich dem kyrillischen Zh).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oix">
            <text:p>Croix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croix à six branches ressemblant à la lettre cyrillique Zh">
            <text:p>Une croix à six branches ressemblant à la lettre cyrillique Z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uz">
            <text:p>Cruz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cruz de seis puntas que se asemeja a la letra cirílica Zh">
            <text:p>Una cruz de seis puntas que se asemeja a la letra cirílica Z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्रॉस">
            <text:p>क्रॉ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छेह सिरों वाला क्रॉस जो सिरिलिक अक्षर Zh जैसा हो">
            <text:p>एक छेह सिरों वाला क्रॉस जो सिरिलिक अक्षर Zh जैस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6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ross">
            <text:p>cross</text:p>
          </table:table-cell>
          <table:table-cell table:formula="of:=IF(ISERROR(FIND(&quot;layout&quot;;[.A6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cross.desktop">
            <text:p>layouts\cros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oss">
            <text:p>Cros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ix-ended cross resembling the Cyrillic letter Zh">
            <text:p>A six-ended cross resembling the Cyrillic letter Z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рест">
            <text:p>Крес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Шестиконечный крест, похожий на букву «Ж»">
            <text:p>Шестиконечный крест, похожий на букву «Ж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neeball">
            <text:p>Schneebal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neeball mit sechs Enden (ähnlich dem kyrillischen Zh). ">
            <text:p>Ein Schneeball mit sechs Enden (ähnlich dem kyrillischen Zh).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oix">
            <text:p>Croix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croix à six branches ressemblant à la lettre cyrillique Zh">
            <text:p>Une croix à six branches ressemblant à la lettre cyrillique Z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ruz">
            <text:p>Cruz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cruz de seis puntas que se asemeja a la letra cirílica Zh">
            <text:p>Una cruz de seis puntas que se asemeja a la letra cirílica Z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्रॉस">
            <text:p>क्रॉ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छेह सिरों वाला क्रॉस जो सिरिलिक अक्षर Zh जैसा हो">
            <text:p>एक छेह सिरों वाला क्रॉस जो सिरिलिक अक्षर Zh जैस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7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cross">
            <text:p>cross</text:p>
          </table:table-cell>
          <table:table-cell table:formula="of:=IF(ISERROR(FIND(&quot;layout&quot;;[.A7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default.desktop">
            <text:p>layouts\defaul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fault">
            <text:p>Defaul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fault KMahjongg game layout">
            <text:p>Default KMahjongg game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о умолчанию">
            <text:p>По умолчанию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Игровая раскладка по умолчанию">
            <text:p>Игровая раскладка по умолчанию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ndard">
            <text:p>Standar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tandard-Design für KMahjongg.">
            <text:p>Standard-Design für KMahjongg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ar défaut">
            <text:p>Par défau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position par défaut du jeu KMahjongg">
            <text:p>Disposition par défaut du jeu K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redeterminado">
            <text:p>Predeterminad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de juego predeterminado de KMahjongg">
            <text:p>Diseño de juego predeterminado de K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डिफ़ॉल्ट">
            <text:p>डिफ़ॉल्ट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डिफ़ॉल्ट k महजोंग खेल की खाका">
            <text:p>डिफ़ॉल्ट k महजोंग खेल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7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default">
            <text:p>default</text:p>
          </table:table-cell>
          <table:table-cell table:formula="of:=IF(ISERROR(FIND(&quot;layout&quot;;[.A7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default.desktop">
            <text:p>layouts\defaul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fault">
            <text:p>Defaul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fault KMahjongg game layout">
            <text:p>Default KMahjongg game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о умолчанию">
            <text:p>По умолчанию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Игровая раскладка по умолчанию">
            <text:p>Игровая раскладка по умолчанию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ndard">
            <text:p>Standar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tandard-Design für KMahjongg.">
            <text:p>Standard-Design für KMahjongg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ar défaut">
            <text:p>Par défau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position par défaut du jeu KMahjongg">
            <text:p>Disposition par défaut du jeu K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redeterminado">
            <text:p>Predeterminad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de juego predeterminado de KMahjongg">
            <text:p>Diseño de juego predeterminado de K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डिफ़ॉल्ट">
            <text:p>डिफ़ॉल्ट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डिफ़ॉल्ट k महजोंग खेल की खाका">
            <text:p>डिफ़ॉल्ट k महजोंग खेल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7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default">
            <text:p>default</text:p>
          </table:table-cell>
          <table:table-cell table:formula="of:=IF(ISERROR(FIND(&quot;layout&quot;;[.A7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default.desktop">
            <text:p>layouts\defaul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fault">
            <text:p>Defaul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fault KMahjongg game layout">
            <text:p>Default KMahjongg game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о умолчанию">
            <text:p>По умолчанию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Игровая раскладка по умолчанию">
            <text:p>Игровая раскладка по умолчанию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ndard">
            <text:p>Standar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tandard-Design für KMahjongg.">
            <text:p>Standard-Design für KMahjongg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ar défaut">
            <text:p>Par défau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position par défaut du jeu KMahjongg">
            <text:p>Disposition par défaut du jeu K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redeterminado">
            <text:p>Predeterminad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de juego predeterminado de KMahjongg">
            <text:p>Diseño de juego predeterminado de K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डिफ़ॉल्ट">
            <text:p>डिफ़ॉल्ट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डिफ़ॉल्ट k महजोंग खेल की खाका">
            <text:p>डिफ़ॉल्ट k महजोंग खेल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7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default">
            <text:p>default</text:p>
          </table:table-cell>
          <table:table-cell table:formula="of:=IF(ISERROR(FIND(&quot;layout&quot;;[.A7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dragon.desktop">
            <text:p>layouts\drago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gon">
            <text:p>Drag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dragon layout">
            <text:p>Vista-styled dragon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ракон">
            <text:p>Дракон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дракона">
            <text:p>Раскладка в виде дракон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che">
            <text:p>Drac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rache im Vista-Stil.">
            <text:p>Ein Drach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gon">
            <text:p>Drag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dragon dans le style Vista">
            <text:p>Forme d'un dragon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gón">
            <text:p>Dragó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dragón estilo Vista">
            <text:p>Diseño en forma de dragón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त्य">
            <text:p>दत्य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में दत्य की खाका">
            <text:p>विस्टा शैली में दत्य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7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dragon">
            <text:p>dragon</text:p>
          </table:table-cell>
          <table:table-cell table:formula="of:=IF(ISERROR(FIND(&quot;layout&quot;;[.A7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dragon.desktop">
            <text:p>layouts\drago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gon">
            <text:p>Drag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dragon layout">
            <text:p>Vista-styled dragon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ракон">
            <text:p>Дракон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дракона">
            <text:p>Раскладка в виде дракон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che">
            <text:p>Drac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rache im Vista-Stil.">
            <text:p>Ein Drach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gon">
            <text:p>Drag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dragon dans le style Vista">
            <text:p>Forme d'un dragon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gón">
            <text:p>Dragó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dragón estilo Vista">
            <text:p>Diseño en forma de dragón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त्य">
            <text:p>दत्य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में दत्य की खाका">
            <text:p>विस्टा शैली में दत्य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7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dragon">
            <text:p>dragon</text:p>
          </table:table-cell>
          <table:table-cell table:formula="of:=IF(ISERROR(FIND(&quot;layout&quot;;[.A7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dragon.desktop">
            <text:p>layouts\drago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gon">
            <text:p>Drag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dragon layout">
            <text:p>Vista-styled dragon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ракон">
            <text:p>Дракон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дракона">
            <text:p>Раскладка в виде дракон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che">
            <text:p>Drac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rache im Vista-Stil.">
            <text:p>Ein Drach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gon">
            <text:p>Drag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 dragon dans le style Vista">
            <text:p>Forme d'un dragon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agón">
            <text:p>Dragó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dragón estilo Vista">
            <text:p>Diseño en forma de dragón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त्य">
            <text:p>दत्य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में दत्य की खाका">
            <text:p>विस्टा शैली में दत्य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7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dragon">
            <text:p>dragon</text:p>
          </table:table-cell>
          <table:table-cell table:formula="of:=IF(ISERROR(FIND(&quot;layout&quot;;[.A7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agle.desktop">
            <text:p>layouts\eag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agle">
            <text:p>Ea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rge carnivore bird in Mahjongg tiles">
            <text:p>A large carnivore bird in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Орёл">
            <text:p>Орёл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ая хищная птица из плиток для маджонга">
            <text:p>Большая хищная птица из плиток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dler">
            <text:p>Adl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roßer fleischfressender Vogel aus Mahjongg-Spielsteinen.">
            <text:p>Ein großer fleischfressender Vogel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igle">
            <text:p>Ai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grand oiseau carnivore fait en tuiles Mahjongg">
            <text:p>Un grand oiseau carnivore fait en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Águila">
            <text:p>Águi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gran pájaro carnívoro en las fichas de Mahjongg">
            <text:p>Un gran pájaro carnívoro en las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ाज़">
            <text:p>बाज़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में एक बड़ी मांस खोर चिड़िया ">
            <text:p>महजोंग टाइल्स में एक बड़ी मांस खोर चिड़िय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7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agle">
            <text:p>eagle</text:p>
          </table:table-cell>
          <table:table-cell table:formula="of:=IF(ISERROR(FIND(&quot;layout&quot;;[.A7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agle.desktop">
            <text:p>layouts\eag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agle">
            <text:p>Ea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rge carnivore bird in Mahjongg tiles">
            <text:p>A large carnivore bird in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Орёл">
            <text:p>Орёл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ая хищная птица из плиток для маджонга">
            <text:p>Большая хищная птица из плиток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dler">
            <text:p>Adl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roßer fleischfressender Vogel aus Mahjongg-Spielsteinen.">
            <text:p>Ein großer fleischfressender Vogel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igle">
            <text:p>Ai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grand oiseau carnivore fait en tuiles Mahjongg">
            <text:p>Un grand oiseau carnivore fait en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Águila">
            <text:p>Águi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gran pájaro carnívoro en las fichas de Mahjongg">
            <text:p>Un gran pájaro carnívoro en las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ाज़">
            <text:p>बाज़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में एक बड़ी मांस खोर चिड़िया ">
            <text:p>महजोंग टाइल्स में एक बड़ी मांस खोर चिड़िय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7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agle">
            <text:p>eagle</text:p>
          </table:table-cell>
          <table:table-cell table:formula="of:=IF(ISERROR(FIND(&quot;layout&quot;;[.A7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agle.desktop">
            <text:p>layouts\eag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agle">
            <text:p>Ea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rge carnivore bird in Mahjongg tiles">
            <text:p>A large carnivore bird in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Орёл">
            <text:p>Орёл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ая хищная птица из плиток для маджонга">
            <text:p>Большая хищная птица из плиток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dler">
            <text:p>Adl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roßer fleischfressender Vogel aus Mahjongg-Spielsteinen.">
            <text:p>Ein großer fleischfressender Vogel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igle">
            <text:p>Ai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grand oiseau carnivore fait en tuiles Mahjongg">
            <text:p>Un grand oiseau carnivore fait en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Águila">
            <text:p>Águi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gran pájaro carnívoro en las fichas de Mahjongg">
            <text:p>Un gran pájaro carnívoro en las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ाज़">
            <text:p>बाज़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में एक बड़ी मांस खोर चिड़िया ">
            <text:p>महजोंग टाइल्स में एक बड़ी मांस खोर चिड़िय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7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agle">
            <text:p>eagle</text:p>
          </table:table-cell>
          <table:table-cell table:formula="of:=IF(ISERROR(FIND(&quot;layout&quot;;[.A7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nterprise.desktop">
            <text:p>layouts\enterpris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for Star Trek fans">
            <text:p>A layout for Star Trek fan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Энтерпрайз">
            <text:p>Энтерпрайз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для фанатов сериала «Звёздный путь»">
            <text:p>Раскладка для фанатов сериала «Звёздный путь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 für Fans von Star Trek.">
            <text:p>Ein Design für Fans von Star Trek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réservée aux fans de Star Trek">
            <text:p>Une forme réservée aux fans de Star Tre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para los fans de Star Trek">
            <text:p>Un diseño para los fans de Star Tre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उद्योग">
            <text:p>उद्यो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स्टार ट्रेक के प्रशंसको के लिए">
            <text:p>एक खाका स्टार ट्रेक के प्रशंसको के लि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8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nterprise">
            <text:p>enterprise</text:p>
          </table:table-cell>
          <table:table-cell table:formula="of:=IF(ISERROR(FIND(&quot;layout&quot;;[.A8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nterprise.desktop">
            <text:p>layouts\enterpris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for Star Trek fans">
            <text:p>A layout for Star Trek fan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Энтерпрайз">
            <text:p>Энтерпрайз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для фанатов сериала «Звёздный путь»">
            <text:p>Раскладка для фанатов сериала «Звёздный путь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 für Fans von Star Trek.">
            <text:p>Ein Design für Fans von Star Trek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réservée aux fans de Star Trek">
            <text:p>Une forme réservée aux fans de Star Tre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para los fans de Star Trek">
            <text:p>Un diseño para los fans de Star Tre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उद्योग">
            <text:p>उद्यो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स्टार ट्रेक के प्रशंसको के लिए">
            <text:p>एक खाका स्टार ट्रेक के प्रशंसको के लि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8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nterprise">
            <text:p>enterprise</text:p>
          </table:table-cell>
          <table:table-cell table:formula="of:=IF(ISERROR(FIND(&quot;layout&quot;;[.A8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nterprise.desktop">
            <text:p>layouts\enterpris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for Star Trek fans">
            <text:p>A layout for Star Trek fan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Энтерпрайз">
            <text:p>Энтерпрайз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для фанатов сериала «Звёздный путь»">
            <text:p>Раскладка для фанатов сериала «Звёздный путь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 für Fans von Star Trek.">
            <text:p>Ein Design für Fans von Star Trek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réservée aux fans de Star Trek">
            <text:p>Une forme réservée aux fans de Star Tre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nterprise">
            <text:p>Enterpris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para los fans de Star Trek">
            <text:p>Un diseño para los fans de Star Tre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उद्योग">
            <text:p>उद्यो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स्टार ट्रेक के प्रशंसको के लिए">
            <text:p>एक खाका स्टार ट्रेक के प्रशंसको के लि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8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nterprise">
            <text:p>enterprise</text:p>
          </table:table-cell>
          <table:table-cell table:formula="of:=IF(ISERROR(FIND(&quot;layout&quot;;[.A8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xplosion.desktop">
            <text:p>layouts\explosio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on">
            <text:p>Explos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omething has exploded. Collect the pieces.">
            <text:p>Something has exploded. Collect the piece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зрыв">
            <text:p>Взры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Что-то взорвалось. Соберите кусочки.">
            <text:p>Что-то взорвалось. Соберите кусочки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on">
            <text:p>Explos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Irgendetwas ist explodiert – sammeln Sie die Teile ein.">
            <text:p>Irgendetwas ist explodiert – sammeln Sie die Teile ei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on">
            <text:p>Explos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elque chose a explosé. Récoltez les pièces.">
            <text:p>Quelque chose a explosé. Récoltez les pièce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ón">
            <text:p>Explosió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lgo ha explotado. Recoge las piezas.">
            <text:p>Algo ha explotado. Recoge las pieza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धमाका">
            <text:p>धमाक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ुछ नष्ट हुआ है उसके तुकडे ढूंडो">
            <text:p>कुछ नष्ट हुआ है उसके तुकडे ढूंड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8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xplosion">
            <text:p>explosion</text:p>
          </table:table-cell>
          <table:table-cell table:formula="of:=IF(ISERROR(FIND(&quot;layout&quot;;[.A8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xplosion.desktop">
            <text:p>layouts\explosio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on">
            <text:p>Explos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omething has exploded. Collect the pieces.">
            <text:p>Something has exploded. Collect the piece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зрыв">
            <text:p>Взры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Что-то взорвалось. Соберите кусочки.">
            <text:p>Что-то взорвалось. Соберите кусочки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on">
            <text:p>Explos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Irgendetwas ist explodiert – sammeln Sie die Teile ein.">
            <text:p>Irgendetwas ist explodiert – sammeln Sie die Teile ei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on">
            <text:p>Explos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elque chose a explosé. Récoltez les pièces.">
            <text:p>Quelque chose a explosé. Récoltez les pièce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ón">
            <text:p>Explosió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lgo ha explotado. Recoge las piezas.">
            <text:p>Algo ha explotado. Recoge las pieza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धमाका">
            <text:p>धमाक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ुछ नष्ट हुआ है उसके तुकडे ढूंडो">
            <text:p>कुछ नष्ट हुआ है उसके तुकडे ढूंड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8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xplosion">
            <text:p>explosion</text:p>
          </table:table-cell>
          <table:table-cell table:formula="of:=IF(ISERROR(FIND(&quot;layout&quot;;[.A8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xplosion.desktop">
            <text:p>layouts\explosio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on">
            <text:p>Explos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omething has exploded. Collect the pieces.">
            <text:p>Something has exploded. Collect the piece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зрыв">
            <text:p>Взры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Что-то взорвалось. Соберите кусочки.">
            <text:p>Что-то взорвалось. Соберите кусочки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on">
            <text:p>Explos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Irgendetwas ist explodiert – sammeln Sie die Teile ein.">
            <text:p>Irgendetwas ist explodiert – sammeln Sie die Teile ei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on">
            <text:p>Explos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elque chose a explosé. Récoltez les pièces.">
            <text:p>Quelque chose a explosé. Récoltez les pièce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xplosión">
            <text:p>Explosió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lgo ha explotado. Recoge las piezas.">
            <text:p>Algo ha explotado. Recoge las pieza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धमाका">
            <text:p>धमाक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ुछ नष्ट हुआ है उसके तुकडे ढूंडो">
            <text:p>कुछ नष्ट हुआ है उसके तुकडे ढूंड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8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xplosion">
            <text:p>explosion</text:p>
          </table:table-cell>
          <table:table-cell table:formula="of:=IF(ISERROR(FIND(&quot;layout&quot;;[.A8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ye.desktop">
            <text:p>layouts\ey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ye">
            <text:p>Ey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лаз">
            <text:p>Глаз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uge">
            <text:p>Aug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Œil">
            <text:p>Œil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jo">
            <text:p>Ojo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आँख">
            <text:p>आँख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8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ye">
            <text:p>eye</text:p>
          </table:table-cell>
          <table:table-cell table:formula="of:=IF(ISERROR(FIND(&quot;layout&quot;;[.A8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ye.desktop">
            <text:p>layouts\ey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ye">
            <text:p>Ey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лаз">
            <text:p>Глаз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uge">
            <text:p>Aug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Œil">
            <text:p>Œil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jo">
            <text:p>Ojo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आँख">
            <text:p>आँख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8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ye">
            <text:p>eye</text:p>
          </table:table-cell>
          <table:table-cell table:formula="of:=IF(ISERROR(FIND(&quot;layout&quot;;[.A8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eye.desktop">
            <text:p>layouts\ey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ye">
            <text:p>Ey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лаз">
            <text:p>Глаз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uge">
            <text:p>Aug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Œil">
            <text:p>Œil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jo">
            <text:p>Ojo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आँख">
            <text:p>आँख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8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eye">
            <text:p>eye</text:p>
          </table:table-cell>
          <table:table-cell table:formula="of:=IF(ISERROR(FIND(&quot;layout&quot;;[.A8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flowers.desktop">
            <text:p>layouts\flower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wers">
            <text:p>Flow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consisting of six flowers">
            <text:p>A layout consisting of six flow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Цветы">
            <text:p>Цве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содержащая шесть цветов">
            <text:p>Раскладка, содержащая шесть цветов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lumen">
            <text:p>Blum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 aus sechs Blumen.">
            <text:p>Ein Design aus sechs Blum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urs">
            <text:p>Fleu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constituée de six fleurs">
            <text:p>Une forme constituée de six fleu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res">
            <text:p>Flo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consiste en seis flores">
            <text:p>Un diseño que consiste en seis flo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फूल">
            <text:p>फू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जिसमे ६ फूल है">
            <text:p>एक खाका जिसमे ६ फूल है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8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flowers">
            <text:p>flowers</text:p>
          </table:table-cell>
          <table:table-cell table:formula="of:=IF(ISERROR(FIND(&quot;layout&quot;;[.A8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flowers.desktop">
            <text:p>layouts\flower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wers">
            <text:p>Flow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consisting of six flowers">
            <text:p>A layout consisting of six flow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Цветы">
            <text:p>Цве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содержащая шесть цветов">
            <text:p>Раскладка, содержащая шесть цветов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lumen">
            <text:p>Blum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 aus sechs Blumen.">
            <text:p>Ein Design aus sechs Blum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urs">
            <text:p>Fleu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constituée de six fleurs">
            <text:p>Une forme constituée de six fleu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res">
            <text:p>Flo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consiste en seis flores">
            <text:p>Un diseño que consiste en seis flo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फूल">
            <text:p>फू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जिसमे ६ फूल है">
            <text:p>एक खाका जिसमे ६ फूल है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9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flowers">
            <text:p>flowers</text:p>
          </table:table-cell>
          <table:table-cell table:formula="of:=IF(ISERROR(FIND(&quot;layout&quot;;[.A9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flowers.desktop">
            <text:p>layouts\flower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wers">
            <text:p>Flow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consisting of six flowers">
            <text:p>A layout consisting of six flow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Цветы">
            <text:p>Цве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содержащая шесть цветов">
            <text:p>Раскладка, содержащая шесть цветов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lumen">
            <text:p>Blum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esign aus sechs Blumen.">
            <text:p>Ein Design aus sechs Blum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urs">
            <text:p>Fleu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constituée de six fleurs">
            <text:p>Une forme constituée de six fleu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res">
            <text:p>Flo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consiste en seis flores">
            <text:p>Un diseño que consiste en seis flo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फूल">
            <text:p>फू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जिसमे ६ फूल है">
            <text:p>एक खाका जिसमे ६ फूल है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9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flowers">
            <text:p>flowers</text:p>
          </table:table-cell>
          <table:table-cell table:formula="of:=IF(ISERROR(FIND(&quot;layout&quot;;[.A9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future.desktop">
            <text:p>layouts\futur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uture">
            <text:p>Futu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abstract image resembling an asterisk">
            <text:p>An abstract image resembling an asteris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удущее">
            <text:p>Будущее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Абстрактное изображение, похоже на звёздочку «*»">
            <text:p>Абстрактное изображение, похоже на звёздочку «*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Zukunft">
            <text:p>Zukunf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abstraktes Bild, das einen Stern darstellen soll.">
            <text:p>Ein abstraktes Bild, das einen Stern darstellen sol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utur">
            <text:p>Fut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image abstraite ressemblant à une astérisque">
            <text:p>Une image abstraite ressemblant à une astéris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uturo">
            <text:p>Futu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imagen abstracta que se asemeja a un asterisco">
            <text:p>Una imagen abstracta que se asemeja a un asterisc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भविष्य">
            <text:p>भविष्य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एस्टरिस्क जैसी धुंदली तस्वीर">
            <text:p>एक एस्टरिस्क जैसी धुंदली तस्वी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9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future">
            <text:p>future</text:p>
          </table:table-cell>
          <table:table-cell table:formula="of:=IF(ISERROR(FIND(&quot;layout&quot;;[.A9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future.desktop">
            <text:p>layouts\futur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uture">
            <text:p>Futu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abstract image resembling an asterisk">
            <text:p>An abstract image resembling an asteris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удущее">
            <text:p>Будущее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Абстрактное изображение, похоже на звёздочку «*»">
            <text:p>Абстрактное изображение, похоже на звёздочку «*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Zukunft">
            <text:p>Zukunf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abstraktes Bild, das einen Stern darstellen soll.">
            <text:p>Ein abstraktes Bild, das einen Stern darstellen sol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utur">
            <text:p>Fut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image abstraite ressemblant à une astérisque">
            <text:p>Une image abstraite ressemblant à une astéris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uturo">
            <text:p>Futu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imagen abstracta que se asemeja a un asterisco">
            <text:p>Una imagen abstracta que se asemeja a un asterisc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भविष्य">
            <text:p>भविष्य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एस्टरिस्क जैसी धुंदली तस्वीर">
            <text:p>एक एस्टरिस्क जैसी धुंदली तस्वी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9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future">
            <text:p>future</text:p>
          </table:table-cell>
          <table:table-cell table:formula="of:=IF(ISERROR(FIND(&quot;layout&quot;;[.A9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future.desktop">
            <text:p>layouts\futur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uture">
            <text:p>Futu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abstract image resembling an asterisk">
            <text:p>An abstract image resembling an asteris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удущее">
            <text:p>Будущее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Абстрактное изображение, похоже на звёздочку «*»">
            <text:p>Абстрактное изображение, похоже на звёздочку «*»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Zukunft">
            <text:p>Zukunf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abstraktes Bild, das einen Stern darstellen soll.">
            <text:p>Ein abstraktes Bild, das einen Stern darstellen sol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utur">
            <text:p>Fut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image abstraite ressemblant à une astérisque">
            <text:p>Une image abstraite ressemblant à une astéris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uturo">
            <text:p>Futu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imagen abstracta que se asemeja a un asterisco">
            <text:p>Una imagen abstracta que se asemeja a un asterisc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भविष्य">
            <text:p>भविष्य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एस्टरिस्क जैसी धुंदली तस्वीर">
            <text:p>एक एस्टरिस्क जैसी धुंदली तस्वी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9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future">
            <text:p>future</text:p>
          </table:table-cell>
          <table:table-cell table:formula="of:=IF(ISERROR(FIND(&quot;layout&quot;;[.A9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alaxy.desktop">
            <text:p>layouts\galaxy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laxy">
            <text:p>Galaxy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versely sized piles of matter">
            <text:p>Diversely sized piles of matte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алактика">
            <text:p>Галакти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копления материи разного размера">
            <text:p>Скопления материи разного размер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ernsystem">
            <text:p>Sternsys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terschiedlich große Haufen von Materie.">
            <text:p>Unterschiedlich große Haufen von Materi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laxie">
            <text:p>Galaxi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piles de matières de tailles diverses">
            <text:p>Des piles de matières de tailles divers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laxia">
            <text:p>Galaxi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ntones de materia de diversos tamaños">
            <text:p>Montones de materia de diversos tamaño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भ्रामांड">
            <text:p>भ्रामांड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अलग अलग आकर के पदार्थो की गठरी">
            <text:p>अलग अलग आकर के पदार्थो की गठरी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9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alaxy">
            <text:p>galaxy</text:p>
          </table:table-cell>
          <table:table-cell table:formula="of:=IF(ISERROR(FIND(&quot;layout&quot;;[.A9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alaxy.desktop">
            <text:p>layouts\galaxy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laxy">
            <text:p>Galaxy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versely sized piles of matter">
            <text:p>Diversely sized piles of matte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алактика">
            <text:p>Галакти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копления материи разного размера">
            <text:p>Скопления материи разного размер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ernsystem">
            <text:p>Sternsys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terschiedlich große Haufen von Materie.">
            <text:p>Unterschiedlich große Haufen von Materi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laxie">
            <text:p>Galaxi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piles de matières de tailles diverses">
            <text:p>Des piles de matières de tailles divers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laxia">
            <text:p>Galaxi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ntones de materia de diversos tamaños">
            <text:p>Montones de materia de diversos tamaño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भ्रामांड">
            <text:p>भ्रामांड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अलग अलग आकर के पदार्थो की गठरी">
            <text:p>अलग अलग आकर के पदार्थो की गठरी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9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alaxy">
            <text:p>galaxy</text:p>
          </table:table-cell>
          <table:table-cell table:formula="of:=IF(ISERROR(FIND(&quot;layout&quot;;[.A9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alaxy.desktop">
            <text:p>layouts\galaxy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laxy">
            <text:p>Galaxy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versely sized piles of matter">
            <text:p>Diversely sized piles of matte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алактика">
            <text:p>Галакти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копления материи разного размера">
            <text:p>Скопления материи разного размер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ernsystem">
            <text:p>Sternsys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terschiedlich große Haufen von Materie.">
            <text:p>Unterschiedlich große Haufen von Materi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laxie">
            <text:p>Galaxi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piles de matières de tailles diverses">
            <text:p>Des piles de matières de tailles divers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laxia">
            <text:p>Galaxi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ntones de materia de diversos tamaños">
            <text:p>Montones de materia de diversos tamaño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भ्रामांड">
            <text:p>भ्रामांड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अलग अलग आकर के पदार्थो की गठरी">
            <text:p>अलग अलग आकर के पदार्थो की गठरी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9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alaxy">
            <text:p>galaxy</text:p>
          </table:table-cell>
          <table:table-cell table:formula="of:=IF(ISERROR(FIND(&quot;layout&quot;;[.A9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arden.desktop">
            <text:p>layouts\garde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rden">
            <text:p>Gard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Regular patterns resembling a classical garden">
            <text:p>Regular patterns resembling a classical garde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ады">
            <text:p>Сад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лассический ухоженный сад">
            <text:p>Классический ухоженный сад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rten">
            <text:p>Gar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iederkehrende Muster stellen einen klassischen Garten dar.">
            <text:p>Wiederkehrende Muster stellen einen klassischen Garten da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Jardin">
            <text:p>Jardi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motifs réguliers ressemblant à un jardin classique">
            <text:p>Des motifs réguliers ressemblant à un jardin classi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Jardín">
            <text:p>Jardí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vos regulares que se asemejan a un jardín clásico">
            <text:p>Motivos regulares que se asemejan a un jardín clásic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ाग">
            <text:p>बा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ाग जैसा स्वरुप">
            <text:p>बाग जैसा स्वरुप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9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arden">
            <text:p>garden</text:p>
          </table:table-cell>
          <table:table-cell table:formula="of:=IF(ISERROR(FIND(&quot;layout&quot;;[.A9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arden.desktop">
            <text:p>layouts\garde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rden">
            <text:p>Gard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Regular patterns resembling a classical garden">
            <text:p>Regular patterns resembling a classical garde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ады">
            <text:p>Сад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лассический ухоженный сад">
            <text:p>Классический ухоженный сад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rten">
            <text:p>Gar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iederkehrende Muster stellen einen klassischen Garten dar.">
            <text:p>Wiederkehrende Muster stellen einen klassischen Garten da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Jardin">
            <text:p>Jardi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motifs réguliers ressemblant à un jardin classique">
            <text:p>Des motifs réguliers ressemblant à un jardin classi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Jardín">
            <text:p>Jardí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vos regulares que se asemejan a un jardín clásico">
            <text:p>Motivos regulares que se asemejan a un jardín clásic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ाग">
            <text:p>बा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ाग जैसा स्वरुप">
            <text:p>बाग जैसा स्वरुप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9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arden">
            <text:p>garden</text:p>
          </table:table-cell>
          <table:table-cell table:formula="of:=IF(ISERROR(FIND(&quot;layout&quot;;[.A9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arden.desktop">
            <text:p>layouts\garde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rden">
            <text:p>Gard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Regular patterns resembling a classical garden">
            <text:p>Regular patterns resembling a classical garde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ады">
            <text:p>Сад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лассический ухоженный сад">
            <text:p>Классический ухоженный сад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arten">
            <text:p>Gar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iederkehrende Muster stellen einen klassischen Garten dar.">
            <text:p>Wiederkehrende Muster stellen einen klassischen Garten da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Jardin">
            <text:p>Jardi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motifs réguliers ressemblant à un jardin classique">
            <text:p>Des motifs réguliers ressemblant à un jardin classi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Jardín">
            <text:p>Jardí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vos regulares que se asemejan a un jardín clásico">
            <text:p>Motivos regulares que se asemejan a un jardín clásic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ाग">
            <text:p>बा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ाग जैसा स्वरुप">
            <text:p>बाग जैसा स्वरुप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0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arden">
            <text:p>garden</text:p>
          </table:table-cell>
          <table:table-cell table:formula="of:=IF(ISERROR(FIND(&quot;layout&quot;;[.A10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irl.desktop">
            <text:p>layouts\gir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irl">
            <text:p>Gir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 girl's face">
            <text:p>A layout resembling a girl's fac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евушка">
            <text:p>Девуш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Лицо девушки">
            <text:p>Лицо девушк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ädchen">
            <text:p>Mädch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stellt das Gesicht eines Mädchens dar.">
            <text:p>Dieses Design stellt das Gesicht eines Mädchens da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ille">
            <text:p>Fil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de visage de fille">
            <text:p>Une forme de visage de fil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iña">
            <text:p>Niñ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la cara de una niña">
            <text:p>Un diseño que se asemeja a la cara de una niñ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लड़की">
            <text:p>लड़क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लड़की के चेहरे जैसा एक खाका">
            <text:p>लड़की के चेहरे जैसा एक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0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irl">
            <text:p>girl</text:p>
          </table:table-cell>
          <table:table-cell table:formula="of:=IF(ISERROR(FIND(&quot;layout&quot;;[.A10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irl.desktop">
            <text:p>layouts\gir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irl">
            <text:p>Gir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 girl's face">
            <text:p>A layout resembling a girl's fac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евушка">
            <text:p>Девуш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Лицо девушки">
            <text:p>Лицо девушк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ädchen">
            <text:p>Mädch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stellt das Gesicht eines Mädchens dar.">
            <text:p>Dieses Design stellt das Gesicht eines Mädchens da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ille">
            <text:p>Fil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de visage de fille">
            <text:p>Une forme de visage de fil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iña">
            <text:p>Niñ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la cara de una niña">
            <text:p>Un diseño que se asemeja a la cara de una niñ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लड़की">
            <text:p>लड़क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लड़की के चेहरे जैसा एक खाका">
            <text:p>लड़की के चेहरे जैसा एक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0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irl">
            <text:p>girl</text:p>
          </table:table-cell>
          <table:table-cell table:formula="of:=IF(ISERROR(FIND(&quot;layout&quot;;[.A10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irl.desktop">
            <text:p>layouts\gir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irl">
            <text:p>Gir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a girl's face">
            <text:p>A layout resembling a girl's fac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евушка">
            <text:p>Девуш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Лицо девушки">
            <text:p>Лицо девушк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ädchen">
            <text:p>Mädch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stellt das Gesicht eines Mädchens dar.">
            <text:p>Dieses Design stellt das Gesicht eines Mädchens da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ille">
            <text:p>Fil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de visage de fille">
            <text:p>Une forme de visage de fil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iña">
            <text:p>Niñ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la cara de una niña">
            <text:p>Un diseño que se asemeja a la cara de una niñ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लड़की">
            <text:p>लड़क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लड़की के चेहरे जैसा एक खाका">
            <text:p>लड़की के चेहरे जैसा एक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0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irl">
            <text:p>girl</text:p>
          </table:table-cell>
          <table:table-cell table:formula="of:=IF(ISERROR(FIND(&quot;layout&quot;;[.A10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lade.desktop">
            <text:p>layouts\glad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lade">
            <text:p>Gla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mall piece of empty space surrounded by a forest">
            <text:p>A small piece of empty space surrounded by a fores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оляна">
            <text:p>Полян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ебольшие поляны, окружённые лесом">
            <text:p>Небольшие поляны, окружённые лесом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ichtung">
            <text:p>Lichtun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kleines Stück freier Fläche, das von einem Wald umgeben ist.">
            <text:p>Ein kleines Stück freier Fläche, das von einem Wald umgeben is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irière">
            <text:p>Clairiè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etite zone d'espace entourée d'une forêt">
            <text:p>Une petite zone d'espace entourée d'une forê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ro">
            <text:p>Cla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pedacito de espacio vacío rodeado por un bosque">
            <text:p>Un pedacito de espacio vacío rodeado por un bos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वन मार्ग">
            <text:p>वन मार्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जंगल से घिरी एक खली जगह ">
            <text:p>जंगल से घिरी एक खली जगह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0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lade">
            <text:p>glade</text:p>
          </table:table-cell>
          <table:table-cell table:formula="of:=IF(ISERROR(FIND(&quot;layout&quot;;[.A10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lade.desktop">
            <text:p>layouts\glad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lade">
            <text:p>Gla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mall piece of empty space surrounded by a forest">
            <text:p>A small piece of empty space surrounded by a fores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оляна">
            <text:p>Полян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ебольшие поляны, окружённые лесом">
            <text:p>Небольшие поляны, окружённые лесом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ichtung">
            <text:p>Lichtun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kleines Stück freier Fläche, das von einem Wald umgeben ist.">
            <text:p>Ein kleines Stück freier Fläche, das von einem Wald umgeben is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irière">
            <text:p>Clairiè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etite zone d'espace entourée d'une forêt">
            <text:p>Une petite zone d'espace entourée d'une forê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ro">
            <text:p>Cla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pedacito de espacio vacío rodeado por un bosque">
            <text:p>Un pedacito de espacio vacío rodeado por un bos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वन मार्ग">
            <text:p>वन मार्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जंगल से घिरी एक खली जगह ">
            <text:p>जंगल से घिरी एक खली जगह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0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lade">
            <text:p>glade</text:p>
          </table:table-cell>
          <table:table-cell table:formula="of:=IF(ISERROR(FIND(&quot;layout&quot;;[.A10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lade.desktop">
            <text:p>layouts\glad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lade">
            <text:p>Gla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mall piece of empty space surrounded by a forest">
            <text:p>A small piece of empty space surrounded by a fores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оляна">
            <text:p>Полян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ебольшие поляны, окружённые лесом">
            <text:p>Небольшие поляны, окружённые лесом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ichtung">
            <text:p>Lichtun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kleines Stück freier Fläche, das von einem Wald umgeben ist.">
            <text:p>Ein kleines Stück freier Fläche, das von einem Wald umgeben is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irière">
            <text:p>Clairiè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etite zone d'espace entourée d'une forêt">
            <text:p>Une petite zone d'espace entourée d'une forê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ro">
            <text:p>Cla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pedacito de espacio vacío rodeado por un bosque">
            <text:p>Un pedacito de espacio vacío rodeado por un bos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वन मार्ग">
            <text:p>वन मार्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जंगल से घिरी एक खली जगह ">
            <text:p>जंगल से घिरी एक खली जगह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0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lade">
            <text:p>glade</text:p>
          </table:table-cell>
          <table:table-cell table:formula="of:=IF(ISERROR(FIND(&quot;layout&quot;;[.A10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rid.desktop">
            <text:p>layouts\gri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rid">
            <text:p>Gri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ectangular grid of varying height">
            <text:p>A rectangular grid of varying heig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етка">
            <text:p>Сет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ямоугольная сетка различной высоты">
            <text:p>Прямоугольная сетка различной высот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itter">
            <text:p>Git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rechteckiges Gitter unterschiedlicher Höhe.">
            <text:p>Ein rechteckiges Gitter unterschiedlicher Höh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rille">
            <text:p>Gril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ille rectangulaire d'une hauteur variable">
            <text:p>Une grille rectangulaire d'une hauteur variab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ejilla">
            <text:p>Reji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rejilla rectangular de altura variable">
            <text:p>Una rejilla rectangular de altura variab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जाल">
            <text:p>जा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भिन्न उचाई वाला एक समकोण चतुर्भुज">
            <text:p>भिन्न उचाई वाला एक समकोण चतुर्भुज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0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rid">
            <text:p>grid</text:p>
          </table:table-cell>
          <table:table-cell table:formula="of:=IF(ISERROR(FIND(&quot;layout&quot;;[.A10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rid.desktop">
            <text:p>layouts\gri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rid">
            <text:p>Gri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ectangular grid of varying height">
            <text:p>A rectangular grid of varying heig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етка">
            <text:p>Сет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ямоугольная сетка различной высоты">
            <text:p>Прямоугольная сетка различной высот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itter">
            <text:p>Git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rechteckiges Gitter unterschiedlicher Höhe.">
            <text:p>Ein rechteckiges Gitter unterschiedlicher Höh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rille">
            <text:p>Gril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ille rectangulaire d'une hauteur variable">
            <text:p>Une grille rectangulaire d'une hauteur variab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ejilla">
            <text:p>Reji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rejilla rectangular de altura variable">
            <text:p>Una rejilla rectangular de altura variab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जाल">
            <text:p>जा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भिन्न उचाई वाला एक समकोण चतुर्भुज">
            <text:p>भिन्न उचाई वाला एक समकोण चतुर्भुज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0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rid">
            <text:p>grid</text:p>
          </table:table-cell>
          <table:table-cell table:formula="of:=IF(ISERROR(FIND(&quot;layout&quot;;[.A10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grid.desktop">
            <text:p>layouts\gri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rid">
            <text:p>Gri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ectangular grid of varying height">
            <text:p>A rectangular grid of varying heig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етка">
            <text:p>Сет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ямоугольная сетка различной высоты">
            <text:p>Прямоугольная сетка различной высот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itter">
            <text:p>Git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rechteckiges Gitter unterschiedlicher Höhe.">
            <text:p>Ein rechteckiges Gitter unterschiedlicher Höh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rille">
            <text:p>Gril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ille rectangulaire d'une hauteur variable">
            <text:p>Une grille rectangulaire d'une hauteur variab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ejilla">
            <text:p>Reji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rejilla rectangular de altura variable">
            <text:p>Una rejilla rectangular de altura variab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जाल">
            <text:p>जा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भिन्न उचाई वाला एक समकोण चतुर्भुज">
            <text:p>भिन्न उचाई वाला एक समकोण चतुर्भुज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0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rid">
            <text:p>grid</text:p>
          </table:table-cell>
          <table:table-cell table:formula="of:=IF(ISERROR(FIND(&quot;layout&quot;;[.A10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helios.desktop">
            <text:p>layouts\helio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greek Sun god's sign">
            <text:p>The greek Sun god's sig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елиос">
            <text:p>Гелиос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Знак греческого бога Солнца">
            <text:p>Знак греческого бога Солнц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as Zeichen des griechischen Sonnengotts.">
            <text:p>Das Zeichen des griechischen Sonnengott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 signe du dieu grec du soleil">
            <text:p>Le signe du dieu grec du solei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 símbolo del dios griego del Sol">
            <text:p>El símbolo del dios griego del So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हेलियोस">
            <text:p>हेलियो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यूनानी सूर्य देवता का निशान">
            <text:p>यूनानी सूर्य देवता का निशान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1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helios">
            <text:p>helios</text:p>
          </table:table-cell>
          <table:table-cell table:formula="of:=IF(ISERROR(FIND(&quot;layout&quot;;[.A11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helios.desktop">
            <text:p>layouts\helio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greek Sun god's sign">
            <text:p>The greek Sun god's sig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елиос">
            <text:p>Гелиос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Знак греческого бога Солнца">
            <text:p>Знак греческого бога Солнц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as Zeichen des griechischen Sonnengotts.">
            <text:p>Das Zeichen des griechischen Sonnengott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 signe du dieu grec du soleil">
            <text:p>Le signe du dieu grec du solei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 símbolo del dios griego del Sol">
            <text:p>El símbolo del dios griego del So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हेलियोस">
            <text:p>हेलियो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यूनानी सूर्य देवता का निशान">
            <text:p>यूनानी सूर्य देवता का निशान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1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helios">
            <text:p>helios</text:p>
          </table:table-cell>
          <table:table-cell table:formula="of:=IF(ISERROR(FIND(&quot;layout&quot;;[.A11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helios.desktop">
            <text:p>layouts\helio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greek Sun god's sign">
            <text:p>The greek Sun god's sig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елиос">
            <text:p>Гелиос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Знак греческого бога Солнца">
            <text:p>Знак греческого бога Солнц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as Zeichen des griechischen Sonnengotts.">
            <text:p>Das Zeichen des griechischen Sonnengott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 signe du dieu grec du soleil">
            <text:p>Le signe du dieu grec du solei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elios">
            <text:p>Heli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 símbolo del dios griego del Sol">
            <text:p>El símbolo del dios griego del So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हेलियोस">
            <text:p>हेलियो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यूनानी सूर्य देवता का निशान">
            <text:p>यूनानी सूर्य देवता का निशान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1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helios">
            <text:p>helios</text:p>
          </table:table-cell>
          <table:table-cell table:formula="of:=IF(ISERROR(FIND(&quot;layout&quot;;[.A11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hole.desktop">
            <text:p>layouts\ho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ole">
            <text:p>Ho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pyramid with a hole in the middle">
            <text:p>A pyramid with a hole in the midd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ырка">
            <text:p>Дыр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ирамида с дыркой в середине">
            <text:p>Пирамида с дыркой в середин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och">
            <text:p>Lo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Pyramide mit einem Loch in der Mitte.">
            <text:p>Eine Pyramide mit einem Loch in der Mit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ou">
            <text:p>Trou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yramide comportant un trou en son centre">
            <text:p>Une pyramide comportant un trou en son cent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gujero">
            <text:p>Aguje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pirámide con un agujero en medio">
            <text:p>Una pirámide con un agujero en medi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छेद">
            <text:p>छेद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िरामिड जिसके बीच में छेद हो">
            <text:p>एक पिरामिड जिसके बीच में छेद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1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hole">
            <text:p>hole</text:p>
          </table:table-cell>
          <table:table-cell table:formula="of:=IF(ISERROR(FIND(&quot;layout&quot;;[.A11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hole.desktop">
            <text:p>layouts\ho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ole">
            <text:p>Ho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pyramid with a hole in the middle">
            <text:p>A pyramid with a hole in the midd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ырка">
            <text:p>Дыр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ирамида с дыркой в середине">
            <text:p>Пирамида с дыркой в середин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och">
            <text:p>Lo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Pyramide mit einem Loch in der Mitte.">
            <text:p>Eine Pyramide mit einem Loch in der Mit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ou">
            <text:p>Trou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yramide comportant un trou en son centre">
            <text:p>Une pyramide comportant un trou en son cent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gujero">
            <text:p>Aguje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pirámide con un agujero en medio">
            <text:p>Una pirámide con un agujero en medi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छेद">
            <text:p>छेद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िरामिड जिसके बीच में छेद हो">
            <text:p>एक पिरामिड जिसके बीच में छेद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1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hole">
            <text:p>hole</text:p>
          </table:table-cell>
          <table:table-cell table:formula="of:=IF(ISERROR(FIND(&quot;layout&quot;;[.A11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hole.desktop">
            <text:p>layouts\ho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ole">
            <text:p>Ho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pyramid with a hole in the middle">
            <text:p>A pyramid with a hole in the midd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ырка">
            <text:p>Дыр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ирамида с дыркой в середине">
            <text:p>Пирамида с дыркой в середин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och">
            <text:p>Lo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Pyramide mit einem Loch in der Mitte.">
            <text:p>Eine Pyramide mit einem Loch in der Mit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ou">
            <text:p>Trou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yramide comportant un trou en son centre">
            <text:p>Une pyramide comportant un trou en son cent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gujero">
            <text:p>Aguje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pirámide con un agujero en medio">
            <text:p>Una pirámide con un agujero en medi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छेद">
            <text:p>छेद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िरामिड जिसके बीच में छेद हो">
            <text:p>एक पिरामिड जिसके बीच में छेद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1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hole">
            <text:p>hole</text:p>
          </table:table-cell>
          <table:table-cell table:formula="of:=IF(ISERROR(FIND(&quot;layout&quot;;[.A11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inner_circle.desktop">
            <text:p>layouts\inner_circ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ner Circle">
            <text:p>Inner Circ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oncentric boxes with openings pointing in opposite directions">
            <text:p>Concentric boxes with openings pointing in opposite direction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нутренний круг">
            <text:p>Внутренний круг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онцентрические ящики с отверстиями, указывающими в противоположные направления">
            <text:p>Концентрические ящики с отверстиями, указывающими в противоположные направлени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nenkreis">
            <text:p>Innenkre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onzentrische Kästen mit Öffnungen in entgegengesetzter Richtung.">
            <text:p>Konzentrische Kästen mit Öffnungen in entgegengesetzter Richtung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ercle intérieur">
            <text:p>Cercle intérie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boîtes concentriques s'ouvrant dans des directions opposées">
            <text:p>Des boîtes concentriques s'ouvrant dans des directions opposé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írculo interior">
            <text:p>Círculo interi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ajas concéntricas con aberturas que apuntan en direcciones opuestas">
            <text:p>Cajas concéntricas con aberturas que apuntan en direcciones opuest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ंदरूनी घेरा">
            <text:p>अंदरूनी घेर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परीत दिशाओ में कुलने वाले सुम्केंद्रिये डिब्बे ">
            <text:p>विपरीत दिशाओ में कुलने वाले सुम्केंद्रिये डिब्बे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1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inner_circle">
            <text:p>inner_circle</text:p>
          </table:table-cell>
          <table:table-cell table:formula="of:=IF(ISERROR(FIND(&quot;layout&quot;;[.A11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inner_circle.desktop">
            <text:p>layouts\inner_circ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ner Circle">
            <text:p>Inner Circ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oncentric boxes with openings pointing in opposite directions">
            <text:p>Concentric boxes with openings pointing in opposite direction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нутренний круг">
            <text:p>Внутренний круг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онцентрические ящики с отверстиями, указывающими в противоположные направления">
            <text:p>Концентрические ящики с отверстиями, указывающими в противоположные направлени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nenkreis">
            <text:p>Innenkre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onzentrische Kästen mit Öffnungen in entgegengesetzter Richtung.">
            <text:p>Konzentrische Kästen mit Öffnungen in entgegengesetzter Richtung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ercle intérieur">
            <text:p>Cercle intérie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boîtes concentriques s'ouvrant dans des directions opposées">
            <text:p>Des boîtes concentriques s'ouvrant dans des directions opposé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írculo interior">
            <text:p>Círculo interi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ajas concéntricas con aberturas que apuntan en direcciones opuestas">
            <text:p>Cajas concéntricas con aberturas que apuntan en direcciones opuest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ंदरूनी घेरा">
            <text:p>अंदरूनी घेर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परीत दिशाओ में कुलने वाले सुम्केंद्रिये डिब्बे ">
            <text:p>विपरीत दिशाओ में कुलने वाले सुम्केंद्रिये डिब्बे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1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inner_circle">
            <text:p>inner_circle</text:p>
          </table:table-cell>
          <table:table-cell table:formula="of:=IF(ISERROR(FIND(&quot;layout&quot;;[.A11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inner_circle.desktop">
            <text:p>layouts\inner_circ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ner Circle">
            <text:p>Inner Circ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oncentric boxes with openings pointing in opposite directions">
            <text:p>Concentric boxes with openings pointing in opposite direction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нутренний круг">
            <text:p>Внутренний круг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онцентрические ящики с отверстиями, указывающими в противоположные направления">
            <text:p>Концентрические ящики с отверстиями, указывающими в противоположные направлени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nenkreis">
            <text:p>Innenkrei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onzentrische Kästen mit Öffnungen in entgegengesetzter Richtung.">
            <text:p>Konzentrische Kästen mit Öffnungen in entgegengesetzter Richtung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ercle intérieur">
            <text:p>Cercle intérie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boîtes concentriques s'ouvrant dans des directions opposées">
            <text:p>Des boîtes concentriques s'ouvrant dans des directions opposé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írculo interior">
            <text:p>Círculo interi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ajas concéntricas con aberturas que apuntan en direcciones opuestas">
            <text:p>Cajas concéntricas con aberturas que apuntan en direcciones opuest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अंदरूनी घेरा">
            <text:p>अंदरूनी घेर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परीत दिशाओ में कुलने वाले सुम्केंद्रिये डिब्बे ">
            <text:p>विपरीत दिशाओ में कुलने वाले सुम्केंद्रिये डिब्बे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1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inner_circle">
            <text:p>inner_circle</text:p>
          </table:table-cell>
          <table:table-cell table:formula="of:=IF(ISERROR(FIND(&quot;layout&quot;;[.A11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key.desktop">
            <text:p>layouts\key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ey">
            <text:p>Key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rge key made of Mahjongg tiles">
            <text:p>A large key made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люч">
            <text:p>Клю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ой ключ из плиток для маджонга">
            <text:p>Большой ключ из плиток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lüssel">
            <text:p>Schlüss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roßer Schlüssel aus Mahjongg-Spielsteinen.">
            <text:p>Ein großer Schlüssel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é">
            <text:p>Clé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ande clé faite avec des tuiles Mahjongg">
            <text:p>Une grande clé faite avec des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lave">
            <text:p>Llav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gran llave hecha de fichas de Mahjongg">
            <text:p>Una gran llave hecha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ाबी">
            <text:p>चाब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ी एक बड़ी चाबी">
            <text:p>महजोंग टाइल्स से बनी एक बड़ी चाबी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1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key">
            <text:p>key</text:p>
          </table:table-cell>
          <table:table-cell table:formula="of:=IF(ISERROR(FIND(&quot;layout&quot;;[.A11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key.desktop">
            <text:p>layouts\key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ey">
            <text:p>Key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rge key made of Mahjongg tiles">
            <text:p>A large key made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люч">
            <text:p>Клю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ой ключ из плиток для маджонга">
            <text:p>Большой ключ из плиток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lüssel">
            <text:p>Schlüss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roßer Schlüssel aus Mahjongg-Spielsteinen.">
            <text:p>Ein großer Schlüssel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é">
            <text:p>Clé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ande clé faite avec des tuiles Mahjongg">
            <text:p>Une grande clé faite avec des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lave">
            <text:p>Llav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gran llave hecha de fichas de Mahjongg">
            <text:p>Una gran llave hecha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ाबी">
            <text:p>चाब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ी एक बड़ी चाबी">
            <text:p>महजोंग टाइल्स से बनी एक बड़ी चाबी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2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key">
            <text:p>key</text:p>
          </table:table-cell>
          <table:table-cell table:formula="of:=IF(ISERROR(FIND(&quot;layout&quot;;[.A12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key.desktop">
            <text:p>layouts\key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ey">
            <text:p>Key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rge key made of Mahjongg tiles">
            <text:p>A large key made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люч">
            <text:p>Клю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ольшой ключ из плиток для маджонга">
            <text:p>Большой ключ из плиток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chlüssel">
            <text:p>Schlüss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roßer Schlüssel aus Mahjongg-Spielsteinen.">
            <text:p>Ein großer Schlüssel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é">
            <text:p>Clé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grande clé faite avec des tuiles Mahjongg">
            <text:p>Une grande clé faite avec des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lave">
            <text:p>Llav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gran llave hecha de fichas de Mahjongg">
            <text:p>Una gran llave hecha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चाबी">
            <text:p>चाब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ी एक बड़ी चाबी">
            <text:p>महजोंग टाइल्स से बनी एक बड़ी चाबी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2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key">
            <text:p>key</text:p>
          </table:table-cell>
          <table:table-cell table:formula="of:=IF(ISERROR(FIND(&quot;layout&quot;;[.A12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km.desktop">
            <text:p>layouts\km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tters K and M. Do you have your favourite extension for that?">
            <text:p>Letters K and M. Do you have your favourite extension for tha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 и М">
            <text:p>К и М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уквы К и М. Какая расшифровка вам нравится больше?">
            <text:p>Буквы К и М. Какая расшифровка вам нравится больше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 Buchstaben „K“ und „M“. Denken Sie dabei an etwas bestimmtes?">
            <text:p>Die Buchstaben „K“ und „M“. Denken Sie dabei an etwas bestimmte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s lettres K et M. Avez-vous votre extension préférée pour cet acronyme ?">
            <text:p>Les lettres K et M. Avez-vous votre extension préférée pour cet acronyme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s letras K y M. ¿Tienes una ampliación favorita para esto?">
            <text:p>Las letras K y M. ¿Tienes una ampliación favorita para esto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 और m अक्षर">
            <text:p>k और m अक्ष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2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km">
            <text:p>km</text:p>
          </table:table-cell>
          <table:table-cell table:formula="of:=IF(ISERROR(FIND(&quot;layout&quot;;[.A12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km.desktop">
            <text:p>layouts\km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tters K and M. Do you have your favourite extension for that?">
            <text:p>Letters K and M. Do you have your favourite extension for tha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 и М">
            <text:p>К и М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уквы К и М. Какая расшифровка вам нравится больше?">
            <text:p>Буквы К и М. Какая расшифровка вам нравится больше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 Buchstaben „K“ und „M“. Denken Sie dabei an etwas bestimmtes?">
            <text:p>Die Buchstaben „K“ und „M“. Denken Sie dabei an etwas bestimmte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s lettres K et M. Avez-vous votre extension préférée pour cet acronyme ?">
            <text:p>Les lettres K et M. Avez-vous votre extension préférée pour cet acronyme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s letras K y M. ¿Tienes una ampliación favorita para esto?">
            <text:p>Las letras K y M. ¿Tienes una ampliación favorita para esto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 और m अक्षर">
            <text:p>k और m अक्ष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2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km">
            <text:p>km</text:p>
          </table:table-cell>
          <table:table-cell table:formula="of:=IF(ISERROR(FIND(&quot;layout&quot;;[.A12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km.desktop">
            <text:p>layouts\km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tters K and M. Do you have your favourite extension for that?">
            <text:p>Letters K and M. Do you have your favourite extension for tha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 и М">
            <text:p>К и М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Буквы К и М. Какая расшифровка вам нравится больше?">
            <text:p>Буквы К и М. Какая расшифровка вам нравится больше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 Buchstaben „K“ und „M“. Denken Sie dabei an etwas bestimmtes?">
            <text:p>Die Buchstaben „K“ und „M“. Denken Sie dabei an etwas bestimmte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s lettres K et M. Avez-vous votre extension préférée pour cet acronyme ?">
            <text:p>Les lettres K et M. Avez-vous votre extension préférée pour cet acronyme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s letras K y M. ¿Tienes una ampliación favorita para esto?">
            <text:p>Las letras K y M. ¿Tienes una ampliación favorita para esto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M">
            <text:p>K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 और m अक्षर">
            <text:p>k और m अक्ष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2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km">
            <text:p>km</text:p>
          </table:table-cell>
          <table:table-cell table:formula="of:=IF(ISERROR(FIND(&quot;layout&quot;;[.A12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labyrinth.desktop">
            <text:p>layouts\labyrint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yrinth">
            <text:p>Labyrin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omplex yet symmetric labyrinth">
            <text:p>A complex yet symmetric labyrint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абиринт">
            <text:p>Лабирин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имметричный лабиринт">
            <text:p>Симметричный лабиринт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yrinth">
            <text:p>Labyrin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kompliziertes und symmetrisches Labyrinth.">
            <text:p>Ein kompliziertes und symmetrisches Labyrinth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yrinthe">
            <text:p>Labyrint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labyrinthe complexe et cependant symétrique">
            <text:p>Un labyrinthe complexe et cependant symétri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erinto">
            <text:p>Laberint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laberinto complejo, aunque simétrico">
            <text:p>Un laberinto complejo, aunque simétric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घूम घुमैया">
            <text:p>घूम घुमै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मुश्किल पर संतुलित घूम घुमैया ">
            <text:p>एक मुश्किल पर संतुलित घूम घुमैय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2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labyrinth">
            <text:p>labyrinth</text:p>
          </table:table-cell>
          <table:table-cell table:formula="of:=IF(ISERROR(FIND(&quot;layout&quot;;[.A12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labyrinth.desktop">
            <text:p>layouts\labyrint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yrinth">
            <text:p>Labyrin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omplex yet symmetric labyrinth">
            <text:p>A complex yet symmetric labyrint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абиринт">
            <text:p>Лабирин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имметричный лабиринт">
            <text:p>Симметричный лабиринт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yrinth">
            <text:p>Labyrin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kompliziertes und symmetrisches Labyrinth.">
            <text:p>Ein kompliziertes und symmetrisches Labyrinth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yrinthe">
            <text:p>Labyrint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labyrinthe complexe et cependant symétrique">
            <text:p>Un labyrinthe complexe et cependant symétri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erinto">
            <text:p>Laberint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laberinto complejo, aunque simétrico">
            <text:p>Un laberinto complejo, aunque simétric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घूम घुमैया">
            <text:p>घूम घुमै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मुश्किल पर संतुलित घूम घुमैया ">
            <text:p>एक मुश्किल पर संतुलित घूम घुमैय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2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labyrinth">
            <text:p>labyrinth</text:p>
          </table:table-cell>
          <table:table-cell table:formula="of:=IF(ISERROR(FIND(&quot;layout&quot;;[.A12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labyrinth.desktop">
            <text:p>layouts\labyrint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yrinth">
            <text:p>Labyrin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omplex yet symmetric labyrinth">
            <text:p>A complex yet symmetric labyrinth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абиринт">
            <text:p>Лабирин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имметричный лабиринт">
            <text:p>Симметричный лабиринт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yrinth">
            <text:p>Labyrin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kompliziertes und symmetrisches Labyrinth.">
            <text:p>Ein kompliziertes und symmetrisches Labyrinth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yrinthe">
            <text:p>Labyrint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labyrinthe complexe et cependant symétrique">
            <text:p>Un labyrinthe complexe et cependant symétriqu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berinto">
            <text:p>Laberint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laberinto complejo, aunque simétrico">
            <text:p>Un laberinto complejo, aunque simétric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घूम घुमैया">
            <text:p>घूम घुमै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मुश्किल पर संतुलित घूम घुमैया ">
            <text:p>एक मुश्किल पर संतुलित घूम घुमैय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2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labyrinth">
            <text:p>labyrinth</text:p>
          </table:table-cell>
          <table:table-cell table:formula="of:=IF(ISERROR(FIND(&quot;layout&quot;;[.A12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ask.desktop">
            <text:p>layouts\mask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k">
            <text:p>Mask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cary embossed pagan mask">
            <text:p>A scary embossed pagan mas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аска">
            <text:p>Мас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езная языческая маска, наводящая ужас">
            <text:p>Резная языческая маска, наводящая ужас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ke">
            <text:p>Mask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unheimlich heidnische Maske.">
            <text:p>Eine unheimlich heidnische Mask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que">
            <text:p>Mas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ffrayant masque païen en relief">
            <text:p>Un effrayant masque païen en relief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áscara">
            <text:p>Máscar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terrorífica máscara pagana en relieve">
            <text:p>Una terrorífica máscara pagana en reliev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ुखोटा">
            <text:p>मुखोट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डरावना उभरा हुआ प्रतिमा पूर्वक मुखोटा">
            <text:p>एक डरावना उभरा हुआ प्रतिमा पूर्वक मुखोट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2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ask">
            <text:p>mask</text:p>
          </table:table-cell>
          <table:table-cell table:formula="of:=IF(ISERROR(FIND(&quot;layout&quot;;[.A12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ask.desktop">
            <text:p>layouts\mask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k">
            <text:p>Mask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cary embossed pagan mask">
            <text:p>A scary embossed pagan mas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аска">
            <text:p>Мас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езная языческая маска, наводящая ужас">
            <text:p>Резная языческая маска, наводящая ужас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ke">
            <text:p>Mask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unheimlich heidnische Maske.">
            <text:p>Eine unheimlich heidnische Mask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que">
            <text:p>Mas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ffrayant masque païen en relief">
            <text:p>Un effrayant masque païen en relief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áscara">
            <text:p>Máscar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terrorífica máscara pagana en relieve">
            <text:p>Una terrorífica máscara pagana en reliev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ुखोटा">
            <text:p>मुखोट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डरावना उभरा हुआ प्रतिमा पूर्वक मुखोटा">
            <text:p>एक डरावना उभरा हुआ प्रतिमा पूर्वक मुखोट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2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ask">
            <text:p>mask</text:p>
          </table:table-cell>
          <table:table-cell table:formula="of:=IF(ISERROR(FIND(&quot;layout&quot;;[.A12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ask.desktop">
            <text:p>layouts\mask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k">
            <text:p>Mask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cary embossed pagan mask">
            <text:p>A scary embossed pagan mask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аска">
            <text:p>Мас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езная языческая маска, наводящая ужас">
            <text:p>Резная языческая маска, наводящая ужас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ke">
            <text:p>Mask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unheimlich heidnische Maske.">
            <text:p>Eine unheimlich heidnische Mask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que">
            <text:p>Mas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ffrayant masque païen en relief">
            <text:p>Un effrayant masque païen en relief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áscara">
            <text:p>Máscar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terrorífica máscara pagana en relieve">
            <text:p>Una terrorífica máscara pagana en reliev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ुखोटा">
            <text:p>मुखोट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डरावना उभरा हुआ प्रतिमा पूर्वक मुखोटा">
            <text:p>एक डरावना उभरा हुआ प्रतिमा पूर्वक मुखोट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3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ask">
            <text:p>mask</text:p>
          </table:table-cell>
          <table:table-cell table:formula="of:=IF(ISERROR(FIND(&quot;layout&quot;;[.A13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aya.desktop">
            <text:p>layouts\maya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Maya pyramids">
            <text:p>A layout resembling Maya pyramid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айя">
            <text:p>Май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хожая на пирамиды Майя">
            <text:p>Раскладка, похожая на пирамиды Май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zeigt Maya-Pyramiden (Stufenpyramiden).">
            <text:p>Dieses Design zeigt Maya-Pyramiden (Stufenpyramiden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similaire aux pyramides Maya">
            <text:p>Une forme similaire aux pyramides May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las pirámides mayas">
            <text:p>Un diseño que se asemeja a las pirámides may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ाया">
            <text:p>मा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यान पिरामिड जैसी खाका">
            <text:p>मयान पिरामिड जैस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3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aya">
            <text:p>maya</text:p>
          </table:table-cell>
          <table:table-cell table:formula="of:=IF(ISERROR(FIND(&quot;layout&quot;;[.A13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aya.desktop">
            <text:p>layouts\maya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Maya pyramids">
            <text:p>A layout resembling Maya pyramid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айя">
            <text:p>Май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хожая на пирамиды Майя">
            <text:p>Раскладка, похожая на пирамиды Май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zeigt Maya-Pyramiden (Stufenpyramiden).">
            <text:p>Dieses Design zeigt Maya-Pyramiden (Stufenpyramiden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similaire aux pyramides Maya">
            <text:p>Une forme similaire aux pyramides May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las pirámides mayas">
            <text:p>Un diseño que se asemeja a las pirámides may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ाया">
            <text:p>मा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यान पिरामिड जैसी खाका">
            <text:p>मयान पिरामिड जैस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3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aya">
            <text:p>maya</text:p>
          </table:table-cell>
          <table:table-cell table:formula="of:=IF(ISERROR(FIND(&quot;layout&quot;;[.A13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aya.desktop">
            <text:p>layouts\maya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sembling Maya pyramids">
            <text:p>A layout resembling Maya pyramid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айя">
            <text:p>Май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, похожая на пирамиды Майя">
            <text:p>Раскладка, похожая на пирамиды Май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zeigt Maya-Pyramiden (Stufenpyramiden).">
            <text:p>Dieses Design zeigt Maya-Pyramiden (Stufenpyramiden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similaire aux pyramides Maya">
            <text:p>Une forme similaire aux pyramides May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ya">
            <text:p>May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se asemeja a las pirámides mayas">
            <text:p>Un diseño que se asemeja a las pirámides may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ाया">
            <text:p>मा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यान पिरामिड जैसी खाका">
            <text:p>मयान पिरामिड जैस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3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aya">
            <text:p>maya</text:p>
          </table:table-cell>
          <table:table-cell table:formula="of:=IF(ISERROR(FIND(&quot;layout&quot;;[.A13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aze.desktop">
            <text:p>layouts\maz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ze">
            <text:p>Maz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extremely twisted maze. Beware of minotaurs!">
            <text:p>An extremely twisted maze. Beware of minotaurs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абиринт Минотавра">
            <text:p>Лабиринт Минотавр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ильно закрученный лабиринт. Опасайтесь минотавров!">
            <text:p>Сильно закрученный лабиринт. Опасайтесь минотавров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rrgarten">
            <text:p>Irrgar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extrem verdrehtes Labyrinth. Nehmen Sie sich vor Minotauros in Acht!">
            <text:p>Ein extrem verdrehtes Labyrinth. Nehmen Sie sich vor Minotauros in Acht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édale">
            <text:p>Déda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édale extrêmement tarabiscoté. Attention aux minotaures !">
            <text:p>Un dédale extrêmement tarabiscoté. Attention aux minotaures 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tro laberinto">
            <text:p>Otro laberint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laberinto muy retorcido. ¡Cuidado con los minotauros!">
            <text:p>Un laberinto muy retorcido. ¡Cuidado con los minotauros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भूल भुलैया">
            <text:p>भूल भुलै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हुत ही ज्यादा टेडी मेढ़ी भूल भुलैया | मिनोतौर्स से सावधान">
            <text:p>बहुत ही ज्यादा टेडी मेढ़ी भूल भुलैया | मिनोतौर्स से सावधान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3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aze">
            <text:p>maze</text:p>
          </table:table-cell>
          <table:table-cell table:formula="of:=IF(ISERROR(FIND(&quot;layout&quot;;[.A13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aze.desktop">
            <text:p>layouts\maz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ze">
            <text:p>Maz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extremely twisted maze. Beware of minotaurs!">
            <text:p>An extremely twisted maze. Beware of minotaurs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абиринт Минотавра">
            <text:p>Лабиринт Минотавр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ильно закрученный лабиринт. Опасайтесь минотавров!">
            <text:p>Сильно закрученный лабиринт. Опасайтесь минотавров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rrgarten">
            <text:p>Irrgar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extrem verdrehtes Labyrinth. Nehmen Sie sich vor Minotauros in Acht!">
            <text:p>Ein extrem verdrehtes Labyrinth. Nehmen Sie sich vor Minotauros in Acht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édale">
            <text:p>Déda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édale extrêmement tarabiscoté. Attention aux minotaures !">
            <text:p>Un dédale extrêmement tarabiscoté. Attention aux minotaures 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tro laberinto">
            <text:p>Otro laberint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laberinto muy retorcido. ¡Cuidado con los minotauros!">
            <text:p>Un laberinto muy retorcido. ¡Cuidado con los minotauros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भूल भुलैया">
            <text:p>भूल भुलै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हुत ही ज्यादा टेडी मेढ़ी भूल भुलैया | मिनोतौर्स से सावधान">
            <text:p>बहुत ही ज्यादा टेडी मेढ़ी भूल भुलैया | मिनोतौर्स से सावधान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3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aze">
            <text:p>maze</text:p>
          </table:table-cell>
          <table:table-cell table:formula="of:=IF(ISERROR(FIND(&quot;layout&quot;;[.A13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aze.desktop">
            <text:p>layouts\maz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ze">
            <text:p>Maz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extremely twisted maze. Beware of minotaurs!">
            <text:p>An extremely twisted maze. Beware of minotaurs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абиринт Минотавра">
            <text:p>Лабиринт Минотавр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ильно закрученный лабиринт. Опасайтесь минотавров!">
            <text:p>Сильно закрученный лабиринт. Опасайтесь минотавров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rrgarten">
            <text:p>Irrgar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extrem verdrehtes Labyrinth. Nehmen Sie sich vor Minotauros in Acht!">
            <text:p>Ein extrem verdrehtes Labyrinth. Nehmen Sie sich vor Minotauros in Acht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édale">
            <text:p>Déda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édale extrêmement tarabiscoté. Attention aux minotaures !">
            <text:p>Un dédale extrêmement tarabiscoté. Attention aux minotaures 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tro laberinto">
            <text:p>Otro laberint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laberinto muy retorcido. ¡Cuidado con los minotauros!">
            <text:p>Un laberinto muy retorcido. ¡Cuidado con los minotauros!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भूल भुलैया">
            <text:p>भूल भुलै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हुत ही ज्यादा टेडी मेढ़ी भूल भुलैया | मिनोतौर्स से सावधान">
            <text:p>बहुत ही ज्यादा टेडी मेढ़ी भूल भुलैया | मिनोतौर्स से सावधान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3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aze">
            <text:p>maze</text:p>
          </table:table-cell>
          <table:table-cell table:formula="of:=IF(ISERROR(FIND(&quot;layout&quot;;[.A13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esh.desktop">
            <text:p>layouts\mes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esh">
            <text:p>Mes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interweaved structure made up of Mahjongg tiles">
            <text:p>An interweaved structure made up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етля">
            <text:p>Петл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летёная структура из фишек Маджонг">
            <text:p>Плетёная структура из фишек Маджонг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che">
            <text:p>Masc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verflochtene Struktur aus Mahjongg-Spielsteinen.">
            <text:p>Eine verflochtene Struktur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ils">
            <text:p>Fil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structure emmélée de tuiles Mahjongg">
            <text:p>Une structure emmélée de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lla">
            <text:p>Ma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structura entretejida hecha de fichas de Mahjongg">
            <text:p>Una estructura entretejida hecha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जाली">
            <text:p>जाल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बुनी हुई जाली जो मह्जंग टाइल्स से बनी हो">
            <text:p>एक बुनी हुई जाली जो मह्जंग टाइल्स से बनी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3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esh">
            <text:p>mesh</text:p>
          </table:table-cell>
          <table:table-cell table:formula="of:=IF(ISERROR(FIND(&quot;layout&quot;;[.A13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esh.desktop">
            <text:p>layouts\mes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esh">
            <text:p>Mes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interweaved structure made up of Mahjongg tiles">
            <text:p>An interweaved structure made up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етля">
            <text:p>Петл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летёная структура из фишек Маджонг">
            <text:p>Плетёная структура из фишек Маджонг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che">
            <text:p>Masc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verflochtene Struktur aus Mahjongg-Spielsteinen.">
            <text:p>Eine verflochtene Struktur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ils">
            <text:p>Fil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structure emmélée de tuiles Mahjongg">
            <text:p>Une structure emmélée de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lla">
            <text:p>Ma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structura entretejida hecha de fichas de Mahjongg">
            <text:p>Una estructura entretejida hecha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जाली">
            <text:p>जाल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बुनी हुई जाली जो मह्जंग टाइल्स से बनी हो">
            <text:p>एक बुनी हुई जाली जो मह्जंग टाइल्स से बनी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3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esh">
            <text:p>mesh</text:p>
          </table:table-cell>
          <table:table-cell table:formula="of:=IF(ISERROR(FIND(&quot;layout&quot;;[.A13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esh.desktop">
            <text:p>layouts\mes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esh">
            <text:p>Mes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interweaved structure made up of Mahjongg tiles">
            <text:p>An interweaved structure made up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етля">
            <text:p>Петл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летёная структура из фишек Маджонг">
            <text:p>Плетёная структура из фишек Маджонг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sche">
            <text:p>Masch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verflochtene Struktur aus Mahjongg-Spielsteinen.">
            <text:p>Eine verflochtene Struktur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ils">
            <text:p>Fil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structure emmélée de tuiles Mahjongg">
            <text:p>Une structure emmélée de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alla">
            <text:p>Ma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structura entretejida hecha de fichas de Mahjongg">
            <text:p>Una estructura entretejida hecha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जाली">
            <text:p>जाल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बुनी हुई जाली जो मह्जंग टाइल्स से बनी हो">
            <text:p>एक बुनी हुई जाली जो मह्जंग टाइल्स से बनी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3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esh">
            <text:p>mesh</text:p>
          </table:table-cell>
          <table:table-cell table:formula="of:=IF(ISERROR(FIND(&quot;layout&quot;;[.A13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oth.desktop">
            <text:p>layouts\mot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th">
            <text:p>Mo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presenting a small flying insect">
            <text:p>A layout representing a small flying insec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отылёк">
            <text:p>Мотылё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Маленькое летающее насекомое">
            <text:p>Маленькое летающее насекомо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ücke">
            <text:p>Mück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stellt ein kleines fliegendes Insekt dar.">
            <text:p>Dieses Design stellt ein kleines fliegendes Insekt da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ite">
            <text:p>Mi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représentant un petit insecte volant">
            <text:p>Une forme représentant un petit insecte volan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olilla">
            <text:p>Poli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representa un pequeño insecto volador">
            <text:p>Un diseño que representa un pequeño insecto volado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तंगा">
            <text:p>पतंग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जो एक छोटे से उड़ने वाले कीड़े जैसा हो">
            <text:p>एक खाका जो एक छोटे से उड़ने वाले कीड़े जैस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4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oth">
            <text:p>moth</text:p>
          </table:table-cell>
          <table:table-cell table:formula="of:=IF(ISERROR(FIND(&quot;layout&quot;;[.A14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oth.desktop">
            <text:p>layouts\mot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th">
            <text:p>Mo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presenting a small flying insect">
            <text:p>A layout representing a small flying insec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отылёк">
            <text:p>Мотылё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Маленькое летающее насекомое">
            <text:p>Маленькое летающее насекомо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ücke">
            <text:p>Mück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stellt ein kleines fliegendes Insekt dar.">
            <text:p>Dieses Design stellt ein kleines fliegendes Insekt da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ite">
            <text:p>Mi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représentant un petit insecte volant">
            <text:p>Une forme représentant un petit insecte volan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olilla">
            <text:p>Poli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representa un pequeño insecto volador">
            <text:p>Un diseño que representa un pequeño insecto volado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तंगा">
            <text:p>पतंग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जो एक छोटे से उड़ने वाले कीड़े जैसा हो">
            <text:p>एक खाका जो एक छोटे से उड़ने वाले कीड़े जैस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4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oth">
            <text:p>moth</text:p>
          </table:table-cell>
          <table:table-cell table:formula="of:=IF(ISERROR(FIND(&quot;layout&quot;;[.A14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moth.desktop">
            <text:p>layouts\mot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th">
            <text:p>Mo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presenting a small flying insect">
            <text:p>A layout representing a small flying insec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Мотылёк">
            <text:p>Мотылё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Маленькое летающее насекомое">
            <text:p>Маленькое летающее насекомо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ücke">
            <text:p>Mück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stellt ein kleines fliegendes Insekt dar.">
            <text:p>Dieses Design stellt ein kleines fliegendes Insekt da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ite">
            <text:p>Mi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représentant un petit insecte volant">
            <text:p>Une forme représentant un petit insecte volan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olilla">
            <text:p>Poli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representa un pequeño insecto volador">
            <text:p>Un diseño que representa un pequeño insecto volado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तंगा">
            <text:p>पतंग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खाका जो एक छोटे से उड़ने वाले कीड़े जैसा हो">
            <text:p>एक खाका जो एक छोटे से उड़ने वाले कीड़े जैस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4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moth">
            <text:p>moth</text:p>
          </table:table-cell>
          <table:table-cell table:formula="of:=IF(ISERROR(FIND(&quot;layout&quot;;[.A14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order.desktop">
            <text:p>layouts\orde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er">
            <text:p>Ord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ross with thick ends">
            <text:p>A cross with thick end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орядок">
            <text:p>Порядо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рест с толстыми окончаниями">
            <text:p>Крест с толстыми окончани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en">
            <text:p>Ord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Kreuz mit dicken Enden.">
            <text:p>Ein Kreuz mit dicken End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re">
            <text:p>Ord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croix avec de larges extrémités">
            <text:p>Une croix avec de larges extrémité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en">
            <text:p>Ord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cruz de puntas gruesas">
            <text:p>Una cruz de puntas grues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नियम">
            <text:p>नियम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तिरछा जिसके मोटे कोने हो">
            <text:p>एक तिरछा जिसके मोटे कोने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4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order">
            <text:p>order</text:p>
          </table:table-cell>
          <table:table-cell table:formula="of:=IF(ISERROR(FIND(&quot;layout&quot;;[.A14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order.desktop">
            <text:p>layouts\orde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er">
            <text:p>Ord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ross with thick ends">
            <text:p>A cross with thick end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орядок">
            <text:p>Порядо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рест с толстыми окончаниями">
            <text:p>Крест с толстыми окончани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en">
            <text:p>Ord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Kreuz mit dicken Enden.">
            <text:p>Ein Kreuz mit dicken End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re">
            <text:p>Ord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croix avec de larges extrémités">
            <text:p>Une croix avec de larges extrémité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en">
            <text:p>Ord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cruz de puntas gruesas">
            <text:p>Una cruz de puntas grues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नियम">
            <text:p>नियम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तिरछा जिसके मोटे कोने हो">
            <text:p>एक तिरछा जिसके मोटे कोने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4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order">
            <text:p>order</text:p>
          </table:table-cell>
          <table:table-cell table:formula="of:=IF(ISERROR(FIND(&quot;layout&quot;;[.A14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order.desktop">
            <text:p>layouts\orde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er">
            <text:p>Ord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ross with thick ends">
            <text:p>A cross with thick end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орядок">
            <text:p>Порядо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рест с толстыми окончаниями">
            <text:p>Крест с толстыми окончани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en">
            <text:p>Ord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Kreuz mit dicken Enden.">
            <text:p>Ein Kreuz mit dicken End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re">
            <text:p>Ord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croix avec de larges extrémités">
            <text:p>Une croix avec de larges extrémité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den">
            <text:p>Ord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cruz de puntas gruesas">
            <text:p>Una cruz de puntas grues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नियम">
            <text:p>नियम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तिरछा जिसके मोटे कोने हो">
            <text:p>एक तिरछा जिसके मोटे कोने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4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order">
            <text:p>order</text:p>
          </table:table-cell>
          <table:table-cell table:formula="of:=IF(ISERROR(FIND(&quot;layout&quot;;[.A14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attern.desktop">
            <text:p>layouts\patter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attern">
            <text:p>Pat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mysterious pattern atop rectangular blocks">
            <text:p>A mysterious pattern atop rectangular block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Орнамент">
            <text:p>Орнамен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Таинственны орнамент из прямоугольных блоков">
            <text:p>Таинственны орнамент из прямоугольных блоков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uster">
            <text:p>Mus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eheimnisvolles Muster auf Rechtecken.">
            <text:p>Ein geheimnisvolles Muster auf Rechteck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tif">
            <text:p>Motif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motif mystérieux avec des blocs rectangulaires aux extrémités">
            <text:p>Un motif mystérieux avec des blocs rectangulaires aux extrémité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eño">
            <text:p>Diseñ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misterioso sobre bloques rectangulares">
            <text:p>Un diseño misterioso sobre bloques rectangula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्वरूप">
            <text:p>स्वरूप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रेहेस्यपूर्ण स्वरुप जो समकोण चतुर्भुज पर बना हो">
            <text:p>एक रेहेस्यपूर्ण स्वरुप जो समकोण चतुर्भुज पर बन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4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attern">
            <text:p>pattern</text:p>
          </table:table-cell>
          <table:table-cell table:formula="of:=IF(ISERROR(FIND(&quot;layout&quot;;[.A14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attern.desktop">
            <text:p>layouts\patter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attern">
            <text:p>Pat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mysterious pattern atop rectangular blocks">
            <text:p>A mysterious pattern atop rectangular block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Орнамент">
            <text:p>Орнамен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Таинственны орнамент из прямоугольных блоков">
            <text:p>Таинственны орнамент из прямоугольных блоков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uster">
            <text:p>Mus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eheimnisvolles Muster auf Rechtecken.">
            <text:p>Ein geheimnisvolles Muster auf Rechteck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tif">
            <text:p>Motif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motif mystérieux avec des blocs rectangulaires aux extrémités">
            <text:p>Un motif mystérieux avec des blocs rectangulaires aux extrémité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eño">
            <text:p>Diseñ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misterioso sobre bloques rectangulares">
            <text:p>Un diseño misterioso sobre bloques rectangula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्वरूप">
            <text:p>स्वरूप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रेहेस्यपूर्ण स्वरुप जो समकोण चतुर्भुज पर बना हो">
            <text:p>एक रेहेस्यपूर्ण स्वरुप जो समकोण चतुर्भुज पर बन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4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attern">
            <text:p>pattern</text:p>
          </table:table-cell>
          <table:table-cell table:formula="of:=IF(ISERROR(FIND(&quot;layout&quot;;[.A14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attern.desktop">
            <text:p>layouts\patter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attern">
            <text:p>Pat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mysterious pattern atop rectangular blocks">
            <text:p>A mysterious pattern atop rectangular block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Орнамент">
            <text:p>Орнамен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Таинственны орнамент из прямоугольных блоков">
            <text:p>Таинственны орнамент из прямоугольных блоков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uster">
            <text:p>Mus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eheimnisvolles Muster auf Rechtecken.">
            <text:p>Ein geheimnisvolles Muster auf Rechteck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tif">
            <text:p>Motif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motif mystérieux avec des blocs rectangulaires aux extrémités">
            <text:p>Un motif mystérieux avec des blocs rectangulaires aux extrémité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eño">
            <text:p>Diseñ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misterioso sobre bloques rectangulares">
            <text:p>Un diseño misterioso sobre bloques rectangula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्वरूप">
            <text:p>स्वरूप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रेहेस्यपूर्ण स्वरुप जो समकोण चतुर्भुज पर बना हो">
            <text:p>एक रेहेस्यपूर्ण स्वरुप जो समकोण चतुर्भुज पर बना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4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attern">
            <text:p>pattern</text:p>
          </table:table-cell>
          <table:table-cell table:formula="of:=IF(ISERROR(FIND(&quot;layout&quot;;[.A14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enta.desktop">
            <text:p>layouts\penta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">
            <text:p>Pen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fortress with five towers">
            <text:p>A fortress with five tow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ента">
            <text:p>Пен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репость с пятью башнями">
            <text:p>Крепость с пятью башн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">
            <text:p>Pen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Festung mit fünf Türmen.">
            <text:p>Eine Festung mit fünf Türm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gone">
            <text:p>Pentago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teresse à cinq tours">
            <text:p>Une forteresse à cinq tou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">
            <text:p>Pen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fortaleza con cinco torres">
            <text:p>Una fortaleza con cinco tor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ेंटा">
            <text:p>पेंट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किला जिसके पांच मीनार हो">
            <text:p>एक किला जिसके पांच मीनार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4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enta">
            <text:p>penta</text:p>
          </table:table-cell>
          <table:table-cell table:formula="of:=IF(ISERROR(FIND(&quot;layout&quot;;[.A14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enta.desktop">
            <text:p>layouts\penta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">
            <text:p>Pen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fortress with five towers">
            <text:p>A fortress with five tow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ента">
            <text:p>Пен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репость с пятью башнями">
            <text:p>Крепость с пятью башн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">
            <text:p>Pen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Festung mit fünf Türmen.">
            <text:p>Eine Festung mit fünf Türm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gone">
            <text:p>Pentago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teresse à cinq tours">
            <text:p>Une forteresse à cinq tou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">
            <text:p>Pen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fortaleza con cinco torres">
            <text:p>Una fortaleza con cinco tor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ेंटा">
            <text:p>पेंट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किला जिसके पांच मीनार हो">
            <text:p>एक किला जिसके पांच मीनार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5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enta">
            <text:p>penta</text:p>
          </table:table-cell>
          <table:table-cell table:formula="of:=IF(ISERROR(FIND(&quot;layout&quot;;[.A15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enta.desktop">
            <text:p>layouts\penta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">
            <text:p>Pen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fortress with five towers">
            <text:p>A fortress with five tow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ента">
            <text:p>Пен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репость с пятью башнями">
            <text:p>Крепость с пятью башн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">
            <text:p>Pen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Festung mit fünf Türmen.">
            <text:p>Eine Festung mit fünf Türm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gone">
            <text:p>Pentago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teresse à cinq tours">
            <text:p>Une forteresse à cinq tou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enta">
            <text:p>Pen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fortaleza con cinco torres">
            <text:p>Una fortaleza con cinco tor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ेंटा">
            <text:p>पेंट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किला जिसके पांच मीनार हो">
            <text:p>एक किला जिसके पांच मीनार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5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enta">
            <text:p>penta</text:p>
          </table:table-cell>
          <table:table-cell table:formula="of:=IF(ISERROR(FIND(&quot;layout&quot;;[.A15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illars.desktop">
            <text:p>layouts\pillar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lars">
            <text:p>Pilla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ouple of vertical pillars supporting a flat surface">
            <text:p>A couple of vertical pillars supporting a flat surfac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олбы">
            <text:p>Столб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ара вертикальных столбов, поддерживающих плоскую поверхность">
            <text:p>Пара вертикальных столбов, поддерживающих плоскую поверхность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äulen">
            <text:p>Säul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Zwei vertikale Säulen als Stütze einer ebenen Fläche.">
            <text:p>Zwei vertikale Säulen als Stütze einer ebenen Fläch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iers">
            <text:p>Pili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uple de piliers verticaux supportant une surface plane">
            <text:p>Un couple de piliers verticaux supportant une surface plan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ares">
            <text:p>Pila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njunto de pilares verticales que sostienen una superficie plana">
            <text:p>Un conjunto de pilares verticales que sostienen una superficie plan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खम्बे">
            <text:p>खम्ब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ुछ खम्बे जिन के ऊपर एक समतल सतह हो">
            <text:p>कुछ खम्बे जिन के ऊपर एक समतल सतह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5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illars">
            <text:p>pillars</text:p>
          </table:table-cell>
          <table:table-cell table:formula="of:=IF(ISERROR(FIND(&quot;layout&quot;;[.A15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illars.desktop">
            <text:p>layouts\pillar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lars">
            <text:p>Pilla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ouple of vertical pillars supporting a flat surface">
            <text:p>A couple of vertical pillars supporting a flat surfac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олбы">
            <text:p>Столб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ара вертикальных столбов, поддерживающих плоскую поверхность">
            <text:p>Пара вертикальных столбов, поддерживающих плоскую поверхность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äulen">
            <text:p>Säul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Zwei vertikale Säulen als Stütze einer ebenen Fläche.">
            <text:p>Zwei vertikale Säulen als Stütze einer ebenen Fläch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iers">
            <text:p>Pili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uple de piliers verticaux supportant une surface plane">
            <text:p>Un couple de piliers verticaux supportant une surface plan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ares">
            <text:p>Pila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njunto de pilares verticales que sostienen una superficie plana">
            <text:p>Un conjunto de pilares verticales que sostienen una superficie plan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खम्बे">
            <text:p>खम्ब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ुछ खम्बे जिन के ऊपर एक समतल सतह हो">
            <text:p>कुछ खम्बे जिन के ऊपर एक समतल सतह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5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illars">
            <text:p>pillars</text:p>
          </table:table-cell>
          <table:table-cell table:formula="of:=IF(ISERROR(FIND(&quot;layout&quot;;[.A15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illars.desktop">
            <text:p>layouts\pillar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lars">
            <text:p>Pilla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couple of vertical pillars supporting a flat surface">
            <text:p>A couple of vertical pillars supporting a flat surfac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олбы">
            <text:p>Столб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ара вертикальных столбов, поддерживающих плоскую поверхность">
            <text:p>Пара вертикальных столбов, поддерживающих плоскую поверхность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äulen">
            <text:p>Säul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Zwei vertikale Säulen als Stütze einer ebenen Fläche.">
            <text:p>Zwei vertikale Säulen als Stütze einer ebenen Fläch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iers">
            <text:p>Pili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uple de piliers verticaux supportant une surface plane">
            <text:p>Un couple de piliers verticaux supportant une surface plan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ares">
            <text:p>Pila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njunto de pilares verticales que sostienen una superficie plana">
            <text:p>Un conjunto de pilares verticales que sostienen una superficie plan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खम्बे">
            <text:p>खम्ब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ुछ खम्बे जिन के ऊपर एक समतल सतह हो">
            <text:p>कुछ खम्बे जिन के ऊपर एक समतल सतह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5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illars">
            <text:p>pillars</text:p>
          </table:table-cell>
          <table:table-cell table:formula="of:=IF(ISERROR(FIND(&quot;layout&quot;;[.A15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irates.desktop">
            <text:p>layouts\pirate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es">
            <text:p>Pirat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ailing boat under the sun">
            <text:p>A sailing boat under the su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ираты">
            <text:p>Пира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арусник под солнцем">
            <text:p>Парусник под солнцем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en">
            <text:p>Pira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egelndes Boot unter der Sonne.">
            <text:p>Ein segelndes Boot unter der Sonn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es">
            <text:p>Pirat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ateau à voile sous le soleil">
            <text:p>Un bateau à voile sous le solei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as">
            <text:p>Pirat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arco velero bajo el sol">
            <text:p>Un barco velero bajo el so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मुद्री लुटेरे">
            <text:p>समुद्री लुटेर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दिन में तैरती एक नाव">
            <text:p>दिन में तैरती एक ना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5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irates">
            <text:p>pirates</text:p>
          </table:table-cell>
          <table:table-cell table:formula="of:=IF(ISERROR(FIND(&quot;layout&quot;;[.A15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irates.desktop">
            <text:p>layouts\pirate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es">
            <text:p>Pirat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ailing boat under the sun">
            <text:p>A sailing boat under the su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ираты">
            <text:p>Пира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арусник под солнцем">
            <text:p>Парусник под солнцем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en">
            <text:p>Pira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egelndes Boot unter der Sonne.">
            <text:p>Ein segelndes Boot unter der Sonn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es">
            <text:p>Pirat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ateau à voile sous le soleil">
            <text:p>Un bateau à voile sous le solei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as">
            <text:p>Pirat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arco velero bajo el sol">
            <text:p>Un barco velero bajo el so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मुद्री लुटेरे">
            <text:p>समुद्री लुटेर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दिन में तैरती एक नाव">
            <text:p>दिन में तैरती एक ना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5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irates">
            <text:p>pirates</text:p>
          </table:table-cell>
          <table:table-cell table:formula="of:=IF(ISERROR(FIND(&quot;layout&quot;;[.A15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irates.desktop">
            <text:p>layouts\pirate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es">
            <text:p>Pirat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ailing boat under the sun">
            <text:p>A sailing boat under the su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ираты">
            <text:p>Пира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арусник под солнцем">
            <text:p>Парусник под солнцем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en">
            <text:p>Pira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egelndes Boot unter der Sonne.">
            <text:p>Ein segelndes Boot unter der Sonn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es">
            <text:p>Pirat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ateau à voile sous le soleil">
            <text:p>Un bateau à voile sous le solei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atas">
            <text:p>Pirat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arco velero bajo el sol">
            <text:p>Un barco velero bajo el so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मुद्री लुटेरे">
            <text:p>समुद्री लुटेर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दिन में तैरती एक नाव">
            <text:p>दिन में तैरती एक ना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5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irates">
            <text:p>pirates</text:p>
          </table:table-cell>
          <table:table-cell table:formula="of:=IF(ISERROR(FIND(&quot;layout&quot;;[.A15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yramid.desktop">
            <text:p>layouts\pyrami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yramid">
            <text:p>Pyrami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an you tear the pyramid apart?">
            <text:p>Can you tear the pyramid apar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ирамида">
            <text:p>Пирамид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ы сможете разобрать пирамиду на части?">
            <text:p>Вы сможете разобрать пирамиду на части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yramide">
            <text:p>Pyrami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önnen Sie die Pyramide zerstören?">
            <text:p>Können Sie die Pyramide zerstör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yramide">
            <text:p>Pyrami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endrez-vous à bout de la pyramide ?">
            <text:p>Viendrez-vous à bout de la pyramide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ámide">
            <text:p>Pirámi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Puede desmontar la pirámide?">
            <text:p>¿Puede desmontar la pirámide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िरामिड">
            <text:p>पिरामिड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्या आप इस पिरामिड को तोड़ सकते है?">
            <text:p>क्या आप इस पिरामिड को तोड़ सकते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5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yramid">
            <text:p>pyramid</text:p>
          </table:table-cell>
          <table:table-cell table:formula="of:=IF(ISERROR(FIND(&quot;layout&quot;;[.A15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yramid.desktop">
            <text:p>layouts\pyrami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yramid">
            <text:p>Pyrami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an you tear the pyramid apart?">
            <text:p>Can you tear the pyramid apar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ирамида">
            <text:p>Пирамид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ы сможете разобрать пирамиду на части?">
            <text:p>Вы сможете разобрать пирамиду на части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yramide">
            <text:p>Pyrami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önnen Sie die Pyramide zerstören?">
            <text:p>Können Sie die Pyramide zerstör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yramide">
            <text:p>Pyrami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endrez-vous à bout de la pyramide ?">
            <text:p>Viendrez-vous à bout de la pyramide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ámide">
            <text:p>Pirámi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Puede desmontar la pirámide?">
            <text:p>¿Puede desmontar la pirámide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िरामिड">
            <text:p>पिरामिड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्या आप इस पिरामिड को तोड़ सकते है?">
            <text:p>क्या आप इस पिरामिड को तोड़ सकते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5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yramid">
            <text:p>pyramid</text:p>
          </table:table-cell>
          <table:table-cell table:formula="of:=IF(ISERROR(FIND(&quot;layout&quot;;[.A15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pyramid.desktop">
            <text:p>layouts\pyrami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yramid">
            <text:p>Pyrami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an you tear the pyramid apart?">
            <text:p>Can you tear the pyramid apar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ирамида">
            <text:p>Пирамид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ы сможете разобрать пирамиду на части?">
            <text:p>Вы сможете разобрать пирамиду на части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yramide">
            <text:p>Pyrami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önnen Sie die Pyramide zerstören?">
            <text:p>Können Sie die Pyramide zerstör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yramide">
            <text:p>Pyrami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endrez-vous à bout de la pyramide ?">
            <text:p>Viendrez-vous à bout de la pyramide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rámide">
            <text:p>Pirámi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Puede desmontar la pirámide?">
            <text:p>¿Puede desmontar la pirámide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िरामिड">
            <text:p>पिरामिड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्या आप इस पिरामिड को तोड़ सकते है?">
            <text:p>क्या आप इस पिरामिड को तोड़ सकते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6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yramid">
            <text:p>pyramid</text:p>
          </table:table-cell>
          <table:table-cell table:formula="of:=IF(ISERROR(FIND(&quot;layout&quot;;[.A16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rocket.desktop">
            <text:p>layouts\rocke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ocket">
            <text:p>Rocke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ocket for you to launch off the board">
            <text:p>A rocket for you to launch off the board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Ракета">
            <text:p>Раке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Можно запустить ракету с доски">
            <text:p>Можно запустить ракету с доск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kete">
            <text:p>Rake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Rakete, die das Spielfeld verlassen möchte.">
            <text:p>Eine Rakete, die das Spielfeld verlassen möch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issile">
            <text:p>Missi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roquette à envoyer hors du plateau">
            <text:p>Une roquette à envoyer hors du plateau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hete">
            <text:p>Cohe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hete para lanzar desde el tablero">
            <text:p>Un cohete para lanzar desde el tabler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ाण हवाई">
            <text:p>बाण हवाई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हवा में जाता बाण हवाई">
            <text:p>एक हवा में जाता बाण हवाई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6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rocket">
            <text:p>rocket</text:p>
          </table:table-cell>
          <table:table-cell table:formula="of:=IF(ISERROR(FIND(&quot;layout&quot;;[.A16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rocket.desktop">
            <text:p>layouts\rocke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ocket">
            <text:p>Rocke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ocket for you to launch off the board">
            <text:p>A rocket for you to launch off the board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Ракета">
            <text:p>Раке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Можно запустить ракету с доски">
            <text:p>Можно запустить ракету с доск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kete">
            <text:p>Rake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Rakete, die das Spielfeld verlassen möchte.">
            <text:p>Eine Rakete, die das Spielfeld verlassen möch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issile">
            <text:p>Missi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roquette à envoyer hors du plateau">
            <text:p>Une roquette à envoyer hors du plateau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hete">
            <text:p>Cohe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hete para lanzar desde el tablero">
            <text:p>Un cohete para lanzar desde el tabler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ाण हवाई">
            <text:p>बाण हवाई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हवा में जाता बाण हवाई">
            <text:p>एक हवा में जाता बाण हवाई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6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rocket">
            <text:p>rocket</text:p>
          </table:table-cell>
          <table:table-cell table:formula="of:=IF(ISERROR(FIND(&quot;layout&quot;;[.A16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rocket.desktop">
            <text:p>layouts\rocke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ocket">
            <text:p>Rocke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ocket for you to launch off the board">
            <text:p>A rocket for you to launch off the board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Ракета">
            <text:p>Раке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Можно запустить ракету с доски">
            <text:p>Можно запустить ракету с доск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kete">
            <text:p>Rake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Rakete, die das Spielfeld verlassen möchte.">
            <text:p>Eine Rakete, die das Spielfeld verlassen möch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issile">
            <text:p>Missi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roquette à envoyer hors du plateau">
            <text:p>Une roquette à envoyer hors du plateau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ohete">
            <text:p>Cohe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ohete para lanzar desde el tablero">
            <text:p>Un cohete para lanzar desde el tabler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बाण हवाई">
            <text:p>बाण हवाई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हवा में जाता बाण हवाई">
            <text:p>एक हवा में जाता बाण हवाई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6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rocket">
            <text:p>rocket</text:p>
          </table:table-cell>
          <table:table-cell table:formula="of:=IF(ISERROR(FIND(&quot;layout&quot;;[.A16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hield.desktop">
            <text:p>layouts\shiel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hield">
            <text:p>Shiel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hield and a sword made up of Mahjongg tiles">
            <text:p>A shield and a sword made up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Щит">
            <text:p>Щи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Щит и меч из плиток для маджонга">
            <text:p>Щит и меч из плиток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ampfausstattung">
            <text:p>Kampfausstattun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ild und Schwert aus Mahjongg-Spielsteinen.">
            <text:p>Ein Schild und Schwert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ouclier">
            <text:p>Boucli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uclier et une épée réalisés en tuiles Mahjongg">
            <text:p>Un bouclier et une épée réalisés en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cudo">
            <text:p>Escud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scudo y una espada hechos de fichas de Mahjongg">
            <text:p>Un escudo y una espada hechos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ढाल">
            <text:p>ढा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ी एक तलवार और ढाल ">
            <text:p>महजोंग टाइल्स से बनी एक तलवार और ढाल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6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hield">
            <text:p>shield</text:p>
          </table:table-cell>
          <table:table-cell table:formula="of:=IF(ISERROR(FIND(&quot;layout&quot;;[.A16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hield.desktop">
            <text:p>layouts\shiel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hield">
            <text:p>Shiel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hield and a sword made up of Mahjongg tiles">
            <text:p>A shield and a sword made up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Щит">
            <text:p>Щи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Щит и меч из плиток для маджонга">
            <text:p>Щит и меч из плиток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ampfausstattung">
            <text:p>Kampfausstattun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ild und Schwert aus Mahjongg-Spielsteinen.">
            <text:p>Ein Schild und Schwert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ouclier">
            <text:p>Boucli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uclier et une épée réalisés en tuiles Mahjongg">
            <text:p>Un bouclier et une épée réalisés en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cudo">
            <text:p>Escud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scudo y una espada hechos de fichas de Mahjongg">
            <text:p>Un escudo y una espada hechos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ढाल">
            <text:p>ढा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ी एक तलवार और ढाल ">
            <text:p>महजोंग टाइल्स से बनी एक तलवार और ढाल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6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hield">
            <text:p>shield</text:p>
          </table:table-cell>
          <table:table-cell table:formula="of:=IF(ISERROR(FIND(&quot;layout&quot;;[.A16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hield.desktop">
            <text:p>layouts\shield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hield">
            <text:p>Shiel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hield and a sword made up of Mahjongg tiles">
            <text:p>A shield and a sword made up of Mahjongg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Щит">
            <text:p>Щи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Щит и меч из плиток для маджонга">
            <text:p>Щит и меч из плиток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ampfausstattung">
            <text:p>Kampfausstattun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ild und Schwert aus Mahjongg-Spielsteinen.">
            <text:p>Ein Schild und Schwert aus Mahjongg-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ouclier">
            <text:p>Boucli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uclier et une épée réalisés en tuiles Mahjongg">
            <text:p>Un bouclier et une épée réalisés en tuiles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cudo">
            <text:p>Escud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scudo y una espada hechos de fichas de Mahjongg">
            <text:p>Un escudo y una espada hechos de fichas de Mahjong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ढाल">
            <text:p>ढा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हजोंग टाइल्स से बनी एक तलवार और ढाल ">
            <text:p>महजोंग टाइल्स से बनी एक तलवार और ढाल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6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hield">
            <text:p>shield</text:p>
          </table:table-cell>
          <table:table-cell table:formula="of:=IF(ISERROR(FIND(&quot;layout&quot;;[.A16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spider.desktop">
            <text:p>layouts\spide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ider">
            <text:p>Spid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spider layout">
            <text:p>Vista-styled spider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аук">
            <text:p>Пау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паука">
            <text:p>Раскладка в виде паук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inne">
            <text:p>Spin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Spinne im Vista-Stil.">
            <text:p>Eine Spinn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aignée">
            <text:p>Araigné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e araignée dans le style Vista">
            <text:p>Forme d'une araignée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aña">
            <text:p>Arañ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araña estilo Vista">
            <text:p>Diseño en forma de araña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कड़ी">
            <text:p>मकड़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में मकड़ी की खाका">
            <text:p>विस्टा शैली में मकड़ी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6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pider">
            <text:p>spider</text:p>
          </table:table-cell>
          <table:table-cell table:formula="of:=IF(ISERROR(FIND(&quot;layout&quot;;[.A16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spider.desktop">
            <text:p>layouts\spide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ider">
            <text:p>Spid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spider layout">
            <text:p>Vista-styled spider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аук">
            <text:p>Пау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паука">
            <text:p>Раскладка в виде паук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inne">
            <text:p>Spin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Spinne im Vista-Stil.">
            <text:p>Eine Spinn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aignée">
            <text:p>Araigné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e araignée dans le style Vista">
            <text:p>Forme d'une araignée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aña">
            <text:p>Arañ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araña estilo Vista">
            <text:p>Diseño en forma de araña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कड़ी">
            <text:p>मकड़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में मकड़ी की खाका">
            <text:p>विस्टा शैली में मकड़ी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6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pider">
            <text:p>spider</text:p>
          </table:table-cell>
          <table:table-cell table:formula="of:=IF(ISERROR(FIND(&quot;layout&quot;;[.A16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layouts\spider.desktop">
            <text:p>layouts\spide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ider">
            <text:p>Spid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ista-styled spider layout">
            <text:p>Vista-styled spider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аук">
            <text:p>Пау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паука">
            <text:p>Раскладка в виде паук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inne">
            <text:p>Spin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Spinne im Vista-Stil.">
            <text:p>Eine Spinne im Vista-Sti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alchark">
            <text:p>alchark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aignée">
            <text:p>Araigné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orme d'une araignée dans le style Vista">
            <text:p>Forme d'une araignée dans le style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aña">
            <text:p>Arañ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en forma de araña estilo Vista">
            <text:p>Diseño en forma de araña estilo Vist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कड़ी">
            <text:p>मकड़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विस्टा शैली में मकड़ी की खाका">
            <text:p>विस्टा शैली में मकड़ी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अल्चार्क">
            <text:p>अल्चार्क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6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pider">
            <text:p>spider</text:p>
          </table:table-cell>
          <table:table-cell table:formula="of:=IF(ISERROR(FIND(&quot;layout&quot;;[.A16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quares.desktop">
            <text:p>layouts\square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quares">
            <text:p>Squa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oncentric squares of alterating height">
            <text:p>Concentric squares of alterating heig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вадраты">
            <text:p>Квадра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онцентрические квадраты различной высоты">
            <text:p>Концентрические квадраты различной высот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Quadrate">
            <text:p>Quadra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onzentrische Quadrate mit verschiedenen Höhen.">
            <text:p>Konzentrische Quadrate mit verschiedenen Höh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rrés">
            <text:p>Carré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carrés concentriques d'une hauteur différente">
            <text:p>Des carrés concentriques d'une hauteur différent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adrados">
            <text:p>Cuadrad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uadrados concéntricos de altura alterna">
            <text:p>Cuadrados concéntricos de altura altern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वर्ग">
            <text:p>वर्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भिन्न उचाई वाले समकोणीय चतुर्भुज ">
            <text:p>भिन्न उचाई वाले समकोणीय चतुर्भुज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7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quares">
            <text:p>squares</text:p>
          </table:table-cell>
          <table:table-cell table:formula="of:=IF(ISERROR(FIND(&quot;layout&quot;;[.A17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quares.desktop">
            <text:p>layouts\square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quares">
            <text:p>Squa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oncentric squares of alterating height">
            <text:p>Concentric squares of alterating heig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вадраты">
            <text:p>Квадра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онцентрические квадраты различной высоты">
            <text:p>Концентрические квадраты различной высот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Quadrate">
            <text:p>Quadra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onzentrische Quadrate mit verschiedenen Höhen.">
            <text:p>Konzentrische Quadrate mit verschiedenen Höh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rrés">
            <text:p>Carré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carrés concentriques d'une hauteur différente">
            <text:p>Des carrés concentriques d'une hauteur différent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adrados">
            <text:p>Cuadrad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uadrados concéntricos de altura alterna">
            <text:p>Cuadrados concéntricos de altura altern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वर्ग">
            <text:p>वर्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भिन्न उचाई वाले समकोणीय चतुर्भुज ">
            <text:p>भिन्न उचाई वाले समकोणीय चतुर्भुज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7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quares">
            <text:p>squares</text:p>
          </table:table-cell>
          <table:table-cell table:formula="of:=IF(ISERROR(FIND(&quot;layout&quot;;[.A17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quares.desktop">
            <text:p>layouts\square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quares">
            <text:p>Squa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oncentric squares of alterating height">
            <text:p>Concentric squares of alterating heig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вадраты">
            <text:p>Квадра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онцентрические квадраты различной высоты">
            <text:p>Концентрические квадраты различной высот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Quadrate">
            <text:p>Quadra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onzentrische Quadrate mit verschiedenen Höhen.">
            <text:p>Konzentrische Quadrate mit verschiedenen Höh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arrés">
            <text:p>Carré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es carrés concentriques d'une hauteur différente">
            <text:p>Des carrés concentriques d'une hauteur différent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adrados">
            <text:p>Cuadrad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uadrados concéntricos de altura alterna">
            <text:p>Cuadrados concéntricos de altura altern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वर्ग">
            <text:p>वर्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भिन्न उचाई वाले समकोणीय चतुर्भुज ">
            <text:p>भिन्न उचाई वाले समकोणीय चतुर्भुज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7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quares">
            <text:p>squares</text:p>
          </table:table-cell>
          <table:table-cell table:formula="of:=IF(ISERROR(FIND(&quot;layout&quot;;[.A17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quaring.desktop">
            <text:p>layouts\squarin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quaring">
            <text:p>Squarin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ho said squares are flat?">
            <text:p>Who said squares are fla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вадрат в квадрате">
            <text:p>Квадрат в квадрате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то сказал, что квадраты плоские?">
            <text:p>Кто сказал, что квадраты плоские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Quadratur">
            <text:p>Quadrat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er behauptet, dass Quadrate flach sind?">
            <text:p>Wer behauptet, dass Quadrate flach sind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Quadrature">
            <text:p>Quadratu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i a dit que les carrés sont plats ?">
            <text:p>Qui a dit que les carrés sont plats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adrando">
            <text:p>Cuadrand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Quién dijo que los cuadrados eran planos?">
            <text:p>¿Quién dijo que los cuadrados eran plano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वर्गाकार बनाना">
            <text:p>वर्गाकार बनान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िसने कहा समकोण चतुर्भुज समतल होते है?">
            <text:p>किसने कहा समकोण चतुर्भुज समतल होते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7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quaring">
            <text:p>squaring</text:p>
          </table:table-cell>
          <table:table-cell table:formula="of:=IF(ISERROR(FIND(&quot;layout&quot;;[.A17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quaring.desktop">
            <text:p>layouts\squarin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quaring">
            <text:p>Squarin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ho said squares are flat?">
            <text:p>Who said squares are fla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вадрат в квадрате">
            <text:p>Квадрат в квадрате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то сказал, что квадраты плоские?">
            <text:p>Кто сказал, что квадраты плоские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Quadratur">
            <text:p>Quadrat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er behauptet, dass Quadrate flach sind?">
            <text:p>Wer behauptet, dass Quadrate flach sind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Quadrature">
            <text:p>Quadratu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i a dit que les carrés sont plats ?">
            <text:p>Qui a dit que les carrés sont plats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adrando">
            <text:p>Cuadrand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Quién dijo que los cuadrados eran planos?">
            <text:p>¿Quién dijo que los cuadrados eran plano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वर्गाकार बनाना">
            <text:p>वर्गाकार बनान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िसने कहा समकोण चतुर्भुज समतल होते है?">
            <text:p>किसने कहा समकोण चतुर्भुज समतल होते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7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quaring">
            <text:p>squaring</text:p>
          </table:table-cell>
          <table:table-cell table:formula="of:=IF(ISERROR(FIND(&quot;layout&quot;;[.A17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quaring.desktop">
            <text:p>layouts\squarin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quaring">
            <text:p>Squarin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ho said squares are flat?">
            <text:p>Who said squares are fla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вадрат в квадрате">
            <text:p>Квадрат в квадрате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то сказал, что квадраты плоские?">
            <text:p>Кто сказал, что квадраты плоские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Quadratur">
            <text:p>Quadrat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er behauptet, dass Quadrate flach sind?">
            <text:p>Wer behauptet, dass Quadrate flach sind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Quadrature">
            <text:p>Quadratu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Qui a dit que les carrés sont plats ?">
            <text:p>Qui a dit que les carrés sont plats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adrando">
            <text:p>Cuadrand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Quién dijo que los cuadrados eran planos?">
            <text:p>¿Quién dijo que los cuadrados eran plano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वर्गाकार बनाना">
            <text:p>वर्गाकार बनान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िसने कहा समकोण चतुर्भुज समतल होते है?">
            <text:p>किसने कहा समकोण चतुर्भुज समतल होते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7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quaring">
            <text:p>squaring</text:p>
          </table:table-cell>
          <table:table-cell table:formula="of:=IF(ISERROR(FIND(&quot;layout&quot;;[.A17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dion.desktop">
            <text:p>layouts\stadio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dion">
            <text:p>Stad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presenting a football field">
            <text:p>A layout representing a football field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адион">
            <text:p>Стадион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футбольного поля">
            <text:p>Раскладка в виде футбольного пол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dion">
            <text:p>Stad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zeigt einen Fußballplatz.">
            <text:p>Dieses Design zeigt einen Fußballplatz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de">
            <text:p>Sta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forme d'un terrain de football">
            <text:p>La forme d'un terrain de footbal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tadio">
            <text:p>Estadi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representa un campo de fútbol">
            <text:p>Un diseño que representa un campo de fútbo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ैदान">
            <text:p>मैदा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फुटबॉल मैदान की खाका">
            <text:p>एक फुटबॉल मैदान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7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dion">
            <text:p>stadion</text:p>
          </table:table-cell>
          <table:table-cell table:formula="of:=IF(ISERROR(FIND(&quot;layout&quot;;[.A17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dion.desktop">
            <text:p>layouts\stadio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dion">
            <text:p>Stad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presenting a football field">
            <text:p>A layout representing a football field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адион">
            <text:p>Стадион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футбольного поля">
            <text:p>Раскладка в виде футбольного пол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dion">
            <text:p>Stad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zeigt einen Fußballplatz.">
            <text:p>Dieses Design zeigt einen Fußballplatz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de">
            <text:p>Sta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forme d'un terrain de football">
            <text:p>La forme d'un terrain de footbal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tadio">
            <text:p>Estadi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representa un campo de fútbol">
            <text:p>Un diseño que representa un campo de fútbo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ैदान">
            <text:p>मैदा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फुटबॉल मैदान की खाका">
            <text:p>एक फुटबॉल मैदान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7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dion">
            <text:p>stadion</text:p>
          </table:table-cell>
          <table:table-cell table:formula="of:=IF(ISERROR(FIND(&quot;layout&quot;;[.A17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dion.desktop">
            <text:p>layouts\stadio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dion">
            <text:p>Stad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layout representing a football field">
            <text:p>A layout representing a football field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тадион">
            <text:p>Стадион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футбольного поля">
            <text:p>Раскладка в виде футбольного пол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dion">
            <text:p>Stadi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Design zeigt einen Fußballplatz.">
            <text:p>Dieses Design zeigt einen Fußballplatz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de">
            <text:p>Stad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a forme d'un terrain de football">
            <text:p>La forme d'un terrain de footbal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tadio">
            <text:p>Estadi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que representa un campo de fútbol">
            <text:p>Un diseño que representa un campo de fútbo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ैदान">
            <text:p>मैदा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फुटबॉल मैदान की खाका">
            <text:p>एक फुटबॉल मैदान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7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dion">
            <text:p>stadion</text:p>
          </table:table-cell>
          <table:table-cell table:formula="of:=IF(ISERROR(FIND(&quot;layout&quot;;[.A17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irs.desktop">
            <text:p>layouts\stair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irs">
            <text:p>Stai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taircase for those who dislike taking the same path twice">
            <text:p>A staircase for those who dislike taking the same path twic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есенка">
            <text:p>Лесен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Лесенка для тех, кто не любит идти по одному пути дважды">
            <text:p>Лесенка для тех, кто не любит идти по одному пути дваж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eppen">
            <text:p>Trepp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Treppenhaus für alle, die denselben Weg nicht doppelt gehen möchten.">
            <text:p>Ein Treppenhaus für alle, die denselben Weg nicht doppelt gehen möch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Étages">
            <text:p>Étag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scalier en colimaçon pour les personnes n'aimant pas prendre deux fois le même chemin">
            <text:p>Un escalier en colimaçon pour les personnes n'aimant pas prendre deux fois le même chemi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caleras">
            <text:p>Escaler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scalera para los que no gustan de seguir dos veces el mismo camino">
            <text:p>Una escalera para los que no gustan de seguir dos veces el mismo camin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ीडिया">
            <text:p>सीडि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उन लोगो के लिए सीडिया जिन्हें एक ही रस्ते पर बार बार चलना अच नहीं लगता">
            <text:p>उन लोगो के लिए सीडिया जिन्हें एक ही रस्ते पर बार बार चलना अच नहीं लगत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7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irs">
            <text:p>stairs</text:p>
          </table:table-cell>
          <table:table-cell table:formula="of:=IF(ISERROR(FIND(&quot;layout&quot;;[.A17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irs.desktop">
            <text:p>layouts\stair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irs">
            <text:p>Stai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taircase for those who dislike taking the same path twice">
            <text:p>A staircase for those who dislike taking the same path twic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есенка">
            <text:p>Лесен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Лесенка для тех, кто не любит идти по одному пути дважды">
            <text:p>Лесенка для тех, кто не любит идти по одному пути дваж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eppen">
            <text:p>Trepp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Treppenhaus für alle, die denselben Weg nicht doppelt gehen möchten.">
            <text:p>Ein Treppenhaus für alle, die denselben Weg nicht doppelt gehen möch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Étages">
            <text:p>Étag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scalier en colimaçon pour les personnes n'aimant pas prendre deux fois le même chemin">
            <text:p>Un escalier en colimaçon pour les personnes n'aimant pas prendre deux fois le même chemi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caleras">
            <text:p>Escaler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scalera para los que no gustan de seguir dos veces el mismo camino">
            <text:p>Una escalera para los que no gustan de seguir dos veces el mismo camin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ीडिया">
            <text:p>सीडि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उन लोगो के लिए सीडिया जिन्हें एक ही रस्ते पर बार बार चलना अच नहीं लगता">
            <text:p>उन लोगो के लिए सीडिया जिन्हें एक ही रस्ते पर बार बार चलना अच नहीं लगत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8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irs">
            <text:p>stairs</text:p>
          </table:table-cell>
          <table:table-cell table:formula="of:=IF(ISERROR(FIND(&quot;layout&quot;;[.A18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irs.desktop">
            <text:p>layouts\stair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irs">
            <text:p>Stai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taircase for those who dislike taking the same path twice">
            <text:p>A staircase for those who dislike taking the same path twic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Лесенка">
            <text:p>Лесен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Лесенка для тех, кто не любит идти по одному пути дважды">
            <text:p>Лесенка для тех, кто не любит идти по одному пути дваж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eppen">
            <text:p>Trepp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Treppenhaus für alle, die denselben Weg nicht doppelt gehen möchten.">
            <text:p>Ein Treppenhaus für alle, die denselben Weg nicht doppelt gehen möch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Étages">
            <text:p>Étag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scalier en colimaçon pour les personnes n'aimant pas prendre deux fois le même chemin">
            <text:p>Un escalier en colimaçon pour les personnes n'aimant pas prendre deux fois le même chemi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caleras">
            <text:p>Escaler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scalera para los que no gustan de seguir dos veces el mismo camino">
            <text:p>Una escalera para los que no gustan de seguir dos veces el mismo camin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ीडिया">
            <text:p>सीडिय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उन लोगो के लिए सीडिया जिन्हें एक ही रस्ते पर बार बार चलना अच नहीं लगता">
            <text:p>उन लोगो के लिए सीडिया जिन्हें एक ही रस्ते पर बार बार चलना अच नहीं लगत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8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irs">
            <text:p>stairs</text:p>
          </table:table-cell>
          <table:table-cell table:formula="of:=IF(ISERROR(FIND(&quot;layout&quot;;[.A18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r.desktop">
            <text:p>layouts\sta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r">
            <text:p>S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asterisk-shaped embossed layout">
            <text:p>An asterisk-shaped embossed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Звезда">
            <text:p>Звезд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ельефная раскладка в виде звезды">
            <text:p>Рельефная раскладка в виде звез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ern">
            <text:p>S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ternförmiges Design.">
            <text:p>Ein sternförmiges Desig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Étoile">
            <text:p>Étoi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astérisque en relief">
            <text:p>Une astérisque en relief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trella">
            <text:p>Estre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asterisco en relieve">
            <text:p>Un diseño en forma de asterisco en reliev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ितारा">
            <text:p>सितार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अस्त्रिक्स के आकार में उभरी खाका">
            <text:p>एक अस्त्रिक्स के आकार में उभर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8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r">
            <text:p>star</text:p>
          </table:table-cell>
          <table:table-cell table:formula="of:=IF(ISERROR(FIND(&quot;layout&quot;;[.A18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r.desktop">
            <text:p>layouts\sta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r">
            <text:p>S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asterisk-shaped embossed layout">
            <text:p>An asterisk-shaped embossed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Звезда">
            <text:p>Звезд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ельефная раскладка в виде звезды">
            <text:p>Рельефная раскладка в виде звез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ern">
            <text:p>S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ternförmiges Design.">
            <text:p>Ein sternförmiges Desig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Étoile">
            <text:p>Étoi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astérisque en relief">
            <text:p>Une astérisque en relief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trella">
            <text:p>Estre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asterisco en relieve">
            <text:p>Un diseño en forma de asterisco en reliev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ितारा">
            <text:p>सितार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अस्त्रिक्स के आकार में उभरी खाका">
            <text:p>एक अस्त्रिक्स के आकार में उभर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8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r">
            <text:p>star</text:p>
          </table:table-cell>
          <table:table-cell table:formula="of:=IF(ISERROR(FIND(&quot;layout&quot;;[.A18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r.desktop">
            <text:p>layouts\sta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r">
            <text:p>St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 asterisk-shaped embossed layout">
            <text:p>An asterisk-shaped embossed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Звезда">
            <text:p>Звезд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ельефная раскладка в виде звезды">
            <text:p>Рельефная раскладка в виде звез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ern">
            <text:p>S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ternförmiges Design.">
            <text:p>Ein sternförmiges Desig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Étoile">
            <text:p>Étoi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astérisque en relief">
            <text:p>Une astérisque en relief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strella">
            <text:p>Estrell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asterisco en relieve">
            <text:p>Un diseño en forma de asterisco en reliev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ितारा">
            <text:p>सितार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अस्त्रिक्स के आकार में उभरी खाका">
            <text:p>एक अस्त्रिक्स के आकार में उभर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8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r">
            <text:p>star</text:p>
          </table:table-cell>
          <table:table-cell table:formula="of:=IF(ISERROR(FIND(&quot;layout&quot;;[.A18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r_ship.desktop">
            <text:p>layouts\star_ship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r Ship">
            <text:p>Star Ship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ci-fi space transport">
            <text:p>A sci-fi space transpor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Звёздный корабль">
            <text:p>Звёздный корабл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Фантастический звёздный транспорт">
            <text:p>Фантастический звёздный транспорт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umschiff">
            <text:p>Raumschiff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zukunftsmäßiger Raumtransporter.">
            <text:p>Ein zukunftsmäßiger Raumtransporte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aisseau spatial">
            <text:p>Vaisseau spati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transport spatial de science fiction">
            <text:p>Un transport spatial de science fic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ave espacial">
            <text:p>Nave espaci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transporte espacial de ciencia ficción">
            <text:p>Un transporte espacial de ciencia ficció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उड़नतश्तरी">
            <text:p>उड़नतश्तर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ाईं-फाई वाहन">
            <text:p>एक साईं-फाई वाहन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8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r_ship">
            <text:p>star_ship</text:p>
          </table:table-cell>
          <table:table-cell table:formula="of:=IF(ISERROR(FIND(&quot;layout&quot;;[.A18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r_ship.desktop">
            <text:p>layouts\star_ship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r Ship">
            <text:p>Star Ship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ci-fi space transport">
            <text:p>A sci-fi space transpor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Звёздный корабль">
            <text:p>Звёздный корабл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Фантастический звёздный транспорт">
            <text:p>Фантастический звёздный транспорт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umschiff">
            <text:p>Raumschiff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zukunftsmäßiger Raumtransporter.">
            <text:p>Ein zukunftsmäßiger Raumtransporte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aisseau spatial">
            <text:p>Vaisseau spati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transport spatial de science fiction">
            <text:p>Un transport spatial de science fic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ave espacial">
            <text:p>Nave espaci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transporte espacial de ciencia ficción">
            <text:p>Un transporte espacial de ciencia ficció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उड़नतश्तरी">
            <text:p>उड़नतश्तर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ाईं-फाई वाहन">
            <text:p>एक साईं-फाई वाहन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8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r_ship">
            <text:p>star_ship</text:p>
          </table:table-cell>
          <table:table-cell table:formula="of:=IF(ISERROR(FIND(&quot;layout&quot;;[.A18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r_ship.desktop">
            <text:p>layouts\star_ship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r Ship">
            <text:p>Star Ship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ci-fi space transport">
            <text:p>A sci-fi space transpor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Звёздный корабль">
            <text:p>Звёздный корабл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Фантастический звёздный транспорт">
            <text:p>Фантастический звёздный транспорт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umschiff">
            <text:p>Raumschiff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zukunftsmäßiger Raumtransporter.">
            <text:p>Ein zukunftsmäßiger Raumtransporte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aisseau spatial">
            <text:p>Vaisseau spati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transport spatial de science fiction">
            <text:p>Un transport spatial de science fic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ave espacial">
            <text:p>Nave espaci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transporte espacial de ciencia ficción">
            <text:p>Un transporte espacial de ciencia ficció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उड़नतश्तरी">
            <text:p>उड़नतश्तर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ाईं-फाई वाहन">
            <text:p>एक साईं-फाई वाहन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8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r_ship">
            <text:p>star_ship</text:p>
          </table:table-cell>
          <table:table-cell table:formula="of:=IF(ISERROR(FIND(&quot;layout&quot;;[.A18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x.desktop">
            <text:p>layouts\stax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cks">
            <text:p>Stack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fficult layout with stacks of tiles">
            <text:p>Difficult layout with stacks of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Штабели">
            <text:p>Штабел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ложная раскладка с штабелями из плиток">
            <text:p>Сложная раскладка с штабелями из плиток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pel">
            <text:p>Stap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wieriges Design mit Stapeln aus Spielsteinen.">
            <text:p>Ein schwieriges Design mit Stapeln aus 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es">
            <text:p>Pil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position difficile en piles de tuiles">
            <text:p>Disposition difficile en piles de tu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as">
            <text:p>Pil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difícil con pilas de fichas">
            <text:p>Diseño difícil con pilas de fich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ढेर">
            <text:p>ढे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टाइल्स के ढेर से बनी एक मुश्किल खाका ">
            <text:p>टाइल्स के ढेर से बनी एक मुश्किल खाक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8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x">
            <text:p>stax</text:p>
          </table:table-cell>
          <table:table-cell table:formula="of:=IF(ISERROR(FIND(&quot;layout&quot;;[.A18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x.desktop">
            <text:p>layouts\stax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cks">
            <text:p>Stack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fficult layout with stacks of tiles">
            <text:p>Difficult layout with stacks of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Штабели">
            <text:p>Штабел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ложная раскладка с штабелями из плиток">
            <text:p>Сложная раскладка с штабелями из плиток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pel">
            <text:p>Stap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wieriges Design mit Stapeln aus Spielsteinen.">
            <text:p>Ein schwieriges Design mit Stapeln aus 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es">
            <text:p>Pil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position difficile en piles de tuiles">
            <text:p>Disposition difficile en piles de tu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as">
            <text:p>Pil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difícil con pilas de fichas">
            <text:p>Diseño difícil con pilas de fich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ढेर">
            <text:p>ढे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टाइल्स के ढेर से बनी एक मुश्किल खाका ">
            <text:p>टाइल्स के ढेर से बनी एक मुश्किल खाक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8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x">
            <text:p>stax</text:p>
          </table:table-cell>
          <table:table-cell table:formula="of:=IF(ISERROR(FIND(&quot;layout&quot;;[.A18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tax.desktop">
            <text:p>layouts\stax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cks">
            <text:p>Stack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fficult layout with stacks of tiles">
            <text:p>Difficult layout with stacks of t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Штабели">
            <text:p>Штабел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ложная раскладка с штабелями из плиток">
            <text:p>Сложная раскладка с штабелями из плиток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tapel">
            <text:p>Stap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wieriges Design mit Stapeln aus Spielsteinen.">
            <text:p>Ein schwieriges Design mit Stapeln aus Spielstei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es">
            <text:p>Pil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position difficile en piles de tuiles">
            <text:p>Disposition difficile en piles de tuil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las">
            <text:p>Pil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eño difícil con pilas de fichas">
            <text:p>Diseño difícil con pilas de fich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ढेर">
            <text:p>ढे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टाइल्स के ढेर से बनी एक मुश्किल खाका ">
            <text:p>टाइल्स के ढेर से बनी एक मुश्किल खाका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9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tax">
            <text:p>stax</text:p>
          </table:table-cell>
          <table:table-cell table:formula="of:=IF(ISERROR(FIND(&quot;layout&quot;;[.A19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wirl.desktop">
            <text:p>layouts\swir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wirl">
            <text:p>Swir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piral with thick ends">
            <text:p>A spiral with thick end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ихрь">
            <text:p>Вихр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пираль с толстыми окончаниями">
            <text:p>Спираль с толстыми окончани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irbel">
            <text:p>Wirb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Spirale mit dicken Enden.">
            <text:p>Eine Spirale mit dicken End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urbillon">
            <text:p>Tourbill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spirale avec des extrémités élargies">
            <text:p>Une spirale avec des extrémités élargi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emolino">
            <text:p>Remoli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spiral con puntas gruesas">
            <text:p>Una espiral con puntas grues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छल्ला">
            <text:p>छल्ल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घुमावदार आकार जिसके मोटे कोने हो">
            <text:p>एक घुमावदार आकार जिसके मोटे कोने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9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wirl">
            <text:p>swirl</text:p>
          </table:table-cell>
          <table:table-cell table:formula="of:=IF(ISERROR(FIND(&quot;layout&quot;;[.A19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wirl.desktop">
            <text:p>layouts\swir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wirl">
            <text:p>Swir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piral with thick ends">
            <text:p>A spiral with thick end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ихрь">
            <text:p>Вихр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пираль с толстыми окончаниями">
            <text:p>Спираль с толстыми окончани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irbel">
            <text:p>Wirb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Spirale mit dicken Enden.">
            <text:p>Eine Spirale mit dicken End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urbillon">
            <text:p>Tourbill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spirale avec des extrémités élargies">
            <text:p>Une spirale avec des extrémités élargi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emolino">
            <text:p>Remoli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spiral con puntas gruesas">
            <text:p>Una espiral con puntas grues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छल्ला">
            <text:p>छल्ल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घुमावदार आकार जिसके मोटे कोने हो">
            <text:p>एक घुमावदार आकार जिसके मोटे कोने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9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wirl">
            <text:p>swirl</text:p>
          </table:table-cell>
          <table:table-cell table:formula="of:=IF(ISERROR(FIND(&quot;layout&quot;;[.A19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swirl.desktop">
            <text:p>layouts\swir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wirl">
            <text:p>Swir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spiral with thick ends">
            <text:p>A spiral with thick end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ихрь">
            <text:p>Вихр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пираль с толстыми окончаниями">
            <text:p>Спираль с толстыми окончания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irbel">
            <text:p>Wirb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Spirale mit dicken Enden.">
            <text:p>Eine Spirale mit dicken End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urbillon">
            <text:p>Tourbillo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spirale avec des extrémités élargies">
            <text:p>Une spirale avec des extrémités élargi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emolino">
            <text:p>Remoli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spiral con puntas gruesas">
            <text:p>Una espiral con puntas grues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छल्ला">
            <text:p>छल्ल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घुमावदार आकार जिसके मोटे कोने हो">
            <text:p>एक घुमावदार आकार जिसके मोटे कोने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9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swirl">
            <text:p>swirl</text:p>
          </table:table-cell>
          <table:table-cell table:formula="of:=IF(ISERROR(FIND(&quot;layout&quot;;[.A19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eatre.desktop">
            <text:p>layouts\teatr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atre">
            <text:p>Teatr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еатр">
            <text:p>Театр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ater">
            <text:p>Theater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éâtre">
            <text:p>Théâtr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atro">
            <text:p>Teatro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ेअत्रे रंगशाला">
            <text:p>तेअत्रे रंगशाला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9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eatre">
            <text:p>teatre</text:p>
          </table:table-cell>
          <table:table-cell table:formula="of:=IF(ISERROR(FIND(&quot;layout&quot;;[.A19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eatre.desktop">
            <text:p>layouts\teatr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atre">
            <text:p>Teatr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еатр">
            <text:p>Театр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ater">
            <text:p>Theater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éâtre">
            <text:p>Théâtr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atro">
            <text:p>Teatro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ेअत्रे रंगशाला">
            <text:p>तेअत्रे रंगशाला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9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eatre">
            <text:p>teatre</text:p>
          </table:table-cell>
          <table:table-cell table:formula="of:=IF(ISERROR(FIND(&quot;layout&quot;;[.A19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eatre.desktop">
            <text:p>layouts\teatr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atre">
            <text:p>Teatr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еатр">
            <text:p>Театр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ater">
            <text:p>Theater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éâtre">
            <text:p>Théâtre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atro">
            <text:p>Teatro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ेअत्रे रंगशाला">
            <text:p>तेअत्रे रंगशाला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9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eatre">
            <text:p>teatre</text:p>
          </table:table-cell>
          <table:table-cell table:formula="of:=IF(ISERROR(FIND(&quot;layout&quot;;[.A19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emple.desktop">
            <text:p>layouts\temp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le">
            <text:p>Temp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temple-shaped layout">
            <text:p>A temple-shaped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Храм">
            <text:p>Храм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храма">
            <text:p>Раскладка в виде храм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elanlage">
            <text:p>Tempelanlag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tempelförmiges Design.">
            <text:p>Ein tempelförmiges Desig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le">
            <text:p>Temp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de temple">
            <text:p>Une forme de temp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lo">
            <text:p>Temp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templo">
            <text:p>Un diseño en forma de templ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ंदिर">
            <text:p>मंदि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मंदिर की खाका">
            <text:p>एक मंदिर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9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emple">
            <text:p>temple</text:p>
          </table:table-cell>
          <table:table-cell table:formula="of:=IF(ISERROR(FIND(&quot;layout&quot;;[.A19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emple.desktop">
            <text:p>layouts\temp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le">
            <text:p>Temp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temple-shaped layout">
            <text:p>A temple-shaped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Храм">
            <text:p>Храм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храма">
            <text:p>Раскладка в виде храм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elanlage">
            <text:p>Tempelanlag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tempelförmiges Design.">
            <text:p>Ein tempelförmiges Desig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le">
            <text:p>Temp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de temple">
            <text:p>Une forme de temp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lo">
            <text:p>Temp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templo">
            <text:p>Un diseño en forma de templ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ंदिर">
            <text:p>मंदि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मंदिर की खाका">
            <text:p>एक मंदिर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9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emple">
            <text:p>temple</text:p>
          </table:table-cell>
          <table:table-cell table:formula="of:=IF(ISERROR(FIND(&quot;layout&quot;;[.A19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emple.desktop">
            <text:p>layouts\temp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le">
            <text:p>Temp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temple-shaped layout">
            <text:p>A temple-shaped layou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Храм">
            <text:p>Храм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складка в виде храма">
            <text:p>Раскладка в виде храм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elanlage">
            <text:p>Tempelanlag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tempelförmiges Design.">
            <text:p>Ein tempelförmiges Desig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le">
            <text:p>Temp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forme de temple">
            <text:p>Une forme de temp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mplo">
            <text:p>Temp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diseño en forma de templo">
            <text:p>Un diseño en forma de templ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ंदिर">
            <text:p>मंदि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मंदिर की खाका">
            <text:p>एक मंदिर क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19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emple">
            <text:p>temple</text:p>
          </table:table-cell>
          <table:table-cell table:formula="of:=IF(ISERROR(FIND(&quot;layout&quot;;[.A19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he_door.desktop">
            <text:p>layouts\the_doo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Door">
            <text:p>The Do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doorway through a pyramid-shaped wall">
            <text:p>A doorway through a pyramid-shaped wal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верь">
            <text:p>Двер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Дверь в стене пирамиды">
            <text:p>Дверь в стене пирами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e Tür">
            <text:p>Die Tü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urchgang durch eine pyramidenförmige Mauer.">
            <text:p>Ein Durchgang durch eine pyramidenförmige Maue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porte">
            <text:p>La por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orte au travers d'un mur pyramidal">
            <text:p>Une porte au travers d'un mur pyramida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puerta">
            <text:p>La puer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ntrada a través de un muro en forma de pirámide">
            <text:p>Una entrada a través de un muro en forma de pirámid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रवाज़ा">
            <text:p>दरवाज़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पिरामिड के बीच से द्वारमार्ग">
            <text:p>पिरामिड के बीच से द्वारमार्ग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0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he_door">
            <text:p>the_door</text:p>
          </table:table-cell>
          <table:table-cell table:formula="of:=IF(ISERROR(FIND(&quot;layout&quot;;[.A20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he_door.desktop">
            <text:p>layouts\the_doo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Door">
            <text:p>The Do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doorway through a pyramid-shaped wall">
            <text:p>A doorway through a pyramid-shaped wal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верь">
            <text:p>Двер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Дверь в стене пирамиды">
            <text:p>Дверь в стене пирами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e Tür">
            <text:p>Die Tü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urchgang durch eine pyramidenförmige Mauer.">
            <text:p>Ein Durchgang durch eine pyramidenförmige Maue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porte">
            <text:p>La por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orte au travers d'un mur pyramidal">
            <text:p>Une porte au travers d'un mur pyramida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puerta">
            <text:p>La puer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ntrada a través de un muro en forma de pirámide">
            <text:p>Una entrada a través de un muro en forma de pirámid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रवाज़ा">
            <text:p>दरवाज़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पिरामिड के बीच से द्वारमार्ग">
            <text:p>पिरामिड के बीच से द्वारमार्ग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0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he_door">
            <text:p>the_door</text:p>
          </table:table-cell>
          <table:table-cell table:formula="of:=IF(ISERROR(FIND(&quot;layout&quot;;[.A20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he_door.desktop">
            <text:p>layouts\the_doo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Door">
            <text:p>The Do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doorway through a pyramid-shaped wall">
            <text:p>A doorway through a pyramid-shaped wal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верь">
            <text:p>Дверь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Дверь в стене пирамиды">
            <text:p>Дверь в стене пирамид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e Tür">
            <text:p>Die Tü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Durchgang durch eine pyramidenförmige Mauer.">
            <text:p>Ein Durchgang durch eine pyramidenförmige Maue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porte">
            <text:p>La por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orte au travers d'un mur pyramidal">
            <text:p>Une porte au travers d'un mur pyramidal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puerta">
            <text:p>La puer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entrada a través de un muro en forma de pirámide">
            <text:p>Una entrada a través de un muro en forma de pirámid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रवाज़ा">
            <text:p>दरवाज़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पिरामिड के बीच से द्वारमार्ग">
            <text:p>पिरामिड के बीच से द्वारमार्ग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0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he_door">
            <text:p>the_door</text:p>
          </table:table-cell>
          <table:table-cell table:formula="of:=IF(ISERROR(FIND(&quot;layout&quot;;[.A20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heatre.desktop">
            <text:p>layouts\theatr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atre">
            <text:p>Theat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ectangular building with empty space in the middle">
            <text:p>A rectangular building with empty space in the midd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еатр">
            <text:p>Теат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ямоугольное здание с пустотой в середине">
            <text:p>Прямоугольное здание с пустотой в середин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ater">
            <text:p>Thea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rechteckiges Gebilde mit einen leeren Raum in der Mitte.">
            <text:p>Ein rechteckiges Gebilde mit einen leeren Raum in der Mit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éatre">
            <text:p>Théat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âtiment rectangulaire avec un espace vide au centre">
            <text:p>Un bâtiment rectangulaire avec un espace vide au cent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atro">
            <text:p>Teat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dificio rectangular con un espacio vacío en el centro">
            <text:p>Un edificio rectangular con un espacio vacío en el centr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रंगशाला">
            <text:p>रंगशाल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मकोण चतुर्भुज आकार की ईमारत जिसके बीच में खाली स्थान हो |">
            <text:p>एक समकोण चतुर्भुज आकार की ईमारत जिसके बीच में खाली स्थान हो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0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heatre">
            <text:p>theatre</text:p>
          </table:table-cell>
          <table:table-cell table:formula="of:=IF(ISERROR(FIND(&quot;layout&quot;;[.A20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heatre.desktop">
            <text:p>layouts\theatr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atre">
            <text:p>Theat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ectangular building with empty space in the middle">
            <text:p>A rectangular building with empty space in the midd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еатр">
            <text:p>Теат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ямоугольное здание с пустотой в середине">
            <text:p>Прямоугольное здание с пустотой в середин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ater">
            <text:p>Thea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rechteckiges Gebilde mit einen leeren Raum in der Mitte.">
            <text:p>Ein rechteckiges Gebilde mit einen leeren Raum in der Mit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éatre">
            <text:p>Théat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âtiment rectangulaire avec un espace vide au centre">
            <text:p>Un bâtiment rectangulaire avec un espace vide au cent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atro">
            <text:p>Teat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dificio rectangular con un espacio vacío en el centro">
            <text:p>Un edificio rectangular con un espacio vacío en el centr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रंगशाला">
            <text:p>रंगशाल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मकोण चतुर्भुज आकार की ईमारत जिसके बीच में खाली स्थान हो |">
            <text:p>एक समकोण चतुर्भुज आकार की ईमारत जिसके बीच में खाली स्थान हो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0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heatre">
            <text:p>theatre</text:p>
          </table:table-cell>
          <table:table-cell table:formula="of:=IF(ISERROR(FIND(&quot;layout&quot;;[.A20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heatre.desktop">
            <text:p>layouts\theatr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atre">
            <text:p>Theat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ectangular building with empty space in the middle">
            <text:p>A rectangular building with empty space in the midd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еатр">
            <text:p>Теат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ямоугольное здание с пустотой в середине">
            <text:p>Прямоугольное здание с пустотой в середин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ater">
            <text:p>Thea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rechteckiges Gebilde mit einen leeren Raum in der Mitte.">
            <text:p>Ein rechteckiges Gebilde mit einen leeren Raum in der Mit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éatre">
            <text:p>Théat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âtiment rectangulaire avec un espace vide au centre">
            <text:p>Un bâtiment rectangulaire avec un espace vide au cent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eatro">
            <text:p>Teat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edificio rectangular con un espacio vacío en el centro">
            <text:p>Un edificio rectangular con un espacio vacío en el centr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रंगशाला">
            <text:p>रंगशाल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मकोण चतुर्भुज आकार की ईमारत जिसके बीच में खाली स्थान हो |">
            <text:p>एक समकोण चतुर्भुज आकार की ईमारत जिसके बीच में खाली स्थान हो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0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heatre">
            <text:p>theatre</text:p>
          </table:table-cell>
          <table:table-cell table:formula="of:=IF(ISERROR(FIND(&quot;layout&quot;;[.A20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ime_tunnel.desktop">
            <text:p>layouts\time_tunne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ime Tunnel">
            <text:p>Time Tunn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pyramid with a hole in the middle">
            <text:p>A pyramid with a hole in the midd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оннель времени">
            <text:p>Тоннель времен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ирамида с дыркой в середине">
            <text:p>Пирамида с дыркой в середин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Zeittunnel">
            <text:p>Zeittunn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Pyramide mit einem Loch in der Mitte.">
            <text:p>Eine Pyramide mit einem Loch in der Mit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unnel temporel">
            <text:p>Tunnel tempor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yramide comportant un trou en son centre">
            <text:p>Une pyramide comportant un trou en son cent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únel del tiempo">
            <text:p>Túnel del tiemp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pirámide con un agujero en medio">
            <text:p>Una pirámide con un agujero en medi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मय सुरंग">
            <text:p>समय सुरं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िरामिड जिसमे बीच में खाली जगहे हो">
            <text:p>एक पिरामिड जिसमे बीच में खाली जगहे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0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ime_tunnel">
            <text:p>time_tunnel</text:p>
          </table:table-cell>
          <table:table-cell table:formula="of:=IF(ISERROR(FIND(&quot;layout&quot;;[.A20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ime_tunnel.desktop">
            <text:p>layouts\time_tunne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ime Tunnel">
            <text:p>Time Tunn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pyramid with a hole in the middle">
            <text:p>A pyramid with a hole in the midd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оннель времени">
            <text:p>Тоннель времен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ирамида с дыркой в середине">
            <text:p>Пирамида с дыркой в середин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Zeittunnel">
            <text:p>Zeittunn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Pyramide mit einem Loch in der Mitte.">
            <text:p>Eine Pyramide mit einem Loch in der Mit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unnel temporel">
            <text:p>Tunnel tempor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yramide comportant un trou en son centre">
            <text:p>Une pyramide comportant un trou en son cent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únel del tiempo">
            <text:p>Túnel del tiemp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pirámide con un agujero en medio">
            <text:p>Una pirámide con un agujero en medi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मय सुरंग">
            <text:p>समय सुरं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िरामिड जिसमे बीच में खाली जगहे हो">
            <text:p>एक पिरामिड जिसमे बीच में खाली जगहे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0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ime_tunnel">
            <text:p>time_tunnel</text:p>
          </table:table-cell>
          <table:table-cell table:formula="of:=IF(ISERROR(FIND(&quot;layout&quot;;[.A20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ime_tunnel.desktop">
            <text:p>layouts\time_tunne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ime Tunnel">
            <text:p>Time Tunn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pyramid with a hole in the middle">
            <text:p>A pyramid with a hole in the midd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оннель времени">
            <text:p>Тоннель времен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ирамида с дыркой в середине">
            <text:p>Пирамида с дыркой в середине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Zeittunnel">
            <text:p>Zeittunn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Pyramide mit einem Loch in der Mitte.">
            <text:p>Eine Pyramide mit einem Loch in der Mitt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unnel temporel">
            <text:p>Tunnel tempor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pyramide comportant un trou en son centre">
            <text:p>Une pyramide comportant un trou en son cent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únel del tiempo">
            <text:p>Túnel del tiemp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a pirámide con un agujero en medio">
            <text:p>Una pirámide con un agujero en medi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मय सुरंग">
            <text:p>समय सुरंग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िरामिड जिसमे बीच में खाली जगहे हो">
            <text:p>एक पिरामिड जिसमे बीच में खाली जगहे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0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ime_tunnel">
            <text:p>time_tunnel</text:p>
          </table:table-cell>
          <table:table-cell table:formula="of:=IF(ISERROR(FIND(&quot;layout&quot;;[.A20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omb.desktop">
            <text:p>layouts\tomb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mb">
            <text:p>Tomb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ans of Lara Croft may start digging">
            <text:p>Fans of Lara Croft may start diggi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робница">
            <text:p>Гробниц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Фанаты Лары Крофт могут начинать рыться">
            <text:p>Фанаты Лары Крофт могут начинать рытьс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rabstätte">
            <text:p>Grabstät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erehrer von Lara Croft könnten jetzt mit dem Graben beginnen.">
            <text:p>Verehrer von Lara Croft könnten jetzt mit dem Graben begin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mbe">
            <text:p>Tom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s fans de Lara Croft vont commencer à creuser">
            <text:p>Les fans de Lara Croft vont commencer à creuse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umba">
            <text:p>Tumb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os fans de Lara Coft pueden empezar a excavar">
            <text:p>Los fans de Lara Coft pueden empezar a excava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ब्र">
            <text:p>कब्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लारा क्रॉफ्ट के प्रशंसको के लिए">
            <text:p>लारा क्रॉफ्ट के प्रशंसको के लि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0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omb">
            <text:p>tomb</text:p>
          </table:table-cell>
          <table:table-cell table:formula="of:=IF(ISERROR(FIND(&quot;layout&quot;;[.A20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omb.desktop">
            <text:p>layouts\tomb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mb">
            <text:p>Tomb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ans of Lara Croft may start digging">
            <text:p>Fans of Lara Croft may start diggi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робница">
            <text:p>Гробниц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Фанаты Лары Крофт могут начинать рыться">
            <text:p>Фанаты Лары Крофт могут начинать рытьс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rabstätte">
            <text:p>Grabstät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erehrer von Lara Croft könnten jetzt mit dem Graben beginnen.">
            <text:p>Verehrer von Lara Croft könnten jetzt mit dem Graben begin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mbe">
            <text:p>Tom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s fans de Lara Croft vont commencer à creuser">
            <text:p>Les fans de Lara Croft vont commencer à creuse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umba">
            <text:p>Tumb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os fans de Lara Coft pueden empezar a excavar">
            <text:p>Los fans de Lara Coft pueden empezar a excava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ब्र">
            <text:p>कब्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लारा क्रॉफ्ट के प्रशंसको के लिए">
            <text:p>लारा क्रॉफ्ट के प्रशंसको के लि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1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omb">
            <text:p>tomb</text:p>
          </table:table-cell>
          <table:table-cell table:formula="of:=IF(ISERROR(FIND(&quot;layout&quot;;[.A21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omb.desktop">
            <text:p>layouts\tomb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mb">
            <text:p>Tomb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ans of Lara Croft may start digging">
            <text:p>Fans of Lara Croft may start diggi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Гробница">
            <text:p>Гробниц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Фанаты Лары Крофт могут начинать рыться">
            <text:p>Фанаты Лары Крофт могут начинать рытьс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Grabstätte">
            <text:p>Grabstät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erehrer von Lara Croft könnten jetzt mit dem Graben beginnen.">
            <text:p>Verehrer von Lara Croft könnten jetzt mit dem Graben beginn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mbe">
            <text:p>Tom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s fans de Lara Croft vont commencer à creuser">
            <text:p>Les fans de Lara Croft vont commencer à creuse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umba">
            <text:p>Tumb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os fans de Lara Coft pueden empezar a excavar">
            <text:p>Los fans de Lara Coft pueden empezar a excava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ब्र">
            <text:p>कब्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लारा क्रॉफ्ट के प्रशंसको के लिए">
            <text:p>लारा क्रॉफ्ट के प्रशंसको के लि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1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omb">
            <text:p>tomb</text:p>
          </table:table-cell>
          <table:table-cell table:formula="of:=IF(ISERROR(FIND(&quot;layout&quot;;[.A21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otem.desktop">
            <text:p>layouts\totem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tem">
            <text:p>To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T-shaped embossed object with a hole">
            <text:p>A T-shaped embossed object with a ho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отем">
            <text:p>Тотем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ельефный объект в форме T с отверстием">
            <text:p>Рельефный объект в форме T с отверстием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alisman">
            <text:p>Talisma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T-förmiges Objekt mit einem Loch.">
            <text:p>Ein T-förmiges Objekt mit einem Loch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tem">
            <text:p>To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objet de la forme d'un T en relief avec un trou">
            <text:p>Un objet de la forme d'un T en relief avec un trou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ótem">
            <text:p>Tó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objeto en relieve en forma de T con un agujero">
            <text:p>Un objeto en relieve en forma de T con un agujer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टोटेम">
            <text:p>टोटेम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T आकर की उभरी वास्तु जिसमे एक छेद हो">
            <text:p>एक T आकर की उभरी वास्तु जिसमे एक छेद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1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otem">
            <text:p>totem</text:p>
          </table:table-cell>
          <table:table-cell table:formula="of:=IF(ISERROR(FIND(&quot;layout&quot;;[.A21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otem.desktop">
            <text:p>layouts\totem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tem">
            <text:p>To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T-shaped embossed object with a hole">
            <text:p>A T-shaped embossed object with a ho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отем">
            <text:p>Тотем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ельефный объект в форме T с отверстием">
            <text:p>Рельефный объект в форме T с отверстием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alisman">
            <text:p>Talisma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T-förmiges Objekt mit einem Loch.">
            <text:p>Ein T-förmiges Objekt mit einem Loch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tem">
            <text:p>To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objet de la forme d'un T en relief avec un trou">
            <text:p>Un objet de la forme d'un T en relief avec un trou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ótem">
            <text:p>Tó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objeto en relieve en forma de T con un agujero">
            <text:p>Un objeto en relieve en forma de T con un agujer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टोटेम">
            <text:p>टोटेम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T आकर की उभरी वास्तु जिसमे एक छेद हो">
            <text:p>एक T आकर की उभरी वास्तु जिसमे एक छेद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1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otem">
            <text:p>totem</text:p>
          </table:table-cell>
          <table:table-cell table:formula="of:=IF(ISERROR(FIND(&quot;layout&quot;;[.A21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otem.desktop">
            <text:p>layouts\totem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tem">
            <text:p>To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T-shaped embossed object with a hole">
            <text:p>A T-shaped embossed object with a hol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отем">
            <text:p>Тотем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ельефный объект в форме T с отверстием">
            <text:p>Рельефный объект в форме T с отверстием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alisman">
            <text:p>Talisma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T-förmiges Objekt mit einem Loch.">
            <text:p>Ein T-förmiges Objekt mit einem Loch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tem">
            <text:p>To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objet de la forme d'un T en relief avec un trou">
            <text:p>Un objet de la forme d'un T en relief avec un trou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ótem">
            <text:p>Tóte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objeto en relieve en forma de T con un agujero">
            <text:p>Un objeto en relieve en forma de T con un agujero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टोटेम">
            <text:p>टोटेम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T आकर की उभरी वास्तु जिसमे एक छेद हो">
            <text:p>एक T आकर की उभरी वास्तु जिसमे एक छेद ह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1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otem">
            <text:p>totem</text:p>
          </table:table-cell>
          <table:table-cell table:formula="of:=IF(ISERROR(FIND(&quot;layout&quot;;[.A21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ower.desktop">
            <text:p>layouts\towe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wer">
            <text:p>Tow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Remove the towers">
            <text:p>Remove the tow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ашня">
            <text:p>Башн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Удалите башни">
            <text:p>Удалите башн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urm">
            <text:p>Tur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ntfernen Sie die Türme.">
            <text:p>Entfernen Sie die Türm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ur">
            <text:p>To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upprimez les tours">
            <text:p>Supprimez les tou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rre">
            <text:p>Tor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imina las torres">
            <text:p>Elimina las tor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िनार">
            <text:p>मिना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िनारों को हटाओ">
            <text:p>मिनारों को हटाओ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1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ower">
            <text:p>tower</text:p>
          </table:table-cell>
          <table:table-cell table:formula="of:=IF(ISERROR(FIND(&quot;layout&quot;;[.A21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ower.desktop">
            <text:p>layouts\towe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wer">
            <text:p>Tow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Remove the towers">
            <text:p>Remove the tow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ашня">
            <text:p>Башн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Удалите башни">
            <text:p>Удалите башн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urm">
            <text:p>Tur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ntfernen Sie die Türme.">
            <text:p>Entfernen Sie die Türm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ur">
            <text:p>To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upprimez les tours">
            <text:p>Supprimez les tou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rre">
            <text:p>Tor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imina las torres">
            <text:p>Elimina las tor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िनार">
            <text:p>मिना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िनारों को हटाओ">
            <text:p>मिनारों को हटाओ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1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ower">
            <text:p>tower</text:p>
          </table:table-cell>
          <table:table-cell table:formula="of:=IF(ISERROR(FIND(&quot;layout&quot;;[.A21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ower.desktop">
            <text:p>layouts\towe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wer">
            <text:p>Tow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Remove the towers">
            <text:p>Remove the tow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Башня">
            <text:p>Башн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Удалите башни">
            <text:p>Удалите башн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urm">
            <text:p>Tur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ntfernen Sie die Türme.">
            <text:p>Entfernen Sie die Türm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ur">
            <text:p>To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upprimez les tours">
            <text:p>Supprimez les tou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orre">
            <text:p>Torr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imina las torres">
            <text:p>Elimina las torr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िनार">
            <text:p>मिना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िनारों को हटाओ">
            <text:p>मिनारों को हटाओ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1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ower">
            <text:p>tower</text:p>
          </table:table-cell>
          <table:table-cell table:formula="of:=IF(ISERROR(FIND(&quot;layout&quot;;[.A21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riangle.desktop">
            <text:p>layouts\triang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iangle">
            <text:p>Trian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riangular pyramid">
            <text:p>Triangular pyramid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реугольник">
            <text:p>Треугольни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Треугольная пирамида">
            <text:p>Треугольная пирамид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eieck">
            <text:p>Dreieck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dreieckige Pyramide.">
            <text:p>Eine dreieckige Pyramid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iangle">
            <text:p>Trian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yramide triangulaire">
            <text:p>Pyramide triangulai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iángulo">
            <text:p>Triángu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irámide triangular">
            <text:p>Pirámide triangula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्रिकोण">
            <text:p>त्रिकोण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त्रिकोण पिरामिड">
            <text:p>त्रिकोण पिरामिड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1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riangle">
            <text:p>triangle</text:p>
          </table:table-cell>
          <table:table-cell table:formula="of:=IF(ISERROR(FIND(&quot;layout&quot;;[.A21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riangle.desktop">
            <text:p>layouts\triang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iangle">
            <text:p>Trian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riangular pyramid">
            <text:p>Triangular pyramid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реугольник">
            <text:p>Треугольни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Треугольная пирамида">
            <text:p>Треугольная пирамид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eieck">
            <text:p>Dreieck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dreieckige Pyramide.">
            <text:p>Eine dreieckige Pyramid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iangle">
            <text:p>Trian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yramide triangulaire">
            <text:p>Pyramide triangulai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iángulo">
            <text:p>Triángu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irámide triangular">
            <text:p>Pirámide triangula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्रिकोण">
            <text:p>त्रिकोण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त्रिकोण पिरामिड">
            <text:p>त्रिकोण पिरामिड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1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riangle">
            <text:p>triangle</text:p>
          </table:table-cell>
          <table:table-cell table:formula="of:=IF(ISERROR(FIND(&quot;layout&quot;;[.A21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triangle.desktop">
            <text:p>layouts\triang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iangle">
            <text:p>Trian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riangular pyramid">
            <text:p>Triangular pyramid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реугольник">
            <text:p>Треугольни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Треугольная пирамида">
            <text:p>Треугольная пирамида</text:p>
          </table:table-cell>
          <table:table-cell table:formula="of:=IF(INDIRECT(ADDRESS(4*INT((ROW()+1)/3)+1;3+INT((COLUMN()-2)/4); 1; ;&quot;Data&quot;))=0;&quot;&quot;;INDIRECT(ADDRESS(4*INT((ROW()+1)/3)+1;3+INT((COLUMN()-2)/4); 1; ;&quot;Data&quot;)))">
            <text:p/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reieck">
            <text:p>Dreieck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e dreieckige Pyramide.">
            <text:p>Eine dreieckige Pyramid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iangle">
            <text:p>Triang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yramide triangulaire">
            <text:p>Pyramide triangulair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riángulo">
            <text:p>Triángul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irámide triangular">
            <text:p>Pirámide triangula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त्रिकोण">
            <text:p>त्रिकोण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त्रिकोण पिरामिड">
            <text:p>त्रिकोण पिरामिड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2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triangle">
            <text:p>triangle</text:p>
          </table:table-cell>
          <table:table-cell table:formula="of:=IF(ISERROR(FIND(&quot;layout&quot;;[.A22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up&amp;down.desktop">
            <text:p>layouts\up&amp;dow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Up&amp;Down">
            <text:p>Up&amp;Dow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ave you ever tried to represent waves in rectangular blocks?">
            <text:p>Have you ever tried to represent waves in rectangular block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верх-вниз">
            <text:p>Вверх-вниз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лучалось ли вам выражать волны с помощью прямоугольных блоков?">
            <text:p>Случалось ли вам выражать волны с помощью прямоугольных блоков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uf &amp; Ab">
            <text:p>Auf &amp; Ab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aben Sie jemals versucht Wellen in einem Rechteck darzustellen?">
            <text:p>Haben Sie jemals versucht Wellen in einem Rechteck darzustell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aut et bas">
            <text:p>Haut et b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vez-vous déjà essayé de représenter des vagues avec des blocs rectangulaires ?">
            <text:p>Avez-vous déjà essayé de représenter des vagues avec des blocs rectangulaires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riba y abajo">
            <text:p>Arriba y abaj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Alguna vez has intentado representar ondas con bloques rectangulares?">
            <text:p>¿Alguna vez has intentado representar ondas con bloques rectangulare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उपर और नीचे">
            <text:p>उपर और नीच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्या आपने कभी लहरों को समकोण चतुर्भुज से बनाने की कोशिश करी है?">
            <text:p>क्या आपने कभी लहरों को समकोण चतुर्भुज से बनाने की कोशिश करी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2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up&amp;down">
            <text:p>up&amp;down</text:p>
          </table:table-cell>
          <table:table-cell table:formula="of:=IF(ISERROR(FIND(&quot;layout&quot;;[.A22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up&amp;down.desktop">
            <text:p>layouts\up&amp;dow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Up&amp;Down">
            <text:p>Up&amp;Dow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ave you ever tried to represent waves in rectangular blocks?">
            <text:p>Have you ever tried to represent waves in rectangular block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верх-вниз">
            <text:p>Вверх-вниз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лучалось ли вам выражать волны с помощью прямоугольных блоков?">
            <text:p>Случалось ли вам выражать волны с помощью прямоугольных блоков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uf &amp; Ab">
            <text:p>Auf &amp; Ab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aben Sie jemals versucht Wellen in einem Rechteck darzustellen?">
            <text:p>Haben Sie jemals versucht Wellen in einem Rechteck darzustell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aut et bas">
            <text:p>Haut et b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vez-vous déjà essayé de représenter des vagues avec des blocs rectangulaires ?">
            <text:p>Avez-vous déjà essayé de représenter des vagues avec des blocs rectangulaires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riba y abajo">
            <text:p>Arriba y abaj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Alguna vez has intentado representar ondas con bloques rectangulares?">
            <text:p>¿Alguna vez has intentado representar ondas con bloques rectangulare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उपर और नीचे">
            <text:p>उपर और नीच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्या आपने कभी लहरों को समकोण चतुर्भुज से बनाने की कोशिश करी है?">
            <text:p>क्या आपने कभी लहरों को समकोण चतुर्भुज से बनाने की कोशिश करी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2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up&amp;down">
            <text:p>up&amp;down</text:p>
          </table:table-cell>
          <table:table-cell table:formula="of:=IF(ISERROR(FIND(&quot;layout&quot;;[.A22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up&amp;down.desktop">
            <text:p>layouts\up&amp;down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Up&amp;Down">
            <text:p>Up&amp;Dow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ave you ever tried to represent waves in rectangular blocks?">
            <text:p>Have you ever tried to represent waves in rectangular block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верх-вниз">
            <text:p>Вверх-вниз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лучалось ли вам выражать волны с помощью прямоугольных блоков?">
            <text:p>Случалось ли вам выражать волны с помощью прямоугольных блоков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uf &amp; Ab">
            <text:p>Auf &amp; Ab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aben Sie jemals versucht Wellen in einem Rechteck darzustellen?">
            <text:p>Haben Sie jemals versucht Wellen in einem Rechteck darzustell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aut et bas">
            <text:p>Haut et b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vez-vous déjà essayé de représenter des vagues avec des blocs rectangulaires ?">
            <text:p>Avez-vous déjà essayé de représenter des vagues avec des blocs rectangulaires 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rriba y abajo">
            <text:p>Arriba y abaj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¿Alguna vez has intentado representar ondas con bloques rectangulares?">
            <text:p>¿Alguna vez has intentado representar ondas con bloques rectangulares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उपर और नीचे">
            <text:p>उपर और नीचे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क्या आपने कभी लहरों को समकोण चतुर्भुज से बनाने की कोशिश करी है?">
            <text:p>क्या आपने कभी लहरों को समकोण चतुर्भुज से बनाने की कोशिश करी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2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up&amp;down">
            <text:p>up&amp;down</text:p>
          </table:table-cell>
          <table:table-cell table:formula="of:=IF(ISERROR(FIND(&quot;layout&quot;;[.A22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volcano.desktop">
            <text:p>layouts\volcano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olcano">
            <text:p>Volcano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улкан">
            <text:p>Вулкан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ulkan">
            <text:p>Vulka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olcan">
            <text:p>Volca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olcan">
            <text:p>Volca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ज्वालामुखी">
            <text:p>ज्वालामुखी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2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volcano">
            <text:p>volcano</text:p>
          </table:table-cell>
          <table:table-cell table:formula="of:=IF(ISERROR(FIND(&quot;layout&quot;;[.A22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volcano.desktop">
            <text:p>layouts\volcano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olcano">
            <text:p>Volcano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улкан">
            <text:p>Вулкан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ulkan">
            <text:p>Vulka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olcan">
            <text:p>Volca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olcan">
            <text:p>Volca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ज्वालामुखी">
            <text:p>ज्वालामुखी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2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volcano">
            <text:p>volcano</text:p>
          </table:table-cell>
          <table:table-cell table:formula="of:=IF(ISERROR(FIND(&quot;layout&quot;;[.A22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volcano.desktop">
            <text:p>layouts\volcano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olcano">
            <text:p>Volcano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улкан">
            <text:p>Вулкан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ulkan">
            <text:p>Vulka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olcan">
            <text:p>Volca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Volcan">
            <text:p>Volcan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ज्वालामुखी">
            <text:p>ज्वालामुखी</text:p>
          </table:table-cell>
          <table:table-cell table:formula="of:=IF(INDIRECT(ADDRESS(4*INT((ROW()+1)/3);3+INT((COLUMN()-2)/4); 1; ;&quot;Data&quot;))=0;&quot;&quot;;INDIRECT(ADDRESS(4*INT((ROW()+1)/3);3+INT((COLUMN()-2)/4); 1; ;&quot;Data&quot;)))">
            <text:p/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2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volcano">
            <text:p>volcano</text:p>
          </table:table-cell>
          <table:table-cell table:formula="of:=IF(ISERROR(FIND(&quot;layout&quot;;[.A22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well.desktop">
            <text:p>layouts\wel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ell">
            <text:p>Wel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ectangular well with stairs at all sides">
            <text:p>A rectangular well with stairs at all sid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олодец">
            <text:p>Колодец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ямоугольный колодец со ступеньками со всех сторон">
            <text:p>Прямоугольный колодец со ступеньками со всех сторон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runnen">
            <text:p>Brunn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rechteckiger Brunnen mit Stufen auf allen Seiten.">
            <text:p>Ein rechteckiger Brunnen mit Stufen auf allen Sei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uit">
            <text:p>Pui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puit rectangulaire avec des escaliers de chaque côté">
            <text:p>Un puit rectangulaire avec des escaliers de chaque côté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ozo">
            <text:p>Poz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pozo rectangular con escaleras por todos los lados">
            <text:p>Un pozo rectangular con escaleras por todos los lado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ुआ">
            <text:p>कुआ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मकोण चतुर्भुज आकार का कुआ जिसमे सीढिय हो|">
            <text:p>एक समकोण चतुर्भुज आकार का कुआ जिसमे सीढिय हो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2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well">
            <text:p>well</text:p>
          </table:table-cell>
          <table:table-cell table:formula="of:=IF(ISERROR(FIND(&quot;layout&quot;;[.A22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well.desktop">
            <text:p>layouts\wel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ell">
            <text:p>Wel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ectangular well with stairs at all sides">
            <text:p>A rectangular well with stairs at all sid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олодец">
            <text:p>Колодец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ямоугольный колодец со ступеньками со всех сторон">
            <text:p>Прямоугольный колодец со ступеньками со всех сторон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runnen">
            <text:p>Brunn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rechteckiger Brunnen mit Stufen auf allen Seiten.">
            <text:p>Ein rechteckiger Brunnen mit Stufen auf allen Sei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uit">
            <text:p>Pui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puit rectangulaire avec des escaliers de chaque côté">
            <text:p>Un puit rectangulaire avec des escaliers de chaque côté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ozo">
            <text:p>Poz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pozo rectangular con escaleras por todos los lados">
            <text:p>Un pozo rectangular con escaleras por todos los lado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ुआ">
            <text:p>कुआ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मकोण चतुर्भुज आकार का कुआ जिसमे सीढिय हो|">
            <text:p>एक समकोण चतुर्भुज आकार का कुआ जिसमे सीढिय हो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2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well">
            <text:p>well</text:p>
          </table:table-cell>
          <table:table-cell table:formula="of:=IF(ISERROR(FIND(&quot;layout&quot;;[.A22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layouts\well.desktop">
            <text:p>layouts\well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ell">
            <text:p>Wel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rectangular well with stairs at all sides">
            <text:p>A rectangular well with stairs at all sid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Games team">
            <text:p>KDE Games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олодец">
            <text:p>Колодец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ямоугольный колодец со ступеньками со всех сторон">
            <text:p>Прямоугольный колодец со ступеньками со всех сторон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KDE Games">
            <text:p>Команда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runnen">
            <text:p>Brunn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rechteckiger Brunnen mit Stufen auf allen Seiten.">
            <text:p>Ein rechteckiger Brunnen mit Stufen auf allen Seit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KDE Games">
            <text:p>Das Team von KDE Game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uit">
            <text:p>Pui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puit rectangulaire avec des escaliers de chaque côté">
            <text:p>Un puit rectangulaire avec des escaliers de chaque côté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s jeux KDE">
            <text:p>Equipe des jeux KD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ozo">
            <text:p>Poz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pozo rectangular con escaleras por todos los lados">
            <text:p>Un pozo rectangular con escaleras por todos los lado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KDE de juegos">
            <text:p>Equipo de KDE de juegos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ुआ">
            <text:p>कुआ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समकोण चतुर्भुज आकार का कुआ जिसमे सीढिय हो|">
            <text:p>एक समकोण चतुर्भुज आकार का कुआ जिसमे सीढिय हो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KDE खेल दल">
            <text:p>KDE खेल दल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2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well">
            <text:p>well</text:p>
          </table:table-cell>
          <table:table-cell table:formula="of:=IF(ISERROR(FIND(&quot;layout&quot;;[.A22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music\eastern\.directory">
            <text:p>music\eastern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astern">
            <text:p>Eas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astern motives that make you feel true Mahjong spirit">
            <text:p>Eastern motives that make you feel true Mahjong spiri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The full list of tracks can be found in the music pack README file">
            <text:p>The full list of tracks can be found in the music pack README fil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осточная">
            <text:p>Восточн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осточные мотивы, которые заставляют почувствовать настоящий дух Маджонга">
            <text:p>Восточные мотивы, которые заставляют почувствовать настоящий дух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Полный список трэков находится в файле README пакета музыки">
            <text:p>Полный список трэков находится в файле README пакета музыки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Östlich">
            <text:p>Östli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ernöstliche Klänge, die einen den wahren Geist von Mahjong spüren lassen">
            <text:p>Fernöstliche Klänge, die einen den wahren Geist von Mahjong spüren lasse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ie komplette Liste der Tracks befinden sich in die Musik Ordner README-Datei">
            <text:p>Die komplette Liste der Tracks befinden sich in die Musik Ordner README-Datei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fs orientaux qui vous font ressentir le véritable esprit du Mahjong">
            <text:p>Motifs orientaux qui vous font ressentir le véritable esprit du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e complète des pistes se trouve dans le fichier README du pack de musique">
            <text:p>La liste complète des pistes se trouve dans le fichier README du pack de musiqu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vos orientales para hacerte sentir el espiritu Mahjong">
            <text:p>Motivos orientales para hacerte sentir el espiritu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a completa de las pistas puede encontrarlas en el fichero README del paquete de música">
            <text:p>La lista completa de las pistas puede encontrarlas en el fichero README del paquete de música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ूर्वी">
            <text:p>पूर्व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पूर्वी संस्कृति जो महजोंग के सही भाव को प्रकट कर सके">
            <text:p>पूर्वी संस्कृति जो महजोंग के सही भाव को प्रकट कर सक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गीतों की पूरी सूची README में मौजूद है |">
            <text:p>गीतों की पूरी सूची README में मौजूद है |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3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30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music\eastern\.directory">
            <text:p>music\eastern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astern">
            <text:p>Eas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astern motives that make you feel true Mahjong spirit">
            <text:p>Eastern motives that make you feel true Mahjong spiri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The full list of tracks can be found in the music pack README file">
            <text:p>The full list of tracks can be found in the music pack README fil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осточная">
            <text:p>Восточн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осточные мотивы, которые заставляют почувствовать настоящий дух Маджонга">
            <text:p>Восточные мотивы, которые заставляют почувствовать настоящий дух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Полный список трэков находится в файле README пакета музыки">
            <text:p>Полный список трэков находится в файле README пакета музыки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Östlich">
            <text:p>Östli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ernöstliche Klänge, die einen den wahren Geist von Mahjong spüren lassen">
            <text:p>Fernöstliche Klänge, die einen den wahren Geist von Mahjong spüren lasse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ie komplette Liste der Tracks befinden sich in die Musik Ordner README-Datei">
            <text:p>Die komplette Liste der Tracks befinden sich in die Musik Ordner README-Datei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fs orientaux qui vous font ressentir le véritable esprit du Mahjong">
            <text:p>Motifs orientaux qui vous font ressentir le véritable esprit du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e complète des pistes se trouve dans le fichier README du pack de musique">
            <text:p>La liste complète des pistes se trouve dans le fichier README du pack de musiqu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vos orientales para hacerte sentir el espiritu Mahjong">
            <text:p>Motivos orientales para hacerte sentir el espiritu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a completa de las pistas puede encontrarlas en el fichero README del paquete de música">
            <text:p>La lista completa de las pistas puede encontrarlas en el fichero README del paquete de música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ूर्वी">
            <text:p>पूर्व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पूर्वी संस्कृति जो महजोंग के सही भाव को प्रकट कर सके">
            <text:p>पूर्वी संस्कृति जो महजोंग के सही भाव को प्रकट कर सक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गीतों की पूरी सूची README में मौजूद है |">
            <text:p>गीतों की पूरी सूची README में मौजूद है |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3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31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music\eastern\.directory">
            <text:p>music\eastern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astern">
            <text:p>Eas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astern motives that make you feel true Mahjong spirit">
            <text:p>Eastern motives that make you feel true Mahjong spiri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The full list of tracks can be found in the music pack README file">
            <text:p>The full list of tracks can be found in the music pack README fil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осточная">
            <text:p>Восточн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осточные мотивы, которые заставляют почувствовать настоящий дух Маджонга">
            <text:p>Восточные мотивы, которые заставляют почувствовать настоящий дух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Полный список трэков находится в файле README пакета музыки">
            <text:p>Полный список трэков находится в файле README пакета музыки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Östlich">
            <text:p>Östli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Fernöstliche Klänge, die einen den wahren Geist von Mahjong spüren lassen">
            <text:p>Fernöstliche Klänge, die einen den wahren Geist von Mahjong spüren lasse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ie komplette Liste der Tracks befinden sich in die Musik Ordner README-Datei">
            <text:p>Die komplette Liste der Tracks befinden sich in die Musik Ordner README-Datei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fs orientaux qui vous font ressentir le véritable esprit du Mahjong">
            <text:p>Motifs orientaux qui vous font ressentir le véritable esprit du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e complète des pistes se trouve dans le fichier README du pack de musique">
            <text:p>La liste complète des pistes se trouve dans le fichier README du pack de musiqu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vos orientales para hacerte sentir el espiritu Mahjong">
            <text:p>Motivos orientales para hacerte sentir el espiritu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a completa de las pistas puede encontrarlas en el fichero README del paquete de música">
            <text:p>La lista completa de las pistas puede encontrarlas en el fichero README del paquete de música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ूर्वी">
            <text:p>पूर्व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पूर्वी संस्कृति जो महजोंग के सही भाव को प्रकट कर सके">
            <text:p>पूर्वी संस्कृति जो महजोंग के सही भाव को प्रकट कर सके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गीतों की पूरी सूची README में मौजूद है |">
            <text:p>गीतों की पूरी सूची README में मौजूद है |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3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32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music\modern\.directory">
            <text:p>music\modern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dern">
            <text:p>Mod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dern sounds for the Next generation">
            <text:p>Modern sounds for the Next genera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The full list of tracks can be found in the music pack README file">
            <text:p>The full list of tracks can be found in the music pack README fil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овременная">
            <text:p>Современн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овременные звуки для поколения Next">
            <text:p>Современные звуки для поколения Nex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Полный список трэков находится в файле README пакета музыки">
            <text:p>Полный список трэков находится в файле README пакета музыки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dern">
            <text:p>Mod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derne Sounds für die nächste Generation">
            <text:p>Moderne Sounds für die nächste Genera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ie komplette Liste der Tracks befinden sich in die Musik Ordner README-Datei">
            <text:p>Die komplette Liste der Tracks befinden sich in die Musik Ordner README-Datei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derne">
            <text:p>Moder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ons modernes pour la nouvelle génération">
            <text:p>Sons modernes pour la nouvelle généra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e complète des pistes se trouve dans le fichier README du pack de musique">
            <text:p>La liste complète des pistes se trouve dans le fichier README du pack de musiqu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rderno">
            <text:p>Morder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onidos modernos para la Nueva generación.">
            <text:p>Sonidos modernos para la Nueva generació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a completa de las pistas puede encontrarlas en el fichero README del paquete de música">
            <text:p>La lista completa de las pistas puede encontrarlas en el fichero README del paquete de música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आधुनिक">
            <text:p>आधुनिक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आधुनिक धुनें नयी संस्कृति के लिए">
            <text:p>आधुनिक धुनें नयी संस्कृति के लि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गीतों की पूरी सूची README में मौजूद है |">
            <text:p>गीतों की पूरी सूची README में मौजूद है |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3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33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music\modern\.directory">
            <text:p>music\modern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dern">
            <text:p>Mod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dern sounds for the Next generation">
            <text:p>Modern sounds for the Next genera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The full list of tracks can be found in the music pack README file">
            <text:p>The full list of tracks can be found in the music pack README fil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овременная">
            <text:p>Современн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овременные звуки для поколения Next">
            <text:p>Современные звуки для поколения Nex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Полный список трэков находится в файле README пакета музыки">
            <text:p>Полный список трэков находится в файле README пакета музыки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dern">
            <text:p>Mod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derne Sounds für die nächste Generation">
            <text:p>Moderne Sounds für die nächste Genera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ie komplette Liste der Tracks befinden sich in die Musik Ordner README-Datei">
            <text:p>Die komplette Liste der Tracks befinden sich in die Musik Ordner README-Datei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derne">
            <text:p>Moder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ons modernes pour la nouvelle génération">
            <text:p>Sons modernes pour la nouvelle généra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e complète des pistes se trouve dans le fichier README du pack de musique">
            <text:p>La liste complète des pistes se trouve dans le fichier README du pack de musiqu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rderno">
            <text:p>Morder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onidos modernos para la Nueva generación.">
            <text:p>Sonidos modernos para la Nueva generació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a completa de las pistas puede encontrarlas en el fichero README del paquete de música">
            <text:p>La lista completa de las pistas puede encontrarlas en el fichero README del paquete de música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आधुनिक">
            <text:p>आधुनिक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आधुनिक धुनें नयी संस्कृति के लिए">
            <text:p>आधुनिक धुनें नयी संस्कृति के लि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गीतों की पूरी सूची README में मौजूद है |">
            <text:p>गीतों की पूरी सूची README में मौजूद है |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3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34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music\modern\.directory">
            <text:p>music\modern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dern">
            <text:p>Mod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dern sounds for the Next generation">
            <text:p>Modern sounds for the Next genera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The full list of tracks can be found in the music pack README file">
            <text:p>The full list of tracks can be found in the music pack README fil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овременная">
            <text:p>Современн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Современные звуки для поколения Next">
            <text:p>Современные звуки для поколения Nex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Полный список трэков находится в файле README пакета музыки">
            <text:p>Полный список трэков находится в файле README пакета музыки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dern">
            <text:p>Mod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derne Sounds für die nächste Generation">
            <text:p>Moderne Sounds für die nächste Genera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ie komplette Liste der Tracks befinden sich in die Musik Ordner README-Datei">
            <text:p>Die komplette Liste der Tracks befinden sich in die Musik Ordner README-Datei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derne">
            <text:p>Modern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ons modernes pour la nouvelle génération">
            <text:p>Sons modernes pour la nouvelle génératio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e complète des pistes se trouve dans le fichier README du pack de musique">
            <text:p>La liste complète des pistes se trouve dans le fichier README du pack de musiqu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Morderno">
            <text:p>Morder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onidos modernos para la Nueva generación.">
            <text:p>Sonidos modernos para la Nueva generació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a completa de las pistas puede encontrarlas en el fichero README del paquete de música">
            <text:p>La lista completa de las pistas puede encontrarlas en el fichero README del paquete de música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आधुनिक">
            <text:p>आधुनिक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आधुनिक धुनें नयी संस्कृति के लिए">
            <text:p>आधुनिक धुनें नयी संस्कृति के लिए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गीतों की पूरी सूची README में मौजूद है |">
            <text:p>गीतों की पूरी सूची README में मौजूद है |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3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35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music\piano\.directory">
            <text:p>music\piano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weet melodic motives">
            <text:p>Sweet melodic motiv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The full list of tracks can be found in the music pack README file">
            <text:p>The full list of tracks can be found in the music pack README fil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ианино">
            <text:p>Пианин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ежные мелодичные мотивы">
            <text:p>Нежные мелодичные мотив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Полный список трэков находится в файле README пакета музыки">
            <text:p>Полный список трэков находится в файле README пакета музыки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üße und melodische Klänge">
            <text:p>Süße und melodische Kläng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ie komplette Liste der Tracks befinden sich in die Musik Ordner README-Datei">
            <text:p>Die komplette Liste der Tracks befinden sich in die Musik Ordner README-Datei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fs mélodiques doux">
            <text:p>Motifs mélodiques dou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e complète des pistes se trouve dans le fichier README du pack de musique">
            <text:p>La liste complète des pistes se trouve dans le fichier README du pack de musiqu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vos de dulces melodias">
            <text:p>Motivos de dulces melodi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a completa de las pistas puede encontrarlas en el fichero README del paquete de música">
            <text:p>La lista completa de las pistas puede encontrarlas en el fichero README del paquete de música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ियानो">
            <text:p>पियान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धुर गीत">
            <text:p>मधुर गीत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गीतों की पूरी सूची README में मौजूद है |">
            <text:p>गीतों की पूरी सूची README में मौजूद है |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3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36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music\piano\.directory">
            <text:p>music\piano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weet melodic motives">
            <text:p>Sweet melodic motiv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The full list of tracks can be found in the music pack README file">
            <text:p>The full list of tracks can be found in the music pack README fil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ианино">
            <text:p>Пианин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ежные мелодичные мотивы">
            <text:p>Нежные мелодичные мотив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Полный список трэков находится в файле README пакета музыки">
            <text:p>Полный список трэков находится в файле README пакета музыки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üße und melodische Klänge">
            <text:p>Süße und melodische Kläng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ie komplette Liste der Tracks befinden sich in die Musik Ordner README-Datei">
            <text:p>Die komplette Liste der Tracks befinden sich in die Musik Ordner README-Datei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fs mélodiques doux">
            <text:p>Motifs mélodiques dou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e complète des pistes se trouve dans le fichier README du pack de musique">
            <text:p>La liste complète des pistes se trouve dans le fichier README du pack de musiqu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vos de dulces melodias">
            <text:p>Motivos de dulces melodi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a completa de las pistas puede encontrarlas en el fichero README del paquete de música">
            <text:p>La lista completa de las pistas puede encontrarlas en el fichero README del paquete de música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ियानो">
            <text:p>पियान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धुर गीत">
            <text:p>मधुर गीत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गीतों की पूरी सूची README में मौजूद है |">
            <text:p>गीतों की पूरी सूची README में मौजूद है |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3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37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music\piano\.directory">
            <text:p>music\piano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weet melodic motives">
            <text:p>Sweet melodic motiv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The full list of tracks can be found in the music pack README file">
            <text:p>The full list of tracks can be found in the music pack README fil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Пианино">
            <text:p>Пианин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ежные мелодичные мотивы">
            <text:p>Нежные мелодичные мотивы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Полный список трэков находится в файле README пакета музыки">
            <text:p>Полный список трэков находится в файле README пакета музыки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üße und melodische Klänge">
            <text:p>Süße und melodische Klänge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ie komplette Liste der Tracks befinden sich in die Musik Ordner README-Datei">
            <text:p>Die komplette Liste der Tracks befinden sich in die Musik Ordner README-Datei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fs mélodiques doux">
            <text:p>Motifs mélodiques dou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e complète des pistes se trouve dans le fichier README du pack de musique">
            <text:p>La liste complète des pistes se trouve dans le fichier README du pack de musique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ano">
            <text:p>Pian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Motivos de dulces melodias">
            <text:p>Motivos de dulces melodia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La lista completa de las pistas puede encontrarlas en el fichero README del paquete de música">
            <text:p>La lista completa de las pistas puede encontrarlas en el fichero README del paquete de música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ियानो">
            <text:p>पियान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मधुर गीत">
            <text:p>मधुर गीत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गीतों की पूरी सूची README में मौजूद है |">
            <text:p>गीतों की पूरी सूची README में मौजूद है |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3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38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restricted\layouts\32 columns.desktop">
            <text:p>restricted\layouts\32 column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Columns">
            <text:p>32 Column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 layout with 32 separate columns.">
            <text:p>Simple layout with 32 separate column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столбца">
            <text:p>32 столбц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остая раскладка с 32 раздельными столбцами">
            <text:p>Простая раскладка с 32 раздельными столбца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Spalten">
            <text:p>32 Spal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s Layout mit 32 Spalten">
            <text:p>Simples Layout mit 32 Spalte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colonnes">
            <text:p>32 colon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position simple avec 32 colonnes séparées">
            <text:p>Disposition simple avec 32 colonnes séparé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Columnas">
            <text:p>32 Column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apa simple con 32 columnas separadas.">
            <text:p>Capa simple con 32 columnas separada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३२ खम्ब">
            <text:p>३२ खम्ब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आसन सी ३२ खम्बो वाली खाका">
            <text:p>एक आसन सी ३२ खम्बो वाल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3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32 columns">
            <text:p>32 columns</text:p>
          </table:table-cell>
          <table:table-cell table:formula="of:=IF(ISERROR(FIND(&quot;layout&quot;;[.A23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restricted\layouts\32 columns.desktop">
            <text:p>restricted\layouts\32 column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Columns">
            <text:p>32 Column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 layout with 32 separate columns.">
            <text:p>Simple layout with 32 separate column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столбца">
            <text:p>32 столбц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остая раскладка с 32 раздельными столбцами">
            <text:p>Простая раскладка с 32 раздельными столбца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Spalten">
            <text:p>32 Spal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s Layout mit 32 Spalten">
            <text:p>Simples Layout mit 32 Spalte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colonnes">
            <text:p>32 colon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position simple avec 32 colonnes séparées">
            <text:p>Disposition simple avec 32 colonnes séparé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Columnas">
            <text:p>32 Column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apa simple con 32 columnas separadas.">
            <text:p>Capa simple con 32 columnas separada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३२ खम्ब">
            <text:p>३२ खम्ब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आसन सी ३२ खम्बो वाली खाका">
            <text:p>एक आसन सी ३२ खम्बो वाल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4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32 columns">
            <text:p>32 columns</text:p>
          </table:table-cell>
          <table:table-cell table:formula="of:=IF(ISERROR(FIND(&quot;layout&quot;;[.A24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restricted\layouts\32 columns.desktop">
            <text:p>restricted\layouts\32 columns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Columns">
            <text:p>32 Column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 layout with 32 separate columns.">
            <text:p>Simple layout with 32 separate column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столбца">
            <text:p>32 столбц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остая раскладка с 32 раздельными столбцами">
            <text:p>Простая раскладка с 32 раздельными столбцами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Spalten">
            <text:p>32 Spalt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s Layout mit 32 Spalten">
            <text:p>Simples Layout mit 32 Spalte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colonnes">
            <text:p>32 colon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sposition simple avec 32 colonnes séparées">
            <text:p>Disposition simple avec 32 colonnes séparé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32 Columnas">
            <text:p>32 Columna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apa simple con 32 columnas separadas.">
            <text:p>Capa simple con 32 columnas separada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३२ खम्ब">
            <text:p>३२ खम्ब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आसन सी ३२ खम्बो वाली खाका">
            <text:p>एक आसन सी ३२ खम्बो वाल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4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32 columns">
            <text:p>32 columns</text:p>
          </table:table-cell>
          <table:table-cell table:formula="of:=IF(ISERROR(FIND(&quot;layout&quot;;[.A24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bicycle.desktop">
            <text:p>restricted\layouts\bicyc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bicycle">
            <text:p>The bicyc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nice, but difficult, bicycle-looking layout. Will you be able to handle it?">
            <text:p>A nice, but difficult, bicycle-looking layout. Will you be able to handle i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елосипед">
            <text:p>Велосипед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иятная, но сложная раскладка в виде велосипеда. Вы её осилите?">
            <text:p>Приятная, но сложная раскладка в виде велосипеда. Вы её осилите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as Fahrrad">
            <text:p>Das Fahrra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önes, aber schweres Layout, was aussieht wie ein Fahrrad. Werden Sie das lösen können?">
            <text:p>Ein schönes, aber schweres Layout, was aussieht wie ein Fahrrad. Werden Sie das lösen könn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bicyclette">
            <text:p>La bicyclet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jolie mais difficile disposition ressemblant à une bicyclette. Pourrez-vous vous en servir ?">
            <text:p>Une jolie mais difficile disposition ressemblant à une bicyclette. Pourrez-vous vous en servir 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bicicleta">
            <text:p>La bicicle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nito, pero difícil, capa con aspecto de bicicleta. ¿Eres capaz de conducirla?">
            <text:p>Un bonito, pero difícil, capa con aspecto de bicicleta. ¿Eres capaz de conducirla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ाईकिल">
            <text:p>साईकि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अच्छा पर मुश्किल साईकिल के सामान  खाका | क्या आप इसे संभल पाएंगे?">
            <text:p>एक अच्छा पर मुश्किल साईकिल के सामान <text:s/>खाका | क्या आप इसे संभल पाएंगे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4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icycle">
            <text:p>bicycle</text:p>
          </table:table-cell>
          <table:table-cell table:formula="of:=IF(ISERROR(FIND(&quot;layout&quot;;[.A24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bicycle.desktop">
            <text:p>restricted\layouts\bicyc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bicycle">
            <text:p>The bicyc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nice, but difficult, bicycle-looking layout. Will you be able to handle it?">
            <text:p>A nice, but difficult, bicycle-looking layout. Will you be able to handle i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елосипед">
            <text:p>Велосипед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иятная, но сложная раскладка в виде велосипеда. Вы её осилите?">
            <text:p>Приятная, но сложная раскладка в виде велосипеда. Вы её осилите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as Fahrrad">
            <text:p>Das Fahrra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önes, aber schweres Layout, was aussieht wie ein Fahrrad. Werden Sie das lösen können?">
            <text:p>Ein schönes, aber schweres Layout, was aussieht wie ein Fahrrad. Werden Sie das lösen könn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bicyclette">
            <text:p>La bicyclet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jolie mais difficile disposition ressemblant à une bicyclette. Pourrez-vous vous en servir ?">
            <text:p>Une jolie mais difficile disposition ressemblant à une bicyclette. Pourrez-vous vous en servir 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bicicleta">
            <text:p>La bicicle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nito, pero difícil, capa con aspecto de bicicleta. ¿Eres capaz de conducirla?">
            <text:p>Un bonito, pero difícil, capa con aspecto de bicicleta. ¿Eres capaz de conducirla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ाईकिल">
            <text:p>साईकि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अच्छा पर मुश्किल साईकिल के सामान  खाका | क्या आप इसे संभल पाएंगे?">
            <text:p>एक अच्छा पर मुश्किल साईकिल के सामान <text:s/>खाका | क्या आप इसे संभल पाएंगे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4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icycle">
            <text:p>bicycle</text:p>
          </table:table-cell>
          <table:table-cell table:formula="of:=IF(ISERROR(FIND(&quot;layout&quot;;[.A24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bicycle.desktop">
            <text:p>restricted\layouts\bicycle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bicycle">
            <text:p>The bicyc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nice, but difficult, bicycle-looking layout. Will you be able to handle it?">
            <text:p>A nice, but difficult, bicycle-looking layout. Will you be able to handle it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елосипед">
            <text:p>Велосипед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иятная, но сложная раскладка в виде велосипеда. Вы её осилите?">
            <text:p>Приятная, но сложная раскладка в виде велосипеда. Вы её осилите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as Fahrrad">
            <text:p>Das Fahrra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önes, aber schweres Layout, was aussieht wie ein Fahrrad. Werden Sie das lösen können?">
            <text:p>Ein schönes, aber schweres Layout, was aussieht wie ein Fahrrad. Werden Sie das lösen könn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bicyclette">
            <text:p>La bicyclet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jolie mais difficile disposition ressemblant à une bicyclette. Pourrez-vous vous en servir ?">
            <text:p>Une jolie mais difficile disposition ressemblant à une bicyclette. Pourrez-vous vous en servir 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bicicleta">
            <text:p>La biciclet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nito, pero difícil, capa con aspecto de bicicleta. ¿Eres capaz de conducirla?">
            <text:p>Un bonito, pero difícil, capa con aspecto de bicicleta. ¿Eres capaz de conducirla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साईकिल">
            <text:p>साईकि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अच्छा पर मुश्किल साईकिल के सामान  खाका | क्या आप इसे संभल पाएंगे?">
            <text:p>एक अच्छा पर मुश्किल साईकिल के सामान <text:s/>खाका | क्या आप इसे संभल पाएंगे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4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icycle">
            <text:p>bicycle</text:p>
          </table:table-cell>
          <table:table-cell table:formula="of:=IF(ISERROR(FIND(&quot;layout&quot;;[.A24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bug.desktop">
            <text:p>restricted\layouts\bu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bug">
            <text:p>The bu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very programmer knows - bugs are everywhere. Even among the mahjong solitaire layouts.">
            <text:p>Every programmer knows - bugs are everywhere. Even among the mahjong solitaire layout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Жук">
            <text:p>Жу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аждый программист знает - баги везде. Даже среди раскладока пасьянса Маджонг.">
            <text:p>Каждый программист знает - баги везде. Даже среди раскладока пасьянса Маджонг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r Käfer">
            <text:p>Der Käf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Jeder Programmierer kennt Sie — Käfer (Bugs) sind überall. Selbst in den Mahjong Solitaire Layouts.">
            <text:p>Jeder Programmierer kennt Sie — Käfer (Bugs) sind überall. Selbst in den Mahjong Solitaire Layout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 bug">
            <text:p>Le bu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haque programmeur le sait - les bugs sont partout. Meme dans les dispositions du solitaire mahjong.">
            <text:p>Chaque programmeur le sait - les bugs sont partout. Meme dans les dispositions du solitaire mahjong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error">
            <text:p>El err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odo programor los conoce - errores estan en todos los sitios. Incluso entre los diseños de Mahjong Solitaire.">
            <text:p>Todo programor los conoce - errores estan en todos los sitios. Incluso entre los diseños de Mahjong Solitair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गल्ती">
            <text:p>गल्त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र प्रोग्रामर को पता है की गलतियाँ ही गलतियाँ है | यहाँ तक महजोंग सोलिटैरे में भी |">
            <text:p>हर प्रोग्रामर को पता है की गलतियाँ ही गलतियाँ है | यहाँ तक महजोंग सोलिटैरे में भी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4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ug">
            <text:p>bug</text:p>
          </table:table-cell>
          <table:table-cell table:formula="of:=IF(ISERROR(FIND(&quot;layout&quot;;[.A24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bug.desktop">
            <text:p>restricted\layouts\bu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bug">
            <text:p>The bu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very programmer knows - bugs are everywhere. Even among the mahjong solitaire layouts.">
            <text:p>Every programmer knows - bugs are everywhere. Even among the mahjong solitaire layout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Жук">
            <text:p>Жу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аждый программист знает - баги везде. Даже среди раскладока пасьянса Маджонг.">
            <text:p>Каждый программист знает - баги везде. Даже среди раскладока пасьянса Маджонг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r Käfer">
            <text:p>Der Käf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Jeder Programmierer kennt Sie — Käfer (Bugs) sind überall. Selbst in den Mahjong Solitaire Layouts.">
            <text:p>Jeder Programmierer kennt Sie — Käfer (Bugs) sind überall. Selbst in den Mahjong Solitaire Layout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 bug">
            <text:p>Le bu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haque programmeur le sait - les bugs sont partout. Meme dans les dispositions du solitaire mahjong.">
            <text:p>Chaque programmeur le sait - les bugs sont partout. Meme dans les dispositions du solitaire mahjong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error">
            <text:p>El err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odo programor los conoce - errores estan en todos los sitios. Incluso entre los diseños de Mahjong Solitaire.">
            <text:p>Todo programor los conoce - errores estan en todos los sitios. Incluso entre los diseños de Mahjong Solitair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गल्ती">
            <text:p>गल्त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र प्रोग्रामर को पता है की गलतियाँ ही गलतियाँ है | यहाँ तक महजोंग सोलिटैरे में भी |">
            <text:p>हर प्रोग्रामर को पता है की गलतियाँ ही गलतियाँ है | यहाँ तक महजोंग सोलिटैरे में भी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4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ug">
            <text:p>bug</text:p>
          </table:table-cell>
          <table:table-cell table:formula="of:=IF(ISERROR(FIND(&quot;layout&quot;;[.A24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bug.desktop">
            <text:p>restricted\layouts\bu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bug">
            <text:p>The bu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very programmer knows - bugs are everywhere. Even among the mahjong solitaire layouts.">
            <text:p>Every programmer knows - bugs are everywhere. Even among the mahjong solitaire layout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Жук">
            <text:p>Жук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аждый программист знает - баги везде. Даже среди раскладока пасьянса Маджонг.">
            <text:p>Каждый программист знает - баги везде. Даже среди раскладока пасьянса Маджонг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r Käfer">
            <text:p>Der Käf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Jeder Programmierer kennt Sie — Käfer (Bugs) sind überall. Selbst in den Mahjong Solitaire Layouts.">
            <text:p>Jeder Programmierer kennt Sie — Käfer (Bugs) sind überall. Selbst in den Mahjong Solitaire Layouts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 bug">
            <text:p>Le bu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haque programmeur le sait - les bugs sont partout. Meme dans les dispositions du solitaire mahjong.">
            <text:p>Chaque programmeur le sait - les bugs sont partout. Meme dans les dispositions du solitaire mahjong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error">
            <text:p>El err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odo programor los conoce - errores estan en todos los sitios. Incluso entre los diseños de Mahjong Solitaire.">
            <text:p>Todo programor los conoce - errores estan en todos los sitios. Incluso entre los diseños de Mahjong Solitair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गल्ती">
            <text:p>गल्त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र प्रोग्रामर को पता है की गलतियाँ ही गलतियाँ है | यहाँ तक महजोंग सोलिटैरे में भी |">
            <text:p>हर प्रोग्रामर को पता है की गलतियाँ ही गलतियाँ है | यहाँ तक महजोंग सोलिटैरे में भी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4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bug">
            <text:p>bug</text:p>
          </table:table-cell>
          <table:table-cell table:formula="of:=IF(ISERROR(FIND(&quot;layout&quot;;[.A24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dog.desktop">
            <text:p>restricted\layouts\do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dog">
            <text:p>The do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is layout should resemble a dog. Look from top if you want to see it.">
            <text:p>This layout should resemble a dog. Look from top if you want to see i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обака">
            <text:p>Соба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та раскладка должна выглядеть быть похожа на собаку. Посмотрите на неё сверху, чтобы заметить это.">
            <text:p>Эта раскладка должна выглядеть быть похожа на собаку. Посмотрите на неё сверху, чтобы заметить это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r Hund">
            <text:p>Der Hun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Layout soll einen Hund darstellen. Schauen Sie von oben, wenn Sie es selbst sehen wollen.">
            <text:p>Dieses Layout soll einen Hund darstellen. Schauen Sie von oben, wenn Sie es selbst sehen woll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 chien">
            <text:p>Le chi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ette disposition devrait ressembler à un chien. Regardez depûis le dessus si vous voulez le voir.">
            <text:p>Cette disposition devrait ressembler à un chien. Regardez depûis le dessus si vous voulez le voi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perro">
            <text:p>El per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e figura representa un perro. Miralo desde arriba si lo quieres ver mejor.">
            <text:p>Este figura representa un perro. Miralo desde arriba si lo quieres ver mejo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ुत्ता">
            <text:p>कुत्त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ये खाका एक कुत्ते जैसी दिखनी चाहिए , ज़रा उपर से तो देखिये |">
            <text:p>ये खाका एक कुत्ते जैसी दिखनी चाहिए , ज़रा उपर से तो देखिये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4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dog">
            <text:p>dog</text:p>
          </table:table-cell>
          <table:table-cell table:formula="of:=IF(ISERROR(FIND(&quot;layout&quot;;[.A24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dog.desktop">
            <text:p>restricted\layouts\do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dog">
            <text:p>The do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is layout should resemble a dog. Look from top if you want to see it.">
            <text:p>This layout should resemble a dog. Look from top if you want to see i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обака">
            <text:p>Соба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та раскладка должна выглядеть быть похожа на собаку. Посмотрите на неё сверху, чтобы заметить это.">
            <text:p>Эта раскладка должна выглядеть быть похожа на собаку. Посмотрите на неё сверху, чтобы заметить это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r Hund">
            <text:p>Der Hun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Layout soll einen Hund darstellen. Schauen Sie von oben, wenn Sie es selbst sehen wollen.">
            <text:p>Dieses Layout soll einen Hund darstellen. Schauen Sie von oben, wenn Sie es selbst sehen woll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 chien">
            <text:p>Le chi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ette disposition devrait ressembler à un chien. Regardez depûis le dessus si vous voulez le voir.">
            <text:p>Cette disposition devrait ressembler à un chien. Regardez depûis le dessus si vous voulez le voi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perro">
            <text:p>El per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e figura representa un perro. Miralo desde arriba si lo quieres ver mejor.">
            <text:p>Este figura representa un perro. Miralo desde arriba si lo quieres ver mejo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ुत्ता">
            <text:p>कुत्त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ये खाका एक कुत्ते जैसी दिखनी चाहिए , ज़रा उपर से तो देखिये |">
            <text:p>ये खाका एक कुत्ते जैसी दिखनी चाहिए , ज़रा उपर से तो देखिये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4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dog">
            <text:p>dog</text:p>
          </table:table-cell>
          <table:table-cell table:formula="of:=IF(ISERROR(FIND(&quot;layout&quot;;[.A24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dog.desktop">
            <text:p>restricted\layouts\dog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dog">
            <text:p>The dog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is layout should resemble a dog. Look from top if you want to see it.">
            <text:p>This layout should resemble a dog. Look from top if you want to see i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обака">
            <text:p>Соба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та раскладка должна выглядеть быть похожа на собаку. Посмотрите на неё сверху, чтобы заметить это.">
            <text:p>Эта раскладка должна выглядеть быть похожа на собаку. Посмотрите на неё сверху, чтобы заметить это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r Hund">
            <text:p>Der Hund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Layout soll einen Hund darstellen. Schauen Sie von oben, wenn Sie es selbst sehen wollen.">
            <text:p>Dieses Layout soll einen Hund darstellen. Schauen Sie von oben, wenn Sie es selbst sehen woll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 chien">
            <text:p>Le chi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ette disposition devrait ressembler à un chien. Regardez depûis le dessus si vous voulez le voir.">
            <text:p>Cette disposition devrait ressembler à un chien. Regardez depûis le dessus si vous voulez le voi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perro">
            <text:p>El perr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e figura representa un perro. Miralo desde arriba si lo quieres ver mejor.">
            <text:p>Este figura representa un perro. Miralo desde arriba si lo quieres ver mejo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ुत्ता">
            <text:p>कुत्ता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ये खाका एक कुत्ते जैसी दिखनी चाहिए , ज़रा उपर से तो देखिये |">
            <text:p>ये खाका एक कुत्ते जैसी दिखनी चाहिए , ज़रा उपर से तो देखिये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5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dog">
            <text:p>dog</text:p>
          </table:table-cell>
          <table:table-cell table:formula="of:=IF(ISERROR(FIND(&quot;layout&quot;;[.A250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gear.desktop">
            <text:p>restricted\layouts\gea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gear">
            <text:p>The ge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e have taken a lot from KDE Games team's work. This is our way to say 'Thank you' to them.">
            <text:p>We have taken a lot from KDE Games team's work. This is our way to say 'Thank you' to them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Шестерня">
            <text:p>Шестерн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Мы многое взяли у команды KDE Games из их работ. Это наш способ сказать им 'Спасибо'.">
            <text:p>Мы многое взяли у команды KDE Games из их работ. Это наш способ сказать им 'Спасибо'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as Getriebe">
            <text:p>Das Getrie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ir haben viel von der Arbeit von KDE Games übernommen. Dies ist unser Weg, um «Danke» zu sagen.">
            <text:p>Wir haben viel von der Arbeit von KDE Games übernommen. Dies ist unser Weg, um «Danke» zu sag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'équipement">
            <text:p>L'équipemen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ous avons pris beaucoup dans le travail de l'équipe KDE. C'est notre façon de lui dire &quot;Merci&quot;.">
            <text:p>Nous avons pris beaucoup dans le travail de l'équipe KDE. C'est notre façon de lui dire "Merci"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engranaje">
            <text:p>El engranaj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osotros hemos tomado mucho del trabajo del Equipo de KDE. Esta es nuestra forma de Agradecerselo a ellos.&quot;">
            <text:p>Nosotros hemos tomado mucho del trabajo del Equipo de KDE. Esta es nuestra forma de Agradecerselo a ellos.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 गियर">
            <text:p>द गिय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मने काफी कुछ KDE गेम्स टीम से लिया है तो यह हमारा उनको शुक्रिया कहने का तरीका है |">
            <text:p>हमने काफी कुछ KDE गेम्स टीम से लिया है तो यह हमारा उनको शुक्रिया कहने का तरीका है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5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ear">
            <text:p>gear</text:p>
          </table:table-cell>
          <table:table-cell table:formula="of:=IF(ISERROR(FIND(&quot;layout&quot;;[.A251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gear.desktop">
            <text:p>restricted\layouts\gea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gear">
            <text:p>The ge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e have taken a lot from KDE Games team's work. This is our way to say 'Thank you' to them.">
            <text:p>We have taken a lot from KDE Games team's work. This is our way to say 'Thank you' to them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Шестерня">
            <text:p>Шестерн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Мы многое взяли у команды KDE Games из их работ. Это наш способ сказать им 'Спасибо'.">
            <text:p>Мы многое взяли у команды KDE Games из их работ. Это наш способ сказать им 'Спасибо'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as Getriebe">
            <text:p>Das Getrie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ir haben viel von der Arbeit von KDE Games übernommen. Dies ist unser Weg, um «Danke» zu sagen.">
            <text:p>Wir haben viel von der Arbeit von KDE Games übernommen. Dies ist unser Weg, um «Danke» zu sag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'équipement">
            <text:p>L'équipemen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ous avons pris beaucoup dans le travail de l'équipe KDE. C'est notre façon de lui dire &quot;Merci&quot;.">
            <text:p>Nous avons pris beaucoup dans le travail de l'équipe KDE. C'est notre façon de lui dire "Merci"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engranaje">
            <text:p>El engranaj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osotros hemos tomado mucho del trabajo del Equipo de KDE. Esta es nuestra forma de Agradecerselo a ellos.&quot;">
            <text:p>Nosotros hemos tomado mucho del trabajo del Equipo de KDE. Esta es nuestra forma de Agradecerselo a ellos.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 गियर">
            <text:p>द गिय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मने काफी कुछ KDE गेम्स टीम से लिया है तो यह हमारा उनको शुक्रिया कहने का तरीका है |">
            <text:p>हमने काफी कुछ KDE गेम्स टीम से लिया है तो यह हमारा उनको शुक्रिया कहने का तरीका है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5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ear">
            <text:p>gear</text:p>
          </table:table-cell>
          <table:table-cell table:formula="of:=IF(ISERROR(FIND(&quot;layout&quot;;[.A252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gear.desktop">
            <text:p>restricted\layouts\gear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gear">
            <text:p>The gea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e have taken a lot from KDE Games team's work. This is our way to say 'Thank you' to them.">
            <text:p>We have taken a lot from KDE Games team's work. This is our way to say 'Thank you' to them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Шестерня">
            <text:p>Шестерн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Мы многое взяли у команды KDE Games из их работ. Это наш способ сказать им 'Спасибо'.">
            <text:p>Мы многое взяли у команды KDE Games из их работ. Это наш способ сказать им 'Спасибо'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as Getriebe">
            <text:p>Das Getrie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Wir haben viel von der Arbeit von KDE Games übernommen. Dies ist unser Weg, um «Danke» zu sagen.">
            <text:p>Wir haben viel von der Arbeit von KDE Games übernommen. Dies ist unser Weg, um «Danke» zu sagen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'équipement">
            <text:p>L'équipemen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ous avons pris beaucoup dans le travail de l'équipe KDE. C'est notre façon de lui dire &quot;Merci&quot;.">
            <text:p>Nous avons pris beaucoup dans le travail de l'équipe KDE. C'est notre façon de lui dire "Merci"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engranaje">
            <text:p>El engranaj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osotros hemos tomado mucho del trabajo del Equipo de KDE. Esta es nuestra forma de Agradecerselo a ellos.&quot;">
            <text:p>Nosotros hemos tomado mucho del trabajo del Equipo de KDE. Esta es nuestra forma de Agradecerselo a ellos.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 गियर">
            <text:p>द गिय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मने काफी कुछ KDE गेम्स टीम से लिया है तो यह हमारा उनको शुक्रिया कहने का तरीका है |">
            <text:p>हमने काफी कुछ KDE गेम्स टीम से लिया है तो यह हमारा उनको शुक्रिया कहने का तरीका है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5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gear">
            <text:p>gear</text:p>
          </table:table-cell>
          <table:table-cell table:formula="of:=IF(ISERROR(FIND(&quot;layout&quot;;[.A253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phone booth.desktop">
            <text:p>restricted\layouts\phone boot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phone booth">
            <text:p>The phone boo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good place for a madman. Can you imagine it blue colored?">
            <text:p>A good place for a madman. Can you imagine it blue colored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елефонная будка">
            <text:p>Телефонная буд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Отличное место для сумасшедшего. Вы представляете себе её синей?">
            <text:p>Отличное место для сумасшедшего. Вы представляете себе её синей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e Telefonzelle">
            <text:p>Die Telefonzel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ute Platz für einen Verrückten. Können Sie sich dieses blau eingefärbt vorstellen?">
            <text:p>Ein gute Platz für einen Verrückten. Können Sie sich dieses blau eingefärbt vorstell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cabine téléphonique">
            <text:p>La cabine téléphon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n endroit pour un fou. Pouvez-vous l'imaginer colorée en bleu ?">
            <text:p>Un bon endroit pour un fou. Pouvez-vous l'imaginer colorée en bleu 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cabina telefónica">
            <text:p>La cabina telefónic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uen lugar para un loco. ¿Te imaginas lo de color azul?">
            <text:p>Un buen lugar para un loco. ¿Te imaginas lo de color azul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टेलीफोन घर">
            <text:p>टेलीफोन घ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ागल व्यक्ति के लिए अछि जगह | क्या आप इसे नीले रंग का सोच सकते है?">
            <text:p>एक पागल व्यक्ति के लिए अछि जगह | क्या आप इसे नीले रंग का सोच सकते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5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hone booth">
            <text:p>phone booth</text:p>
          </table:table-cell>
          <table:table-cell table:formula="of:=IF(ISERROR(FIND(&quot;layout&quot;;[.A254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phone booth.desktop">
            <text:p>restricted\layouts\phone boot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phone booth">
            <text:p>The phone boo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good place for a madman. Can you imagine it blue colored?">
            <text:p>A good place for a madman. Can you imagine it blue colored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елефонная будка">
            <text:p>Телефонная буд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Отличное место для сумасшедшего. Вы представляете себе её синей?">
            <text:p>Отличное место для сумасшедшего. Вы представляете себе её синей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e Telefonzelle">
            <text:p>Die Telefonzel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ute Platz für einen Verrückten. Können Sie sich dieses blau eingefärbt vorstellen?">
            <text:p>Ein gute Platz für einen Verrückten. Können Sie sich dieses blau eingefärbt vorstell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cabine téléphonique">
            <text:p>La cabine téléphon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n endroit pour un fou. Pouvez-vous l'imaginer colorée en bleu ?">
            <text:p>Un bon endroit pour un fou. Pouvez-vous l'imaginer colorée en bleu 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cabina telefónica">
            <text:p>La cabina telefónic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uen lugar para un loco. ¿Te imaginas lo de color azul?">
            <text:p>Un buen lugar para un loco. ¿Te imaginas lo de color azul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टेलीफोन घर">
            <text:p>टेलीफोन घ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ागल व्यक्ति के लिए अछि जगह | क्या आप इसे नीले रंग का सोच सकते है?">
            <text:p>एक पागल व्यक्ति के लिए अछि जगह | क्या आप इसे नीले रंग का सोच सकते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5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hone booth">
            <text:p>phone booth</text:p>
          </table:table-cell>
          <table:table-cell table:formula="of:=IF(ISERROR(FIND(&quot;layout&quot;;[.A255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layouts\phone booth.desktop">
            <text:p>restricted\layouts\phone booth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phone booth">
            <text:p>The phone boot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good place for a madman. Can you imagine it blue colored?">
            <text:p>A good place for a madman. Can you imagine it blue colored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Телефонная будка">
            <text:p>Телефонная буд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Отличное место для сумасшедшего. Вы представляете себе её синей?">
            <text:p>Отличное место для сумасшедшего. Вы представляете себе её синей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e Telefonzelle">
            <text:p>Die Telefonzell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gute Platz für einen Verrückten. Können Sie sich dieses blau eingefärbt vorstellen?">
            <text:p>Ein gute Platz für einen Verrückten. Können Sie sich dieses blau eingefärbt vorstellen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cabine téléphonique">
            <text:p>La cabine téléphon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n endroit pour un fou. Pouvez-vous l'imaginer colorée en bleu ?">
            <text:p>Un bon endroit pour un fou. Pouvez-vous l'imaginer colorée en bleu 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a cabina telefónica">
            <text:p>La cabina telefónic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uen lugar para un loco. ¿Te imaginas lo de color azul?">
            <text:p>Un buen lugar para un loco. ¿Te imaginas lo de color azul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टेलीफोन घर">
            <text:p>टेलीफोन घ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पागल व्यक्ति के लिए अछि जगह | क्या आप इसे नीले रंग का सोच सकते है?">
            <text:p>एक पागल व्यक्ति के लिए अछि जगह | क्या आप इसे नीले रंग का सोच सकते है?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5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phone booth">
            <text:p>phone booth</text:p>
          </table:table-cell>
          <table:table-cell table:formula="of:=IF(ISERROR(FIND(&quot;layout&quot;;[.A256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restricted\layouts\robot.desktop">
            <text:p>restricted\layouts\robo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robot">
            <text:p>The robo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nice looking, but hard to play, robot-looking layout.">
            <text:p>A nice looking, but hard to play, robot-looking layou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Робот">
            <text:p>Робо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иятная, но сложная раскладка в виде робота">
            <text:p>Приятная, но сложная раскладка в виде робот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r Roboter">
            <text:p>Der Robo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öner, aber schwer zu spielendes Layout, was wie ein Roboter aussieht">
            <text:p>Ein schöner, aber schwer zu spielendes Layout, was wie ein Roboter aussie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 robot">
            <text:p>Le robo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jolie disposition ressemblant à un robot, mais difficile à jouer.">
            <text:p>Une jolie disposition ressemblant à un robot, mais difficile à joue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robot">
            <text:p>El robo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nito, pero difícil de jugar, una figura de robot.">
            <text:p>Un bonito, pero difícil de jugar, una figura de robo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ानव मशीन">
            <text:p>मानव मशी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अच्छा दिखने वाला परंतु कठिन यन्त्र पुत्रक दिखने वाली खाका">
            <text:p>अच्छा दिखने वाला परंतु कठिन यन्त्र पुत्रक दिखने वाल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5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robot">
            <text:p>robot</text:p>
          </table:table-cell>
          <table:table-cell table:formula="of:=IF(ISERROR(FIND(&quot;layout&quot;;[.A257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restricted\layouts\robot.desktop">
            <text:p>restricted\layouts\robo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robot">
            <text:p>The robo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nice looking, but hard to play, robot-looking layout.">
            <text:p>A nice looking, but hard to play, robot-looking layou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Робот">
            <text:p>Робо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иятная, но сложная раскладка в виде робота">
            <text:p>Приятная, но сложная раскладка в виде робот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r Roboter">
            <text:p>Der Robo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öner, aber schwer zu spielendes Layout, was wie ein Roboter aussieht">
            <text:p>Ein schöner, aber schwer zu spielendes Layout, was wie ein Roboter aussie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 robot">
            <text:p>Le robo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jolie disposition ressemblant à un robot, mais difficile à jouer.">
            <text:p>Une jolie disposition ressemblant à un robot, mais difficile à joue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robot">
            <text:p>El robo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nito, pero difícil de jugar, una figura de robot.">
            <text:p>Un bonito, pero difícil de jugar, una figura de robo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ानव मशीन">
            <text:p>मानव मशी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अच्छा दिखने वाला परंतु कठिन यन्त्र पुत्रक दिखने वाली खाका">
            <text:p>अच्छा दिखने वाला परंतु कठिन यन्त्र पुत्रक दिखने वाल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5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robot">
            <text:p>robot</text:p>
          </table:table-cell>
          <table:table-cell table:formula="of:=IF(ISERROR(FIND(&quot;layout&quot;;[.A258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restricted\layouts\robot.desktop">
            <text:p>restricted\layouts\robot.desktop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The robot">
            <text:p>The robo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 nice looking, but hard to play, robot-looking layout.">
            <text:p>A nice looking, but hard to play, robot-looking layou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Робот">
            <text:p>Робо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иятная, но сложная раскладка в виде робота">
            <text:p>Приятная, но сложная раскладка в виде робот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r Roboter">
            <text:p>Der Robo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schöner, aber schwer zu spielendes Layout, was wie ein Roboter aussieht">
            <text:p>Ein schöner, aber schwer zu spielendes Layout, was wie ein Roboter aussieh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Le robot">
            <text:p>Le robo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e jolie disposition ressemblant à un robot, mais difficile à jouer.">
            <text:p>Une jolie disposition ressemblant à un robot, mais difficile à jouer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l robot">
            <text:p>El robo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bonito, pero difícil de jugar, una figura de robot.">
            <text:p>Un bonito, pero difícil de jugar, una figura de robot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मानव मशीन">
            <text:p>मानव मशी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अच्छा दिखने वाला परंतु कठिन यन्त्र पुत्रक दिखने वाली खाका">
            <text:p>अच्छा दिखने वाला परंतु कठिन यन्त्र पुत्रक दिखने वाली खाका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5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robot">
            <text:p>robot</text:p>
          </table:table-cell>
          <table:table-cell table:formula="of:=IF(ISERROR(FIND(&quot;layout&quot;;[.A259])&gt;0);&quot;OGSMahjongResource&quot;;&quot;KMahjonggLayout&quot;)" office:value-type="string" office:string-value="KMahjonggLayout">
            <text:p>KMahjonggLayout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themes\eastern\.directory">
            <text:p>restricted\themes\eastern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astern">
            <text:p>Eas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other fine classical mahjong tileset. Based on licensed mahjong tile images from Sahua D (Fotolia.com).">
            <text:p>Another fine classical mahjong tileset. Based on licensed mahjong tile images from Sahua D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осточная">
            <text:p>Восточн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Ещё один приятный классический набор фишек Маджонг. Основано на лицензионных изображениях фишек Маджонг от Sahua D (Fotolia.com).">
            <text:p>Ещё один приятный классический набор фишек Маджонг. Основано на лицензионных изображениях фишек Маджонг от Sahua D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Östlich">
            <text:p>Östli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weiteres schönes klassisches Mahjong Layout. Basiert auf den lizensierten Steingrafiken von Sahua D (Fotolia.com)">
            <text:p>Ein weiteres schönes klassisches Mahjong Layout. Basiert auf den lizensierten Steingrafiken von Sahua D (Fotolia.com)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autre beau jeu de tuiles classique du mahjong. Basé sur des images de tuiles de mahjong sous licence provenent de Sahua D (Fotolia.com).">
            <text:p>Un autre beau jeu de tuiles classique du mahjong. Basé sur des images de tuiles de mahjong sous licence provenent de Sahua D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Otro clásico mahjong juego de fichas. Basadas en las imágenes con licencia de las fichas de mahjong de Sahua D ​​(Fotolia.com).">
            <text:p>Otro clásico mahjong juego de fichas. Basadas en las imágenes con licencia de las fichas de mahjong de Sahua D ​​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ूर्वी">
            <text:p>पूर्व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और बेहतरीन महजोंग टाइल समूह जो shahua d की लाइसेंस्ड टाइल समूह पर आधारित है | ">
            <text:p>एक और बेहतरीन महजोंग टाइल समूह जो shahua d की लाइसेंस्ड टाइल समूह पर आधारित है |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6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60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themes\eastern\.directory">
            <text:p>restricted\themes\eastern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astern">
            <text:p>Eas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other fine classical mahjong tileset. Based on licensed mahjong tile images from Sahua D (Fotolia.com).">
            <text:p>Another fine classical mahjong tileset. Based on licensed mahjong tile images from Sahua D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осточная">
            <text:p>Восточн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Ещё один приятный классический набор фишек Маджонг. Основано на лицензионных изображениях фишек Маджонг от Sahua D (Fotolia.com).">
            <text:p>Ещё один приятный классический набор фишек Маджонг. Основано на лицензионных изображениях фишек Маджонг от Sahua D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Östlich">
            <text:p>Östli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weiteres schönes klassisches Mahjong Layout. Basiert auf den lizensierten Steingrafiken von Sahua D (Fotolia.com)">
            <text:p>Ein weiteres schönes klassisches Mahjong Layout. Basiert auf den lizensierten Steingrafiken von Sahua D (Fotolia.com)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autre beau jeu de tuiles classique du mahjong. Basé sur des images de tuiles de mahjong sous licence provenent de Sahua D (Fotolia.com).">
            <text:p>Un autre beau jeu de tuiles classique du mahjong. Basé sur des images de tuiles de mahjong sous licence provenent de Sahua D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Otro clásico mahjong juego de fichas. Basadas en las imágenes con licencia de las fichas de mahjong de Sahua D ​​(Fotolia.com).">
            <text:p>Otro clásico mahjong juego de fichas. Basadas en las imágenes con licencia de las fichas de mahjong de Sahua D ​​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ूर्वी">
            <text:p>पूर्व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और बेहतरीन महजोंग टाइल समूह जो shahua d की लाइसेंस्ड टाइल समूह पर आधारित है | ">
            <text:p>एक और बेहतरीन महजोंग टाइल समूह जो shahua d की लाइसेंस्ड टाइल समूह पर आधारित है |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6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61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themes\eastern\.directory">
            <text:p>restricted\themes\eastern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Eastern">
            <text:p>Easter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Another fine classical mahjong tileset. Based on licensed mahjong tile images from Sahua D (Fotolia.com).">
            <text:p>Another fine classical mahjong tileset. Based on licensed mahjong tile images from Sahua D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осточная">
            <text:p>Восточн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Ещё один приятный классический набор фишек Маджонг. Основано на лицензионных изображениях фишек Маджонг от Sahua D (Fotolia.com).">
            <text:p>Ещё один приятный классический набор фишек Маджонг. Основано на лицензионных изображениях фишек Маджонг от Sahua D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Östlich">
            <text:p>Östli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 weiteres schönes klassisches Mahjong Layout. Basiert auf den lizensierten Steingrafiken von Sahua D (Fotolia.com)">
            <text:p>Ein weiteres schönes klassisches Mahjong Layout. Basiert auf den lizensierten Steingrafiken von Sahua D (Fotolia.com)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autre beau jeu de tuiles classique du mahjong. Basé sur des images de tuiles de mahjong sous licence provenent de Sahua D (Fotolia.com).">
            <text:p>Un autre beau jeu de tuiles classique du mahjong. Basé sur des images de tuiles de mahjong sous licence provenent de Sahua D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Oriental">
            <text:p>Orienta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Otro clásico mahjong juego de fichas. Basadas en las imágenes con licencia de las fichas de mahjong de Sahua D ​​(Fotolia.com).">
            <text:p>Otro clásico mahjong juego de fichas. Basadas en las imágenes con licencia de las fichas de mahjong de Sahua D ​​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ूर्वी">
            <text:p>पूर्वी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और बेहतरीन महजोंग टाइल समूह जो shahua d की लाइसेंस्ड टाइल समूह पर आधारित है | ">
            <text:p>एक और बेहतरीन महजोंग टाइल समूह जो shahua d की लाइसेंस्ड टाइल समूह पर आधारित है |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6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62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themes\sport\.directory">
            <text:p>restricted\themes\sport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ort">
            <text:p>Spor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is tileset is dedicated to various sports. Based on licensed images from Letizia (Fotolia.com).">
            <text:p>This tileset is dedicated to various sports. Based on licensed images from Letizia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порт">
            <text:p>Спор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та раскладка посвящена разным видам спорта. Основано на лиценизонных изображениях фишек Маджонг от Letizia (Fotolia.com).">
            <text:p>Эта раскладка посвящена разным видам спорта. Основано на лиценизонных изображениях фишек Маджонг от Letizia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ort">
            <text:p>Spor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Layout ist verschiedenen Sportarten geschuldet. Basiert auf den lizensierten Grafiken von Letizia (Fotolia.com)">
            <text:p>Dieses Layout ist verschiedenen Sportarten geschuldet. Basiert auf den lizensierten Grafiken von Letizia (Fotolia.com)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ort">
            <text:p>Spor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e jeu de tuiles est dédié à divers sports. Basé sur des images sous licence provenant de Letizia (Fotolia.com).">
            <text:p>Ce jeu de tuiles est dédié à divers sports. Basé sur des images sous licence provenant de Letizia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portes">
            <text:p>Deport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e set de fichas esta dedicado a varios deportes. Basado en imagenes licenciadas por Letizia (Fotolia.com)">
            <text:p>Este set de fichas esta dedicado a varios deportes. Basado en imagenes licenciadas por Letizia (Fotolia.com)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खेल">
            <text:p>खे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टाइल्स का समूह जो भिन्न खेलो को समर्पित है | जो कि लेतिजिया के लाइसेंसे चित्रों पर आधारित है|">
            <text:p>एक टाइल्स का समूह जो भिन्न खेलो को समर्पित है | जो कि लेतिजिया के लाइसेंसे चित्रों पर आधारित है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6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63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themes\sport\.directory">
            <text:p>restricted\themes\sport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ort">
            <text:p>Spor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is tileset is dedicated to various sports. Based on licensed images from Letizia (Fotolia.com).">
            <text:p>This tileset is dedicated to various sports. Based on licensed images from Letizia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порт">
            <text:p>Спор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та раскладка посвящена разным видам спорта. Основано на лиценизонных изображениях фишек Маджонг от Letizia (Fotolia.com).">
            <text:p>Эта раскладка посвящена разным видам спорта. Основано на лиценизонных изображениях фишек Маджонг от Letizia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ort">
            <text:p>Spor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Layout ist verschiedenen Sportarten geschuldet. Basiert auf den lizensierten Grafiken von Letizia (Fotolia.com)">
            <text:p>Dieses Layout ist verschiedenen Sportarten geschuldet. Basiert auf den lizensierten Grafiken von Letizia (Fotolia.com)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ort">
            <text:p>Spor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e jeu de tuiles est dédié à divers sports. Basé sur des images sous licence provenant de Letizia (Fotolia.com).">
            <text:p>Ce jeu de tuiles est dédié à divers sports. Basé sur des images sous licence provenant de Letizia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portes">
            <text:p>Deport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e set de fichas esta dedicado a varios deportes. Basado en imagenes licenciadas por Letizia (Fotolia.com)">
            <text:p>Este set de fichas esta dedicado a varios deportes. Basado en imagenes licenciadas por Letizia (Fotolia.com)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खेल">
            <text:p>खे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टाइल्स का समूह जो भिन्न खेलो को समर्पित है | जो कि लेतिजिया के लाइसेंसे चित्रों पर आधारित है|">
            <text:p>एक टाइल्स का समूह जो भिन्न खेलो को समर्पित है | जो कि लेतिजिया के लाइसेंसे चित्रों पर आधारित है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6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64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restricted\themes\sport\.directory">
            <text:p>restricted\themes\sport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ort">
            <text:p>Spor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is tileset is dedicated to various sports. Based on licensed images from Letizia (Fotolia.com).">
            <text:p>This tileset is dedicated to various sports. Based on licensed images from Letizia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Спорт">
            <text:p>Спорт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та раскладка посвящена разным видам спорта. Основано на лиценизонных изображениях фишек Маджонг от Letizia (Fotolia.com).">
            <text:p>Эта раскладка посвящена разным видам спорта. Основано на лиценизонных изображениях фишек Маджонг от Letizia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ort">
            <text:p>Spor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Layout ist verschiedenen Sportarten geschuldet. Basiert auf den lizensierten Grafiken von Letizia (Fotolia.com)">
            <text:p>Dieses Layout ist verschiedenen Sportarten geschuldet. Basiert auf den lizensierten Grafiken von Letizia (Fotolia.com)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Sport">
            <text:p>Sport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e jeu de tuiles est dédié à divers sports. Basé sur des images sous licence provenant de Letizia (Fotolia.com).">
            <text:p>Ce jeu de tuiles est dédié à divers sports. Basé sur des images sous licence provenant de Letizia (Fotolia.com)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portes">
            <text:p>Deport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e set de fichas esta dedicado a varios deportes. Basado en imagenes licenciadas por Letizia (Fotolia.com)">
            <text:p>Este set de fichas esta dedicado a varios deportes. Basado en imagenes licenciadas por Letizia (Fotolia.com)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खेल">
            <text:p>खे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एक टाइल्स का समूह जो भिन्न खेलो को समर्पित है | जो कि लेतिजिया के लाइसेंसे चित्रों पर आधारित है|">
            <text:p>एक टाइल्स का समूह जो भिन्न खेलो को समर्पित है | जो कि लेतिजिया के लाइसेंसे चित्रों पर आधारित है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6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65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scenes\Computer\.directory">
            <text:p>scenes\Computer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side the computer">
            <text:p>Inside the compu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Our view of a digital world.">
            <text:p>Our view of a digital world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нутри компьютера">
            <text:p>Внутри компьютер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аш вид цифрового мира.">
            <text:p>Наш вид цифрового мира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nerhalb des Computers">
            <text:p>Innerhalb des Comput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sere Sicht einer digitalen Welt">
            <text:p>Unsere Sicht einer digitalen Wel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 l'intérieur de l'ordinateur">
            <text:p>A l'intérieur de l'ordinate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otre vision d'un monde numérique.">
            <text:p>Notre vision d'un monde numériqu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ntro del ordenador">
            <text:p>Dentro del ordenad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uestra visión de un mundo digital.">
            <text:p>Nuestra visión de un mundo digita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ंप्यूटर के भीतर">
            <text:p>कंप्यूटर के भीत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डिजिटल दुनिया का हमारा नजरिया|">
            <text:p>डिजिटल दुनिया का हमारा नजरिया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6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66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scenes\Computer\.directory">
            <text:p>scenes\Computer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side the computer">
            <text:p>Inside the compu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Our view of a digital world.">
            <text:p>Our view of a digital world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нутри компьютера">
            <text:p>Внутри компьютер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аш вид цифрового мира.">
            <text:p>Наш вид цифрового мира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nerhalb des Computers">
            <text:p>Innerhalb des Comput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sere Sicht einer digitalen Welt">
            <text:p>Unsere Sicht einer digitalen Wel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 l'intérieur de l'ordinateur">
            <text:p>A l'intérieur de l'ordinate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otre vision d'un monde numérique.">
            <text:p>Notre vision d'un monde numériqu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ntro del ordenador">
            <text:p>Dentro del ordenad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uestra visión de un mundo digital.">
            <text:p>Nuestra visión de un mundo digita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ंप्यूटर के भीतर">
            <text:p>कंप्यूटर के भीत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डिजिटल दुनिया का हमारा नजरिया|">
            <text:p>डिजिटल दुनिया का हमारा नजरिया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6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67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scenes\Computer\.directory">
            <text:p>scenes\Computer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side the computer">
            <text:p>Inside the compute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Our view of a digital world.">
            <text:p>Our view of a digital world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Внутри компьютера">
            <text:p>Внутри компьютер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Наш вид цифрового мира.">
            <text:p>Наш вид цифрового мира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Innerhalb des Computers">
            <text:p>Innerhalb des Comput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sere Sicht einer digitalen Welt">
            <text:p>Unsere Sicht einer digitalen Wel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A l'intérieur de l'ordinateur">
            <text:p>A l'intérieur de l'ordinateu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otre vision d'un monde numérique.">
            <text:p>Notre vision d'un monde numérique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entro del ordenador">
            <text:p>Dentro del ordenador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Nuestra visión de un mundo digital.">
            <text:p>Nuestra visión de un mundo digital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ंप्यूटर के भीतर">
            <text:p>कंप्यूटर के भीत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डिजिटल दुनिया का हमारा नजरिया|">
            <text:p>डिजिटल दुनिया का हमारा नजरिया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6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68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scenes\Cube\.directory">
            <text:p>scenes\Cube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be">
            <text:p>Cu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 cube that was the only scene for Mahjong versions before 0.9">
            <text:p>Simple cube that was the only scene for Mahjong versions before 0.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уб">
            <text:p>Куб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остой куб, который был единственной сценой для версий Маджонга до 0.9">
            <text:p>Простой куб, который был единственной сценой для версий Маджонга до 0.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ürfel">
            <text:p>Würf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facher Würfel, der die einzige Szene in Mahjong-Versionen vor 0.9 war">
            <text:p>Einfacher Würfel, der die einzige Szene in Mahjong-Versionen vor 0.9 wa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be">
            <text:p>Cu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 cube qui était la seule scène pour les versions de Mahjong antérieures à 0,9">
            <text:p>Simple cube qui était la seule scène pour les versions de Mahjong antérieures à 0,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bo">
            <text:p>Cub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ubo simple este era la única forma para jugar al Mahjong en versiones anteriores a 0.9">
            <text:p>Un cubo simple este era la única forma para jugar al Mahjong en versiones anteriores a 0.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घन">
            <text:p>घ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साधारण घन जो कि महजोंग के ०.९ वेर्सिओंस से पहले का एक मात्र दृश्य था|">
            <text:p>साधारण घन जो कि महजोंग के ०.९ वेर्सिओंस से पहले का एक मात्र दृश्य था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6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69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scenes\Cube\.directory">
            <text:p>scenes\Cube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be">
            <text:p>Cu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 cube that was the only scene for Mahjong versions before 0.9">
            <text:p>Simple cube that was the only scene for Mahjong versions before 0.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уб">
            <text:p>Куб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остой куб, который был единственной сценой для версий Маджонга до 0.9">
            <text:p>Простой куб, который был единственной сценой для версий Маджонга до 0.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ürfel">
            <text:p>Würf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facher Würfel, der die einzige Szene in Mahjong-Versionen vor 0.9 war">
            <text:p>Einfacher Würfel, der die einzige Szene in Mahjong-Versionen vor 0.9 wa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be">
            <text:p>Cu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 cube qui était la seule scène pour les versions de Mahjong antérieures à 0,9">
            <text:p>Simple cube qui était la seule scène pour les versions de Mahjong antérieures à 0,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bo">
            <text:p>Cub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ubo simple este era la única forma para jugar al Mahjong en versiones anteriores a 0.9">
            <text:p>Un cubo simple este era la única forma para jugar al Mahjong en versiones anteriores a 0.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घन">
            <text:p>घ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साधारण घन जो कि महजोंग के ०.९ वेर्सिओंस से पहले का एक मात्र दृश्य था|">
            <text:p>साधारण घन जो कि महजोंग के ०.९ वेर्सिओंस से पहले का एक मात्र दृश्य था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7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70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scenes\Cube\.directory">
            <text:p>scenes\Cube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be">
            <text:p>Cu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 cube that was the only scene for Mahjong versions before 0.9">
            <text:p>Simple cube that was the only scene for Mahjong versions before 0.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уб">
            <text:p>Куб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Простой куб, который был единственной сценой для версий Маджонга до 0.9">
            <text:p>Простой куб, который был единственной сценой для версий Маджонга до 0.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Würfel">
            <text:p>Würfel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infacher Würfel, der die einzige Szene in Mahjong-Versionen vor 0.9 war">
            <text:p>Einfacher Würfel, der die einzige Szene in Mahjong-Versionen vor 0.9 war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be">
            <text:p>Cub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Simple cube qui était la seule scène pour les versions de Mahjong antérieures à 0,9">
            <text:p>Simple cube qui était la seule scène pour les versions de Mahjong antérieures à 0,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ubo">
            <text:p>Cub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Un cubo simple este era la única forma para jugar al Mahjong en versiones anteriores a 0.9">
            <text:p>Un cubo simple este era la única forma para jugar al Mahjong en versiones anteriores a 0.9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घन">
            <text:p>घन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साधारण घन जो कि महजोंग के ०.९ वेर्सिओंस से पहले का एक मात्र दृश्य था|">
            <text:p>साधारण घन जो कि महजोंग के ०.९ वेर्सिओंस से पहले का एक मात्र दृश्य था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7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71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scenes\Room lite\.directory">
            <text:p>scenes\Room lite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oom Lite">
            <text:p>Room Li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ite version of chinese room.">
            <text:p>Lite version of chinese room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Упрощённая комната">
            <text:p>Упрощённая комна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Упрощённая версия Китайской комнаты.">
            <text:p>Упрощённая версия Китайской комнаты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um (Lite-Version)">
            <text:p>Raum (Lite-Version)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 Lite-Version des chinesischen Raumes">
            <text:p>Die Lite-Version des chinesischen Raum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èce allégée">
            <text:p>Pièce allégé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ersion allégée de la pièce chinoise,">
            <text:p>Version allégée de la pièce chinoise,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abitación pequeña">
            <text:p>Habitación pequeñ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equeña versión de una habitación china.">
            <text:p>Pequeña versión de una habitación china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मरा लाइट">
            <text:p>कमरा लाइट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चीनी कमरे का लाइट रूप">
            <text:p>चीनी कमरे का लाइट रूप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7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72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scenes\Room lite\.directory">
            <text:p>scenes\Room lite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oom Lite">
            <text:p>Room Li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ite version of chinese room.">
            <text:p>Lite version of chinese room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Упрощённая комната">
            <text:p>Упрощённая комна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Упрощённая версия Китайской комнаты.">
            <text:p>Упрощённая версия Китайской комнаты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um (Lite-Version)">
            <text:p>Raum (Lite-Version)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 Lite-Version des chinesischen Raumes">
            <text:p>Die Lite-Version des chinesischen Raum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èce allégée">
            <text:p>Pièce allégé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ersion allégée de la pièce chinoise,">
            <text:p>Version allégée de la pièce chinoise,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abitación pequeña">
            <text:p>Habitación pequeñ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equeña versión de una habitación china.">
            <text:p>Pequeña versión de una habitación china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मरा लाइट">
            <text:p>कमरा लाइट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चीनी कमरे का लाइट रूप">
            <text:p>चीनी कमरे का लाइट रूप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7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73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scenes\Room lite\.directory">
            <text:p>scenes\Room lite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oom Lite">
            <text:p>Room Lit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ite version of chinese room.">
            <text:p>Lite version of chinese room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Упрощённая комната">
            <text:p>Упрощённая комна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Упрощённая версия Китайской комнаты.">
            <text:p>Упрощённая версия Китайской комнаты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um (Lite-Version)">
            <text:p>Raum (Lite-Version)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 Lite-Version des chinesischen Raumes">
            <text:p>Die Lite-Version des chinesischen Raume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èce allégée">
            <text:p>Pièce allégé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ersion allégée de la pièce chinoise,">
            <text:p>Version allégée de la pièce chinoise,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abitación pequeña">
            <text:p>Habitación pequeña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equeña versión de una habitación china.">
            <text:p>Pequeña versión de una habitación china.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मरा लाइट">
            <text:p>कमरा लाइट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चीनी कमरे का लाइट रूप">
            <text:p>चीनी कमरे का लाइट रूप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7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74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scenes\Room\.directory">
            <text:p>scenes\Room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oom">
            <text:p>Roo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hinese room with a table for Mahjong">
            <text:p>Chinese room with a table for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омната">
            <text:p>Комна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итайская комната со столом для Маджонга">
            <text:p>Китайская комната со столом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um">
            <text:p>Rau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hinesischer Raum mit einem Tisch für Mahjong">
            <text:p>Chinesischer Raum mit einem Tisch für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èce">
            <text:p>Pièc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ièce chinoise avec une table de Mahjong">
            <text:p>Pièce chinoise avec une table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abitación">
            <text:p>Habitació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abitación china con una mesa de Mahjong">
            <text:p>Habitación china con una mesa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मरा ">
            <text:p>कमरा 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चीनी कमरे में रखी महजोंग के लिए एक मेज़ ">
            <text:p>चीनी कमरे में रखी महजोंग के लिए एक मेज़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7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75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scenes\Room\.directory">
            <text:p>scenes\Room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oom">
            <text:p>Roo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hinese room with a table for Mahjong">
            <text:p>Chinese room with a table for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омната">
            <text:p>Комна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итайская комната со столом для Маджонга">
            <text:p>Китайская комната со столом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um">
            <text:p>Rau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hinesischer Raum mit einem Tisch für Mahjong">
            <text:p>Chinesischer Raum mit einem Tisch für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èce">
            <text:p>Pièc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ièce chinoise avec une table de Mahjong">
            <text:p>Pièce chinoise avec une table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abitación">
            <text:p>Habitació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abitación china con una mesa de Mahjong">
            <text:p>Habitación china con una mesa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मरा ">
            <text:p>कमरा 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चीनी कमरे में रखी महजोंग के लिए एक मेज़ ">
            <text:p>चीनी कमरे में रखी महजोंग के लिए एक मेज़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7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76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scenes\Room\.directory">
            <text:p>scenes\Room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oom">
            <text:p>Roo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hinese room with a table for Mahjong">
            <text:p>Chinese room with a table for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омната">
            <text:p>Комнат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итайская комната со столом для Маджонга">
            <text:p>Китайская комната со столом для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Raum">
            <text:p>Raum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hinesischer Raum mit einem Tisch für Mahjong">
            <text:p>Chinesischer Raum mit einem Tisch für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Pièce">
            <text:p>Pièc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Pièce chinoise avec une table de Mahjong">
            <text:p>Pièce chinoise avec une table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Habitación">
            <text:p>Habitació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Habitación china con una mesa de Mahjong">
            <text:p>Habitación china con una mesa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कमरा ">
            <text:p>कमरा 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चीनी कमरे में रखी महजोंग के लिए एक मेज़ ">
            <text:p>चीनी कमरे में रखी महजोंग के लिए एक मेज़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7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77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themes\Classic\.directory">
            <text:p>themes\Classic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ssic">
            <text:p>Classic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lassic theme known to all Mahjong players">
            <text:p>Classic theme known to all Mahjong play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лассическая">
            <text:p>Классическ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лассическая тема, знакомая всем игрокам Маджонга">
            <text:p>Классическая тема, знакомая всем игрокам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lassisch">
            <text:p>Klassis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lassisches Theme, welches allen Mahjong-Spielern bekannt ist">
            <text:p>Klassisches Theme, welches allen Mahjong-Spielern bekannt is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ssique">
            <text:p>Class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ème classique connu de tous les joueurs de Mahjong">
            <text:p>Thème classique connu de tous les joueurs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ásico">
            <text:p>Clásic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ilo visual clásico que conocen los jugadores de Mahjong">
            <text:p>Estilo visual clásico que conocen los jugadores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्रतिष्ठित">
            <text:p>प्रतिष्ठित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र महजोंग खिलाडी का जाना पहचाना प्रतिष्ठित प्रकरण">
            <text:p>हर महजोंग खिलाडी का जाना पहचाना प्रतिष्ठित प्रकरण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7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78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themes\Classic\.directory">
            <text:p>themes\Classic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ssic">
            <text:p>Classic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lassic theme known to all Mahjong players">
            <text:p>Classic theme known to all Mahjong play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лассическая">
            <text:p>Классическ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лассическая тема, знакомая всем игрокам Маджонга">
            <text:p>Классическая тема, знакомая всем игрокам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lassisch">
            <text:p>Klassis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lassisches Theme, welches allen Mahjong-Spielern bekannt ist">
            <text:p>Klassisches Theme, welches allen Mahjong-Spielern bekannt is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ssique">
            <text:p>Class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ème classique connu de tous les joueurs de Mahjong">
            <text:p>Thème classique connu de tous les joueurs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ásico">
            <text:p>Clásic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ilo visual clásico que conocen los jugadores de Mahjong">
            <text:p>Estilo visual clásico que conocen los jugadores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्रतिष्ठित">
            <text:p>प्रतिष्ठित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र महजोंग खिलाडी का जाना पहचाना प्रतिष्ठित प्रकरण">
            <text:p>हर महजोंग खिलाडी का जाना पहचाना प्रतिष्ठित प्रकरण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7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79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2">
          <table:table-cell table:formula="of:=REPLACE(INDIRECT(ADDRESS(4*INT((ROW()+1)/3)-2;1; 1; ;&quot;Data&quot;));1;2;&quot;&quot;)" office:value-type="string" office:string-value="themes\Classic\.directory">
            <text:p>themes\Classic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ssic">
            <text:p>Classic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lassic theme known to all Mahjong players">
            <text:p>Classic theme known to all Mahjong players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Классическая">
            <text:p>Классическая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Классическая тема, знакомая всем игрокам Маджонга">
            <text:p>Классическая тема, знакомая всем игрокам Маджонга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Klassisch">
            <text:p>Klassis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Klassisches Theme, welches allen Mahjong-Spielern bekannt ist">
            <text:p>Klassisches Theme, welches allen Mahjong-Spielern bekannt ist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assique">
            <text:p>Class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ème classique connu de tous les joueurs de Mahjong">
            <text:p>Thème classique connu de tous les joueurs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Clásico">
            <text:p>Clásic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ilo visual clásico que conocen los jugadores de Mahjong">
            <text:p>Estilo visual clásico que conocen los jugadores de Mahjong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प्रतिष्ठित">
            <text:p>प्रतिष्ठित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हर महजोंग खिलाडी का जाना पहचाना प्रतिष्ठित प्रकरण">
            <text:p>हर महजोंग खिलाडी का जाना पहचाना प्रतिष्ठित प्रकरण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80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80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themes\Distros\.directory">
            <text:p>themes\Distros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os">
            <text:p>Distr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arious open source distributions, Linux mostly">
            <text:p>Various open source distributions, Linux mostly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истрибутивы">
            <text:p>Дистрибутив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зные открытые дистрибутивы, в основном Линукс">
            <text:p>Разные открытые дистрибутивы, в основном Линукс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ibutionen">
            <text:p>Distribution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erschiedene Open Source Distributionen, größtenteils Linux">
            <text:p>Verschiedene Open Source Distributionen, größtenteils Linu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os">
            <text:p>Distr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verses distributions open source, principalement Linux">
            <text:p>Diverses distributions open source, principalement Linu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ibuciones">
            <text:p>Distribucio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arias distribuciones de código abierto, Linux la mayoría">
            <text:p>Varias distribuciones de código abierto, Linux la mayorí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िस्त्रोस">
            <text:p>दिस्त्रो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भिन्न ओपन सोर्स वितरण ,मुख्यतः लिनक्स |">
            <text:p>भिन्न ओपन सोर्स वितरण ,मुख्यतः लिनक्स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81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81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themes\Distros\.directory">
            <text:p>themes\Distros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os">
            <text:p>Distr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arious open source distributions, Linux mostly">
            <text:p>Various open source distributions, Linux mostly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истрибутивы">
            <text:p>Дистрибутив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зные открытые дистрибутивы, в основном Линукс">
            <text:p>Разные открытые дистрибутивы, в основном Линукс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ibutionen">
            <text:p>Distribution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erschiedene Open Source Distributionen, größtenteils Linux">
            <text:p>Verschiedene Open Source Distributionen, größtenteils Linu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os">
            <text:p>Distr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verses distributions open source, principalement Linux">
            <text:p>Diverses distributions open source, principalement Linu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ibuciones">
            <text:p>Distribucio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arias distribuciones de código abierto, Linux la mayoría">
            <text:p>Varias distribuciones de código abierto, Linux la mayorí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िस्त्रोस">
            <text:p>दिस्त्रो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भिन्न ओपन सोर्स वितरण ,मुख्यतः लिनक्स |">
            <text:p>भिन्न ओपन सोर्स वितरण ,मुख्यतः लिनक्स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82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82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themes\Distros\.directory">
            <text:p>themes\Distros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os">
            <text:p>Distr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arious open source distributions, Linux mostly">
            <text:p>Various open source distributions, Linux mostly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Дистрибутивы">
            <text:p>Дистрибутив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Разные открытые дистрибутивы, в основном Линукс">
            <text:p>Разные открытые дистрибутивы, в основном Линукс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ibutionen">
            <text:p>Distribution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erschiedene Open Source Distributionen, größtenteils Linux">
            <text:p>Verschiedene Open Source Distributionen, größtenteils Linu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os">
            <text:p>Distro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verses distributions open source, principalement Linux">
            <text:p>Diverses distributions open source, principalement Linux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Distribuciones">
            <text:p>Distribucion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Varias distribuciones de código abierto, Linux la mayoría">
            <text:p>Varias distribuciones de código abierto, Linux la mayoría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दिस्त्रोस">
            <text:p>दिस्त्रोस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भिन्न ओपन सोर्स वितरण ,मुख्यतः लिनक्स |">
            <text:p>भिन्न ओपन सोर्स वितरण ,मुख्यतः लिनक्स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83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83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themes\Flowers\.directory">
            <text:p>themes\Flowers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wers">
            <text:p>Flow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spring-inspired tileset. Original flower images were taken from: http://www.snap2objects.com">
            <text:p>The spring-inspired tileset. Original flower images were taken from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Цветы">
            <text:p>Цве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есенняя тема. Изображения цветов взяты с сайта http://www.snap2objects.com">
            <text:p>Весенняя тема. Изображения цветов взяты с сайта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lumen">
            <text:p>Blum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 tileset von der Feder inspiriert. Blumen-Bilder wurden entnommen aus: http://www.snap2objects.com">
            <text:p>Die tileset von der Feder inspiriert. Blumen-Bilder wurden entnommen aus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urs">
            <text:p>Fleu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 jeu de tuiles inspiré par le printemps. Les images de fleurs originales proviennent de : http://www.snap2objects.com">
            <text:p>Le jeu de tuiles inspiré par le printemps. Les images de fleurs originales proviennent de 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res">
            <text:p>Flo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 conjunto de fichas inspiradas en la primavera. Las imágenes originales florales fueron tomados de: http://www.snap2objects.com">
            <text:p>El conjunto de fichas inspiradas en la primavera. Las imágenes originales florales fueron tomados de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फूल">
            <text:p>फू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संत से प्रेरित टाइल समूह | फूलो के  चित्र  http://www.snap2objects.com से लिए गए है | ">
            <text:p>बसंत से प्रेरित टाइल समूह | फूलो के <text:s/>चित्र <text:s/>http://www.snap2objects.com से लिए गए है |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84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84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themes\Flowers\.directory">
            <text:p>themes\Flowers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wers">
            <text:p>Flow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spring-inspired tileset. Original flower images were taken from: http://www.snap2objects.com">
            <text:p>The spring-inspired tileset. Original flower images were taken from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Цветы">
            <text:p>Цве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есенняя тема. Изображения цветов взяты с сайта http://www.snap2objects.com">
            <text:p>Весенняя тема. Изображения цветов взяты с сайта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lumen">
            <text:p>Blum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 tileset von der Feder inspiriert. Blumen-Bilder wurden entnommen aus: http://www.snap2objects.com">
            <text:p>Die tileset von der Feder inspiriert. Blumen-Bilder wurden entnommen aus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urs">
            <text:p>Fleu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 jeu de tuiles inspiré par le printemps. Les images de fleurs originales proviennent de : http://www.snap2objects.com">
            <text:p>Le jeu de tuiles inspiré par le printemps. Les images de fleurs originales proviennent de 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res">
            <text:p>Flo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 conjunto de fichas inspiradas en la primavera. Las imágenes originales florales fueron tomados de: http://www.snap2objects.com">
            <text:p>El conjunto de fichas inspiradas en la primavera. Las imágenes originales florales fueron tomados de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फूल">
            <text:p>फू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संत से प्रेरित टाइल समूह | फूलो के  चित्र  http://www.snap2objects.com से लिए गए है | ">
            <text:p>बसंत से प्रेरित टाइल समूह | फूलो के <text:s/>चित्र <text:s/>http://www.snap2objects.com से लिए गए है |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85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85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themes\Flowers\.directory">
            <text:p>themes\Flowers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wers">
            <text:p>Flowe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e spring-inspired tileset. Original flower images were taken from: http://www.snap2objects.com">
            <text:p>The spring-inspired tileset. Original flower images were taken from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Цветы">
            <text:p>Цветы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Весенняя тема. Изображения цветов взяты с сайта http://www.snap2objects.com">
            <text:p>Весенняя тема. Изображения цветов взяты с сайта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Blumen">
            <text:p>Blumen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 tileset von der Feder inspiriert. Blumen-Bilder wurden entnommen aus: http://www.snap2objects.com">
            <text:p>Die tileset von der Feder inspiriert. Blumen-Bilder wurden entnommen aus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eurs">
            <text:p>Fleur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Le jeu de tuiles inspiré par le printemps. Les images de fleurs originales proviennent de : http://www.snap2objects.com">
            <text:p>Le jeu de tuiles inspiré par le printemps. Les images de fleurs originales proviennent de 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de Opensource Game Studio">
            <text:p>Equipe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Flores">
            <text:p>Flores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l conjunto de fichas inspiradas en la primavera. Las imágenes originales florales fueron tomados de: http://www.snap2objects.com">
            <text:p>El conjunto de fichas inspiradas en la primavera. Las imágenes originales florales fueron tomados de: http://www.snap2objects.com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फूल">
            <text:p>फूल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बसंत से प्रेरित टाइल समूह | फूलो के  चित्र  http://www.snap2objects.com से लिए गए है | ">
            <text:p>बसंत से प्रेरित टाइल समूह | फूलो के <text:s/>चित्र <text:s/>http://www.snap2objects.com से लिए गए है | 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86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86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themes\NeoClassic\.directory">
            <text:p>themes\NeoClassic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eo-Classic">
            <text:p>Neo-Classic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is tileset utilizes the set of images from the famous Gnome Mahjongg tileset called Postmodern&quot;&quot;">
            <text:p>This tileset utilizes the set of images from the famous Gnome Mahjongg tileset called Postmodern"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Нео-Классика">
            <text:p>Нео-Класси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тот тайлсет использует изображения фишек из известной темы для Gnome Mahjongg под названием Постмодерн&quot;&quot;">
            <text:p>Этот тайлсет использует изображения фишек из известной темы для Gnome Mahjongg под названием Постмодерн"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eoklassisch">
            <text:p>Neoklassis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Layout wendet die Zusammenstellung von Bilder vom berühmten Gnome Mahjong Design namens Postmodern">
            <text:p>Dieses Layout wendet die Zusammenstellung von Bilder vom berühmten Gnome Mahjong Design namens Postmoder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éo classique">
            <text:p>Néo class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e jeu de tuiles utilise l'ensemble d'images du fameux Mahjongg Gnome appelé Postmodern">
            <text:p>Ce jeu de tuiles utilise l'ensemble d'images du fameux Mahjongg Gnome appelé Postmoder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eo-Clásico">
            <text:p>Neo-Clásic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e set de fichas utiliza el conjunto de imágenes del famoso juego de fichas Gnome Mahjongg llamado posmoderno &quot;&quot;">
            <text:p>Este set de fichas utiliza el conjunto de imágenes del famoso juego de fichas Gnome Mahjongg llamado posmoderno "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नियो क्लासिक">
            <text:p>नियो क्लासिक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यह टाइल समूह मशहूर ग्नोम महजोंग के Postmodern नामक टाइल समूह के चित्रों का प्रयोग करता है |">
            <text:p>यह टाइल समूह मशहूर ग्नोम महजोंग के Postmodern नामक टाइल समूह के चित्रों का प्रयोग करता है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87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87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themes\NeoClassic\.directory">
            <text:p>themes\NeoClassic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eo-Classic">
            <text:p>Neo-Classic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is tileset utilizes the set of images from the famous Gnome Mahjongg tileset called Postmodern&quot;&quot;">
            <text:p>This tileset utilizes the set of images from the famous Gnome Mahjongg tileset called Postmodern"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Нео-Классика">
            <text:p>Нео-Класси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тот тайлсет использует изображения фишек из известной темы для Gnome Mahjongg под названием Постмодерн&quot;&quot;">
            <text:p>Этот тайлсет использует изображения фишек из известной темы для Gnome Mahjongg под названием Постмодерн"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eoklassisch">
            <text:p>Neoklassis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Layout wendet die Zusammenstellung von Bilder vom berühmten Gnome Mahjong Design namens Postmodern">
            <text:p>Dieses Layout wendet die Zusammenstellung von Bilder vom berühmten Gnome Mahjong Design namens Postmoder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éo classique">
            <text:p>Néo class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e jeu de tuiles utilise l'ensemble d'images du fameux Mahjongg Gnome appelé Postmodern">
            <text:p>Ce jeu de tuiles utilise l'ensemble d'images du fameux Mahjongg Gnome appelé Postmoder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eo-Clásico">
            <text:p>Neo-Clásic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e set de fichas utiliza el conjunto de imágenes del famoso juego de fichas Gnome Mahjongg llamado posmoderno &quot;&quot;">
            <text:p>Este set de fichas utiliza el conjunto de imágenes del famoso juego de fichas Gnome Mahjongg llamado posmoderno "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नियो क्लासिक">
            <text:p>नियो क्लासिक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यह टाइल समूह मशहूर ग्नोम महजोंग के Postmodern नामक टाइल समूह के चित्रों का प्रयोग करता है |">
            <text:p>यह टाइल समूह मशहूर ग्नोम महजोंग के Postmodern नामक टाइल समूह के चित्रों का प्रयोग करता है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88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88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1">
          <table:table-cell table:formula="of:=REPLACE(INDIRECT(ADDRESS(4*INT((ROW()+1)/3)-2;1; 1; ;&quot;Data&quot;));1;2;&quot;&quot;)" office:value-type="string" office:string-value="themes\NeoClassic\.directory">
            <text:p>themes\NeoClassic\.directory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n">
            <text:p>en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eo-Classic">
            <text:p>Neo-Classic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This tileset utilizes the set of images from the famous Gnome Mahjongg tileset called Postmodern&quot;&quot;">
            <text:p>This tileset utilizes the set of images from the famous Gnome Mahjongg tileset called Postmodern"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Opensource Game Studio team">
            <text:p>Opensource Game Studio team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ru">
            <text:p>ru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Нео-Классика">
            <text:p>Нео-Классика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Этот тайлсет использует изображения фишек из известной темы для Gnome Mahjongg под названием Постмодерн&quot;&quot;">
            <text:p>Этот тайлсет использует изображения фишек из известной темы для Gnome Mahjongg под названием Постмодерн"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Команда Opensource Game Studio">
            <text:p>Команда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de">
            <text:p>de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eoklassisch">
            <text:p>Neoklassisch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Dieses Layout wendet die Zusammenstellung von Bilder vom berühmten Gnome Mahjong Design namens Postmodern">
            <text:p>Dieses Layout wendet die Zusammenstellung von Bilder vom berühmten Gnome Mahjong Design namens Postmoder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Das Team von Open Source Game Studio">
            <text:p>Das Team von Open 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fr">
            <text:p>fr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éo classique">
            <text:p>Néo classique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Ce jeu de tuiles utilise l'ensemble d'images du fameux Mahjongg Gnome appelé Postmodern">
            <text:p>Ce jeu de tuiles utilise l'ensemble d'images du fameux Mahjongg Gnome appelé Postmodern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e Opensource Game Studio">
            <text:p>Equip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es">
            <text:p>es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Neo-Clásico">
            <text:p>Neo-Clásico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Este set de fichas utiliza el conjunto de imágenes del famoso juego de fichas Gnome Mahjongg llamado posmoderno &quot;&quot;">
            <text:p>Este set de fichas utiliza el conjunto de imágenes del famoso juego de fichas Gnome Mahjongg llamado posmoderno ""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Equipo de Opensource Game Studio">
            <text:p>Equipo de Opensource Game Studio</text:p>
          </table:table-cell>
          <table:table-cell table:style-name="ce7" table:formula="of:=IF(INDIRECT(ADDRESS(1;3+INT(COLUMN()/4); 1; ;&quot;Data&quot;))=0;&quot;&quot;;INDIRECT(ADDRESS(1;3+INT(COLUMN()/4); 1; ;&quot;Data&quot;)))" office:value-type="string" office:string-value="hi">
            <text:p>hi</text:p>
          </table:table-cell>
          <table:table-cell table:formula="of:=IF(INDIRECT(ADDRESS(4*INT((ROW()+1)/3)-1;3+INT((COLUMN()-2)/4); 1; ;&quot;Data&quot;))=0;&quot;&quot;;INDIRECT(ADDRESS(4*INT((ROW()+1)/3)-1;3+INT((COLUMN()-2)/4); 1; ;&quot;Data&quot;)))" office:value-type="string" office:string-value="नियो क्लासिक">
            <text:p>नियो क्लासिक</text:p>
          </table:table-cell>
          <table:table-cell table:formula="of:=IF(INDIRECT(ADDRESS(4*INT((ROW()+1)/3);3+INT((COLUMN()-2)/4); 1; ;&quot;Data&quot;))=0;&quot;&quot;;INDIRECT(ADDRESS(4*INT((ROW()+1)/3);3+INT((COLUMN()-2)/4); 1; ;&quot;Data&quot;)))" office:value-type="string" office:string-value="यह टाइल समूह मशहूर ग्नोम महजोंग के Postmodern नामक टाइल समूह के चित्रों का प्रयोग करता है |">
            <text:p>यह टाइल समूह मशहूर ग्नोम महजोंग के Postmodern नामक टाइल समूह के चित्रों का प्रयोग करता है |</text:p>
          </table:table-cell>
          <table:table-cell table:formula="of:=IF(INDIRECT(ADDRESS(4*INT((ROW()+1)/3)+1;3+INT((COLUMN()-2)/4); 1; ;&quot;Data&quot;))=0;&quot;&quot;;INDIRECT(ADDRESS(4*INT((ROW()+1)/3)+1;3+INT((COLUMN()-2)/4); 1; ;&quot;Data&quot;)))" office:value-type="string" office:string-value="ओपन सोर्स गेम्स स्टूडियो टीम">
            <text:p>ओपन सोर्स गेम्स स्टूडियो टीम</text:p>
          </table:table-cell>
          <table:table-cell table:formula="of:=SUBSTITUTE(SUBSTITUTE(SUBSTITUTE(SUBSTITUTE(SUBSTITUTE(SUBSTITUTE(SUBSTITUTE(SUBSTITUTE(SUBSTITUTE(SUBSTITUTE(SUBSTITUTE(SUBSTITUTE(SUBSTITUTE(SUBSTITUTE(SUBSTITUTE(SUBSTITUTE(SUBSTITUTE(SUBSTITUTE([.A289];&quot;layouts\&quot;;&quot;&quot;);&quot;.desktop&quot;;&quot;&quot;);&quot;music\&quot;;&quot;&quot;);&quot;eastern\&quot;;&quot;&quot;);&quot;modern\&quot;;&quot;&quot;);&quot;piano\&quot;;&quot;&quot;);&quot;restricted\&quot;;&quot;&quot;);&quot;themes\&quot;;&quot;&quot;);&quot;sport\&quot;;&quot;&quot;);&quot;Flowers\&quot;;&quot;&quot;);&quot;NeoClassic\&quot;;&quot;&quot;);&quot;Classic\&quot;;&quot;&quot;);&quot;scenes\&quot;;&quot;&quot;);&quot;Room\&quot;;&quot;&quot;);&quot;Computer\&quot;;&quot;&quot;);&quot;Room lite\&quot;;&quot;&quot;);&quot;Distros\&quot;;&quot;&quot;);&quot;Cube\&quot;;&quot;&quot;)" office:value-type="string" office:string-value=".directory">
            <text:p>.directory</text:p>
          </table:table-cell>
          <table:table-cell table:formula="of:=IF(ISERROR(FIND(&quot;layout&quot;;[.A289])&gt;0);&quot;OGSMahjongResource&quot;;&quot;KMahjonggLayout&quot;)" office:value-type="string" office:string-value="OGSMahjongResource">
            <text:p>OGSMahjongResource</text:p>
          </table:table-cell>
          <table:table-cell table:number-columns-repeated="997"/>
        </table:table-row>
        <table:table-row table:style-name="ro2" table:number-rows-repeated="37">
          <table:table-cell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1002"/>
        </table:table-row>
        <table:table-row table:style-name="ro2" table:number-rows-repeated="10482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\</number:text>
      <number:number number:decimal-places="0" number:min-integer-digits="1" number:grouping="true"/>
    </number:number-style>
    <number:number-style style:name="N109">
      <number:text>\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style:text-properties fo:color="#ff0000"/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\</number:text>
      <number:number number:decimal-places="2" number:min-integer-digits="1" number:grouping="true"/>
    </number:number-style>
    <number:number-style style:name="N112">
      <number:text>\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style:text-properties fo:color="#ff0000"/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\</number:text>
      <number:number number:decimal-places="0" number:min-integer-digits="1" number:grouping="true"/>
      <number:text> </number:text>
    </number:number-style>
    <number:number-style style:name="N131P1" style:volatile="true">
      <number:text> \-</number:text>
      <number:number number:decimal-places="0" number:min-integer-digits="1" number:grouping="true"/>
      <number:text> </number:text>
    </number:number-style>
    <number:number-style style:name="N131P2" style:volatile="true">
      <number:text> \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\</number:text>
      <number:number number:decimal-places="2" number:min-integer-digits="1" number:grouping="true"/>
      <number:text> </number:text>
    </number:number-style>
    <number:number-style style:name="N139P1" style:volatile="true">
      <number:text> \-</number:text>
      <number:number number:decimal-places="2" number:min-integer-digits="1" number:grouping="true"/>
      <number:text> </number:text>
    </number:number-style>
    <number:number-style style:name="N139P2" style:volatile="true">
      <number:text> \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5P0"/>
    </number:currency-style>
    <number:currency-style style:name="N14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7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style:style style:name="Default" style:family="table-cell">
      <style:table-cell-properties fo:padding="0.071cm" style:rotation-align="none"/>
      <style:text-properties style:font-name="Arial1" style:font-name-asian="unifont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アクセント_20_1" style:display-name="20% - アクセント 1" style:family="table-cell" style:parent-style-name="Default">
      <style:table-cell-properties fo:background-color="#c0c0c0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cc99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ffffcc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0c0c0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c0c0c0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ffff99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0c0c0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99" fo:padding="0.071cm"/>
      <style:text-properties fo:color="#333333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33cccc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ffff99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c0c0c0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cc99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どちらでもない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cccc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6600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666699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 fo:padding="0.071cm"/>
      <style:text-properties fo:color="#c0c0c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タイトル" style:family="table-cell" style:parent-style-name="Default">
      <style:table-cell-properties fo:padding="0.071cm"/>
      <style:text-properties fo:color="#333399" style:text-outline="false" style:text-line-through-style="none" style:font-name="ＭＳ Ｐゴシック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1.59pt double #333333" style:border-line-width="0.011cm 0.035cm 0.011cm" fo:padding="0.071cm" style:rotation-align="none"/>
      <style:text-properties fo:color="#c0c0c0" style:text-outline="false" style:text-line-through-style="none" style:font-name="ＭＳ Ｐゴシック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リンク_20_セル" style:display-name="リンク セル" style:family="table-cell" style:parent-style-name="Default">
      <style:table-cell-properties fo:border-bottom="1.59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ＭＳ Ｐゴシック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悪い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良い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1.1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ＭＳ Ｐゴシック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ＭＳ Ｐゴシック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91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ＭＳ Ｐゴシック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able-cell-properties fo:padding="0.071cm"/>
      <style:text-properties fo:color="#333399" style:text-outline="false" style:text-line-through-style="none" style:font-name="ＭＳ Ｐゴシック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ＭＳ Ｐゴシック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able-cell-properties fo:padding="0.071cm"/>
      <style:text-properties fo:color="#808080" style:text-outline="false" style:text-line-through-style="none" style:font-name="ＭＳ Ｐゴシック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able-cell-properties fo:padding="0.071cm"/>
      <style:text-properties fo:color="#ff6600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集計" style:family="table-cell" style:parent-style-name="Default">
      <style:table-cell-properties fo:border-bottom="1.59pt double #33cccc" style:border-line-width-bottom="0.011cm 0.035cm 0.011cm" style:diagonal-bl-tr="none" style:diagonal-tl-br="none" fo:border-left="none" fo:padding="0.071cm" fo:border-right="none" style:rotation-align="none" fo:border-top="0.31pt solid #33cccc"/>
      <style:text-properties fo:color="#333333" style:text-outline="false" style:text-line-through-style="none" style:font-name="ＭＳ Ｐゴシック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.00.0000</text:date>, <text:time style:data-style-name="N2" text:time-value="0000-00-00T00:20: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5T13:10:17</meta:creation-date>
    <dc:date>2013-08-12T00:24:38</dc:date>
    <meta:editing-duration>P2171DT11H44S</meta:editing-duration>
    <meta:editing-cycles>17</meta:editing-cycles>
    <meta:generator>LibreOffice/3.6$Linux_X86_64 LibreOffice_project/360m1$Build-3</meta:generator>
    <meta:document-statistic meta:table-count="2" meta:cell-count="9893" meta:object-count="0"/>
  </office:meta>
</office:document-meta>
</file>